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ody_20_Text" style:master-page-name="MP0">
      <style:paragraph-properties style:page-number="auto" fo:break-before="pag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 fo:font-weight="bold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Verbatim_20_Char"><text:span text:style-name="T1"><text:s/>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1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9to5 = logit; muAfternoon = logit; muMorning = logit; muNoLeisure = logit; muSecondShift = logit </text:span></text:span><text:span text:style-name="Default_20_Paragraph_20_Font"><text:span text:style-name="T1"><text:line-break/></text:span></text:span><text:span text:style-name="Verbatim_20_Char"><text:span text:style-name="T1"> Formula: workday_type | weights(crudewt2) ~ (1 | survey) </text:span></text:span><text:span text:style-name="Default_20_Paragraph_20_Font"><text:span text:style-name="T1"><text:line-break/></text:span></text:span><text:span text:style-name="Verbatim_20_Char"><text:span text:style-name="T1"> <text:s text:c="3"/>Data: workday_data (Number of observations: 932) </text:span></text:span><text:span text:style-name="Default_20_Paragraph_20_Font"><text:span text:style-name="T1"><text:line-break/></text:span></text:span><text:span text:style-name="Verbatim_20_Char"><text:span text:style-name="T1"> Samples: 3 chains, each with iter = 2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3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Intercept_mu9to5 ~ normal(0, 2)</text:span></text:span><text:span text:style-name="Default_20_Paragraph_20_Font"><text:span text:style-name="T1"><text:line-break/></text:span></text:span><text:span text:style-name="Verbatim_20_Char"><text:span text:style-name="T1"> Intercept_muAfternoon ~ normal(0, 2)</text:span></text:span><text:span text:style-name="Default_20_Paragraph_20_Font"><text:span text:style-name="T1"><text:line-break/></text:span></text:span><text:span text:style-name="Verbatim_20_Char"><text:span text:style-name="T1"> Intercept_muMorning ~ normal(0, 2)</text:span></text:span><text:span text:style-name="Default_20_Paragraph_20_Font"><text:span text:style-name="T1"><text:line-break/></text:span></text:span><text:span text:style-name="Verbatim_20_Char"><text:span text:style-name="T1"> Intercept_muNoLeisure ~ normal(0, 2)</text:span></text:span><text:span text:style-name="Default_20_Paragraph_20_Font"><text:span text:style-name="T1"><text:line-break/></text:span></text:span><text:span text:style-name="Verbatim_20_Char"><text:span text:style-name="T1"> Intercept_muSecondShift ~ normal(0, 2)</text:span></text:span><text:span text:style-name="Default_20_Paragraph_20_Font"><text:span text:style-name="T1"><text:line-break/></text:span></text:span><text:span text:style-name="Verbatim_20_Char"><text:span text:style-name="T1"> sd_mu9to5 ~ exponential(3)</text:span></text:span><text:span text:style-name="Default_20_Paragraph_20_Font"><text:span text:style-name="T1"><text:line-break/></text:span></text:span><text:span text:style-name="Verbatim_20_Char"><text:span text:style-name="T1"> sd_muAfternoon ~ exponential(3)</text:span></text:span><text:span text:style-name="Default_20_Paragraph_20_Font"><text:span text:style-name="T1"><text:line-break/></text:span></text:span><text:span text:style-name="Verbatim_20_Char"><text:span text:style-name="T1"> sd_muMorning ~ exponential(3)</text:span></text:span><text:span text:style-name="Default_20_Paragraph_20_Font"><text:span text:style-name="T1"><text:line-break/></text:span></text:span><text:span text:style-name="Verbatim_20_Char"><text:span text:style-name="T1"> sd_muNoLeisure ~ exponential(3)</text:span></text:span><text:span text:style-name="Default_20_Paragraph_20_Font"><text:span text:style-name="T1"><text:line-break/></text:span></text:span><text:span text:style-name="Verbatim_20_Char"><text:span text:style-name="T1"> sd_muSecondShift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 (Number of levels: 3) </text:span></text:span><text:span text:style-name="Default_20_Paragraph_20_Font"><text:span text:style-name="T1"><text:line-break/></text:span></text:span><text:span text:style-name="Verbatim_20_Char"><text:span text:style-name="T1"> <text:s text:c="28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9to5_Intercept) <text:s text:c="11"/>0.14 <text:s text:c="5"/>0.15 <text:s text:c="4"/>0.00 <text:s text:c="4"/>0.57 1.00 <text:s text:c="4"/>1729 <text:s text:c="4"/>1639</text:span></text:span><text:span text:style-name="Default_20_Paragraph_20_Font"><text:span text:style-name="T1"><text:line-break/></text:span></text:span><text:span text:style-name="Verbatim_20_Char"><text:span text:style-name="T1"> sd(muAfternoon_Intercept) <text:s text:c="6"/>0.46 <text:s text:c="5"/>0.27 <text:s text:c="4"/>0.09 <text:s text:c="4"/>1.14 1.00 <text:s text:c="4"/>1310 <text:s text:c="4"/>1062</text:span></text:span><text:span text:style-name="Default_20_Paragraph_20_Font"><text:span text:style-name="T1"><text:line-break/></text:span></text:span><text:span text:style-name="Verbatim_20_Char"><text:span text:style-name="T1"> sd(muMorning_Intercept) <text:s text:c="8"/>0.17 <text:s text:c="5"/>0.17 <text:s text:c="4"/>0.01 <text:s text:c="4"/>0.64 1.00 <text:s text:c="4"/>1804 <text:s text:c="4"/>1926</text:span></text:span><text:span text:style-name="Default_20_Paragraph_20_Font"><text:span text:style-name="T1"><text:line-break/></text:span></text:span><text:span text:style-name="Verbatim_20_Char"><text:span text:style-name="T1"> sd(muNoLeisure_Intercept) <text:s text:c="6"/>0.48 <text:s text:c="5"/>0.26 <text:s text:c="4"/>0.15 <text:s text:c="4"/>1.15 1.00 <text:s text:c="4"/>1519 <text:s text:c="5"/>972</text:span></text:span><text:span text:style-name="Default_20_Paragraph_20_Font"><text:span text:style-name="T1"><text:line-break/></text:span></text:span><text:span text:style-name="Verbatim_20_Char"><text:span text:style-name="T1"> sd(muSecondShift_Intercept) <text:s text:c="4"/>0.20 <text:s text:c="5"/>0.19 <text:s text:c="4"/>0.01 <text:s text:c="4"/>0.70 1.00 <text:s text:c="4"/>1354 <text:s text:c="4"/>137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2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9to5_Intercept <text:s text:c="11"/>2.56 <text:s text:c="5"/>0.22 <text:s text:c="4"/>2.15 <text:s text:c="4"/>3.01 1.00 <text:s text:c="4"/>1820 <text:s text:c="4"/>1736</text:span></text:span><text:span text:style-name="Default_20_Paragraph_20_Font"><text:span text:style-name="T1"><text:line-break/></text:span></text:span><text:span text:style-name="Verbatim_20_Char"><text:span text:style-name="T1"> muAfternoon_Intercept <text:s text:c="6"/>1.04 <text:s text:c="5"/>0.36 <text:s text:c="4"/>0.29 <text:s text:c="4"/>1.72 1.00 <text:s text:c="4"/>1647 <text:s text:c="4"/>1483</text:span></text:span><text:span text:style-name="Default_20_Paragraph_20_Font"><text:span text:style-name="T1"><text:line-break/></text:span></text:span><text:span text:style-name="Verbatim_20_Char"><text:span text:style-name="T1"> muMorning_Intercept <text:s text:c="8"/>1.33 <text:s text:c="5"/>0.24 <text:s text:c="4"/>0.85 <text:s text:c="4"/>1.80 1.00 <text:s text:c="4"/>1689 <text:s text:c="4"/>2259</text:span></text:span><text:span text:style-name="Default_20_Paragraph_20_Font"><text:span text:style-name="T1"><text:line-break/></text:span></text:span><text:span text:style-name="Verbatim_20_Char"><text:span text:style-name="T1"> muNoLeisure_Intercept <text:s text:c="6"/>1.52 <text:s text:c="5"/>0.38 <text:s text:c="4"/>0.73 <text:s text:c="4"/>2.24 1.00 <text:s text:c="4"/>1557 <text:s text:c="4"/>1526</text:span></text:span><text:span text:style-name="Default_20_Paragraph_20_Font"><text:span text:style-name="T1"><text:line-break/></text:span></text:span><text:span text:style-name="Verbatim_20_Char"><text:span text:style-name="T1"> muSecondShift_Intercept <text:s text:c="4"/>1.04 <text:s text:c="5"/>0.26 <text:s text:c="4"/>0.52 <text:s text:c="4"/>1.56 1.00 <text:s text:c="4"/>1699 <text:s text:c="4"/>184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1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2"/>Estimate.mu9to5_Intercept Est.Error.mu9to5_Intercept Q2.5.mu9to5_Intercept Q97.5.mu9to5_Intercept Estimate.muAfternoon_Intercept Est.Error.muAfternoon_Intercept Q2.5.muAfternoon_Intercept Q97.5.muAfternoon_Intercept Estimate.muMorning_Intercept Est.Error.muMorning_Intercept</text:span></text:span><text:span text:style-name="Default_20_Paragraph_20_Font"><text:span text:style-name="T1"><text:line-break/></text:span></text:span><text:span text:style-name="Verbatim_20_Char"><text:span text:style-name="T1"> 2016 <text:s text:c="27"/>0.023 <text:s text:c="21"/>0.135 <text:s text:c="15"/>-0.243 <text:s text:c="17"/>0.339 <text:s text:c="24"/>-0.235 <text:s text:c="26"/>0.343 <text:s text:c="20"/>-0.973 <text:s text:c="22"/>0.420 <text:s text:c="23"/>0.056 <text:s text:c="24"/>0.179</text:span></text:span><text:span text:style-name="Default_20_Paragraph_20_Font"><text:span text:style-name="T1"><text:line-break/></text:span></text:span><text:span text:style-name="Verbatim_20_Char"><text:span text:style-name="T1"> June 2020 <text:s text:c="22"/>0.006 <text:s text:c="21"/>0.138 <text:s text:c="15"/>-0.296 <text:s text:c="17"/>0.312 <text:s text:c="25"/>0.460 <text:s text:c="26"/>0.357 <text:s text:c="20"/>-0.113 <text:s text:c="22"/>1.290 <text:s text:c="23"/>0.020 <text:s text:c="24"/>0.168</text:span></text:span><text:span text:style-name="Default_20_Paragraph_20_Font"><text:span text:style-name="T1"><text:line-break/></text:span></text:span><text:span text:style-name="Verbatim_20_Char"><text:span text:style-name="T1"> August 2020 <text:s text:c="19"/>-0.017 <text:s text:c="21"/>0.130 <text:s text:c="15"/>-0.333 <text:s text:c="17"/>0.252 <text:s text:c="24"/>-0.157 <text:s text:c="26"/>0.327 <text:s text:c="20"/>-0.850 <text:s text:c="22"/>0.474 <text:s text:c="22"/>-0.063 <text:s text:c="24"/>0.177</text:span></text:span><text:span text:style-name="Default_20_Paragraph_20_Font"><text:span text:style-name="T1"><text:line-break/></text:span></text:span><text:span text:style-name="Verbatim_20_Char"><text:span text:style-name="T1"> <text:s text:c="12"/>Q2.5.muMorning_Intercept Q97.5.muMorning_Intercept Estimate.muNoLeisure_Intercept Est.Error.muNoLeisure_Intercept Q2.5.muNoLeisure_Intercept Q97.5.muNoLeisure_Intercept Estimate.muSecondShift_Intercept Est.Error.muSecondShift_Intercept Q2.5.muSecondShift_Intercept</text:span></text:span><text:span text:style-name="Default_20_Paragraph_20_Font"><text:span text:style-name="T1"><text:line-break/></text:span></text:span><text:span text:style-name="Verbatim_20_Char"><text:span text:style-name="T1"> 2016 <text:s text:c="25"/>-0.269 <text:s text:c="20"/>0.532 <text:s text:c="24"/>-0.411 <text:s text:c="26"/>0.341 <text:s text:c="20"/>-1.117 <text:s text:c="22"/>0.243 <text:s text:c="27"/>0.057 <text:s text:c="28"/>0.191 <text:s text:c="22"/>-0.275</text:span></text:span><text:span text:style-name="Default_20_Paragraph_20_Font"><text:span text:style-name="T1"><text:line-break/></text:span></text:span><text:span text:style-name="Verbatim_20_Char"><text:span text:style-name="T1"> June 2020 <text:s text:c="20"/>-0.336 <text:s text:c="20"/>0.402 <text:s text:c="25"/>0.161 <text:s text:c="26"/>0.345 <text:s text:c="20"/>-0.478 <text:s text:c="22"/>0.938 <text:s text:c="26"/>-0.094 <text:s text:c="28"/>0.217 <text:s text:c="22"/>-0.662</text:span></text:span><text:span text:style-name="Default_20_Paragraph_20_Font"><text:span text:style-name="T1"><text:line-break/></text:span></text:span><text:span text:style-name="Verbatim_20_Char"><text:span text:style-name="T1"> August 2020 <text:s text:c="18"/>-0.494 <text:s text:c="20"/>0.235 <text:s text:c="25"/>0.388 <text:s text:c="26"/>0.355 <text:s text:c="20"/>-0.228 <text:s text:c="22"/>1.200 <text:s text:c="27"/>0.060 <text:s text:c="28"/>0.192 <text:s text:c="22"/>-0.296</text:span></text:span><text:span text:style-name="Default_20_Paragraph_20_Font"><text:span text:style-name="T1"><text:line-break/></text:span></text:span><text:span text:style-name="Verbatim_20_Char"><text:span text:style-name="T1"> <text:s text:c="12"/>Q97.5.muSecondShift_Intercept</text:span></text:span><text:span text:style-name="Default_20_Paragraph_20_Font"><text:span text:style-name="T1"><text:line-break/></text:span></text:span><text:span text:style-name="Verbatim_20_Char"><text:span text:style-name="T1"> 2016 <text:s text:c="31"/>0.551</text:span></text:span><text:span text:style-name="Default_20_Paragraph_20_Font"><text:span text:style-name="T1"><text:line-break/></text:span></text:span><text:span text:style-name="Verbatim_20_Char"><text:span text:style-name="T1"> June 2020 <text:s text:c="26"/>0.263</text:span></text:span><text:span text:style-name="Default_20_Paragraph_20_Font"><text:span text:style-name="T1"><text:line-break/></text:span></text:span><text:span text:style-name="Verbatim_20_Char"><text:span text:style-name="T1"> August 2020 <text:s text:c="24"/>0.54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1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bernoulli </text:span></text:span><text:span text:style-name="Default_20_Paragraph_20_Font"><text:span text:style-name="T1"><text:line-break/></text:span></text:span><text:span text:style-name="Verbatim_20_Char"><text:span text:style-name="T1"> <text:s text:c="2"/>Links: mu = logit </text:span></text:span><text:span text:style-name="Default_20_Paragraph_20_Font"><text:span text:style-name="T1"><text:line-break/></text:span></text:span><text:span text:style-name="Verbatim_20_Char"><text:span text:style-name="T1"> Formula: is_not_w9to5 | weights(crudewt2) ~ 1 + dagegrp + sex + (1 | dclasuk:survey) </text:span></text:span><text:span text:style-name="Default_20_Paragraph_20_Font"><text:span text:style-name="T1"><text:line-break/></text:span></text:span><text:span text:style-name="Verbatim_20_Char"><text:span text:style-name="T1"> <text:s text:c="3"/>Data: workday95_data (Number of observations: 918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dclasuk:survey (Number of levels: 9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39 <text:s text:c="5"/>0.16 <text:s text:c="4"/>0.11 <text:s text:c="4"/>0.77 1.00 <text:s text:c="4"/>1616 <text:s text:c="4"/>212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oft-page-break/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6"/>-1.43 <text:s text:c="5"/>0.33 <text:s text:c="3"/>-2.10 <text:s text:c="3"/>-0.78 1.00 <text:s text:c="4"/>2343 <text:s text:c="4"/>1976</text:span></text:span><text:span text:style-name="Default_20_Paragraph_20_Font"><text:span text:style-name="T1"><text:line-break/></text:span></text:span><text:span text:style-name="Verbatim_20_Char"><text:span text:style-name="T1"> dagegrp25M34 <text:s text:c="4"/>0.18 <text:s text:c="5"/>0.32 <text:s text:c="3"/>-0.46 <text:s text:c="4"/>0.82 1.00 <text:s text:c="4"/>3202 <text:s text:c="4"/>3083</text:span></text:span><text:span text:style-name="Default_20_Paragraph_20_Font"><text:span text:style-name="T1"><text:line-break/></text:span></text:span><text:span text:style-name="Verbatim_20_Char"><text:span text:style-name="T1"> dagegrp35M44 <text:s text:c="4"/>0.09 <text:s text:c="5"/>0.32 <text:s text:c="3"/>-0.52 <text:s text:c="4"/>0.72 1.00 <text:s text:c="4"/>3058 <text:s text:c="4"/>3476</text:span></text:span><text:span text:style-name="Default_20_Paragraph_20_Font"><text:span text:style-name="T1"><text:line-break/></text:span></text:span><text:span text:style-name="Verbatim_20_Char"><text:span text:style-name="T1"> dagegrp45M54 <text:s text:c="3"/>-0.24 <text:s text:c="5"/>0.32 <text:s text:c="3"/>-0.86 <text:s text:c="4"/>0.39 1.00 <text:s text:c="4"/>3309 <text:s text:c="4"/>3534</text:span></text:span><text:span text:style-name="Default_20_Paragraph_20_Font"><text:span text:style-name="T1"><text:line-break/></text:span></text:span><text:span text:style-name="Verbatim_20_Char"><text:span text:style-name="T1"> dagegrp55M64 <text:s text:c="4"/>0.36 <text:s text:c="5"/>0.33 <text:s text:c="3"/>-0.27 <text:s text:c="4"/>1.00 1.00 <text:s text:c="4"/>3300 <text:s text:c="4"/>3159</text:span></text:span><text:span text:style-name="Default_20_Paragraph_20_Font"><text:span text:style-name="T1"><text:line-break/></text:span></text:span><text:span text:style-name="Verbatim_20_Char"><text:span text:style-name="T1"> sexFemale <text:s text:c="7"/>0.53 <text:s text:c="5"/>0.17 <text:s text:c="4"/>0.21 <text:s text:c="4"/>0.87 1.00 <text:s text:c="4"/>4920 <text:s text:c="4"/>359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1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47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Higher managerial and professional_2016 <text:s text:c="19"/>-0.589 <text:s text:c="14"/>0.301 <text:s text:c="8"/>-1.231 <text:s text:c="9"/>-0.051</text:span></text:span><text:span text:style-name="Default_20_Paragraph_20_Font"><text:span text:style-name="T1"><text:line-break/></text:span></text:span><text:span text:style-name="Verbatim_20_Char"><text:span text:style-name="T1"> Higher managerial and professional_August 2020 <text:s text:c="12"/>-0.083 <text:s text:c="14"/>0.223 <text:s text:c="8"/>-0.534 <text:s text:c="10"/>0.353</text:span></text:span><text:span text:style-name="Default_20_Paragraph_20_Font"><text:span text:style-name="T1"><text:line-break/></text:span></text:span><text:span text:style-name="Verbatim_20_Char"><text:span text:style-name="T1"> Higher managerial and professional_June 2020 <text:s text:c="15"/>0.113 <text:s text:c="14"/>0.224 <text:s text:c="8"/>-0.313 <text:s text:c="10"/>0.577</text:span></text:span><text:span text:style-name="Default_20_Paragraph_20_Font"><text:span text:style-name="T1"><text:line-break/></text:span></text:span><text:span text:style-name="Verbatim_20_Char"><text:span text:style-name="T1"> Intermediate_2016 <text:s text:c="42"/>0.044 <text:s text:c="14"/>0.234 <text:s text:c="8"/>-0.419 <text:s text:c="10"/>0.524</text:span></text:span><text:span text:style-name="Default_20_Paragraph_20_Font"><text:span text:style-name="T1"><text:line-break/></text:span></text:span><text:span text:style-name="Verbatim_20_Char"><text:span text:style-name="T1"> Intermediate_August 2020 <text:s text:c="34"/>-0.241 <text:s text:c="14"/>0.275 <text:s text:c="8"/>-0.833 <text:s text:c="10"/>0.256</text:span></text:span><text:span text:style-name="Default_20_Paragraph_20_Font"><text:span text:style-name="T1"><text:line-break/></text:span></text:span><text:span text:style-name="Verbatim_20_Char"><text:span text:style-name="T1"> Intermediate_June 2020 <text:s text:c="36"/>-0.102 <text:s text:c="14"/>0.282 <text:s text:c="8"/>-0.713 <text:s text:c="10"/>0.434</text:span></text:span><text:span text:style-name="Default_20_Paragraph_20_Font"><text:span text:style-name="T1"><text:line-break/></text:span></text:span><text:span text:style-name="Verbatim_20_Char"><text:span text:style-name="T1"> Routine_2016 <text:s text:c="47"/>0.296 <text:s text:c="14"/>0.246 <text:s text:c="8"/>-0.135 <text:s text:c="10"/>0.811</text:span></text:span><text:span text:style-name="Default_20_Paragraph_20_Font"><text:span text:style-name="T1"><text:line-break/></text:span></text:span><text:span text:style-name="Verbatim_20_Char"><text:span text:style-name="T1"> Routine_August 2020 <text:s text:c="40"/>0.179 <text:s text:c="14"/>0.263 <text:s text:c="8"/>-0.302 <text:s text:c="10"/>0.727</text:span></text:span><text:span text:style-name="Default_20_Paragraph_20_Font"><text:span text:style-name="T1"><text:line-break/></text:span></text:span><text:span text:style-name="Verbatim_20_Char"><text:span text:style-name="T1"> Routine_June 2020 <text:s text:c="42"/>0.395 <text:s text:c="14"/>0.324 <text:s text:c="8"/>-0.162 <text:s text:c="10"/>1.08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1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bernoulli </text:span></text:span><text:span text:style-name="Default_20_Paragraph_20_Font"><text:span text:style-name="T1"><text:line-break/></text:span></text:span><text:span text:style-name="Verbatim_20_Char"><text:span text:style-name="T1"> <text:s text:c="2"/>Links: mu = logit </text:span></text:span><text:span text:style-name="Default_20_Paragraph_20_Font"><text:span text:style-name="T1"><text:line-break/></text:span></text:span><text:span text:style-name="Verbatim_20_Char"><text:span text:style-name="T1"> Formula: is_teleworkday ~ (1 | cluster:survey) </text:span></text:span><text:span text:style-name="Default_20_Paragraph_20_Font"><text:span text:style-name="T1"><text:line-break/></text:span></text:span><text:span text:style-name="Verbatim_20_Char"><text:span text:style-name="T1"> <text:s text:c="3"/>Data: workday_data (Number of observations: 932) </text:span></text:span><text:span text:style-name="Default_20_Paragraph_20_Font"><text:span text:style-name="T1"><text:line-break/></text:span></text:span><text:span text:style-name="Verbatim_20_Char"><text:span text:style-name="T1"> Samples: 3 chains, each with iter = 1000; warmup = 5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15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cluster:survey (Number of levels: 48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1.37 <text:s text:c="5"/>0.20 <text:s text:c="4"/>1.02 <text:s text:c="4"/>1.80 1.01 <text:s text:c="5"/>494 <text:s text:c="5"/>78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3"/>-0.32 <text:s text:c="5"/>0.22 <text:s text:c="3"/>-0.73 <text:s text:c="4"/>0.13 1.00 <text:s text:c="5"/>367 <text:s text:c="5"/>66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1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5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1_2016 <text:s text:c="20"/>-0.922 <text:s text:c="14"/>0.533 <text:s text:c="8"/>-2.042 <text:s text:c="10"/>0.038</text:span></text:span><text:span text:style-name="Default_20_Paragraph_20_Font"><text:span text:style-name="T1"><text:line-break/></text:span></text:span><text:span text:style-name="Verbatim_20_Char"><text:span text:style-name="T1"> 1_August 2020 <text:s text:c="14"/>0.044 <text:s text:c="14"/>0.526 <text:s text:c="8"/>-0.969 <text:s text:c="10"/>1.062</text:span></text:span><text:span text:style-name="Default_20_Paragraph_20_Font"><text:span text:style-name="T1"><text:line-break/></text:span></text:span><text:span text:style-name="Verbatim_20_Char"><text:span text:style-name="T1"> 1_June 2020 <text:s text:c="16"/>1.557 <text:s text:c="14"/>0.651 <text:s text:c="9"/>0.377 <text:s text:c="10"/>2.898</text:span></text:span><text:span text:style-name="Default_20_Paragraph_20_Font"><text:span text:style-name="T1"><text:line-break/></text:span></text:span><text:span text:style-name="Verbatim_20_Char"><text:span text:style-name="T1"> 10_2016 <text:s text:c="19"/>-1.140 <text:s text:c="14"/>0.595 <text:s text:c="8"/>-2.418 <text:s text:c="9"/>-0.095</text:span></text:span><text:span text:style-name="Default_20_Paragraph_20_Font"><text:span text:style-name="T1"><text:line-break/></text:span></text:span><text:span text:style-name="Verbatim_20_Char"><text:span text:style-name="T1"> 10_August 2020 <text:s text:c="13"/>0.527 <text:s text:c="14"/>0.579 <text:s text:c="8"/>-0.641 <text:s text:c="10"/>1.670</text:span></text:span><text:span text:style-name="Default_20_Paragraph_20_Font"><text:span text:style-name="T1"><text:line-break/></text:span></text:span><text:span text:style-name="Verbatim_20_Char"><text:span text:style-name="T1"> 10_June 2020 <text:s text:c="15"/>1.005 <text:s text:c="14"/>0.569 <text:s text:c="8"/>-0.072 <text:s text:c="10"/>2.193</text:span></text:span><text:span text:style-name="Default_20_Paragraph_20_Font"><text:span text:style-name="T1"><text:line-break/></text:span></text:span><text:span text:style-name="Verbatim_20_Char"><text:span text:style-name="T1"> 11_2016 <text:s text:c="19"/>-0.750 <text:s text:c="14"/>0.867 <text:s text:c="8"/>-2.511 <text:s text:c="10"/>0.858</text:span></text:span><text:span text:style-name="Default_20_Paragraph_20_Font"><text:span text:style-name="T1"><text:line-break/></text:span></text:span><text:span text:style-name="Verbatim_20_Char"><text:span text:style-name="T1"> 11_August 2020 <text:s text:c="12"/>-0.346 <text:s text:c="14"/>0.642 <text:s text:c="8"/>-1.712 <text:s text:c="10"/>0.902</text:span></text:span><text:span text:style-name="Default_20_Paragraph_20_Font"><text:span text:style-name="T1"><text:line-break/></text:span></text:span><text:span text:style-name="Verbatim_20_Char"><text:span text:style-name="T1"> 11_June 2020 <text:s text:c="15"/>0.498 <text:s text:c="14"/>0.733 <text:s text:c="8"/>-0.939 <text:s text:c="10"/>1.936</text:span></text:span><text:span text:style-name="Default_20_Paragraph_20_Font"><text:span text:style-name="T1"><text:line-break/></text:span></text:span><text:span text:style-name="Verbatim_20_Char"><text:span text:style-name="T1"> 12_2016 <text:s text:c="19"/>-1.676 <text:s text:c="14"/>0.707 <text:s text:c="8"/>-3.241 <text:s text:c="9"/>-0.337</text:span></text:span><text:span text:style-name="Default_20_Paragraph_20_Font"><text:span text:style-name="T1"><text:line-break/></text:span></text:span><text:span text:style-name="Verbatim_20_Char"><text:span text:style-name="T1"> 12_August 2020 <text:s text:c="13"/>0.640 <text:s text:c="14"/>0.521 <text:s text:c="8"/>-0.381 <text:s text:c="10"/>1.657</text:span></text:span><text:span text:style-name="Default_20_Paragraph_20_Font"><text:span text:style-name="T1"><text:line-break/></text:span></text:span><text:span text:style-name="Verbatim_20_Char"><text:span text:style-name="T1"> 12_June 2020 <text:s text:c="15"/>0.489 <text:s text:c="14"/>0.482 <text:s text:c="8"/>-0.434 <text:s text:c="10"/>1.407</text:span></text:span><text:span text:style-name="Default_20_Paragraph_20_Font"><text:span text:style-name="T1"><text:line-break/></text:span></text:span><text:span text:style-name="Verbatim_20_Char"><text:span text:style-name="T1"> 13_2016 <text:s text:c="19"/>-0.103 <text:s text:c="14"/>0.633 <text:s text:c="8"/>-1.384 <text:s text:c="10"/>1.061</text:span></text:span><text:span text:style-name="Default_20_Paragraph_20_Font"><text:span text:style-name="T1"><text:line-break/></text:span></text:span><text:span text:style-name="Verbatim_20_Char"><text:span text:style-name="T1"> 13_August 2020 <text:s text:c="13"/>0.580 <text:s text:c="14"/>0.567 <text:s text:c="8"/>-0.555 <text:s text:c="10"/>1.657</text:span></text:span><text:span text:style-name="Default_20_Paragraph_20_Font"><text:span text:style-name="T1"><text:line-break/></text:span></text:span><text:span text:style-name="Verbatim_20_Char"><text:span text:style-name="T1"> 13_June 2020 <text:s text:c="15"/>1.258 <text:s text:c="14"/>0.529 <text:s text:c="9"/>0.248 <text:s text:c="10"/>2.321</text:span></text:span><text:span text:style-name="Default_20_Paragraph_20_Font"><text:span text:style-name="T1"><text:line-break/></text:span></text:span><text:span text:style-name="Verbatim_20_Char"><text:span text:style-name="T1"> 14_2016 <text:s text:c="19"/>-0.501 <text:s text:c="14"/>0.864 <text:s text:c="8"/>-2.264 <text:s text:c="10"/>1.169</text:span></text:span><text:span text:style-name="Default_20_Paragraph_20_Font"><text:span text:style-name="T1"><text:line-break/></text:span></text:span><text:span text:style-name="Verbatim_20_Char"><text:span text:style-name="T1"> 14_August 2020 <text:s text:c="13"/>0.579 <text:s text:c="14"/>0.934 <text:s text:c="8"/>-1.226 <text:s text:c="10"/>2.545</text:span></text:span><text:span text:style-name="Default_20_Paragraph_20_Font"><text:span text:style-name="T1"><text:line-break/></text:span></text:span><text:span text:style-name="Verbatim_20_Char"><text:span text:style-name="T1"> 14_June 2020 <text:s text:c="15"/>2.169 <text:s text:c="14"/>0.917 <text:s text:c="9"/>0.606 <text:s text:c="10"/>4.040</text:span></text:span><text:span text:style-name="Default_20_Paragraph_20_Font"><text:span text:style-name="T1"><text:line-break/></text:span></text:span><text:span text:style-name="Verbatim_20_Char"><text:span text:style-name="T1"> 15_2016 <text:s text:c="19"/>-0.019 <text:s text:c="14"/>0.697 <text:s text:c="8"/>-1.397 <text:s text:c="10"/>1.287</text:span></text:span><text:span text:style-name="Default_20_Paragraph_20_Font"><text:span text:style-name="T1"><text:line-break/></text:span></text:span><text:span text:style-name="Verbatim_20_Char"><text:span text:style-name="T1"> 15_August 2020 <text:s text:c="12"/>-0.202 <text:s text:c="14"/>0.530 <text:s text:c="8"/>-1.313 <text:s text:c="10"/>0.798</text:span></text:span><text:span text:style-name="Default_20_Paragraph_20_Font"><text:span text:style-name="T1"><text:line-break/></text:span></text:span><text:span text:style-name="Verbatim_20_Char"><text:span text:style-name="T1"> 15_June 2020 <text:s text:c="15"/>0.878 <text:s text:c="14"/>0.582 <text:s text:c="8"/>-0.242 <text:s text:c="10"/>2.003</text:span></text:span><text:span text:style-name="Default_20_Paragraph_20_Font"><text:span text:style-name="T1"><text:line-break/></text:span></text:span><text:span text:style-name="Verbatim_20_Char"><text:span text:style-name="T1"> 2_2016 <text:s text:c="20"/>-1.633 <text:s text:c="14"/>0.640 <text:s text:c="8"/>-2.999 <text:s text:c="9"/>-0.474</text:span></text:span><text:span text:style-name="Default_20_Paragraph_20_Font"><text:span text:style-name="T1"><text:line-break/></text:span></text:span><text:span text:style-name="Verbatim_20_Char"><text:span text:style-name="T1"> 2_August 2020 <text:s text:c="14"/>0.419 <text:s text:c="14"/>0.557 <text:s text:c="8"/>-0.675 <text:s text:c="10"/>1.490</text:span></text:span><text:span text:style-name="Default_20_Paragraph_20_Font"><text:span text:style-name="T1"><text:line-break/></text:span></text:span><text:span text:style-name="Verbatim_20_Char"><text:span text:style-name="T1"> 2_June 2020 <text:s text:c="16"/>0.621 <text:s text:c="14"/>0.495 <text:s text:c="8"/>-0.344 <text:s text:c="10"/>1.606</text:span></text:span><text:span text:style-name="Default_20_Paragraph_20_Font"><text:span text:style-name="T1"><text:line-break/></text:span></text:span><text:span text:style-name="Verbatim_20_Char"><text:span text:style-name="T1"> 3_2016 <text:s text:c="20"/>-2.145 <text:s text:c="14"/>0.899 <text:s text:c="8"/>-4.112 <text:s text:c="9"/>-0.607</text:span></text:span><text:span text:style-name="Default_20_Paragraph_20_Font"><text:span text:style-name="T1"><text:line-break/></text:span></text:span><text:span text:style-name="Verbatim_20_Char"><text:span text:style-name="T1"> 3_August 2020 <text:s text:c="14"/>0.965 <text:s text:c="14"/>0.620 <text:s text:c="8"/>-0.186 <text:s text:c="10"/>2.180</text:span></text:span><text:span text:style-name="Default_20_Paragraph_20_Font"><text:span text:style-name="T1"><text:line-break/></text:span></text:span><text:span text:style-name="Verbatim_20_Char"><text:span text:style-name="T1"> 3_June 2020 <text:s text:c="15"/>-1.559 <text:s text:c="14"/>0.963 <text:s text:c="8"/>-3.640 <text:s text:c="10"/>0.172</text:span></text:span><text:span text:style-name="Default_20_Paragraph_20_Font"><text:span text:style-name="T1"><text:line-break/></text:span></text:span><text:span text:style-name="Verbatim_20_Char"><text:span text:style-name="T1"> 36_2016 <text:s text:c="19"/>-1.293 <text:s text:c="14"/>0.761 <text:s text:c="8"/>-2.824 <text:s text:c="10"/>0.114</text:span></text:span><text:span text:style-name="Default_20_Paragraph_20_Font"><text:span text:style-name="T1"><text:line-break/></text:span></text:span><text:span text:style-name="Verbatim_20_Char"><text:span text:style-name="T1"> 36_August 2020 <text:s text:c="12"/>-0.597 <text:s text:c="14"/>0.651 <text:s text:c="8"/>-1.871 <text:s text:c="10"/>0.655</text:span></text:span><text:span text:style-name="Default_20_Paragraph_20_Font"><text:span text:style-name="T1"><text:line-break/></text:span></text:span><text:span text:style-name="Verbatim_20_Char"><text:span text:style-name="T1"> 36_June 2020 <text:s text:c="15"/>0.757 <text:s text:c="14"/>0.750 <text:s text:c="8"/>-0.737 <text:s text:c="10"/>2.238</text:span></text:span><text:span text:style-name="Default_20_Paragraph_20_Font"><text:span text:style-name="T1"><text:line-break/></text:span></text:span><text:span text:style-name="Verbatim_20_Char"><text:span text:style-name="T1"> 4_2016 <text:s text:c="20"/>-1.772 <text:s text:c="14"/>0.410 <text:s text:c="8"/>-2.644 <text:s text:c="9"/>-0.998</text:span></text:span><text:span text:style-name="Default_20_Paragraph_20_Font"><text:span text:style-name="T1"><text:line-break/></text:span></text:span><text:span text:style-name="Verbatim_20_Char"><text:span text:style-name="T1"> 4_August 2020 <text:s text:c="14"/>0.827 <text:s text:c="14"/>0.321 <text:s text:c="9"/>0.188 <text:s text:c="10"/>1.465</text:span></text:span><text:span text:style-name="Default_20_Paragraph_20_Font"><text:span text:style-name="T1"><text:line-break/></text:span></text:span><text:span text:style-name="Verbatim_20_Char"><text:span text:style-name="T1"> 4_June 2020 <text:s text:c="16"/>1.083 <text:s text:c="14"/>0.381 <text:s text:c="9"/>0.295 <text:s text:c="10"/>1.837</text:span></text:span><text:span text:style-name="Default_20_Paragraph_20_Font"><text:span text:style-name="T1"><text:line-break/></text:span></text:span><text:span text:style-name="Verbatim_20_Char"><text:span text:style-name="T1"> 5_2016 <text:s text:c="20"/>-2.103 <text:s text:c="14"/>0.532 <text:s text:c="8"/>-3.196 <text:s text:c="9"/>-1.168</text:span></text:span><text:span text:style-name="Default_20_Paragraph_20_Font"><text:span text:style-name="T1"><text:line-break/></text:span></text:span><text:span text:style-name="Verbatim_20_Char"><text:span text:style-name="T1"> 5_August 2020 <text:s text:c="14"/>0.432 <text:s text:c="14"/>0.353 <text:s text:c="8"/>-0.223 <text:s text:c="10"/>1.127</text:span></text:span><text:span text:style-name="Default_20_Paragraph_20_Font"><text:span text:style-name="T1"><text:line-break/></text:span></text:span><text:span text:style-name="Verbatim_20_Char"><text:span text:style-name="T1"> 5_June 2020 <text:s text:c="16"/>0.403 <text:s text:c="14"/>0.350 <text:s text:c="8"/>-0.288 <text:s text:c="10"/>1.086</text:span></text:span><text:span text:style-name="Default_20_Paragraph_20_Font"><text:span text:style-name="T1"><text:line-break/></text:span></text:span><text:soft-page-break/><text:span text:style-name="Verbatim_20_Char"><text:span text:style-name="T1"> 6_2016 <text:s text:c="20"/>-1.518 <text:s text:c="14"/>0.480 <text:s text:c="8"/>-2.524 <text:s text:c="9"/>-0.607</text:span></text:span><text:span text:style-name="Default_20_Paragraph_20_Font"><text:span text:style-name="T1"><text:line-break/></text:span></text:span><text:span text:style-name="Verbatim_20_Char"><text:span text:style-name="T1"> 6_August 2020 <text:s text:c="14"/>0.891 <text:s text:c="14"/>0.384 <text:s text:c="9"/>0.136 <text:s text:c="10"/>1.654</text:span></text:span><text:span text:style-name="Default_20_Paragraph_20_Font"><text:span text:style-name="T1"><text:line-break/></text:span></text:span><text:span text:style-name="Verbatim_20_Char"><text:span text:style-name="T1"> 6_June 2020 <text:s text:c="16"/>1.993 <text:s text:c="14"/>0.595 <text:s text:c="9"/>0.969 <text:s text:c="10"/>3.206</text:span></text:span><text:span text:style-name="Default_20_Paragraph_20_Font"><text:span text:style-name="T1"><text:line-break/></text:span></text:span><text:span text:style-name="Verbatim_20_Char"><text:span text:style-name="T1"> 7_2016 <text:s text:c="20"/>-2.401 <text:s text:c="14"/>0.821 <text:s text:c="8"/>-4.140 <text:s text:c="9"/>-1.007</text:span></text:span><text:span text:style-name="Default_20_Paragraph_20_Font"><text:span text:style-name="T1"><text:line-break/></text:span></text:span><text:span text:style-name="Verbatim_20_Char"><text:span text:style-name="T1"> 7_August 2020 <text:s text:c="14"/>1.309 <text:s text:c="14"/>0.599 <text:s text:c="9"/>0.155 <text:s text:c="10"/>2.491</text:span></text:span><text:span text:style-name="Default_20_Paragraph_20_Font"><text:span text:style-name="T1"><text:line-break/></text:span></text:span><text:span text:style-name="Verbatim_20_Char"><text:span text:style-name="T1"> 7_June 2020 <text:s text:c="16"/>2.449 <text:s text:c="14"/>0.861 <text:s text:c="9"/>0.945 <text:s text:c="10"/>4.259</text:span></text:span><text:span text:style-name="Default_20_Paragraph_20_Font"><text:span text:style-name="T1"><text:line-break/></text:span></text:span><text:span text:style-name="Verbatim_20_Char"><text:span text:style-name="T1"> 8_2016 <text:s text:c="20"/>-2.295 <text:s text:c="14"/>0.874 <text:s text:c="8"/>-4.135 <text:s text:c="9"/>-0.857</text:span></text:span><text:span text:style-name="Default_20_Paragraph_20_Font"><text:span text:style-name="T1"><text:line-break/></text:span></text:span><text:span text:style-name="Verbatim_20_Char"><text:span text:style-name="T1"> 8_August 2020 <text:s text:c="14"/>0.192 <text:s text:c="14"/>0.403 <text:s text:c="8"/>-0.585 <text:s text:c="10"/>0.972</text:span></text:span><text:span text:style-name="Default_20_Paragraph_20_Font"><text:span text:style-name="T1"><text:line-break/></text:span></text:span><text:span text:style-name="Verbatim_20_Char"><text:span text:style-name="T1"> 8_June 2020 <text:s text:c="15"/>-0.053 <text:s text:c="14"/>0.537 <text:s text:c="8"/>-1.172 <text:s text:c="10"/>0.978</text:span></text:span><text:span text:style-name="Default_20_Paragraph_20_Font"><text:span text:style-name="T1"><text:line-break/></text:span></text:span><text:span text:style-name="Verbatim_20_Char"><text:span text:style-name="T1"> 9_2016 <text:s text:c="20"/>-1.800 <text:s text:c="14"/>0.757 <text:s text:c="8"/>-3.413 <text:s text:c="9"/>-0.485</text:span></text:span><text:span text:style-name="Default_20_Paragraph_20_Font"><text:span text:style-name="T1"><text:line-break/></text:span></text:span><text:span text:style-name="Verbatim_20_Char"><text:span text:style-name="T1"> 9_August 2020 <text:s text:c="14"/>1.048 <text:s text:c="14"/>0.425 <text:s text:c="9"/>0.224 <text:s text:c="10"/>1.908</text:span></text:span><text:span text:style-name="Default_20_Paragraph_20_Font"><text:span text:style-name="T1"><text:line-break/></text:span></text:span><text:span text:style-name="Verbatim_20_Char"><text:span text:style-name="T1"> 9_June 2020 <text:s text:c="16"/>0.635 <text:s text:c="14"/>0.437 <text:s text:c="8"/>-0.237 <text:s text:c="10"/>1.52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2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c32 = logit; muUnpaidAndLeisure = logit; muUnpaidWorkday = logit </text:span></text:span><text:span text:style-name="Default_20_Paragraph_20_Font"><text:span text:style-name="T1"><text:line-break/></text:span></text:span><text:span text:style-name="Verbatim_20_Char"><text:span text:style-name="T1"> Formula: unpaid_cluster | weights(crudewt2) ~ 1 + dclasuk + dagegrp + has_kids + (1 | sex:survey) </text:span></text:span><text:span text:style-name="Default_20_Paragraph_20_Font"><text:span text:style-name="T1"><text:line-break/></text:span></text:span><text:span text:style-name="Verbatim_20_Char"><text:span text:style-name="T1"> <text:s text:c="3"/>Data: unpaid_gender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c32 ~ normal(0, 2)</text:span></text:span><text:span text:style-name="Default_20_Paragraph_20_Font"><text:span text:style-name="T1"><text:line-break/></text:span></text:span><text:span text:style-name="Verbatim_20_Char"><text:span text:style-name="T1"> b_muUnpaidAndLeisure ~ normal(0, 2)</text:span></text:span><text:span text:style-name="Default_20_Paragraph_20_Font"><text:span text:style-name="T1"><text:line-break/></text:span></text:span><text:span text:style-name="Verbatim_20_Char"><text:span text:style-name="T1"> b_muUnpaidWorkday ~ normal(0, 2)</text:span></text:span><text:span text:style-name="Default_20_Paragraph_20_Font"><text:span text:style-name="T1"><text:line-break/></text:span></text:span><text:span text:style-name="Verbatim_20_Char"><text:span text:style-name="T1"> Intercept_muc32 ~ normal(0, 2)</text:span></text:span><text:span text:style-name="Default_20_Paragraph_20_Font"><text:span text:style-name="T1"><text:line-break/></text:span></text:span><text:span text:style-name="Verbatim_20_Char"><text:span text:style-name="T1"> Intercept_muUnpaidAndLeisure ~ normal(0, 2)</text:span></text:span><text:span text:style-name="Default_20_Paragraph_20_Font"><text:span text:style-name="T1"><text:line-break/></text:span></text:span><text:span text:style-name="Verbatim_20_Char"><text:span text:style-name="T1"> Intercept_muUnpaidWorkday ~ normal(0, 2)</text:span></text:span><text:span text:style-name="Default_20_Paragraph_20_Font"><text:span text:style-name="T1"><text:line-break/></text:span></text:span><text:span text:style-name="Verbatim_20_Char"><text:span text:style-name="T1"> sd_muc32 ~ exponential(3)</text:span></text:span><text:span text:style-name="Default_20_Paragraph_20_Font"><text:span text:style-name="T1"><text:line-break/></text:span></text:span><text:span text:style-name="Verbatim_20_Char"><text:span text:style-name="T1"> sd_muUnpaidAndLeisure ~ exponential(3)</text:span></text:span><text:span text:style-name="Default_20_Paragraph_20_Font"><text:span text:style-name="T1"><text:line-break/></text:span></text:span><text:span text:style-name="Verbatim_20_Char"><text:span text:style-name="T1"> sd_muUnpaidWorkday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survey (Number of levels: 6) </text:span></text:span><text:span text:style-name="Default_20_Paragraph_20_Font"><text:span text:style-name="T1"><text:line-break/></text:span></text:span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c32_Intercept) <text:s text:c="17"/>0.62 <text:s text:c="5"/>0.22 <text:s text:c="4"/>0.31 <text:s text:c="4"/>1.16 1.00 <text:s text:c="4"/>3164 <text:s text:c="4"/>4334</text:span></text:span><text:span text:style-name="Default_20_Paragraph_20_Font"><text:span text:style-name="T1"><text:line-break/></text:span></text:span><text:span text:style-name="Verbatim_20_Char"><text:span text:style-name="T1"> sd(muUnpaidAndLeisure_Intercept) <text:s text:c="4"/>0.67 <text:s text:c="5"/>0.23 <text:s text:c="4"/>0.32 <text:s text:c="4"/>1.22 1.00 <text:s text:c="4"/>2460 <text:s text:c="4"/>3324</text:span></text:span><text:span text:style-name="Default_20_Paragraph_20_Font"><text:span text:style-name="T1"><text:line-break/></text:span></text:span><text:span text:style-name="Verbatim_20_Char"><text:span text:style-name="T1"> sd(muUnpaidWorkday_Intercept) <text:s text:c="7"/>0.46 <text:s text:c="5"/>0.19 <text:s text:c="4"/>0.18 <text:s text:c="4"/>0.93 1.00 <text:s text:c="4"/>2269 <text:s text:c="4"/>252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49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c32_Intercept <text:s text:c="36"/>-3.14 <text:s text:c="5"/>0.44 <text:s text:c="3"/>-4.01 <text:s text:c="3"/>-2.28 1.00 <text:s text:c="4"/>3920 <text:s text:c="4"/>3743</text:span></text:span><text:span text:style-name="Default_20_Paragraph_20_Font"><text:span text:style-name="T1"><text:line-break/></text:span></text:span><text:span text:style-name="Verbatim_20_Char"><text:span text:style-name="T1"> muUnpaidAndLeisure_Intercept <text:s text:c="23"/>-3.31 <text:s text:c="5"/>0.49 <text:s text:c="3"/>-4.28 <text:s text:c="3"/>-2.39 1.00 <text:s text:c="4"/>3488 <text:s text:c="4"/>3608</text:span></text:span><text:span text:style-name="Default_20_Paragraph_20_Font"><text:span text:style-name="T1"><text:line-break/></text:span></text:span><text:span text:style-name="Verbatim_20_Char"><text:span text:style-name="T1"> muUnpaidWorkday_Intercept <text:s text:c="26"/>-3.25 <text:s text:c="5"/>0.47 <text:s text:c="3"/>-4.20 <text:s text:c="3"/>-2.38 1.00 <text:s text:c="4"/>3583 <text:s text:c="4"/>3921</text:span></text:span><text:span text:style-name="Default_20_Paragraph_20_Font"><text:span text:style-name="T1"><text:line-break/></text:span></text:span><text:span text:style-name="Verbatim_20_Char"><text:span text:style-name="T1"> muc32_dclasukIntermediate <text:s text:c="27"/>0.13 <text:s text:c="5"/>0.25 <text:s text:c="3"/>-0.36 <text:s text:c="4"/>0.60 1.00 <text:s text:c="4"/>7745 <text:s text:c="4"/>5033</text:span></text:span><text:span text:style-name="Default_20_Paragraph_20_Font"><text:span text:style-name="T1"><text:line-break/></text:span></text:span><text:span text:style-name="Verbatim_20_Char"><text:span text:style-name="T1"> muc32_dclasukRoutine <text:s text:c="31"/>-0.15 <text:s text:c="5"/>0.28 <text:s text:c="3"/>-0.69 <text:s text:c="4"/>0.40 1.00 <text:s text:c="4"/>7854 <text:s text:c="4"/>4913</text:span></text:span><text:span text:style-name="Default_20_Paragraph_20_Font"><text:span text:style-name="T1"><text:line-break/></text:span></text:span><text:span text:style-name="Verbatim_20_Char"><text:span text:style-name="T1"> muc32_dclasukNotworkingorunemployed <text:s text:c="17"/>0.38 <text:s text:c="5"/>0.27 <text:s text:c="3"/>-0.17 <text:s text:c="4"/>0.91 1.00 <text:s text:c="4"/>7413 <text:s text:c="4"/>5124</text:span></text:span><text:span text:style-name="Default_20_Paragraph_20_Font"><text:span text:style-name="T1"><text:line-break/></text:span></text:span><text:span text:style-name="Verbatim_20_Char"><text:span text:style-name="T1"> muc32_dagegrp25M34 <text:s text:c="34"/>0.10 <text:s text:c="5"/>0.38 <text:s text:c="3"/>-0.63 <text:s text:c="4"/>0.86 1.00 <text:s text:c="4"/>4872 <text:s text:c="4"/>4364</text:span></text:span><text:span text:style-name="Default_20_Paragraph_20_Font"><text:span text:style-name="T1"><text:line-break/></text:span></text:span><text:span text:style-name="Verbatim_20_Char"><text:span text:style-name="T1"> muc32_dagegrp35M44 <text:s text:c="34"/>0.20 <text:s text:c="5"/>0.37 <text:s text:c="3"/>-0.52 <text:s text:c="4"/>0.95 1.00 <text:s text:c="4"/>4555 <text:s text:c="4"/>4345</text:span></text:span><text:span text:style-name="Default_20_Paragraph_20_Font"><text:span text:style-name="T1"><text:line-break/></text:span></text:span><text:span text:style-name="Verbatim_20_Char"><text:span text:style-name="T1"> muc32_dagegrp45M54 <text:s text:c="34"/>0.27 <text:s text:c="5"/>0.36 <text:s text:c="3"/>-0.41 <text:s text:c="4"/>1.01 1.00 <text:s text:c="4"/>4182 <text:s text:c="4"/>3936</text:span></text:span><text:span text:style-name="Default_20_Paragraph_20_Font"><text:span text:style-name="T1"><text:line-break/></text:span></text:span><text:span text:style-name="Verbatim_20_Char"><text:span text:style-name="T1"> muc32_dagegrp55M64 <text:s text:c="34"/>1.11 <text:s text:c="5"/>0.35 <text:s text:c="4"/>0.45 <text:s text:c="4"/>1.84 1.00 <text:s text:c="4"/>3920 <text:s text:c="4"/>4203</text:span></text:span><text:span text:style-name="Default_20_Paragraph_20_Font"><text:span text:style-name="T1"><text:line-break/></text:span></text:span><text:span text:style-name="Verbatim_20_Char"><text:span text:style-name="T1"> muc32_has_kidsNoChildren <text:s text:c="27"/>-0.19 <text:s text:c="5"/>0.21 <text:s text:c="3"/>-0.61 <text:s text:c="4"/>0.24 1.00 <text:s text:c="4"/>8609 <text:s text:c="4"/>4541</text:span></text:span><text:span text:style-name="Default_20_Paragraph_20_Font"><text:span text:style-name="T1"><text:line-break/></text:span></text:span><text:span text:style-name="Verbatim_20_Char"><text:span text:style-name="T1"> muUnpaidAndLeisure_dclasukIntermediate <text:s text:c="14"/>0.13 <text:s text:c="5"/>0.22 <text:s text:c="3"/>-0.31 <text:s text:c="4"/>0.55 1.00 <text:s text:c="4"/>7725 <text:s text:c="4"/>4257</text:span></text:span><text:span text:style-name="Default_20_Paragraph_20_Font"><text:span text:style-name="T1"><text:line-break/></text:span></text:span><text:span text:style-name="Verbatim_20_Char"><text:span text:style-name="T1"> muUnpaidAndLeisure_dclasukRoutine <text:s text:c="19"/>0.08 <text:s text:c="5"/>0.23 <text:s text:c="3"/>-0.36 <text:s text:c="4"/>0.52 1.00 <text:s text:c="4"/>7831 <text:s text:c="4"/>5160</text:span></text:span><text:span text:style-name="Default_20_Paragraph_20_Font"><text:span text:style-name="T1"><text:line-break/></text:span></text:span><text:span text:style-name="Verbatim_20_Char"><text:span text:style-name="T1"> muUnpaidAndLeisure_dclasukNotworkingorunemployed <text:s text:c="4"/>0.28 <text:s text:c="5"/>0.26 <text:s text:c="3"/>-0.23 <text:s text:c="4"/>0.77 1.00 <text:s text:c="4"/>7711 <text:s text:c="4"/>4473</text:span></text:span><text:span text:style-name="Default_20_Paragraph_20_Font"><text:span text:style-name="T1"><text:line-break/></text:span></text:span><text:span text:style-name="Verbatim_20_Char"><text:span text:style-name="T1"> muUnpaidAndLeisure_dagegrp25M34 <text:s text:c="21"/>0.48 <text:s text:c="5"/>0.44 <text:s text:c="3"/>-0.35 <text:s text:c="4"/>1.37 1.00 <text:s text:c="4"/>4479 <text:s text:c="4"/>3959</text:span></text:span><text:span text:style-name="Default_20_Paragraph_20_Font"><text:span text:style-name="T1"><text:line-break/></text:span></text:span><text:span text:style-name="Verbatim_20_Char"><text:span text:style-name="T1"> muUnpaidAndLeisure_dagegrp35M44 <text:s text:c="21"/>0.85 <text:s text:c="5"/>0.41 <text:s text:c="4"/>0.09 <text:s text:c="4"/>1.69 1.00 <text:s text:c="4"/>4055 <text:s text:c="4"/>3929</text:span></text:span><text:span text:style-name="Default_20_Paragraph_20_Font"><text:span text:style-name="T1"><text:line-break/></text:span></text:span><text:span text:style-name="Verbatim_20_Char"><text:span text:style-name="T1"> muUnpaidAndLeisure_dagegrp45M54 <text:s text:c="21"/>1.05 <text:s text:c="5"/>0.40 <text:s text:c="4"/>0.29 <text:s text:c="4"/>1.88 1.00 <text:s text:c="4"/>4187 <text:s text:c="4"/>3638</text:span></text:span><text:span text:style-name="Default_20_Paragraph_20_Font"><text:span text:style-name="T1"><text:line-break/></text:span></text:span><text:span text:style-name="Verbatim_20_Char"><text:span text:style-name="T1"> muUnpaidAndLeisure_dagegrp55M64 <text:s text:c="21"/>1.96 <text:s text:c="5"/>0.40 <text:s text:c="4"/>1.21 <text:s text:c="4"/>2.78 1.00 <text:s text:c="4"/>4067 <text:s text:c="4"/>4223</text:span></text:span><text:span text:style-name="Default_20_Paragraph_20_Font"><text:span text:style-name="T1"><text:line-break/></text:span></text:span><text:span text:style-name="Verbatim_20_Char"><text:span text:style-name="T1"> muUnpaidAndLeisure_has_kidsNoChildren <text:s text:c="14"/>-0.64 <text:s text:c="5"/>0.19 <text:s text:c="3"/>-1.02 <text:s text:c="3"/>-0.27 1.00 <text:s text:c="4"/>8584 <text:s text:c="4"/>4129</text:span></text:span><text:span text:style-name="Default_20_Paragraph_20_Font"><text:span text:style-name="T1"><text:line-break/></text:span></text:span><text:span text:style-name="Verbatim_20_Char"><text:span text:style-name="T1"> muUnpaidWorkday_dclasukIntermediate <text:s text:c="17"/>0.19 <text:s text:c="5"/>0.22 <text:s text:c="3"/>-0.26 <text:s text:c="4"/>0.62 1.00 <text:s text:c="4"/>7339 <text:s text:c="4"/>4953</text:span></text:span><text:span text:style-name="Default_20_Paragraph_20_Font"><text:span text:style-name="T1"><text:line-break/></text:span></text:span><text:span text:style-name="Verbatim_20_Char"><text:span text:style-name="T1"> muUnpaidWorkday_dclasukRoutine <text:s text:c="21"/>-0.08 <text:s text:c="5"/>0.25 <text:s text:c="3"/>-0.56 <text:s text:c="4"/>0.40 1.00 <text:s text:c="4"/>7373 <text:s text:c="4"/>4696</text:span></text:span><text:span text:style-name="Default_20_Paragraph_20_Font"><text:span text:style-name="T1"><text:line-break/></text:span></text:span><text:span text:style-name="Verbatim_20_Char"><text:span text:style-name="T1"> muUnpaidWorkday_dclasukNotworkingorunemployed <text:s text:c="7"/>0.69 <text:s text:c="5"/>0.24 <text:s text:c="4"/>0.22 <text:s text:c="4"/>1.14 1.00 <text:s text:c="4"/>6142 <text:s text:c="4"/>4690</text:span></text:span><text:span text:style-name="Default_20_Paragraph_20_Font"><text:span text:style-name="T1"><text:line-break/></text:span></text:span><text:span text:style-name="Verbatim_20_Char"><text:span text:style-name="T1"> muUnpaidWorkday_dagegrp25M34 <text:s text:c="24"/>1.28 <text:s text:c="5"/>0.43 <text:s text:c="4"/>0.48 <text:s text:c="4"/>2.15 1.00 <text:s text:c="4"/>3500 <text:s text:c="4"/>3731</text:span></text:span><text:span text:style-name="Default_20_Paragraph_20_Font"><text:span text:style-name="T1"><text:line-break/></text:span></text:span><text:span text:style-name="Verbatim_20_Char"><text:span text:style-name="T1"> muUnpaidWorkday_dagegrp35M44 <text:s text:c="24"/>1.08 <text:s text:c="5"/>0.43 <text:s text:c="4"/>0.29 <text:s text:c="4"/>1.97 1.00 <text:s text:c="4"/>3658 <text:s text:c="4"/>3579</text:span></text:span><text:span text:style-name="Default_20_Paragraph_20_Font"><text:span text:style-name="T1"><text:line-break/></text:span></text:span><text:span text:style-name="Verbatim_20_Char"><text:span text:style-name="T1"> muUnpaidWorkday_dagegrp45M54 <text:s text:c="24"/>0.78 <text:s text:c="5"/>0.45 <text:s text:c="3"/>-0.07 <text:s text:c="4"/>1.70 1.00 <text:s text:c="4"/>3547 <text:s text:c="4"/>3920</text:span></text:span><text:span text:style-name="Default_20_Paragraph_20_Font"><text:span text:style-name="T1"><text:line-break/></text:span></text:span><text:span text:style-name="Verbatim_20_Char"><text:span text:style-name="T1"> muUnpaidWorkday_dagegrp55M64 <text:s text:c="24"/>2.05 <text:s text:c="5"/>0.43 <text:s text:c="4"/>1.25 <text:s text:c="4"/>2.95 1.00 <text:s text:c="4"/>3597 <text:s text:c="4"/>3510</text:span></text:span><text:span text:style-name="Default_20_Paragraph_20_Font"><text:span text:style-name="T1"><text:line-break/></text:span></text:span><text:span text:style-name="Verbatim_20_Char"><text:span text:style-name="T1"> muUnpaidWorkday_has_kidsNoChildren <text:s text:c="17"/>-1.17 <text:s text:c="5"/>0.19 <text:s text:c="3"/>-1.55 <text:s text:c="3"/>-0.79 1.00 <text:s text:c="4"/>8076 <text:s text:c="4"/>362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2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9"/>Estimate.muc32_Intercept Est.Error.muc32_Intercept Q2.5.muc32_Intercept Q97.5.muc32_Intercept Estimate.muUnpaidAndLeisure_Intercept Est.Error.muUnpaidAndLeisure_Intercept Q2.5.muUnpaidAndLeisure_Intercept Q97.5.muUnpaidAndLeisure_Intercept Estimate.muUnpaidWorkday_Intercept</text:span></text:span><text:span text:style-name="Default_20_Paragraph_20_Font"><text:span text:style-name="T1"><text:line-break/></text:span></text:span><text:span text:style-name="Verbatim_20_Char"><text:span text:style-name="T1"> Female_2016 <text:s text:c="25"/>-0.164 <text:s text:c="20"/>0.338 <text:s text:c="14"/>-0.864 <text:s text:c="16"/>0.479 <text:s text:c="32"/>0.176 <text:s text:c="33"/>0.334 <text:s text:c="27"/>-0.489 <text:s text:c="29"/>0.856 <text:s text:c="29"/>0.324</text:span></text:span><text:span text:style-name="Default_20_Paragraph_20_Font"><text:span text:style-name="T1"><text:line-break/></text:span></text:span><text:span text:style-name="Verbatim_20_Char"><text:span text:style-name="T1"> Female_August 2020 <text:s text:c="19"/>0.366 <text:s text:c="20"/>0.325 <text:s text:c="14"/>-0.259 <text:s text:c="16"/>1.034 <text:s text:c="32"/>0.340 <text:s text:c="33"/>0.335 <text:s text:c="27"/>-0.311 <text:s text:c="29"/>1.007 <text:s text:c="29"/>0.062</text:span></text:span><text:span text:style-name="Default_20_Paragraph_20_Font"><text:span text:style-name="T1"><text:line-break/></text:span></text:span><text:span text:style-name="Verbatim_20_Char"><text:span text:style-name="T1"> Female_June 2020 <text:s text:c="21"/>0.752 <text:s text:c="20"/>0.320 <text:s text:c="15"/>0.130 <text:s text:c="16"/>1.394 <text:s text:c="32"/>0.452 <text:s text:c="33"/>0.341 <text:s text:c="27"/>-0.221 <text:s text:c="29"/>1.140 <text:s text:c="29"/>0.305</text:span></text:span><text:span text:style-name="Default_20_Paragraph_20_Font"><text:span text:style-name="T1"><text:line-break/></text:span></text:span><text:span text:style-name="Verbatim_20_Char"><text:span text:style-name="T1"> Male_2016 <text:s text:c="27"/>-0.767 <text:s text:c="20"/>0.387 <text:s text:c="14"/>-1.613 <text:s text:c="15"/>-0.086 <text:s text:c="31"/>-1.269 <text:s text:c="33"/>0.439 <text:s text:c="27"/>-2.220 <text:s text:c="28"/>-0.522 <text:s text:c="28"/></text:span></text:span><text:soft-page-break/><text:span text:style-name="Verbatim_20_Char"><text:span text:style-name="T1">-0.400</text:span></text:span><text:span text:style-name="Default_20_Paragraph_20_Font"><text:span text:style-name="T1"><text:line-break/></text:span></text:span><text:span text:style-name="Verbatim_20_Char"><text:span text:style-name="T1"> Male_August 2020 <text:s text:c="20"/>-0.546 <text:s text:c="20"/>0.355 <text:s text:c="14"/>-1.318 <text:s text:c="16"/>0.103 <text:s text:c="31"/>-0.232 <text:s text:c="33"/>0.339 <text:s text:c="27"/>-0.926 <text:s text:c="29"/>0.427 <text:s text:c="28"/>-0.609</text:span></text:span><text:span text:style-name="Default_20_Paragraph_20_Font"><text:span text:style-name="T1"><text:line-break/></text:span></text:span><text:span text:style-name="Verbatim_20_Char"><text:span text:style-name="T1"> Male_June 2020 <text:s text:c="23"/>0.058 <text:s text:c="20"/>0.326 <text:s text:c="14"/>-0.623 <text:s text:c="16"/>0.696 <text:s text:c="32"/>0.180 <text:s text:c="33"/>0.332 <text:s text:c="27"/>-0.489 <text:s text:c="29"/>0.840 <text:s text:c="29"/>0.138</text:span></text:span><text:span text:style-name="Default_20_Paragraph_20_Font"><text:span text:style-name="T1"><text:line-break/></text:span></text:span><text:span text:style-name="Verbatim_20_Char"><text:span text:style-name="T1"> <text:s text:c="19"/>Est.Error.muUnpaidWorkday_Intercept Q2.5.muUnpaidWorkday_Intercept Q97.5.muUnpaidWorkday_Intercept</text:span></text:span><text:span text:style-name="Default_20_Paragraph_20_Font"><text:span text:style-name="T1"><text:line-break/></text:span></text:span><text:span text:style-name="Verbatim_20_Char"><text:span text:style-name="T1"> Female_2016 <text:s text:c="37"/>0.260 <text:s text:c="24"/>-0.172 <text:s text:c="26"/>0.861</text:span></text:span><text:span text:style-name="Default_20_Paragraph_20_Font"><text:span text:style-name="T1"><text:line-break/></text:span></text:span><text:span text:style-name="Verbatim_20_Char"><text:span text:style-name="T1"> Female_August 2020 <text:s text:c="30"/>0.264 <text:s text:c="24"/>-0.466 <text:s text:c="26"/>0.589</text:span></text:span><text:span text:style-name="Default_20_Paragraph_20_Font"><text:span text:style-name="T1"><text:line-break/></text:span></text:span><text:span text:style-name="Verbatim_20_Char"><text:span text:style-name="T1"> Female_June 2020 <text:s text:c="32"/>0.266 <text:s text:c="24"/>-0.200 <text:s text:c="26"/>0.841</text:span></text:span><text:span text:style-name="Default_20_Paragraph_20_Font"><text:span text:style-name="T1"><text:line-break/></text:span></text:span><text:span text:style-name="Verbatim_20_Char"><text:span text:style-name="T1"> Male_2016 <text:s text:c="39"/>0.292 <text:s text:c="24"/>-1.038 <text:s text:c="26"/>0.107</text:span></text:span><text:span text:style-name="Default_20_Paragraph_20_Font"><text:span text:style-name="T1"><text:line-break/></text:span></text:span><text:span text:style-name="Verbatim_20_Char"><text:span text:style-name="T1"> Male_August 2020 <text:s text:c="32"/>0.311 <text:s text:c="24"/>-1.274 <text:s text:c="25"/>-0.056</text:span></text:span><text:span text:style-name="Default_20_Paragraph_20_Font"><text:span text:style-name="T1"><text:line-break/></text:span></text:span><text:span text:style-name="Verbatim_20_Char"><text:span text:style-name="T1"> Male_June 2020 <text:s text:c="34"/>0.256 <text:s text:c="24"/>-0.363 <text:s text:c="26"/>0.65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2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c32 = logit; muUnpaidAndLeisure = logit; muUnpaidWorkday = logit </text:span></text:span><text:span text:style-name="Default_20_Paragraph_20_Font"><text:span text:style-name="T1"><text:line-break/></text:span></text:span><text:span text:style-name="Verbatim_20_Char"><text:span text:style-name="T1"> Formula: unpaid_cluster | weights(crudewt2) ~ dclasuk + dagegrp + has_kids + workday + (1 | sex:survey:in_work) </text:span></text:span><text:span text:style-name="Default_20_Paragraph_20_Font"><text:span text:style-name="T1"><text:line-break/></text:span></text:span><text:span text:style-name="Verbatim_20_Char"><text:span text:style-name="T1"> <text:s text:c="3"/>Data: NULL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c32 ~ normal(0, 2)</text:span></text:span><text:span text:style-name="Default_20_Paragraph_20_Font"><text:span text:style-name="T1"><text:line-break/></text:span></text:span><text:span text:style-name="Verbatim_20_Char"><text:span text:style-name="T1"> b_muUnpaidAndLeisure ~ normal(0, 2)</text:span></text:span><text:span text:style-name="Default_20_Paragraph_20_Font"><text:span text:style-name="T1"><text:line-break/></text:span></text:span><text:span text:style-name="Verbatim_20_Char"><text:span text:style-name="T1"> b_muUnpaidWorkday ~ normal(0, 2)</text:span></text:span><text:span text:style-name="Default_20_Paragraph_20_Font"><text:span text:style-name="T1"><text:line-break/></text:span></text:span><text:span text:style-name="Verbatim_20_Char"><text:span text:style-name="T1"> Intercept_muc32 ~ normal(0, 2)</text:span></text:span><text:span text:style-name="Default_20_Paragraph_20_Font"><text:span text:style-name="T1"><text:line-break/></text:span></text:span><text:span text:style-name="Verbatim_20_Char"><text:span text:style-name="T1"> Intercept_muUnpaidAndLeisure ~ normal(0, 2)</text:span></text:span><text:span text:style-name="Default_20_Paragraph_20_Font"><text:span text:style-name="T1"><text:line-break/></text:span></text:span><text:span text:style-name="Verbatim_20_Char"><text:span text:style-name="T1"> Intercept_muUnpaidWorkday ~ normal(0, 2)</text:span></text:span><text:span text:style-name="Default_20_Paragraph_20_Font"><text:span text:style-name="T1"><text:line-break/></text:span></text:span><text:span text:style-name="Verbatim_20_Char"><text:span text:style-name="T1"> sd_muc32 ~ exponential(3)</text:span></text:span><text:span text:style-name="Default_20_Paragraph_20_Font"><text:span text:style-name="T1"><text:line-break/></text:span></text:span><text:span text:style-name="Verbatim_20_Char"><text:span text:style-name="T1"> sd_muUnpaidAndLeisure ~ exponential(3)</text:span></text:span><text:span text:style-name="Default_20_Paragraph_20_Font"><text:span text:style-name="T1"><text:line-break/></text:span></text:span><text:span text:style-name="Verbatim_20_Char"><text:span text:style-name="T1"> sd_muUnpaidWorkday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survey:in_work (Number of levels: 12) </text:span></text:span><text:span text:style-name="Default_20_Paragraph_20_Font"><text:span text:style-name="T1"><text:line-break/></text:span></text:span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c32_Intercept) <text:s text:c="17"/>0.47 <text:s text:c="5"/>0.16 <text:s text:c="4"/>0.20 <text:s text:c="4"/>0.83 1.00 <text:s text:c="4"/>2850 <text:s text:c="4"/>2646</text:span></text:span><text:span text:style-name="Default_20_Paragraph_20_Font"><text:span text:style-name="T1"><text:line-break/></text:span></text:span><text:span text:style-name="Verbatim_20_Char"><text:span text:style-name="T1"> sd(muUnpaidAndLeisure_Intercept) <text:s text:c="4"/>0.43 <text:s text:c="5"/>0.19 <text:s text:c="4"/>0.08 <text:s text:c="4"/>0.87 1.00 <text:s text:c="4"/>1661 <text:s text:c="4"/>1605</text:span></text:span><text:span text:style-name="Default_20_Paragraph_20_Font"><text:span text:style-name="T1"><text:line-break/></text:span></text:span><text:span text:style-name="Verbatim_20_Char"><text:span text:style-name="T1"> sd(muUnpaidWorkday_Intercept) <text:s text:c="7"/>0.25 <text:s text:c="5"/>0.15 <text:s text:c="4"/>0.01 <text:s text:c="4"/>0.57 1.00 <text:s text:c="4"/>1680 <text:s text:c="4"/>196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49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c32_Intercept <text:s text:c="36"/>-2.38 <text:s text:c="5"/>0.41 <text:s text:c="3"/>-3.22 <text:s text:c="3"/>-1.61 1.00 <text:s text:c="4"/>4519 <text:s text:c="4"/>4329</text:span></text:span><text:span text:style-name="Default_20_Paragraph_20_Font"><text:span text:style-name="T1"><text:line-break/></text:span></text:span><text:span text:style-name="Verbatim_20_Char"><text:span text:style-name="T1"> muUnpaidAndLeisure_Intercept <text:s text:c="23"/>-2.49 <text:s text:c="5"/>0.43 <text:s text:c="3"/>-3.39 <text:s text:c="3"/>-1.68 1.00 <text:s text:c="4"/>4040 <text:s text:c="4"/>3997</text:span></text:span><text:span text:style-name="Default_20_Paragraph_20_Font"><text:span text:style-name="T1"><text:line-break/></text:span></text:span><text:span text:style-name="Verbatim_20_Char"><text:span text:style-name="T1"> muUnpaidWorkday_Intercept <text:s text:c="26"/>-2.44 <text:s text:c="5"/>0.45 <text:s text:c="3"/>-3.31 <text:s text:c="3"/>-1.61 1.00 <text:s text:c="4"/>3817 <text:s text:c="4"/>3909</text:span></text:span><text:span text:style-name="Default_20_Paragraph_20_Font"><text:span text:style-name="T1"><text:line-break/></text:span></text:span><text:span text:style-name="Verbatim_20_Char"><text:span text:style-name="T1"> muc32_dclasukIntermediate <text:s text:c="27"/>0.18 <text:s text:c="5"/>0.25 <text:s text:c="3"/>-0.32 <text:s text:c="4"/>0.69 1.00 <text:s text:c="4"/>8008 <text:s text:c="4"/>4987</text:span></text:span><text:span text:style-name="Default_20_Paragraph_20_Font"><text:span text:style-name="T1"><text:line-break/></text:span></text:span><text:span text:style-name="Verbatim_20_Char"><text:span text:style-name="T1"> muc32_dclasukRoutine <text:s text:c="31"/>-0.32 <text:s text:c="5"/>0.28 <text:s text:c="3"/>-0.87 <text:s text:c="4"/>0.22 1.00 <text:s text:c="4"/>9766 <text:s text:c="4"/>4786</text:span></text:span><text:span text:style-name="Default_20_Paragraph_20_Font"><text:span text:style-name="T1"><text:line-break/></text:span></text:span><text:span text:style-name="Verbatim_20_Char"><text:span text:style-name="T1"> muc32_dclasukNotworkingorunemployed <text:s text:c="16"/>-0.28 <text:s text:c="5"/>0.30 <text:s text:c="3"/>-0.89 <text:s text:c="4"/>0.29 1.00 <text:s text:c="4"/>8816 <text:s text:c="4"/>4968</text:span></text:span><text:span text:style-name="Default_20_Paragraph_20_Font"><text:span text:style-name="T1"><text:line-break/></text:span></text:span><text:span text:style-name="Verbatim_20_Char"><text:span text:style-name="T1"> muc32_dagegrp25M34 <text:s text:c="34"/>0.26 <text:s text:c="5"/>0.40 <text:s text:c="3"/>-0.53 <text:s text:c="4"/>1.09 1.00 <text:s text:c="4"/>4668 <text:s text:c="4"/>4341</text:span></text:span><text:span text:style-name="Default_20_Paragraph_20_Font"><text:span text:style-name="T1"><text:line-break/></text:span></text:span><text:span text:style-name="Verbatim_20_Char"><text:span text:style-name="T1"> muc32_dagegrp35M44 <text:s text:c="34"/>0.29 <text:s text:c="5"/>0.38 <text:s text:c="3"/>-0.45 <text:s text:c="4"/>1.07 1.00 <text:s text:c="4"/>4324 <text:s text:c="4"/>4192</text:span></text:span><text:span text:style-name="Default_20_Paragraph_20_Font"><text:span text:style-name="T1"><text:line-break/></text:span></text:span><text:span text:style-name="Verbatim_20_Char"><text:span text:style-name="T1"> muc32_dagegrp45M54 <text:s text:c="34"/>0.37 <text:s text:c="5"/>0.38 <text:s text:c="3"/>-0.36 <text:s text:c="4"/>1.12 1.00 <text:s text:c="4"/>4178 <text:s text:c="4"/>4238</text:span></text:span><text:span text:style-name="Default_20_Paragraph_20_Font"><text:span text:style-name="T1"><text:line-break/></text:span></text:span><text:span text:style-name="Verbatim_20_Char"><text:span text:style-name="T1"> muc32_dagegrp55M64 <text:s text:c="34"/>0.98 <text:s text:c="5"/>0.36 <text:s text:c="4"/>0.29 <text:s text:c="4"/>1.71 1.00 <text:s text:c="4"/>4019 <text:s text:c="4"/>4072</text:span></text:span><text:span text:style-name="Default_20_Paragraph_20_Font"><text:span text:style-name="T1"><text:line-break/></text:span></text:span><text:span text:style-name="Verbatim_20_Char"><text:span text:style-name="T1"> muc32_has_kidsNoChildren <text:s text:c="27"/>-0.32 <text:s text:c="5"/>0.22 <text:s text:c="3"/>-0.75 <text:s text:c="4"/>0.12 1.00 <text:s text:c="3"/>12145 <text:s text:c="4"/>4522</text:span></text:span><text:span text:style-name="Default_20_Paragraph_20_Font"><text:span text:style-name="T1"><text:line-break/></text:span></text:span><text:span text:style-name="Verbatim_20_Char"><text:span text:style-name="T1"> muc32_workdayWorkday <text:s text:c="31"/>-4.41 <text:s text:c="5"/>0.83 <text:s text:c="3"/>-6.30 <text:s text:c="3"/>-3.02 1.00 <text:s text:c="4"/>6900 <text:s text:c="4"/>3869</text:span></text:span><text:span text:style-name="Default_20_Paragraph_20_Font"><text:span text:style-name="T1"><text:line-break/></text:span></text:span><text:span text:style-name="Verbatim_20_Char"><text:span text:style-name="T1"> muUnpaidAndLeisure_dclasukIntermediate <text:s text:c="14"/>0.18 <text:s text:c="5"/>0.23 <text:s text:c="3"/>-0.27 <text:s text:c="4"/>0.62 1.00 <text:s text:c="4"/>9286 <text:s text:c="4"/>5281</text:span></text:span><text:span text:style-name="Default_20_Paragraph_20_Font"><text:span text:style-name="T1"><text:line-break/></text:span></text:span><text:span text:style-name="Verbatim_20_Char"><text:span text:style-name="T1"> muUnpaidAndLeisure_dclasukRoutine <text:s text:c="18"/>-0.11 <text:s text:c="5"/>0.24 <text:s text:c="3"/>-0.58 <text:s text:c="4"/>0.35 1.00 <text:s text:c="4"/>9102 <text:s text:c="4"/>4492</text:span></text:span><text:span text:style-name="Default_20_Paragraph_20_Font"><text:span text:style-name="T1"><text:line-break/></text:span></text:span><text:span text:style-name="Verbatim_20_Char"><text:span text:style-name="T1"> muUnpaidAndLeisure_dclasukNotworkingorunemployed <text:s text:c="3"/>-0.41 <text:s text:c="5"/>0.30 <text:s text:c="3"/>-1.02 <text:s text:c="4"/>0.17 1.00 <text:s text:c="4"/>6142 <text:s text:c="4"/>4292</text:span></text:span><text:span text:style-name="Default_20_Paragraph_20_Font"><text:span text:style-name="T1"><text:line-break/></text:span></text:span><text:span text:style-name="Verbatim_20_Char"><text:span text:style-name="T1"> muUnpaidAndLeisure_dagegrp25M34 <text:s text:c="21"/>0.58 <text:s text:c="5"/>0.44 <text:s text:c="3"/>-0.26 <text:s text:c="4"/>1.46 1.00 <text:s text:c="4"/>4076 <text:s text:c="4"/>4190</text:span></text:span><text:span text:style-name="Default_20_Paragraph_20_Font"><text:span text:style-name="T1"><text:line-break/></text:span></text:span><text:span text:style-name="Verbatim_20_Char"><text:span text:style-name="T1"> muUnpaidAndLeisure_dagegrp35M44 <text:s text:c="21"/>0.86 <text:s text:c="5"/>0.42 <text:s text:c="4"/>0.06 <text:s text:c="4"/>1.71 1.00 <text:s text:c="4"/>4042 <text:s text:c="4"/>3975</text:span></text:span><text:span text:style-name="Default_20_Paragraph_20_Font"><text:span text:style-name="T1"><text:line-break/></text:span></text:span><text:span text:style-name="Verbatim_20_Char"><text:span text:style-name="T1"> muUnpaidAndLeisure_dagegrp45M54 <text:s text:c="21"/>1.08 <text:s text:c="5"/>0.42 <text:s text:c="4"/>0.30 <text:s text:c="4"/>1.95 1.00 <text:s text:c="4"/>3978 <text:s text:c="4"/>3605</text:span></text:span><text:span text:style-name="Default_20_Paragraph_20_Font"><text:span text:style-name="T1"><text:line-break/></text:span></text:span><text:span text:style-name="Verbatim_20_Char"><text:span text:style-name="T1"> muUnpaidAndLeisure_dagegrp55M64 <text:s text:c="21"/>1.81 <text:s text:c="5"/>0.40 <text:s text:c="4"/>1.07 <text:s text:c="4"/>2.64 1.00 <text:s text:c="4"/>3875 <text:s text:c="4"/>3842</text:span></text:span><text:span text:style-name="Default_20_Paragraph_20_Font"><text:span text:style-name="T1"><text:line-break/></text:span></text:span><text:span text:style-name="Verbatim_20_Char"><text:span text:style-name="T1"> muUnpaidAndLeisure_has_kidsNoChildren <text:s text:c="14"/>-0.77 <text:s text:c="5"/>0.20 <text:s text:c="3"/>-1.17 <text:s text:c="3"/>-0.38 1.00 <text:s text:c="3"/>11535 <text:s text:c="4"/>4676</text:span></text:span><text:span text:style-name="Default_20_Paragraph_20_Font"><text:span text:style-name="T1"><text:line-break/></text:span></text:span><text:span text:style-name="Verbatim_20_Char"><text:span text:style-name="T1"> muUnpaidAndLeisure_workdayWorkday <text:s text:c="18"/>-4.71 <text:s text:c="5"/>0.81 <text:s text:c="3"/>-6.48 <text:s text:c="3"/>-3.34 1.00 <text:s text:c="4"/>5833 <text:s text:c="4"/>3535</text:span></text:span><text:span text:style-name="Default_20_Paragraph_20_Font"><text:span text:style-name="T1"><text:line-break/></text:span></text:span><text:span text:style-name="Verbatim_20_Char"><text:span text:style-name="T1"> muUnpaidWorkday_dclasukIntermediate <text:s text:c="17"/>0.25 <text:s text:c="5"/>0.24 <text:s text:c="3"/>-0.23 <text:s text:c="4"/>0.73 1.00 <text:s text:c="4"/>8447 <text:s text:c="4"/>4657</text:span></text:span><text:span text:style-name="Default_20_Paragraph_20_Font"><text:span text:style-name="T1"><text:line-break/></text:span></text:span><text:span text:style-name="Verbatim_20_Char"><text:span text:style-name="T1"> muUnpaidWorkday_dclasukRoutine <text:s text:c="21"/>-0.27 <text:s text:c="5"/>0.26 <text:s text:c="3"/>-0.77 <text:s text:c="4"/>0.23 1.00 <text:s text:c="3"/>10147 <text:s text:c="4"/>5091</text:span></text:span><text:span text:style-name="Default_20_Paragraph_20_Font"><text:span text:style-name="T1"><text:line-break/></text:span></text:span><text:span text:style-name="Verbatim_20_Char"><text:span text:style-name="T1"> muUnpaidWorkday_dclasukNotworkingorunemployed <text:s text:c="7"/>0.11 <text:s text:c="5"/>0.27 <text:s text:c="3"/>-0.42 <text:s text:c="4"/>0.63 1.00 <text:s text:c="4"/>7901 <text:s text:c="4"/>4690</text:span></text:span><text:span text:style-name="Default_20_Paragraph_20_Font"><text:span text:style-name="T1"><text:line-break/></text:span></text:span><text:span text:style-name="Verbatim_20_Char"><text:span text:style-name="T1"> muUnpaidWorkday_dagegrp25M34 <text:s text:c="24"/>1.34 <text:s text:c="5"/>0.44 <text:s text:c="4"/>0.53 <text:s text:c="4"/>2.23 1.00 <text:s text:c="4"/>3634 <text:s text:c="4"/>3930</text:span></text:span><text:span text:style-name="Default_20_Paragraph_20_Font"><text:span text:style-name="T1"><text:line-break/></text:span></text:span><text:span text:style-name="Verbatim_20_Char"><text:span text:style-name="T1"> muUnpaidWorkday_dagegrp35M44 <text:s text:c="24"/>1.06 <text:s text:c="5"/>0.44 <text:s text:c="4"/>0.26 <text:s text:c="4"/>1.95 1.00 <text:s text:c="4"/>3544 <text:s text:c="4"/>3887</text:span></text:span><text:span text:style-name="Default_20_Paragraph_20_Font"><text:span text:style-name="T1"><text:line-break/></text:span></text:span><text:span text:style-name="Verbatim_20_Char"><text:span text:style-name="T1"> muUnpaidWorkday_dagegrp45M54 <text:s text:c="24"/>0.79 <text:s text:c="5"/>0.45 <text:s text:c="3"/>-0.06 <text:s text:c="4"/>1.69 1.00 <text:s text:c="4"/>3583 <text:s text:c="4"/>3649</text:span></text:span><text:span text:style-name="Default_20_Paragraph_20_Font"><text:span text:style-name="T1"><text:line-break/></text:span></text:span><text:span text:style-name="Verbatim_20_Char"><text:span text:style-name="T1"> muUnpaidWorkday_dagegrp55M64 <text:s text:c="24"/>1.86 <text:s text:c="5"/>0.43 <text:s text:c="4"/>1.06 <text:s text:c="4"/>2.74 1.00 <text:s text:c="4"/>3667 <text:s text:c="4"/>3911</text:span></text:span><text:span text:style-name="Default_20_Paragraph_20_Font"><text:span text:style-name="T1"><text:line-break/></text:span></text:span><text:span text:style-name="Verbatim_20_Char"><text:span text:style-name="T1"> muUnpaidWorkday_has_kidsNoChildren <text:s text:c="17"/>-1.27 <text:s text:c="5"/>0.20 <text:s text:c="3"/>-1.66 <text:s text:c="3"/>-0.89 1.00 <text:s text:c="3"/>12238 <text:s text:c="4"/>4335</text:span></text:span><text:span text:style-name="Default_20_Paragraph_20_Font"><text:span text:style-name="T1"><text:line-break/></text:span></text:span><text:span text:style-name="Verbatim_20_Char"><text:span text:style-name="T1"> muUnpaidWorkday_workdayWorkday <text:s text:c="21"/>-4.74 <text:s text:c="5"/>0.82 <text:s text:c="3"/>-6.54 <text:s text:c="3"/>-3.38 1.00 <text:s text:c="4"/>6707 <text:s text:c="4"/>366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2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1"/>Estimate.muc32_Intercept Est.Error.muc32_Intercept Q2.5.muc32_Intercept Q97.5.muc32_Intercept Estimate.muUnpaidAndLeisure_Intercept Est.Error.muUnpaidAndLeisure_Intercept Q2.5.muUnpaidAndLeisure_Intercept Q97.5.muUnpaidAndLeisure_Intercept</text:span></text:span><text:span text:style-name="Default_20_Paragraph_20_Font"><text:span text:style-name="T1"><text:line-break/></text:span></text:span><text:span text:style-name="Verbatim_20_Char"><text:span text:style-name="T1"> Female_2016_Not Working <text:s text:c="26"/>0.067 <text:s text:c="20"/>0.339 <text:s text:c="14"/>-0.606 <text:s text:c="16"/>0.741 <text:s text:c="32"/>0.345 <text:s text:c="33"/>0.346 <text:s text:c="27"/>-0.244 <text:s text:c="29"/>1.102</text:span></text:span><text:span text:style-name="Default_20_Paragraph_20_Font"><text:span text:style-name="T1"><text:line-break/></text:span></text:span><text:span text:style-name="Verbatim_20_Char"><text:span text:style-name="T1"> Female_2016_Working <text:s text:c="29"/>-0.252 <text:s text:c="20"/>0.292 <text:s text:c="14"/>-0.861 <text:s text:c="16"/>0.287 <text:s text:c="31"/>-0.029 <text:s text:c="33"/>0.246 <text:s text:c="27"/>-0.537 <text:s text:c="29"/>0.461</text:span></text:span><text:span text:style-name="Default_20_Paragraph_20_Font"><text:span text:style-name="T1"><text:line-break/></text:span></text:span><text:span text:style-name="Verbatim_20_Char"><text:span text:style-name="T1"> Female_August 2020_Not Working <text:s text:c="19"/>0.034 <text:s text:c="20"/>0.312 <text:s text:c="14"/>-0.587 <text:s text:c="16"/>0.652 <text:s text:c="32"/>0.229 <text:s text:c="33"/>0.290 <text:s text:c="27"/>-0.284 <text:s text:c="29"/>0.847</text:span></text:span><text:span text:style-name="Default_20_Paragraph_20_Font"><text:span text:style-name="T1"><text:line-break/></text:span></text:span><text:soft-page-break/><text:span text:style-name="Verbatim_20_Char"><text:span text:style-name="T1"> Female_August 2020_Working <text:s text:c="23"/>0.430 <text:s text:c="20"/>0.288 <text:s text:c="14"/>-0.114 <text:s text:c="16"/>1.017 <text:s text:c="32"/>0.180 <text:s text:c="33"/>0.264 <text:s text:c="27"/>-0.318 <text:s text:c="29"/>0.733</text:span></text:span><text:span text:style-name="Default_20_Paragraph_20_Font"><text:span text:style-name="T1"><text:line-break/></text:span></text:span><text:span text:style-name="Verbatim_20_Char"><text:span text:style-name="T1"> Female_June 2020_Not Working <text:s text:c="21"/>0.717 <text:s text:c="20"/>0.294 <text:s text:c="15"/>0.152 <text:s text:c="16"/>1.315 <text:s text:c="32"/>0.372 <text:s text:c="33"/>0.286 <text:s text:c="27"/>-0.122 <text:s text:c="29"/>0.967</text:span></text:span><text:span text:style-name="Default_20_Paragraph_20_Font"><text:span text:style-name="T1"><text:line-break/></text:span></text:span><text:span text:style-name="Verbatim_20_Char"><text:span text:style-name="T1"> Female_June 2020_Working <text:s text:c="25"/>0.093 <text:s text:c="20"/>0.304 <text:s text:c="14"/>-0.515 <text:s text:c="16"/>0.701 <text:s text:c="31"/>-0.017 <text:s text:c="33"/>0.276 <text:s text:c="27"/>-0.595 <text:s text:c="29"/>0.524</text:span></text:span><text:span text:style-name="Default_20_Paragraph_20_Font"><text:span text:style-name="T1"><text:line-break/></text:span></text:span><text:span text:style-name="Verbatim_20_Char"><text:span text:style-name="T1"> Male_2016_Not Working <text:s text:c="27"/>-0.247 <text:s text:c="20"/>0.366 <text:s text:c="14"/>-1.053 <text:s text:c="16"/>0.421 <text:s text:c="31"/>-0.631 <text:s text:c="33"/>0.482 <text:s text:c="27"/>-1.725 <text:s text:c="29"/>0.074</text:span></text:span><text:span text:style-name="Default_20_Paragraph_20_Font"><text:span text:style-name="T1"><text:line-break/></text:span></text:span><text:span text:style-name="Verbatim_20_Char"><text:span text:style-name="T1"> Male_2016_Working <text:s text:c="31"/>-0.523 <text:s text:c="20"/>0.342 <text:s text:c="14"/>-1.277 <text:s text:c="16"/>0.072 <text:s text:c="31"/>-0.659 <text:s text:c="33"/>0.389 <text:s text:c="27"/>-1.502 <text:s text:c="28"/>-0.006</text:span></text:span><text:span text:style-name="Default_20_Paragraph_20_Font"><text:span text:style-name="T1"><text:line-break/></text:span></text:span><text:span text:style-name="Verbatim_20_Char"><text:span text:style-name="T1"> Male_August 2020_Not Working <text:s text:c="20"/>-0.049 <text:s text:c="20"/>0.327 <text:s text:c="14"/>-0.714 <text:s text:c="16"/>0.571 <text:s text:c="31"/>-0.099 <text:s text:c="33"/>0.303 <text:s text:c="27"/>-0.748 <text:s text:c="29"/>0.474</text:span></text:span><text:span text:style-name="Default_20_Paragraph_20_Font"><text:span text:style-name="T1"><text:line-break/></text:span></text:span><text:span text:style-name="Verbatim_20_Char"><text:span text:style-name="T1"> Male_August 2020_Working <text:s text:c="24"/>-0.498 <text:s text:c="20"/>0.331 <text:s text:c="14"/>-1.227 <text:s text:c="16"/>0.089 <text:s text:c="31"/>-0.065 <text:s text:c="33"/>0.254 <text:s text:c="27"/>-0.580 <text:s text:c="29"/>0.434</text:span></text:span><text:span text:style-name="Default_20_Paragraph_20_Font"><text:span text:style-name="T1"><text:line-break/></text:span></text:span><text:span text:style-name="Verbatim_20_Char"><text:span text:style-name="T1"> Male_June 2020_Not Working <text:s text:c="23"/>0.132 <text:s text:c="20"/>0.292 <text:s text:c="14"/>-0.429 <text:s text:c="16"/>0.715 <text:s text:c="32"/>0.228 <text:s text:c="33"/>0.264 <text:s text:c="27"/>-0.256 <text:s text:c="29"/>0.778</text:span></text:span><text:span text:style-name="Default_20_Paragraph_20_Font"><text:span text:style-name="T1"><text:line-break/></text:span></text:span><text:span text:style-name="Verbatim_20_Char"><text:span text:style-name="T1"> Male_June 2020_Working <text:s text:c="26"/>-0.125 <text:s text:c="20"/>0.288 <text:s text:c="14"/>-0.707 <text:s text:c="16"/>0.430 <text:s text:c="31"/>-0.065 <text:s text:c="33"/>0.255 <text:s text:c="27"/>-0.598 <text:s text:c="29"/>0.437</text:span></text:span><text:span text:style-name="Default_20_Paragraph_20_Font"><text:span text:style-name="T1"><text:line-break/></text:span></text:span><text:span text:style-name="Verbatim_20_Char"><text:span text:style-name="T1"> <text:s text:c="31"/>Estimate.muUnpaidWorkday_Intercept Est.Error.muUnpaidWorkday_Intercept Q2.5.muUnpaidWorkday_Intercept Q97.5.muUnpaidWorkday_Intercept</text:span></text:span><text:span text:style-name="Default_20_Paragraph_20_Font"><text:span text:style-name="T1"><text:line-break/></text:span></text:span><text:span text:style-name="Verbatim_20_Char"><text:span text:style-name="T1"> Female_2016_Not Working <text:s text:c="36"/>0.138 <text:s text:c="30"/>0.241 <text:s text:c="24"/>-0.274 <text:s text:c="26"/>0.694</text:span></text:span><text:span text:style-name="Default_20_Paragraph_20_Font"><text:span text:style-name="T1"><text:line-break/></text:span></text:span><text:span text:style-name="Verbatim_20_Char"><text:span text:style-name="T1"> Female_2016_Working <text:s text:c="40"/>0.162 <text:s text:c="30"/>0.205 <text:s text:c="24"/>-0.176 <text:s text:c="26"/>0.632</text:span></text:span><text:span text:style-name="Default_20_Paragraph_20_Font"><text:span text:style-name="T1"><text:line-break/></text:span></text:span><text:span text:style-name="Verbatim_20_Char"><text:span text:style-name="T1"> Female_August 2020_Not Working <text:s text:c="28"/>-0.024 <text:s text:c="30"/>0.204 <text:s text:c="24"/>-0.456 <text:s text:c="26"/>0.390</text:span></text:span><text:span text:style-name="Default_20_Paragraph_20_Font"><text:span text:style-name="T1"><text:line-break/></text:span></text:span><text:span text:style-name="Verbatim_20_Char"><text:span text:style-name="T1"> Female_August 2020_Working <text:s text:c="33"/>0.023 <text:s text:c="30"/>0.198 <text:s text:c="24"/>-0.391 <text:s text:c="26"/>0.443</text:span></text:span><text:span text:style-name="Default_20_Paragraph_20_Font"><text:span text:style-name="T1"><text:line-break/></text:span></text:span><text:span text:style-name="Verbatim_20_Char"><text:span text:style-name="T1"> Female_June 2020_Not Working <text:s text:c="31"/>0.031 <text:s text:c="30"/>0.198 <text:s text:c="24"/>-0.373 <text:s text:c="26"/>0.461</text:span></text:span><text:span text:style-name="Default_20_Paragraph_20_Font"><text:span text:style-name="T1"><text:line-break/></text:span></text:span><text:span text:style-name="Verbatim_20_Char"><text:span text:style-name="T1"> Female_June 2020_Working <text:s text:c="35"/>0.139 <text:s text:c="30"/>0.224 <text:s text:c="24"/>-0.244 <text:s text:c="26"/>0.649</text:span></text:span><text:span text:style-name="Default_20_Paragraph_20_Font"><text:span text:style-name="T1"><text:line-break/></text:span></text:span><text:span text:style-name="Verbatim_20_Char"><text:span text:style-name="T1"> Male_2016_Not Working <text:s text:c="37"/>-0.202 <text:s text:c="30"/>0.288 <text:s text:c="24"/>-0.915 <text:s text:c="26"/>0.218</text:span></text:span><text:span text:style-name="Default_20_Paragraph_20_Font"><text:span text:style-name="T1"><text:line-break/></text:span></text:span><text:span text:style-name="Verbatim_20_Char"><text:span text:style-name="T1"> Male_2016_Working <text:s text:c="41"/>-0.042 <text:s text:c="30"/>0.200 <text:s text:c="24"/>-0.484 <text:s text:c="26"/>0.342</text:span></text:span><text:span text:style-name="Default_20_Paragraph_20_Font"><text:span text:style-name="T1"><text:line-break/></text:span></text:span><text:span text:style-name="Verbatim_20_Char"><text:span text:style-name="T1"> Male_August 2020_Not Working <text:s text:c="30"/>-0.114 <text:s text:c="30"/>0.235 <text:s text:c="24"/>-0.667 <text:s text:c="26"/>0.293</text:span></text:span><text:span text:style-name="Default_20_Paragraph_20_Font"><text:span text:style-name="T1"><text:line-break/></text:span></text:span><text:span text:style-name="Verbatim_20_Char"><text:span text:style-name="T1"> Male_August 2020_Working <text:s text:c="34"/>-0.286 <text:s text:c="30"/>0.276 <text:s text:c="24"/>-0.935 <text:s text:c="26"/>0.085</text:span></text:span><text:span text:style-name="Default_20_Paragraph_20_Font"><text:span text:style-name="T1"><text:line-break/></text:span></text:span><text:span text:style-name="Verbatim_20_Char"><text:span text:style-name="T1"> Male_June 2020_Not Working <text:s text:c="33"/>0.206 <text:s text:c="30"/>0.229 <text:s text:c="24"/>-0.153 <text:s text:c="26"/>0.736</text:span></text:span><text:span text:style-name="Default_20_Paragraph_20_Font"><text:span text:style-name="T1"><text:line-break/></text:span></text:span><text:span text:style-name="Verbatim_20_Char"><text:span text:style-name="T1"> Male_June 2020_Working <text:s text:c="36"/>-0.109 <text:s text:c="30"/>0.200 <text:s text:c="24"/>-0.575 <text:s text:c="26"/>0.24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3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LeisureAllDay = logit; muLeisureInterrupted = logit; muLeisureSlightlyInterrupted = logit </text:span></text:span><text:span text:style-name="Default_20_Paragraph_20_Font"><text:span text:style-name="T1"><text:line-break/></text:span></text:span><text:span text:style-name="Verbatim_20_Char"><text:span text:style-name="T1"> Formula: interrupted_cluster | weights(crudewt2) ~ 1 + dclasuk + dagegrp + (1 | sex:survey) </text:span></text:span><text:span text:style-name="Default_20_Paragraph_20_Font"><text:span text:style-name="T1"><text:line-break/></text:span></text:span><text:span text:style-name="Verbatim_20_Char"><text:span text:style-name="T1"> <text:s text:c="3"/>Data: leisure_data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LeisureAllDay ~ normal(0, 2)</text:span></text:span><text:span text:style-name="Default_20_Paragraph_20_Font"><text:span text:style-name="T1"><text:line-break/></text:span></text:span><text:span text:style-name="Verbatim_20_Char"><text:span text:style-name="T1"> b_muLeisureInterrupted ~ normal(0, 2)</text:span></text:span><text:span text:style-name="Default_20_Paragraph_20_Font"><text:span text:style-name="T1"><text:line-break/></text:span></text:span><text:span text:style-name="Verbatim_20_Char"><text:span text:style-name="T1"> b_muLeisureSlightlyInterrupted ~ normal(0, 2)</text:span></text:span><text:span text:style-name="Default_20_Paragraph_20_Font"><text:span text:style-name="T1"><text:line-break/></text:span></text:span><text:span text:style-name="Verbatim_20_Char"><text:span text:style-name="T1"> Intercept_muLeisureAllDay ~ normal(0, 2)</text:span></text:span><text:span text:style-name="Default_20_Paragraph_20_Font"><text:span text:style-name="T1"><text:line-break/></text:span></text:span><text:span text:style-name="Verbatim_20_Char"><text:span text:style-name="T1"> Intercept_muLeisureInterrupted ~ normal(0, 2)</text:span></text:span><text:span text:style-name="Default_20_Paragraph_20_Font"><text:span text:style-name="T1"><text:line-break/></text:span></text:span><text:span text:style-name="Verbatim_20_Char"><text:span text:style-name="T1"> Intercept_muLeisureSlightlyInterrupted ~ normal(0, 2)</text:span></text:span><text:span text:style-name="Default_20_Paragraph_20_Font"><text:span text:style-name="T1"><text:line-break/></text:span></text:span><text:span text:style-name="Verbatim_20_Char"><text:span text:style-name="T1"> sd_muLeisureAllDay ~ exponential(3)</text:span></text:span><text:span text:style-name="Default_20_Paragraph_20_Font"><text:span text:style-name="T1"><text:line-break/></text:span></text:span><text:span text:style-name="Verbatim_20_Char"><text:span text:style-name="T1"> sd_muLeisureInterrupted ~ exponential(3)</text:span></text:span><text:span text:style-name="Default_20_Paragraph_20_Font"><text:span text:style-name="T1"><text:line-break/></text:span></text:span><text:span text:style-name="Verbatim_20_Char"><text:span text:style-name="T1"> sd_muLeisureSlightlyInterrupte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survey (Number of levels: 6) </text:span></text:span><text:span text:style-name="Default_20_Paragraph_20_Font"><text:span text:style-name="T1"><text:line-break/></text:span></text:span><text:span text:style-name="Verbatim_20_Char"><text:span text:style-name="T1"> <text:s text:c="4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LeisureAllDay_Intercept) <text:s text:c="17"/>0.33 <text:s text:c="5"/>0.17 <text:s text:c="4"/>0.06 <text:s text:c="4"/>0.73 1.00 <text:s text:c="4"/>1830 <text:s text:c="4"/>2034</text:span></text:span><text:span text:style-name="Default_20_Paragraph_20_Font"><text:span text:style-name="T1"><text:line-break/></text:span></text:span><text:span text:style-name="Verbatim_20_Char"><text:span text:style-name="T1"> sd(muLeisureInterrupted_Intercept) <text:s text:c="12"/>0.36 <text:s text:c="5"/>0.17 <text:s text:c="4"/>0.10 <text:s text:c="4"/>0.78 1.00 <text:s text:c="4"/>2020 <text:s text:c="4"/>1864</text:span></text:span><text:span text:style-name="Default_20_Paragraph_20_Font"><text:span text:style-name="T1"><text:line-break/></text:span></text:span><text:span text:style-name="Verbatim_20_Char"><text:span text:style-name="T1"> sd(muLeisureSlightlyInterrupted_Intercept) <text:s text:c="4"/>0.10 <text:s text:c="5"/>0.09 <text:s text:c="4"/>0.00 <text:s text:c="4"/>0.33 1.00 <text:s text:c="4"/>3311 <text:s text:c="4"/>257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59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LeisureAllDay_Intercept <text:s text:c="36"/>-2.28 <text:s text:c="5"/>0.31 <text:s text:c="3"/>-2.91 <text:s text:c="3"/>-1.67 1.00 <text:s text:c="4"/>2978 <text:s text:c="4"/>3048</text:span></text:span><text:span text:style-name="Default_20_Paragraph_20_Font"><text:span text:style-name="T1"><text:line-break/></text:span></text:span><text:span text:style-name="Verbatim_20_Char"><text:span text:style-name="T1"> muLeisureInterrupted_Intercept <text:s text:c="31"/>-2.75 <text:s text:c="5"/>0.34 <text:s text:c="3"/>-3.44 <text:s text:c="3"/>-2.10 1.00 <text:s text:c="4"/>2426 <text:s text:c="4"/>2944</text:span></text:span><text:span text:style-name="Default_20_Paragraph_20_Font"><text:span text:style-name="T1"><text:line-break/></text:span></text:span><text:span text:style-name="Verbatim_20_Char"><text:span text:style-name="T1"> muLeisureSlightlyInterrupted_Intercept <text:s text:c="23"/>-2.06 <text:s text:c="5"/>0.26 <text:s text:c="3"/>-2.60 <text:s text:c="3"/>-1.57 1.00 <text:s text:c="4"/>3226 <text:s text:c="4"/>3499</text:span></text:span><text:span text:style-name="Default_20_Paragraph_20_Font"><text:span text:style-name="T1"><text:line-break/></text:span></text:span><text:span text:style-name="Verbatim_20_Char"><text:span text:style-name="T1"> muLeisureAllDay_dclasukIntermediate <text:s text:c="27"/>0.10 <text:s text:c="5"/>0.24 <text:s text:c="3"/>-0.36 <text:s text:c="4"/>0.55 1.00 <text:s text:c="4"/>4697 <text:s text:c="4"/>4521</text:span></text:span><text:span text:style-name="Default_20_Paragraph_20_Font"><text:span text:style-name="T1"><text:line-break/></text:span></text:span><text:span text:style-name="Verbatim_20_Char"><text:span text:style-name="T1"> muLeisureAllDay_dclasukRoutine <text:s text:c="32"/>0.35 <text:s text:c="5"/>0.22 <text:s text:c="3"/>-0.07 <text:s text:c="4"/>0.78 1.00 <text:s text:c="4"/>4805 <text:s text:c="4"/>4320</text:span></text:span><text:span text:style-name="Default_20_Paragraph_20_Font"><text:span text:style-name="T1"><text:line-break/></text:span></text:span><text:span text:style-name="Verbatim_20_Char"><text:span text:style-name="T1"> muLeisureAllDay_dclasukNotworkingorunemployed <text:s text:c="17"/>0.60 <text:s text:c="5"/>0.25 <text:s text:c="4"/>0.09 <text:s text:c="4"/>1.10 1.00 <text:s text:c="4"/>5197 <text:s text:c="4"/>4612</text:span></text:span><text:span text:style-name="Default_20_Paragraph_20_Font"><text:span text:style-name="T1"><text:line-break/></text:span></text:span><text:span text:style-name="Verbatim_20_Char"><text:span text:style-name="T1"> muLeisureAllDay_dagegrp25M34 <text:s text:c="33"/>-0.70 <text:s text:c="5"/>0.32 <text:s text:c="3"/>-1.34 <text:s text:c="3"/>-0.05 1.00 <text:s text:c="4"/>3219 <text:s text:c="4"/>3852</text:span></text:span><text:span text:style-name="Default_20_Paragraph_20_Font"><text:span text:style-name="T1"><text:line-break/></text:span></text:span><text:span text:style-name="Verbatim_20_Char"><text:span text:style-name="T1"> muLeisureAllDay_dagegrp35M44 <text:s text:c="33"/>-0.38 <text:s text:c="5"/>0.29 <text:s text:c="3"/>-0.95 <text:s text:c="4"/>0.19 1.00 <text:s text:c="4"/>3110 <text:s text:c="4"/>3639</text:span></text:span><text:span text:style-name="Default_20_Paragraph_20_Font"><text:span text:style-name="T1"><text:line-break/></text:span></text:span><text:span text:style-name="Verbatim_20_Char"><text:span text:style-name="T1"> muLeisureAllDay_dagegrp45M54 <text:s text:c="33"/>-0.21 <text:s text:c="5"/>0.28 <text:s text:c="3"/>-0.74 <text:s text:c="4"/>0.36 1.00 <text:s text:c="4"/>2661 <text:s text:c="4"/>4062</text:span></text:span><text:span text:style-name="Default_20_Paragraph_20_Font"><text:span text:style-name="T1"><text:line-break/></text:span></text:span><text:span text:style-name="Verbatim_20_Char"><text:span text:style-name="T1"> muLeisureAllDay_dagegrp55M64 <text:s text:c="33"/>-0.64 <text:s text:c="5"/>0.30 <text:s text:c="3"/>-1.21 <text:s text:c="3"/>-0.05 1.00 <text:s text:c="4"/>2931 <text:s text:c="4"/>3756</text:span></text:span><text:span text:style-name="Default_20_Paragraph_20_Font"><text:span text:style-name="T1"><text:line-break/></text:span></text:span><text:span text:style-name="Verbatim_20_Char"><text:span text:style-name="T1"> muLeisureInterrupted_dclasukIntermediate <text:s text:c="22"/>0.15 <text:s text:c="5"/>0.23 <text:s text:c="3"/>-0.30 <text:s text:c="4"/>0.58 1.00 <text:s text:c="4"/>5463 <text:s text:c="4"/>4187</text:span></text:span><text:span text:style-name="Default_20_Paragraph_20_Font"><text:span text:style-name="T1"><text:line-break/></text:span></text:span><text:span text:style-name="Verbatim_20_Char"><text:span text:style-name="T1"> muLeisureInterrupted_dclasukRoutine <text:s text:c="27"/>0.28 <text:s text:c="5"/>0.23 <text:s text:c="3"/>-0.16 <text:s text:c="4"/>0.72 1.00 <text:s text:c="4"/>5314 <text:s text:c="4"/>4638</text:span></text:span><text:span text:style-name="Default_20_Paragraph_20_Font"><text:span text:style-name="T1"><text:line-break/></text:span></text:span><text:span text:style-name="Verbatim_20_Char"><text:span text:style-name="T1"> muLeisureInterrupted_dclasukNotworkingorunemployed <text:s text:c="12"/>0.70 <text:s text:c="5"/>0.24 <text:s text:c="4"/>0.23 <text:s text:c="4"/>1.16 1.00 <text:s text:c="4"/>5787 <text:s text:c="4"/>4519</text:span></text:span><text:span text:style-name="Default_20_Paragraph_20_Font"><text:span text:style-name="T1"><text:line-break/></text:span></text:span><text:span text:style-name="Verbatim_20_Char"><text:span text:style-name="T1"> muLeisureInterrupted_dagegrp25M34 <text:s text:c="29"/>0.09 <text:s text:c="5"/>0.32 <text:s text:c="3"/>-0.55 <text:s text:c="4"/>0.72 1.00 <text:s text:c="4"/>2863 <text:s text:c="4"/>3791</text:span></text:span><text:span text:style-name="Default_20_Paragraph_20_Font"><text:span text:style-name="T1"><text:line-break/></text:span></text:span><text:span text:style-name="Verbatim_20_Char"><text:span text:style-name="T1"> muLeisureInterrupted_dagegrp35M44 <text:s text:c="28"/>-0.07 <text:s text:c="5"/>0.32 <text:s text:c="3"/>-0.68 <text:s text:c="4"/>0.56 1.00 <text:s text:c="4"/>3001 <text:s text:c="4"/>3777</text:span></text:span><text:span text:style-name="Default_20_Paragraph_20_Font"><text:span text:style-name="T1"><text:line-break/></text:span></text:span><text:span text:style-name="Verbatim_20_Char"><text:span text:style-name="T1"> muLeisureInterrupted_dagegrp45M54 <text:s text:c="29"/>0.04 <text:s text:c="5"/>0.32 <text:s text:c="3"/>-0.55 <text:s text:c="4"/>0.68 1.00 <text:s text:c="4"/>2986 <text:s text:c="4"/>3659</text:span></text:span><text:span text:style-name="Default_20_Paragraph_20_Font"><text:span text:style-name="T1"><text:line-break/></text:span></text:span><text:soft-page-break/><text:span text:style-name="Verbatim_20_Char"><text:span text:style-name="T1"> muLeisureInterrupted_dagegrp55M64 <text:s text:c="29"/>0.34 <text:s text:c="5"/>0.31 <text:s text:c="3"/>-0.25 <text:s text:c="4"/>0.95 1.00 <text:s text:c="4"/>2900 <text:s text:c="4"/>3354</text:span></text:span><text:span text:style-name="Default_20_Paragraph_20_Font"><text:span text:style-name="T1"><text:line-break/></text:span></text:span><text:span text:style-name="Verbatim_20_Char"><text:span text:style-name="T1"> muLeisureSlightlyInterrupted_dclasukIntermediate <text:s text:c="13"/>-0.03 <text:s text:c="5"/>0.26 <text:s text:c="3"/>-0.53 <text:s text:c="4"/>0.47 1.00 <text:s text:c="4"/>4468 <text:s text:c="4"/>3877</text:span></text:span><text:span text:style-name="Default_20_Paragraph_20_Font"><text:span text:style-name="T1"><text:line-break/></text:span></text:span><text:span text:style-name="Verbatim_20_Char"><text:span text:style-name="T1"> muLeisureSlightlyInterrupted_dclasukRoutine <text:s text:c="19"/>0.38 <text:s text:c="5"/>0.23 <text:s text:c="3"/>-0.07 <text:s text:c="4"/>0.84 1.00 <text:s text:c="4"/>4698 <text:s text:c="4"/>4090</text:span></text:span><text:span text:style-name="Default_20_Paragraph_20_Font"><text:span text:style-name="T1"><text:line-break/></text:span></text:span><text:span text:style-name="Verbatim_20_Char"><text:span text:style-name="T1"> muLeisureSlightlyInterrupted_dclasukNotworkingorunemployed <text:s text:c="4"/>0.42 <text:s text:c="5"/>0.28 <text:s text:c="3"/>-0.12 <text:s text:c="4"/>0.95 1.00 <text:s text:c="4"/>5027 <text:s text:c="4"/>4165</text:span></text:span><text:span text:style-name="Default_20_Paragraph_20_Font"><text:span text:style-name="T1"><text:line-break/></text:span></text:span><text:span text:style-name="Verbatim_20_Char"><text:span text:style-name="T1"> muLeisureSlightlyInterrupted_dagegrp25M34 <text:s text:c="20"/>-1.14 <text:s text:c="5"/>0.34 <text:s text:c="3"/>-1.84 <text:s text:c="3"/>-0.51 1.00 <text:s text:c="4"/>4127 <text:s text:c="4"/>3789</text:span></text:span><text:span text:style-name="Default_20_Paragraph_20_Font"><text:span text:style-name="T1"><text:line-break/></text:span></text:span><text:span text:style-name="Verbatim_20_Char"><text:span text:style-name="T1"> muLeisureSlightlyInterrupted_dagegrp35M44 <text:s text:c="20"/>-0.84 <text:s text:c="5"/>0.29 <text:s text:c="3"/>-1.41 <text:s text:c="3"/>-0.27 1.00 <text:s text:c="4"/>3828 <text:s text:c="4"/>4524</text:span></text:span><text:span text:style-name="Default_20_Paragraph_20_Font"><text:span text:style-name="T1"><text:line-break/></text:span></text:span><text:span text:style-name="Verbatim_20_Char"><text:span text:style-name="T1"> muLeisureSlightlyInterrupted_dagegrp45M54 <text:s text:c="20"/>-0.86 <text:s text:c="5"/>0.29 <text:s text:c="3"/>-1.42 <text:s text:c="3"/>-0.30 1.00 <text:s text:c="4"/>3874 <text:s text:c="4"/>4247</text:span></text:span><text:span text:style-name="Default_20_Paragraph_20_Font"><text:span text:style-name="T1"><text:line-break/></text:span></text:span><text:span text:style-name="Verbatim_20_Char"><text:span text:style-name="T1"> muLeisureSlightlyInterrupted_dagegrp55M64 <text:s text:c="20"/>-0.68 <text:s text:c="5"/>0.28 <text:s text:c="3"/>-1.23 <text:s text:c="3"/>-0.14 1.00 <text:s text:c="4"/>3725 <text:s text:c="4"/>406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3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9"/>Estimate.muLeisureAllDay_Intercept Est.Error.muLeisureAllDay_Intercept Q2.5.muLeisureAllDay_Intercept Q97.5.muLeisureAllDay_Intercept Estimate.muLeisureInterrupted_Intercept Est.Error.muLeisureInterrupted_Intercept Q2.5.muLeisureInterrupted_Intercept</text:span></text:span><text:span text:style-name="Default_20_Paragraph_20_Font"><text:span text:style-name="T1"><text:line-break/></text:span></text:span><text:span text:style-name="Verbatim_20_Char"><text:span text:style-name="T1"> Female_2016 <text:s text:c="35"/>-0.447 <text:s text:c="30"/>0.288 <text:s text:c="24"/>-1.080 <text:s text:c="26"/>0.012 <text:s text:c="33"/>-0.050 <text:s text:c="35"/>0.227 <text:s text:c="29"/>-0.527</text:span></text:span><text:span text:style-name="Default_20_Paragraph_20_Font"><text:span text:style-name="T1"><text:line-break/></text:span></text:span><text:span text:style-name="Verbatim_20_Char"><text:span text:style-name="T1"> Female_August 2020 <text:s text:c="28"/>-0.124 <text:s text:c="30"/>0.225 <text:s text:c="24"/>-0.606 <text:s text:c="26"/>0.290 <text:s text:c="34"/>0.258 <text:s text:c="35"/>0.230 <text:s text:c="29"/>-0.155</text:span></text:span><text:span text:style-name="Default_20_Paragraph_20_Font"><text:span text:style-name="T1"><text:line-break/></text:span></text:span><text:span text:style-name="Verbatim_20_Char"><text:span text:style-name="T1"> Female_June 2020 <text:s text:c="30"/>-0.049 <text:s text:c="30"/>0.219 <text:s text:c="24"/>-0.503 <text:s text:c="26"/>0.391 <text:s text:c="34"/>0.143 <text:s text:c="35"/>0.226 <text:s text:c="29"/>-0.293</text:span></text:span><text:span text:style-name="Default_20_Paragraph_20_Font"><text:span text:style-name="T1"><text:line-break/></text:span></text:span><text:span text:style-name="Verbatim_20_Char"><text:span text:style-name="T1"> Male_2016 <text:s text:c="38"/>0.140 <text:s text:c="30"/>0.219 <text:s text:c="24"/>-0.267 <text:s text:c="26"/>0.618 <text:s text:c="33"/>-0.169 <text:s text:c="35"/>0.238 <text:s text:c="29"/>-0.691</text:span></text:span><text:span text:style-name="Default_20_Paragraph_20_Font"><text:span text:style-name="T1"><text:line-break/></text:span></text:span><text:span text:style-name="Verbatim_20_Char"><text:span text:style-name="T1"> Male_August 2020 <text:s text:c="31"/>0.144 <text:s text:c="30"/>0.218 <text:s text:c="24"/>-0.259 <text:s text:c="26"/>0.614 <text:s text:c="34"/>0.221 <text:s text:c="35"/>0.233 <text:s text:c="29"/>-0.201</text:span></text:span><text:span text:style-name="Default_20_Paragraph_20_Font"><text:span text:style-name="T1"><text:line-break/></text:span></text:span><text:span text:style-name="Verbatim_20_Char"><text:span text:style-name="T1"> Male_June 2020 <text:s text:c="33"/>0.260 <text:s text:c="30"/>0.223 <text:s text:c="24"/>-0.121 <text:s text:c="26"/>0.739 <text:s text:c="33"/>-0.480 <text:s text:c="35"/>0.291 <text:s text:c="29"/>-1.128</text:span></text:span><text:span text:style-name="Default_20_Paragraph_20_Font"><text:span text:style-name="T1"><text:line-break/></text:span></text:span><text:span text:style-name="Verbatim_20_Char"><text:span text:style-name="T1"> <text:s text:c="19"/>Q97.5.muLeisureInterrupted_Intercept Estimate.muLeisureSlightlyInterrupted_Intercept Est.Error.muLeisureSlightlyInterrupted_Intercept Q2.5.muLeisureSlightlyInterrupted_Intercept Q97.5.muLeisureSlightlyInterrupted_Intercept</text:span></text:span><text:span text:style-name="Default_20_Paragraph_20_Font"><text:span text:style-name="T1"><text:line-break/></text:span></text:span><text:span text:style-name="Verbatim_20_Char"><text:span text:style-name="T1"> Female_2016 <text:s text:c="38"/>0.383 <text:s text:c="41"/>-0.033 <text:s text:c="43"/>0.113 <text:s text:c="37"/>-0.310 <text:s text:c="39"/>0.152</text:span></text:span><text:span text:style-name="Default_20_Paragraph_20_Font"><text:span text:style-name="T1"><text:line-break/></text:span></text:span><text:span text:style-name="Verbatim_20_Char"><text:span text:style-name="T1"> Female_August 2020 <text:s text:c="31"/>0.744 <text:s text:c="41"/>-0.003 <text:s text:c="43"/>0.102 <text:s text:c="37"/>-0.229 <text:s text:c="39"/>0.207</text:span></text:span><text:span text:style-name="Default_20_Paragraph_20_Font"><text:span text:style-name="T1"><text:line-break/></text:span></text:span><text:span text:style-name="Verbatim_20_Char"><text:span text:style-name="T1"> Female_June 2020 <text:s text:c="33"/>0.607 <text:s text:c="41"/>-0.020 <text:s text:c="43"/>0.108 <text:s text:c="37"/>-0.276 <text:s text:c="39"/>0.186</text:span></text:span><text:span text:style-name="Default_20_Paragraph_20_Font"><text:span text:style-name="T1"><text:line-break/></text:span></text:span><text:span text:style-name="Verbatim_20_Char"><text:span text:style-name="T1"> Male_2016 <text:s text:c="40"/>0.260 <text:s text:c="41"/>-0.003 <text:s text:c="43"/>0.101 <text:s text:c="37"/>-0.227 <text:s text:c="39"/>0.216</text:span></text:span><text:span text:style-name="Default_20_Paragraph_20_Font"><text:span text:style-name="T1"><text:line-break/></text:span></text:span><text:span text:style-name="Verbatim_20_Char"><text:span text:style-name="T1"> Male_August 2020 <text:s text:c="33"/>0.706 <text:s text:c="42"/>0.031 <text:s text:c="43"/>0.103 <text:s text:c="37"/>-0.153 <text:s text:c="39"/>0.295</text:span></text:span><text:span text:style-name="Default_20_Paragraph_20_Font"><text:span text:style-name="T1"><text:line-break/></text:span></text:span><text:span text:style-name="Verbatim_20_Char"><text:span text:style-name="T1"> Male_June 2020 <text:s text:c="34"/>-0.004 <text:s text:c="42"/>0.008 <text:s text:c="43"/>0.101 <text:s text:c="37"/>-0.197 <text:s text:c="39"/>0.23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3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LeisureAllDay = logit; muLeisureInterrupted = logit; muLeisureSlightlyInterrupted = logit </text:span></text:span><text:span text:style-name="Default_20_Paragraph_20_Font"><text:span text:style-name="T1"><text:line-break/></text:span></text:span><text:span text:style-name="Verbatim_20_Char"><text:span text:style-name="T1"> Formula: interrupted_cluster | weights(crudewt2) ~ 1 + dclasuk + dagegrp + workday + (1 | sex:survey:in_work) </text:span></text:span><text:span text:style-name="Default_20_Paragraph_20_Font"><text:span text:style-name="T1"><text:line-break/></text:span></text:span><text:span text:style-name="Verbatim_20_Char"><text:span text:style-name="T1"> <text:s text:c="3"/>Data: leisure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LeisureAllDay ~ normal(0, 2)</text:span></text:span><text:span text:style-name="Default_20_Paragraph_20_Font"><text:span text:style-name="T1"><text:line-break/></text:span></text:span><text:span text:style-name="Verbatim_20_Char"><text:span text:style-name="T1"> b_muLeisureInterrupted ~ normal(0, 2)</text:span></text:span><text:span text:style-name="Default_20_Paragraph_20_Font"><text:span text:style-name="T1"><text:line-break/></text:span></text:span><text:span text:style-name="Verbatim_20_Char"><text:span text:style-name="T1"> b_muLeisureSlightlyInterrupted ~ normal(0, 2)</text:span></text:span><text:span text:style-name="Default_20_Paragraph_20_Font"><text:span text:style-name="T1"><text:line-break/></text:span></text:span><text:span text:style-name="Verbatim_20_Char"><text:span text:style-name="T1"> Intercept_muLeisureAllDay ~ normal(0, 2)</text:span></text:span><text:span text:style-name="Default_20_Paragraph_20_Font"><text:span text:style-name="T1"><text:line-break/></text:span></text:span><text:span text:style-name="Verbatim_20_Char"><text:span text:style-name="T1"> Intercept_muLeisureInterrupted ~ normal(0, 2)</text:span></text:span><text:span text:style-name="Default_20_Paragraph_20_Font"><text:span text:style-name="T1"><text:line-break/></text:span></text:span><text:span text:style-name="Verbatim_20_Char"><text:span text:style-name="T1"> Intercept_muLeisureSlightlyInterrupted ~ normal(0, 2)</text:span></text:span><text:span text:style-name="Default_20_Paragraph_20_Font"><text:span text:style-name="T1"><text:line-break/></text:span></text:span><text:span text:style-name="Verbatim_20_Char"><text:span text:style-name="T1"> sd_muLeisureAllDay ~ exponential(3)</text:span></text:span><text:span text:style-name="Default_20_Paragraph_20_Font"><text:span text:style-name="T1"><text:line-break/></text:span></text:span><text:span text:style-name="Verbatim_20_Char"><text:span text:style-name="T1"> sd_muLeisureInterrupted ~ exponential(3)</text:span></text:span><text:span text:style-name="Default_20_Paragraph_20_Font"><text:span text:style-name="T1"><text:line-break/></text:span></text:span><text:span text:style-name="Verbatim_20_Char"><text:span text:style-name="T1"> sd_muLeisureSlightlyInterrupte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survey:in_work (Number of levels: 12) </text:span></text:span><text:span text:style-name="Default_20_Paragraph_20_Font"><text:span text:style-name="T1"><text:line-break/></text:span></text:span><text:span text:style-name="Verbatim_20_Char"><text:span text:style-name="T1"> <text:s text:c="4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LeisureAllDay_Intercept) <text:s text:c="17"/>0.46 <text:s text:c="5"/>0.17 <text:s text:c="4"/>0.15 <text:s text:c="4"/>0.85 1.00 <text:s text:c="4"/>1860 <text:s text:c="4"/>1711</text:span></text:span><text:span text:style-name="Default_20_Paragraph_20_Font"><text:span text:style-name="T1"><text:line-break/></text:span></text:span><text:span text:style-name="Verbatim_20_Char"><text:span text:style-name="T1"> sd(muLeisureInterrupted_Intercept) <text:s text:c="12"/>0.37 <text:s text:c="5"/>0.16 <text:s text:c="4"/>0.05 <text:s text:c="4"/>0.71 1.00 <text:s text:c="4"/>1600 <text:s text:c="4"/>1158</text:span></text:span><text:span text:style-name="Default_20_Paragraph_20_Font"><text:span text:style-name="T1"><text:line-break/></text:span></text:span><text:span text:style-name="Verbatim_20_Char"><text:span text:style-name="T1"> sd(muLeisureSlightlyInterrupted_Intercept) <text:s text:c="4"/>0.21 <text:s text:c="5"/>0.14 <text:s text:c="4"/>0.01 <text:s text:c="4"/>0.52 1.00 <text:s text:c="4"/>2188 <text:s text:c="4"/>327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59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LeisureAllDay_Intercept <text:s text:c="36"/>-1.42 <text:s text:c="5"/>0.32 <text:s text:c="3"/>-2.07 <text:s text:c="3"/>-0.78 1.00 <text:s text:c="4"/>3768 <text:s text:c="4"/>4461</text:span></text:span><text:span text:style-name="Default_20_Paragraph_20_Font"><text:span text:style-name="T1"><text:line-break/></text:span></text:span><text:span text:style-name="Verbatim_20_Char"><text:span text:style-name="T1"> muLeisureInterrupted_Intercept <text:s text:c="31"/>-1.97 <text:s text:c="5"/>0.33 <text:s text:c="3"/>-2.62 <text:s text:c="3"/>-1.33 1.00 <text:s text:c="4"/>3973 <text:s text:c="4"/>4298</text:span></text:span><text:span text:style-name="Default_20_Paragraph_20_Font"><text:span text:style-name="T1"><text:line-break/></text:span></text:span><text:span text:style-name="Verbatim_20_Char"><text:span text:style-name="T1"> muLeisureSlightlyInterrupted_Intercept <text:s text:c="23"/>-1.26 <text:s text:c="5"/>0.28 <text:s text:c="3"/>-1.81 <text:s text:c="3"/>-0.70 1.00 <text:s text:c="4"/>3954 <text:s text:c="4"/>4012</text:span></text:span><text:span text:style-name="Default_20_Paragraph_20_Font"><text:span text:style-name="T1"><text:line-break/></text:span></text:span><text:span text:style-name="Verbatim_20_Char"><text:span text:style-name="T1"> muLeisureAllDay_dclasukIntermediate <text:s text:c="27"/>0.11 <text:s text:c="5"/>0.25 <text:s text:c="3"/>-0.39 <text:s text:c="4"/>0.58 1.00 <text:s text:c="4"/>7763 <text:s text:c="4"/>4846</text:span></text:span><text:span text:style-name="Default_20_Paragraph_20_Font"><text:span text:style-name="T1"><text:line-break/></text:span></text:span><text:span text:style-name="Verbatim_20_Char"><text:span text:style-name="T1"> muLeisureAllDay_dclasukRoutine <text:s text:c="32"/>0.27 <text:s text:c="5"/>0.23 <text:s text:c="3"/>-0.18 <text:s text:c="4"/>0.72 1.00 <text:s text:c="4"/>7539 <text:s text:c="4"/>5310</text:span></text:span><text:span text:style-name="Default_20_Paragraph_20_Font"><text:span text:style-name="T1"><text:line-break/></text:span></text:span><text:span text:style-name="Verbatim_20_Char"><text:span text:style-name="T1"> muLeisureAllDay_dclasukNotworkingorunemployed <text:s text:c="16"/>-0.11 <text:s text:c="5"/>0.28 <text:s text:c="3"/>-0.67 <text:s text:c="4"/>0.42 1.00 <text:s text:c="4"/>7639 <text:s text:c="4"/>5051</text:span></text:span><text:span text:style-name="Default_20_Paragraph_20_Font"><text:span text:style-name="T1"><text:line-break/></text:span></text:span><text:span text:style-name="Verbatim_20_Char"><text:span text:style-name="T1"> muLeisureAllDay_dagegrp25M34 <text:s text:c="33"/>-0.75 <text:s text:c="5"/>0.34 <text:s text:c="3"/>-1.42 <text:s text:c="3"/>-0.09 1.00 <text:s text:c="4"/>4337 <text:s text:c="4"/>4608</text:span></text:span><text:span text:style-name="Default_20_Paragraph_20_Font"><text:span text:style-name="T1"><text:line-break/></text:span></text:span><text:span text:style-name="Verbatim_20_Char"><text:span text:style-name="T1"> muLeisureAllDay_dagegrp35M44 <text:s text:c="33"/>-0.38 <text:s text:c="5"/>0.31 <text:s text:c="3"/>-0.99 <text:s text:c="4"/>0.23 1.00 <text:s text:c="4"/>3929 <text:s text:c="4"/>4374</text:span></text:span><text:span text:style-name="Default_20_Paragraph_20_Font"><text:span text:style-name="T1"><text:line-break/></text:span></text:span><text:span text:style-name="Verbatim_20_Char"><text:span text:style-name="T1"> muLeisureAllDay_dagegrp45M54 <text:s text:c="33"/>-0.22 <text:s text:c="5"/>0.30 <text:s text:c="3"/>-0.82 <text:s text:c="4"/>0.37 1.00 <text:s text:c="4"/>4102 <text:s text:c="4"/>4307</text:span></text:span><text:span text:style-name="Default_20_Paragraph_20_Font"><text:span text:style-name="T1"><text:line-break/></text:span></text:span><text:span text:style-name="Verbatim_20_Char"><text:span text:style-name="T1"> muLeisureAllDay_dagegrp55M64 <text:s text:c="33"/>-1.02 <text:s text:c="5"/>0.33 <text:s text:c="3"/>-1.68 <text:s text:c="3"/>-0.37 1.00 <text:s text:c="4"/>3626 <text:s text:c="4"/>4310</text:span></text:span><text:span text:style-name="Default_20_Paragraph_20_Font"><text:span text:style-name="T1"><text:line-break/></text:span></text:span><text:span text:style-name="Verbatim_20_Char"><text:span text:style-name="T1"> muLeisureAllDay_workdayWorkday <text:s text:c="31"/>-4.83 <text:s text:c="5"/>0.83 <text:s text:c="3"/>-6.67 <text:s text:c="3"/>-3.43 1.00 <text:s text:c="4"/>6437 <text:s text:c="4"/>3152</text:span></text:span><text:span text:style-name="Default_20_Paragraph_20_Font"><text:span text:style-name="T1"><text:line-break/></text:span></text:span><text:span text:style-name="Verbatim_20_Char"><text:span text:style-name="T1"> muLeisureInterrupted_dclasukIntermediate <text:s text:c="22"/>0.17 <text:s text:c="5"/>0.23 <text:s text:c="3"/>-0.30 <text:s text:c="4"/>0.63 1.00 <text:s text:c="4"/>9080 <text:s text:c="4"/>4903</text:span></text:span><text:span text:style-name="Default_20_Paragraph_20_Font"><text:span text:style-name="T1"><text:line-break/></text:span></text:span><text:span text:style-name="Verbatim_20_Char"><text:span text:style-name="T1"> muLeisureInterrupted_dclasukRoutine <text:s text:c="27"/>0.18 <text:s text:c="5"/>0.23 <text:s text:c="3"/>-0.27 <text:s text:c="4"/>0.63 1.00 <text:s text:c="4"/>7899 <text:s text:c="4"/>4442</text:span></text:span><text:span text:style-name="Default_20_Paragraph_20_Font"><text:span text:style-name="T1"><text:line-break/></text:span></text:span><text:span text:style-name="Verbatim_20_Char"><text:span text:style-name="T1"> muLeisureInterrupted_dclasukNotworkingorunemployed <text:s text:c="12"/>0.00 <text:s text:c="5"/>0.27 <text:s text:c="3"/>-0.52 <text:s text:c="4"/>0.52 1.00 <text:s text:c="4"/>6406 <text:s text:c="4"/>4601</text:span></text:span><text:span text:style-name="Default_20_Paragraph_20_Font"><text:span text:style-name="T1"><text:line-break/></text:span></text:span><text:span text:style-name="Verbatim_20_Char"><text:span text:style-name="T1"> muLeisureInterrupted_dagegrp25M34 <text:s text:c="29"/>0.10 <text:s text:c="5"/>0.33 <text:s text:c="3"/>-0.53 <text:s text:c="4"/>0.76 1.00 <text:s text:c="4"/>4373 <text:s text:c="4"/>4528</text:span></text:span><text:span text:style-name="Default_20_Paragraph_20_Font"><text:span text:style-name="T1"><text:line-break/></text:span></text:span><text:span text:style-name="Verbatim_20_Char"><text:span text:style-name="T1"> muLeisureInterrupted_dagegrp35M44 <text:s text:c="28"/>-0.07 <text:s text:c="5"/>0.33 <text:s text:c="3"/>-0.71 <text:s text:c="4"/>0.58 1.00 <text:s text:c="4"/>4194 <text:s text:c="4"/>3949</text:span></text:span><text:span text:style-name="Default_20_Paragraph_20_Font"><text:span text:style-name="T1"><text:line-break/></text:span></text:span><text:soft-page-break/><text:span text:style-name="Verbatim_20_Char"><text:span text:style-name="T1"> muLeisureInterrupted_dagegrp45M54 <text:s text:c="29"/>0.08 <text:s text:c="5"/>0.33 <text:s text:c="3"/>-0.55 <text:s text:c="4"/>0.73 1.00 <text:s text:c="4"/>4204 <text:s text:c="4"/>4630</text:span></text:span><text:span text:style-name="Default_20_Paragraph_20_Font"><text:span text:style-name="T1"><text:line-break/></text:span></text:span><text:span text:style-name="Verbatim_20_Char"><text:span text:style-name="T1"> muLeisureInterrupted_dagegrp55M64 <text:s text:c="29"/>0.06 <text:s text:c="5"/>0.32 <text:s text:c="3"/>-0.54 <text:s text:c="4"/>0.69 1.00 <text:s text:c="4"/>4075 <text:s text:c="4"/>3992</text:span></text:span><text:span text:style-name="Default_20_Paragraph_20_Font"><text:span text:style-name="T1"><text:line-break/></text:span></text:span><text:span text:style-name="Verbatim_20_Char"><text:span text:style-name="T1"> muLeisureInterrupted_workdayWorkday <text:s text:c="26"/>-4.75 <text:s text:c="5"/>0.82 <text:s text:c="3"/>-6.57 <text:s text:c="3"/>-3.36 1.00 <text:s text:c="4"/>6991 <text:s text:c="4"/>4431</text:span></text:span><text:span text:style-name="Default_20_Paragraph_20_Font"><text:span text:style-name="T1"><text:line-break/></text:span></text:span><text:span text:style-name="Verbatim_20_Char"><text:span text:style-name="T1"> muLeisureSlightlyInterrupted_dclasukIntermediate <text:s text:c="13"/>-0.03 <text:s text:c="5"/>0.27 <text:s text:c="3"/>-0.56 <text:s text:c="4"/>0.47 1.00 <text:s text:c="4"/>8040 <text:s text:c="4"/>4446</text:span></text:span><text:span text:style-name="Default_20_Paragraph_20_Font"><text:span text:style-name="T1"><text:line-break/></text:span></text:span><text:span text:style-name="Verbatim_20_Char"><text:span text:style-name="T1"> muLeisureSlightlyInterrupted_dclasukRoutine <text:s text:c="19"/>0.31 <text:s text:c="5"/>0.24 <text:s text:c="3"/>-0.16 <text:s text:c="4"/>0.77 1.00 <text:s text:c="4"/>6035 <text:s text:c="4"/>4620</text:span></text:span><text:span text:style-name="Default_20_Paragraph_20_Font"><text:span text:style-name="T1"><text:line-break/></text:span></text:span><text:span text:style-name="Verbatim_20_Char"><text:span text:style-name="T1"> muLeisureSlightlyInterrupted_dclasukNotworkingorunemployed <text:s text:c="3"/>-0.28 <text:s text:c="5"/>0.30 <text:s text:c="3"/>-0.89 <text:s text:c="4"/>0.28 1.00 <text:s text:c="4"/>6814 <text:s text:c="4"/>4951</text:span></text:span><text:span text:style-name="Default_20_Paragraph_20_Font"><text:span text:style-name="T1"><text:line-break/></text:span></text:span><text:span text:style-name="Verbatim_20_Char"><text:span text:style-name="T1"> muLeisureSlightlyInterrupted_dagegrp25M34 <text:s text:c="20"/>-1.17 <text:s text:c="5"/>0.33 <text:s text:c="3"/>-1.83 <text:s text:c="3"/>-0.51 1.00 <text:s text:c="4"/>5541 <text:s text:c="4"/>5076</text:span></text:span><text:span text:style-name="Default_20_Paragraph_20_Font"><text:span text:style-name="T1"><text:line-break/></text:span></text:span><text:span text:style-name="Verbatim_20_Char"><text:span text:style-name="T1"> muLeisureSlightlyInterrupted_dagegrp35M44 <text:s text:c="20"/>-0.85 <text:s text:c="5"/>0.31 <text:s text:c="3"/>-1.46 <text:s text:c="3"/>-0.26 1.00 <text:s text:c="4"/>4844 <text:s text:c="4"/>4374</text:span></text:span><text:span text:style-name="Default_20_Paragraph_20_Font"><text:span text:style-name="T1"><text:line-break/></text:span></text:span><text:span text:style-name="Verbatim_20_Char"><text:span text:style-name="T1"> muLeisureSlightlyInterrupted_dagegrp45M54 <text:s text:c="20"/>-0.84 <text:s text:c="5"/>0.30 <text:s text:c="3"/>-1.45 <text:s text:c="3"/>-0.24 1.00 <text:s text:c="4"/>4742 <text:s text:c="4"/>4417</text:span></text:span><text:span text:style-name="Default_20_Paragraph_20_Font"><text:span text:style-name="T1"><text:line-break/></text:span></text:span><text:span text:style-name="Verbatim_20_Char"><text:span text:style-name="T1"> muLeisureSlightlyInterrupted_dagegrp55M64 <text:s text:c="20"/>-0.96 <text:s text:c="5"/>0.29 <text:s text:c="3"/>-1.54 <text:s text:c="3"/>-0.39 1.00 <text:s text:c="4"/>4283 <text:s text:c="4"/>4338</text:span></text:span><text:span text:style-name="Default_20_Paragraph_20_Font"><text:span text:style-name="T1"><text:line-break/></text:span></text:span><text:span text:style-name="Verbatim_20_Char"><text:span text:style-name="T1"> muLeisureSlightlyInterrupted_workdayWorkday <text:s text:c="18"/>-4.65 <text:s text:c="5"/>0.84 <text:s text:c="3"/>-6.54 <text:s text:c="3"/>-3.25 1.00 <text:s text:c="4"/>5609 <text:s text:c="4"/>338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3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1"/>Estimate.muLeisureAllDay_Intercept Est.Error.muLeisureAllDay_Intercept Q2.5.muLeisureAllDay_Intercept Q97.5.muLeisureAllDay_Intercept Estimate.muLeisureInterrupted_Intercept Est.Error.muLeisureInterrupted_Intercept Q2.5.muLeisureInterrupted_Intercept</text:span></text:span><text:span text:style-name="Default_20_Paragraph_20_Font"><text:span text:style-name="T1"><text:line-break/></text:span></text:span><text:span text:style-name="Verbatim_20_Char"><text:span text:style-name="T1"> Female_2016_Not Working <text:s text:c="35"/>-0.476 <text:s text:c="30"/>0.398 <text:s text:c="24"/>-1.389 <text:s text:c="26"/>0.168 <text:s text:c="33"/>-0.189 <text:s text:c="35"/>0.295 <text:s text:c="29"/>-0.838</text:span></text:span><text:span text:style-name="Default_20_Paragraph_20_Font"><text:span text:style-name="T1"><text:line-break/></text:span></text:span><text:span text:style-name="Verbatim_20_Char"><text:span text:style-name="T1"> Female_2016_Working <text:s text:c="39"/>-0.529 <text:s text:c="30"/>0.308 <text:s text:c="24"/>-1.202 <text:s text:c="26"/>0.005 <text:s text:c="34"/>0.001 <text:s text:c="35"/>0.217 <text:s text:c="29"/>-0.440</text:span></text:span><text:span text:style-name="Default_20_Paragraph_20_Font"><text:span text:style-name="T1"><text:line-break/></text:span></text:span><text:span text:style-name="Verbatim_20_Char"><text:span text:style-name="T1"> Female_August 2020_Not Working <text:s text:c="28"/>-0.288 <text:s text:c="30"/>0.321 <text:s text:c="24"/>-0.982 <text:s text:c="26"/>0.282 <text:s text:c="34"/>0.326 <text:s text:c="35"/>0.264 <text:s text:c="29"/>-0.127</text:span></text:span><text:span text:style-name="Default_20_Paragraph_20_Font"><text:span text:style-name="T1"><text:line-break/></text:span></text:span><text:span text:style-name="Verbatim_20_Char"><text:span text:style-name="T1"> Female_August 2020_Working <text:s text:c="32"/>-0.064 <text:s text:c="30"/>0.269 <text:s text:c="24"/>-0.625 <text:s text:c="26"/>0.459 <text:s text:c="34"/>0.094 <text:s text:c="35"/>0.233 <text:s text:c="29"/>-0.382</text:span></text:span><text:span text:style-name="Default_20_Paragraph_20_Font"><text:span text:style-name="T1"><text:line-break/></text:span></text:span><text:span text:style-name="Verbatim_20_Char"><text:span text:style-name="T1"> Female_June 2020_Not Working <text:s text:c="30"/>-0.226 <text:s text:c="30"/>0.272 <text:s text:c="24"/>-0.796 <text:s text:c="26"/>0.277 <text:s text:c="34"/>0.115 <text:s text:c="35"/>0.226 <text:s text:c="29"/>-0.304</text:span></text:span><text:span text:style-name="Default_20_Paragraph_20_Font"><text:span text:style-name="T1"><text:line-break/></text:span></text:span><text:span text:style-name="Verbatim_20_Char"><text:span text:style-name="T1"> Female_June 2020_Working <text:s text:c="34"/>-0.242 <text:s text:c="30"/>0.301 <text:s text:c="24"/>-0.860 <text:s text:c="26"/>0.299 <text:s text:c="33"/>-0.152 <text:s text:c="35"/>0.262 <text:s text:c="29"/>-0.726</text:span></text:span><text:span text:style-name="Default_20_Paragraph_20_Font"><text:span text:style-name="T1"><text:line-break/></text:span></text:span><text:span text:style-name="Verbatim_20_Char"><text:span text:style-name="T1"> Male_2016_Not Working <text:s text:c="38"/>0.626 <text:s text:c="30"/>0.360 <text:s text:c="24"/>-0.022 <text:s text:c="26"/>1.349 <text:s text:c="33"/>-0.063 <text:s text:c="35"/>0.287 <text:s text:c="29"/>-0.691</text:span></text:span><text:span text:style-name="Default_20_Paragraph_20_Font"><text:span text:style-name="T1"><text:line-break/></text:span></text:span><text:span text:style-name="Verbatim_20_Char"><text:span text:style-name="T1"> Male_2016_Working <text:s text:c="42"/>0.128 <text:s text:c="30"/>0.255 <text:s text:c="24"/>-0.382 <text:s text:c="26"/>0.642 <text:s text:c="33"/>-0.008 <text:s text:c="35"/>0.236 <text:s text:c="29"/>-0.494</text:span></text:span><text:span text:style-name="Default_20_Paragraph_20_Font"><text:span text:style-name="T1"><text:line-break/></text:span></text:span><text:span text:style-name="Verbatim_20_Char"><text:span text:style-name="T1"> Male_August 2020_Not Working <text:s text:c="31"/>0.258 <text:s text:c="30"/>0.330 <text:s text:c="24"/>-0.375 <text:s text:c="26"/>0.943 <text:s text:c="34"/>0.452 <text:s text:c="35"/>0.315 <text:s text:c="29"/>-0.063</text:span></text:span><text:span text:style-name="Default_20_Paragraph_20_Font"><text:span text:style-name="T1"><text:line-break/></text:span></text:span><text:span text:style-name="Verbatim_20_Char"><text:span text:style-name="T1"> Male_August 2020_Working <text:s text:c="35"/>0.169 <text:s text:c="30"/>0.258 <text:s text:c="24"/>-0.333 <text:s text:c="26"/>0.697 <text:s text:c="34"/>0.129 <text:s text:c="35"/>0.234 <text:s text:c="29"/>-0.320</text:span></text:span><text:span text:style-name="Default_20_Paragraph_20_Font"><text:span text:style-name="T1"><text:line-break/></text:span></text:span><text:span text:style-name="Verbatim_20_Char"><text:span text:style-name="T1"> Male_June 2020_Not Working <text:s text:c="33"/>0.512 <text:s text:c="30"/>0.288 <text:s text:c="24"/>-0.020 <text:s text:c="26"/>1.093 <text:s text:c="33"/>-0.342 <text:s text:c="35"/>0.298 <text:s text:c="29"/>-0.992</text:span></text:span><text:span text:style-name="Default_20_Paragraph_20_Font"><text:span text:style-name="T1"><text:line-break/></text:span></text:span><text:span text:style-name="Verbatim_20_Char"><text:span text:style-name="T1"> Male_June 2020_Working <text:s text:c="36"/>-0.074 <text:s text:c="30"/>0.259 <text:s text:c="24"/>-0.606 <text:s text:c="26"/>0.423 <text:s text:c="33"/>-0.509 <text:s text:c="35"/>0.330 <text:s text:c="29"/>-1.230</text:span></text:span><text:span text:style-name="Default_20_Paragraph_20_Font"><text:span text:style-name="T1"><text:line-break/></text:span></text:span><text:span text:style-name="Verbatim_20_Char"><text:span text:style-name="T1"> <text:s text:c="31"/>Q97.5.muLeisureInterrupted_Intercept Estimate.muLeisureSlightlyInterrupted_Intercept Est.Error.muLeisureSlightlyInterrupted_Intercept Q2.5.muLeisureSlightlyInterrupted_Intercept Q97.5.muLeisureSlightlyInterrupted_Intercept</text:span></text:span><text:span text:style-name="Default_20_Paragraph_20_Font"><text:span text:style-name="T1"><text:line-break/></text:span></text:span><text:span text:style-name="Verbatim_20_Char"><text:span text:style-name="T1"> Female_2016_Not Working <text:s text:c="38"/>0.339 <text:s text:c="42"/>0.178 <text:s text:c="43"/>0.251 <text:s text:c="37"/>-0.166 <text:s text:c="39"/>0.824</text:span></text:span><text:span text:style-name="Default_20_Paragraph_20_Font"><text:span text:style-name="T1"><text:line-break/></text:span></text:span><text:span text:style-name="Verbatim_20_Char"><text:span text:style-name="T1"> Female_2016_Working <text:s text:c="42"/>0.435 <text:s text:c="41"/>-0.234 <text:s text:c="43"/>0.252 <text:s text:c="37"/>-0.843 <text:s text:c="39"/>0.083</text:span></text:span><text:span text:style-name="Default_20_Paragraph_20_Font"><text:span text:style-name="T1"><text:line-break/></text:span></text:span><text:span text:style-name="Verbatim_20_Char"><text:span text:style-name="T1"> Female_August 2020_Not Working <text:s text:c="31"/>0.883 <text:s text:c="42"/>0.040 <text:s text:c="43"/>0.187 <text:s text:c="37"/>-0.327 <text:s text:c="39"/>0.463</text:span></text:span><text:span text:style-name="Default_20_Paragraph_20_Font"><text:span text:style-name="T1"><text:line-break/></text:span></text:span><text:span text:style-name="Verbatim_20_Char"><text:span text:style-name="T1"> Female_August 2020_Working <text:s text:c="35"/>0.564 <text:s text:c="41"/>-0.025 <text:s text:c="43"/>0.180 <text:s text:c="37"/>-0.431 <text:s text:c="39"/>0.334</text:span></text:span><text:span text:style-name="Default_20_Paragraph_20_Font"><text:span text:style-name="T1"><text:line-break/></text:span></text:span><text:span text:style-name="Verbatim_20_Char"><text:span text:style-name="T1"> Female_June 2020_Not Working <text:s text:c="33"/>0.585 <text:s text:c="41"/>-0.141 <text:s text:c="43"/>0.206 <text:s text:c="37"/>-0.649 <text:s text:c="39"/>0.165</text:span></text:span><text:span text:style-name="Default_20_Paragraph_20_Font"><text:span text:style-name="T1"><text:line-break/></text:span></text:span><text:span text:style-name="Verbatim_20_Char"><text:span text:style-name="T1"> Female_June 2020_Working <text:s text:c="37"/>0.319 <text:s text:c="41"/>-0.079 <text:s text:c="43"/>0.201 <text:s text:c="37"/>-0.579 <text:s text:c="39"/>0.267</text:span></text:span><text:span text:style-name="Default_20_Paragraph_20_Font"><text:span text:style-name="T1"><text:line-break/></text:span></text:span><text:span text:style-name="Verbatim_20_Char"><text:span text:style-name="T1"> Male_2016_Not Working <text:s text:c="40"/>0.482 <text:s text:c="42"/>0.062 <text:s text:c="43"/>0.216 <text:s text:c="37"/>-0.338 <text:s text:c="39"/>0.577</text:span></text:span><text:span text:style-name="Default_20_Paragraph_20_Font"><text:span text:style-name="T1"><text:line-break/></text:span></text:span><text:span text:style-name="Verbatim_20_Char"><text:span text:style-name="T1"> Male_2016_Working <text:s text:c="44"/>0.459 <text:s text:c="42"/>0.046 <text:s text:c="43"/>0.175 <text:s text:c="37"/>-0.297 <text:s text:c="39"/>0.437</text:span></text:span><text:span text:style-name="Default_20_Paragraph_20_Font"><text:span text:style-name="T1"><text:line-break/></text:span></text:span><text:span text:style-name="Verbatim_20_Char"><text:span text:style-name="T1"> Male_August 2020_Not Working <text:s text:c="33"/>1.115 <text:s text:c="42"/>0.006 <text:s text:c="43"/>0.204 <text:s text:c="37"/>-0.447 <text:s text:c="39"/>0.450</text:span></text:span><text:span text:style-name="Default_20_Paragraph_20_Font"><text:span text:style-name="T1"><text:line-break/></text:span></text:span><text:span text:style-name="Verbatim_20_Char"><text:span text:style-name="T1"> Male_August 2020_Working <text:s text:c="37"/>0.608 <text:s text:c="42"/>0.132 <text:s text:c="43"/>0.195 <text:s text:c="37"/>-0.184 <text:s text:c="39"/>0.585</text:span></text:span><text:span text:style-name="Default_20_Paragraph_20_Font"><text:span text:style-name="T1"><text:line-break/></text:span></text:span><text:span text:style-name="Verbatim_20_Char"><text:span text:style-name="T1"> Male_June 2020_Not Working <text:s text:c="35"/>0.140 <text:s text:c="41"/>-0.021 <text:s text:c="43"/>0.189 <text:s text:c="37"/>-0.447 <text:s text:c="39"/>0.357</text:span></text:span><text:span text:style-name="Default_20_Paragraph_20_Font"><text:span text:style-name="T1"><text:line-break/></text:span></text:span><text:span text:style-name="Verbatim_20_Char"><text:span text:style-name="T1"> Male_June 2020_Working <text:s text:c="39"/>0.014 <text:s text:c="41"/>-0.009 <text:s text:c="43"/>0.176 <text:s text:c="37"/>-0.393 <text:s text:c="39"/>0.35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4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19 = logit; mu20 = logit; mu26 = logit; mu27 = logit; mu34 = logit; mu35 = logit; mu37 = logit </text:span></text:span><text:span text:style-name="Default_20_Paragraph_20_Font"><text:span text:style-name="T1"><text:line-break/></text:span></text:span><text:span text:style-name="Verbatim_20_Char"><text:span text:style-name="T1"> Formula: disr | weights(crudewt2) ~ 1 + dclasuk + sex + dagegrp + (1 | survey) </text:span></text:span><text:span text:style-name="Default_20_Paragraph_20_Font"><text:span text:style-name="T1"><text:line-break/></text:span></text:span><text:span text:style-name="Verbatim_20_Char"><text:span text:style-name="T1"> <text:s text:c="3"/>Data: disrupted_data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19 ~ normal(0, 2)</text:span></text:span><text:span text:style-name="Default_20_Paragraph_20_Font"><text:span text:style-name="T1"><text:line-break/></text:span></text:span><text:span text:style-name="Verbatim_20_Char"><text:span text:style-name="T1"> b_mu20 ~ normal(0, 2)</text:span></text:span><text:span text:style-name="Default_20_Paragraph_20_Font"><text:span text:style-name="T1"><text:line-break/></text:span></text:span><text:span text:style-name="Verbatim_20_Char"><text:span text:style-name="T1"> b_mu26 ~ normal(0, 2)</text:span></text:span><text:span text:style-name="Default_20_Paragraph_20_Font"><text:span text:style-name="T1"><text:line-break/></text:span></text:span><text:span text:style-name="Verbatim_20_Char"><text:span text:style-name="T1"> b_mu27 ~ normal(0, 2)</text:span></text:span><text:span text:style-name="Default_20_Paragraph_20_Font"><text:span text:style-name="T1"><text:line-break/></text:span></text:span><text:span text:style-name="Verbatim_20_Char"><text:span text:style-name="T1"> b_mu34 ~ normal(0, 2)</text:span></text:span><text:span text:style-name="Default_20_Paragraph_20_Font"><text:span text:style-name="T1"><text:line-break/></text:span></text:span><text:span text:style-name="Verbatim_20_Char"><text:span text:style-name="T1"> b_mu35 ~ normal(0, 2)</text:span></text:span><text:span text:style-name="Default_20_Paragraph_20_Font"><text:span text:style-name="T1"><text:line-break/></text:span></text:span><text:span text:style-name="Verbatim_20_Char"><text:span text:style-name="T1"> b_mu37 ~ normal(0, 2)</text:span></text:span><text:span text:style-name="Default_20_Paragraph_20_Font"><text:span text:style-name="T1"><text:line-break/></text:span></text:span><text:span text:style-name="Verbatim_20_Char"><text:span text:style-name="T1"> Intercept_mu19 ~ normal(0, 2)</text:span></text:span><text:span text:style-name="Default_20_Paragraph_20_Font"><text:span text:style-name="T1"><text:line-break/></text:span></text:span><text:soft-page-break/><text:span text:style-name="Verbatim_20_Char"><text:span text:style-name="T1"> Intercept_mu20 ~ normal(0, 2)</text:span></text:span><text:span text:style-name="Default_20_Paragraph_20_Font"><text:span text:style-name="T1"><text:line-break/></text:span></text:span><text:span text:style-name="Verbatim_20_Char"><text:span text:style-name="T1"> Intercept_mu26 ~ normal(0, 2)</text:span></text:span><text:span text:style-name="Default_20_Paragraph_20_Font"><text:span text:style-name="T1"><text:line-break/></text:span></text:span><text:span text:style-name="Verbatim_20_Char"><text:span text:style-name="T1"> Intercept_mu27 ~ normal(0, 2)</text:span></text:span><text:span text:style-name="Default_20_Paragraph_20_Font"><text:span text:style-name="T1"><text:line-break/></text:span></text:span><text:span text:style-name="Verbatim_20_Char"><text:span text:style-name="T1"> Intercept_mu34 ~ normal(0, 2)</text:span></text:span><text:span text:style-name="Default_20_Paragraph_20_Font"><text:span text:style-name="T1"><text:line-break/></text:span></text:span><text:span text:style-name="Verbatim_20_Char"><text:span text:style-name="T1"> Intercept_mu35 ~ normal(0, 2)</text:span></text:span><text:span text:style-name="Default_20_Paragraph_20_Font"><text:span text:style-name="T1"><text:line-break/></text:span></text:span><text:span text:style-name="Verbatim_20_Char"><text:span text:style-name="T1"> Intercept_mu37 ~ normal(0, 2)</text:span></text:span><text:span text:style-name="Default_20_Paragraph_20_Font"><text:span text:style-name="T1"><text:line-break/></text:span></text:span><text:span text:style-name="Verbatim_20_Char"><text:span text:style-name="T1"> sd_mu19 ~ exponential(3)</text:span></text:span><text:span text:style-name="Default_20_Paragraph_20_Font"><text:span text:style-name="T1"><text:line-break/></text:span></text:span><text:span text:style-name="Verbatim_20_Char"><text:span text:style-name="T1"> sd_mu20 ~ exponential(3)</text:span></text:span><text:span text:style-name="Default_20_Paragraph_20_Font"><text:span text:style-name="T1"><text:line-break/></text:span></text:span><text:span text:style-name="Verbatim_20_Char"><text:span text:style-name="T1"> sd_mu26 ~ exponential(3)</text:span></text:span><text:span text:style-name="Default_20_Paragraph_20_Font"><text:span text:style-name="T1"><text:line-break/></text:span></text:span><text:span text:style-name="Verbatim_20_Char"><text:span text:style-name="T1"> sd_mu27 ~ exponential(3)</text:span></text:span><text:span text:style-name="Default_20_Paragraph_20_Font"><text:span text:style-name="T1"><text:line-break/></text:span></text:span><text:span text:style-name="Verbatim_20_Char"><text:span text:style-name="T1"> sd_mu34 ~ exponential(3)</text:span></text:span><text:span text:style-name="Default_20_Paragraph_20_Font"><text:span text:style-name="T1"><text:line-break/></text:span></text:span><text:span text:style-name="Verbatim_20_Char"><text:span text:style-name="T1"> sd_mu35 ~ exponential(3)</text:span></text:span><text:span text:style-name="Default_20_Paragraph_20_Font"><text:span text:style-name="T1"><text:line-break/></text:span></text:span><text:span text:style-name="Verbatim_20_Char"><text:span text:style-name="T1"> sd_mu37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 (Number of levels: 3) </text:span></text:span><text:span text:style-name="Default_20_Paragraph_20_Font"><text:span text:style-name="T1"><text:line-break/></text:span></text:span><text:span text:style-name="Verbatim_20_Char"><text:span text:style-name="T1"> <text:s text:c="19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19_Intercept) <text:s text:c="4"/>0.19 <text:s text:c="5"/>0.19 <text:s text:c="4"/>0.00 <text:s text:c="4"/>0.69 1.00 <text:s text:c="4"/>3517 <text:s text:c="4"/>2865</text:span></text:span><text:span text:style-name="Default_20_Paragraph_20_Font"><text:span text:style-name="T1"><text:line-break/></text:span></text:span><text:span text:style-name="Verbatim_20_Char"><text:span text:style-name="T1"> sd(mu20_Intercept) <text:s text:c="4"/>0.22 <text:s text:c="5"/>0.21 <text:s text:c="4"/>0.01 <text:s text:c="4"/>0.76 1.00 <text:s text:c="4"/>3427 <text:s text:c="4"/>3100</text:span></text:span><text:span text:style-name="Default_20_Paragraph_20_Font"><text:span text:style-name="T1"><text:line-break/></text:span></text:span><text:span text:style-name="Verbatim_20_Char"><text:span text:style-name="T1"> sd(mu26_Intercept) <text:s text:c="4"/>0.44 <text:s text:c="5"/>0.28 <text:s text:c="4"/>0.05 <text:s text:c="4"/>1.12 1.00 <text:s text:c="4"/>2245 <text:s text:c="4"/>1960</text:span></text:span><text:span text:style-name="Default_20_Paragraph_20_Font"><text:span text:style-name="T1"><text:line-break/></text:span></text:span><text:span text:style-name="Verbatim_20_Char"><text:span text:style-name="T1"> sd(mu27_Intercept) <text:s text:c="4"/>0.40 <text:s text:c="5"/>0.33 <text:s text:c="4"/>0.02 <text:s text:c="4"/>1.22 1.00 <text:s text:c="4"/>2913 <text:s text:c="4"/>3307</text:span></text:span><text:span text:style-name="Default_20_Paragraph_20_Font"><text:span text:style-name="T1"><text:line-break/></text:span></text:span><text:span text:style-name="Verbatim_20_Char"><text:span text:style-name="T1"> sd(mu34_Intercept) <text:s text:c="4"/>0.43 <text:s text:c="5"/>0.27 <text:s text:c="4"/>0.05 <text:s text:c="4"/>1.07 1.00 <text:s text:c="4"/>2167 <text:s text:c="4"/>2065</text:span></text:span><text:span text:style-name="Default_20_Paragraph_20_Font"><text:span text:style-name="T1"><text:line-break/></text:span></text:span><text:span text:style-name="Verbatim_20_Char"><text:span text:style-name="T1"> sd(mu35_Intercept) <text:s text:c="4"/>0.46 <text:s text:c="5"/>0.28 <text:s text:c="4"/>0.07 <text:s text:c="4"/>1.18 1.00 <text:s text:c="4"/>2280 <text:s text:c="4"/>1628</text:span></text:span><text:span text:style-name="Default_20_Paragraph_20_Font"><text:span text:style-name="T1"><text:line-break/></text:span></text:span><text:span text:style-name="Verbatim_20_Char"><text:span text:style-name="T1"> sd(mu37_Intercept) <text:s text:c="4"/>0.50 <text:s text:c="5"/>0.35 <text:s text:c="4"/>0.02 <text:s text:c="4"/>1.37 1.00 <text:s text:c="4"/>2480 <text:s text:c="4"/>201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5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19_Intercept <text:s text:c="23"/>-4.61 <text:s text:c="5"/>0.64 <text:s text:c="3"/>-5.89 <text:s text:c="3"/>-3.39 1.00 <text:s text:c="4"/>4610 <text:s text:c="4"/>4235</text:span></text:span><text:span text:style-name="Default_20_Paragraph_20_Font"><text:span text:style-name="T1"><text:line-break/></text:span></text:span><text:span text:style-name="Verbatim_20_Char"><text:span text:style-name="T1"> mu20_Intercept <text:s text:c="23"/>-4.37 <text:s text:c="5"/>0.59 <text:s text:c="3"/>-5.56 <text:s text:c="3"/>-3.27 1.00 <text:s text:c="4"/>4464 <text:s text:c="4"/>3747</text:span></text:span><text:span text:style-name="Default_20_Paragraph_20_Font"><text:span text:style-name="T1"><text:line-break/></text:span></text:span><text:span text:style-name="Verbatim_20_Char"><text:span text:style-name="T1"> mu26_Intercept <text:s text:c="23"/>-2.89 <text:s text:c="5"/>0.51 <text:s text:c="3"/>-3.90 <text:s text:c="3"/>-1.86 1.00 <text:s text:c="4"/>4105 <text:s text:c="4"/>3751</text:span></text:span><text:span text:style-name="Default_20_Paragraph_20_Font"><text:span text:style-name="T1"><text:line-break/></text:span></text:span><text:span text:style-name="Verbatim_20_Char"><text:span text:style-name="T1"> mu27_Intercept <text:s text:c="23"/>-4.61 <text:s text:c="5"/>0.78 <text:s text:c="3"/>-6.15 <text:s text:c="3"/>-3.09 1.00 <text:s text:c="4"/>5189 <text:s text:c="4"/>4215</text:span></text:span><text:span text:style-name="Default_20_Paragraph_20_Font"><text:span text:style-name="T1"><text:line-break/></text:span></text:span><text:span text:style-name="Verbatim_20_Char"><text:span text:style-name="T1"> mu34_Intercept <text:s text:c="23"/>-2.97 <text:s text:c="5"/>0.50 <text:s text:c="3"/>-3.93 <text:s text:c="3"/>-1.96 1.00 <text:s text:c="4"/>3590 <text:s text:c="4"/>3160</text:span></text:span><text:span text:style-name="Default_20_Paragraph_20_Font"><text:span text:style-name="T1"><text:line-break/></text:span></text:span><text:span text:style-name="Verbatim_20_Char"><text:span text:style-name="T1"> mu35_Intercept <text:s text:c="23"/>-1.75 <text:s text:c="5"/>0.49 <text:s text:c="3"/>-2.69 <text:s text:c="3"/>-0.76 1.00 <text:s text:c="4"/>3423 <text:s text:c="4"/>3215</text:span></text:span><text:span text:style-name="Default_20_Paragraph_20_Font"><text:span text:style-name="T1"><text:line-break/></text:span></text:span><text:span text:style-name="Verbatim_20_Char"><text:span text:style-name="T1"> mu37_Intercept <text:s text:c="23"/>-4.79 <text:s text:c="5"/>0.87 <text:s text:c="3"/>-6.58 <text:s text:c="3"/>-3.15 1.00 <text:s text:c="4"/>3710 <text:s text:c="4"/>3720</text:span></text:span><text:span text:style-name="Default_20_Paragraph_20_Font"><text:span text:style-name="T1"><text:line-break/></text:span></text:span><text:span text:style-name="Verbatim_20_Char"><text:span text:style-name="T1"> mu19_dclasukIntermediate <text:s text:c="13"/>-0.13 <text:s text:c="5"/>0.44 <text:s text:c="3"/>-1.04 <text:s text:c="4"/>0.71 1.00 <text:s text:c="4"/>9466 <text:s text:c="4"/>4098</text:span></text:span><text:span text:style-name="Default_20_Paragraph_20_Font"><text:span text:style-name="T1"><text:line-break/></text:span></text:span><text:span text:style-name="Verbatim_20_Char"><text:span text:style-name="T1"> mu19_dclasukRoutine <text:s text:c="19"/>0.21 <text:s text:c="5"/>0.42 <text:s text:c="3"/>-0.66 <text:s text:c="4"/>1.02 1.00 <text:s text:c="4"/>9710 <text:s text:c="4"/>4701</text:span></text:span><text:span text:style-name="Default_20_Paragraph_20_Font"><text:span text:style-name="T1"><text:line-break/></text:span></text:span><text:span text:style-name="Verbatim_20_Char"><text:span text:style-name="T1"> mu19_dclasukNotworkingorunemployed <text:s text:c="4"/>0.19 <text:s text:c="5"/>0.49 <text:s text:c="3"/>-0.81 <text:s text:c="4"/>1.14 1.00 <text:s text:c="4"/>9294 <text:s text:c="4"/>4411</text:span></text:span><text:span text:style-name="Default_20_Paragraph_20_Font"><text:span text:style-name="T1"><text:line-break/></text:span></text:span><text:span text:style-name="Verbatim_20_Char"><text:span text:style-name="T1"> mu19_sexFemale <text:s text:c="24"/>0.54 <text:s text:c="5"/>0.36 <text:s text:c="3"/>-0.16 <text:s text:c="4"/>1.27 1.00 <text:s text:c="3"/>12453 <text:s text:c="4"/>4059</text:span></text:span><text:span text:style-name="Default_20_Paragraph_20_Font"><text:span text:style-name="T1"><text:line-break/></text:span></text:span><text:span text:style-name="Verbatim_20_Char"><text:span text:style-name="T1"> mu19_dagegrp25M34 <text:s text:c="21"/>0.73 <text:s text:c="5"/>0.58 <text:s text:c="3"/>-0.36 <text:s text:c="4"/>1.89 1.00 <text:s text:c="4"/>4429 <text:s text:c="4"/>4953</text:span></text:span><text:span text:style-name="Default_20_Paragraph_20_Font"><text:span text:style-name="T1"><text:line-break/></text:span></text:span><text:span text:style-name="Verbatim_20_Char"><text:span text:style-name="T1"> mu19_dagegrp35M44 <text:s text:c="21"/>0.65 <text:s text:c="5"/>0.57 <text:s text:c="3"/>-0.42 <text:s text:c="4"/>1.81 1.00 <text:s text:c="4"/>4582 <text:s text:c="4"/>4463</text:span></text:span><text:span text:style-name="Default_20_Paragraph_20_Font"><text:span text:style-name="T1"><text:line-break/></text:span></text:span><text:span text:style-name="Verbatim_20_Char"><text:span text:style-name="T1"> mu19_dagegrp45M54 <text:s text:c="21"/>0.09 <text:s text:c="5"/>0.60 <text:s text:c="3"/>-1.07 <text:s text:c="4"/>1.27 1.00 <text:s text:c="4"/>4452 <text:s text:c="4"/>4410</text:span></text:span><text:span text:style-name="Default_20_Paragraph_20_Font"><text:span text:style-name="T1"><text:line-break/></text:span></text:span><text:span text:style-name="Verbatim_20_Char"><text:span text:style-name="T1"> mu19_dagegrp55M64 <text:s text:c="20"/>-0.66 <text:s text:c="5"/>0.70 <text:s text:c="3"/>-2.03 <text:s text:c="4"/>0.68 1.00 <text:s text:c="4"/>4931 <text:s text:c="4"/>4901</text:span></text:span><text:span text:style-name="Default_20_Paragraph_20_Font"><text:span text:style-name="T1"><text:line-break/></text:span></text:span><text:span text:style-name="Verbatim_20_Char"><text:span text:style-name="T1"> mu20_dclasukIntermediate <text:s text:c="13"/>-0.17 <text:s text:c="5"/>0.47 <text:s text:c="3"/>-1.13 <text:s text:c="4"/>0.72 1.00 <text:s text:c="4"/>8402 <text:s text:c="4"/>4785</text:span></text:span><text:span text:style-name="Default_20_Paragraph_20_Font"><text:span text:style-name="T1"><text:line-break/></text:span></text:span><text:span text:style-name="Verbatim_20_Char"><text:span text:style-name="T1"> mu20_dclasukRoutine <text:s text:c="19"/>0.58 <text:s text:c="5"/>0.39 <text:s text:c="3"/>-0.16 <text:s text:c="4"/>1.35 1.00 <text:s text:c="4"/>8611 <text:s text:c="4"/>4316</text:span></text:span><text:span text:style-name="Default_20_Paragraph_20_Font"><text:span text:style-name="T1"><text:line-break/></text:span></text:span><text:span text:style-name="Verbatim_20_Char"><text:span text:style-name="T1"> mu20_dclasukNotworkingorunemployed <text:s text:c="4"/>0.59 <text:s text:c="5"/>0.45 <text:s text:c="3"/>-0.33 <text:s text:c="4"/>1.46 1.00 <text:s text:c="4"/>7798 <text:s text:c="4"/>4598</text:span></text:span><text:span text:style-name="Default_20_Paragraph_20_Font"><text:span text:style-name="T1"><text:line-break/></text:span></text:span><text:span text:style-name="Verbatim_20_Char"><text:span text:style-name="T1"> mu20_sexFemale <text:s text:c="24"/>0.30 <text:s text:c="5"/>0.33 <text:s text:c="3"/>-0.36 <text:s text:c="4"/>0.95 1.00 <text:s text:c="3"/>10611 <text:s text:c="4"/>4546</text:span></text:span><text:span text:style-name="Default_20_Paragraph_20_Font"><text:span text:style-name="T1"><text:line-break/></text:span></text:span><text:span text:style-name="Verbatim_20_Char"><text:span text:style-name="T1"> mu20_dagegrp25M34 <text:s text:c="21"/>0.53 <text:s text:c="5"/>0.53 <text:s text:c="3"/>-0.47 <text:s text:c="4"/>1.63 1.00 <text:s text:c="4"/>4687 <text:s text:c="4"/>4474</text:span></text:span><text:span text:style-name="Default_20_Paragraph_20_Font"><text:span text:style-name="T1"><text:line-break/></text:span></text:span><text:span text:style-name="Verbatim_20_Char"><text:span text:style-name="T1"> mu20_dagegrp35M44 <text:s text:c="20"/>-0.02 <text:s text:c="5"/>0.57 <text:s text:c="3"/>-1.13 <text:s text:c="4"/>1.11 1.00 <text:s text:c="4"/>4960 <text:s text:c="4"/>4431</text:span></text:span><text:span text:style-name="Default_20_Paragraph_20_Font"><text:span text:style-name="T1"><text:line-break/></text:span></text:span><text:span text:style-name="Verbatim_20_Char"><text:span text:style-name="T1"> mu20_dagegrp45M54 <text:s text:c="21"/>0.43 <text:s text:c="5"/>0.52 <text:s text:c="3"/>-0.54 <text:s text:c="4"/>1.50 1.00 <text:s text:c="4"/>4615 <text:s text:c="4"/>4495</text:span></text:span><text:span text:style-name="Default_20_Paragraph_20_Font"><text:span text:style-name="T1"><text:line-break/></text:span></text:span><text:span text:style-name="Verbatim_20_Char"><text:span text:style-name="T1"> mu20_dagegrp55M64 <text:s text:c="20"/>-0.94 <text:s text:c="5"/>0.68 <text:s text:c="3"/>-2.32 <text:s text:c="4"/>0.33 1.00 <text:s text:c="4"/>5276 <text:s text:c="4"/>4458</text:span></text:span><text:span text:style-name="Default_20_Paragraph_20_Font"><text:span text:style-name="T1"><text:line-break/></text:span></text:span><text:span text:style-name="Verbatim_20_Char"><text:span text:style-name="T1"> mu26_dclasukIntermediate <text:s text:c="13"/>-0.20 <text:s text:c="5"/>0.34 <text:s text:c="3"/>-0.88 <text:s text:c="4"/>0.44 1.00 <text:s text:c="4"/>9528 <text:s text:c="4"/>4750</text:span></text:span><text:span text:style-name="Default_20_Paragraph_20_Font"><text:span text:style-name="T1"><text:line-break/></text:span></text:span><text:span text:style-name="Verbatim_20_Char"><text:span text:style-name="T1"> mu26_dclasukRoutine <text:s text:c="18"/>-0.07 <text:s text:c="5"/>0.32 <text:s text:c="3"/>-0.72 <text:s text:c="4"/>0.54 1.00 <text:s text:c="4"/>9798 <text:s text:c="4"/>4691</text:span></text:span><text:span text:style-name="Default_20_Paragraph_20_Font"><text:span text:style-name="T1"><text:line-break/></text:span></text:span><text:span text:style-name="Verbatim_20_Char"><text:span text:style-name="T1"> mu26_dclasukNotworkingorunemployed <text:s text:c="3"/>-0.38 <text:s text:c="5"/>0.47 <text:s text:c="3"/>-1.35 <text:s text:c="4"/>0.49 1.00 <text:s text:c="4"/>9811 <text:s text:c="4"/>4236</text:span></text:span><text:span text:style-name="Default_20_Paragraph_20_Font"><text:span text:style-name="T1"><text:line-break/></text:span></text:span><text:span text:style-name="Verbatim_20_Char"><text:span text:style-name="T1"> mu26_sexFemale <text:s text:c="23"/>-0.11 <text:s text:c="5"/>0.27 <text:s text:c="3"/>-0.63 <text:s text:c="4"/>0.43 1.00 <text:s text:c="4"/>9318 <text:s text:c="4"/>4575</text:span></text:span><text:span text:style-name="Default_20_Paragraph_20_Font"><text:span text:style-name="T1"><text:line-break/></text:span></text:span><text:span text:style-name="Verbatim_20_Char"><text:span text:style-name="T1"> mu26_dagegrp25M34 <text:s text:c="20"/>-0.27 <text:s text:c="5"/>0.44 <text:s text:c="3"/>-1.14 <text:s text:c="4"/>0.59 1.00 <text:s text:c="4"/>5226 <text:s text:c="4"/>4598</text:span></text:span><text:span text:style-name="Default_20_Paragraph_20_Font"><text:span text:style-name="T1"><text:line-break/></text:span></text:span><text:span text:style-name="Verbatim_20_Char"><text:span text:style-name="T1"> mu26_dagegrp35M44 <text:s text:c="20"/>-0.43 <text:s text:c="5"/>0.44 <text:s text:c="3"/>-1.28 <text:s text:c="4"/>0.42 1.00 <text:s text:c="4"/>4690 <text:s text:c="4"/>4707</text:span></text:span><text:span text:style-name="Default_20_Paragraph_20_Font"><text:span text:style-name="T1"><text:line-break/></text:span></text:span><text:span text:style-name="Verbatim_20_Char"><text:span text:style-name="T1"> mu26_dagegrp45M54 <text:s text:c="20"/>-0.47 <text:s text:c="5"/>0.43 <text:s text:c="3"/>-1.30 <text:s text:c="4"/>0.39 1.00 <text:s text:c="4"/>5043 <text:s text:c="4"/>5009</text:span></text:span><text:span text:style-name="Default_20_Paragraph_20_Font"><text:span text:style-name="T1"><text:line-break/></text:span></text:span><text:span text:style-name="Verbatim_20_Char"><text:span text:style-name="T1"> mu26_dagegrp55M64 <text:s text:c="20"/>-0.70 <text:s text:c="5"/>0.45 <text:s text:c="3"/>-1.60 <text:s text:c="4"/>0.18 1.00 <text:s text:c="4"/>5098 <text:s text:c="4"/>4915</text:span></text:span><text:span text:style-name="Default_20_Paragraph_20_Font"><text:span text:style-name="T1"><text:line-break/></text:span></text:span><text:span text:style-name="Verbatim_20_Char"><text:span text:style-name="T1"> mu27_dclasukIntermediate <text:s text:c="13"/>-0.06 <text:s text:c="5"/>0.71 <text:s text:c="3"/>-1.52 <text:s text:c="4"/>1.27 1.00 <text:s text:c="4"/>8215 <text:s text:c="4"/>4309</text:span></text:span><text:span text:style-name="Default_20_Paragraph_20_Font"><text:span text:style-name="T1"><text:line-break/></text:span></text:span><text:span text:style-name="Verbatim_20_Char"><text:span text:style-name="T1"> mu27_dclasukRoutine <text:s text:c="19"/>0.47 <text:s text:c="5"/>0.63 <text:s text:c="3"/>-0.80 <text:s text:c="4"/>1.71 1.00 <text:s text:c="4"/>7675 <text:s text:c="4"/>4155</text:span></text:span><text:span text:style-name="Default_20_Paragraph_20_Font"><text:span text:style-name="T1"><text:line-break/></text:span></text:span><text:span text:style-name="Verbatim_20_Char"><text:span text:style-name="T1"> mu27_dclasukNotworkingorunemployed <text:s text:c="4"/>1.52 <text:s text:c="5"/>0.57 <text:s text:c="4"/>0.42 <text:s text:c="4"/>2.64 1.00 <text:s text:c="4"/>7764 <text:s text:c="4"/>4401</text:span></text:span><text:span text:style-name="Default_20_Paragraph_20_Font"><text:span text:style-name="T1"><text:line-break/></text:span></text:span><text:span text:style-name="Verbatim_20_Char"><text:span text:style-name="T1"> mu27_sexFemale <text:s text:c="23"/>-0.28 <text:s text:c="5"/>0.49 <text:s text:c="3"/>-1.23 <text:s text:c="4"/>0.65 1.00 <text:s text:c="3"/>11257 <text:s text:c="4"/>4464</text:span></text:span><text:span text:style-name="Default_20_Paragraph_20_Font"><text:span text:style-name="T1"><text:line-break/></text:span></text:span><text:span text:style-name="Verbatim_20_Char"><text:span text:style-name="T1"> mu27_dagegrp25M34 <text:s text:c="20"/>-0.84 <text:s text:c="5"/>0.82 <text:s text:c="3"/>-2.54 <text:s text:c="4"/>0.73 1.00 <text:s text:c="4"/>6594 <text:s text:c="4"/>4206</text:span></text:span><text:span text:style-name="Default_20_Paragraph_20_Font"><text:span text:style-name="T1"><text:line-break/></text:span></text:span><text:span text:style-name="Verbatim_20_Char"><text:span text:style-name="T1"> mu27_dagegrp35M44 <text:s text:c="20"/>-0.47 <text:s text:c="5"/>0.72 <text:s text:c="3"/>-1.91 <text:s text:c="4"/>0.94 1.00 <text:s text:c="4"/>5823 <text:s text:c="4"/>4452</text:span></text:span><text:span text:style-name="Default_20_Paragraph_20_Font"><text:span text:style-name="T1"><text:line-break/></text:span></text:span><text:span text:style-name="Verbatim_20_Char"><text:span text:style-name="T1"> mu27_dagegrp45M54 <text:s text:c="20"/>-1.20 <text:s text:c="5"/>0.82 <text:s text:c="3"/>-2.84 <text:s text:c="4"/>0.36 1.00 <text:s text:c="4"/>6668 <text:s text:c="4"/>4767</text:span></text:span><text:span text:style-name="Default_20_Paragraph_20_Font"><text:span text:style-name="T1"><text:line-break/></text:span></text:span><text:span text:style-name="Verbatim_20_Char"><text:span text:style-name="T1"> mu27_dagegrp55M64 <text:s text:c="20"/>-0.03 <text:s text:c="5"/>0.66 <text:s text:c="3"/>-1.29 <text:s text:c="4"/>1.32 1.00 <text:s text:c="4"/>5848 <text:s text:c="4"/>4110</text:span></text:span><text:span text:style-name="Default_20_Paragraph_20_Font"><text:span text:style-name="T1"><text:line-break/></text:span></text:span><text:span text:style-name="Verbatim_20_Char"><text:span text:style-name="T1"> mu34_dclasukIntermediate <text:s text:c="13"/>-0.13 <text:s text:c="5"/>0.38 <text:s text:c="3"/>-0.90 <text:s text:c="4"/>0.58 1.00 <text:s text:c="4"/>8223 <text:s text:c="4"/>4806</text:span></text:span><text:span text:style-name="Default_20_Paragraph_20_Font"><text:span text:style-name="T1"><text:line-break/></text:span></text:span><text:span text:style-name="Verbatim_20_Char"><text:span text:style-name="T1"> mu34_dclasukRoutine <text:s text:c="19"/>0.12 <text:s text:c="5"/>0.36 <text:s text:c="3"/>-0.59 <text:s text:c="4"/>0.81 1.00 <text:s text:c="4"/>8087 <text:s text:c="4"/>4422</text:span></text:span><text:span text:style-name="Default_20_Paragraph_20_Font"><text:span text:style-name="T1"><text:line-break/></text:span></text:span><text:span text:style-name="Verbatim_20_Char"><text:span text:style-name="T1"> mu34_dclasukNotworkingorunemployed <text:s text:c="4"/>1.27 <text:s text:c="5"/>0.33 <text:s text:c="4"/>0.63 <text:s text:c="4"/>1.92 1.00 <text:s text:c="4"/>8303 <text:s text:c="4"/>4725</text:span></text:span><text:span text:style-name="Default_20_Paragraph_20_Font"><text:span text:style-name="T1"><text:line-break/></text:span></text:span><text:span text:style-name="Verbatim_20_Char"><text:span text:style-name="T1"> mu34_sexFemale <text:s text:c="23"/>-0.02 <text:s text:c="5"/>0.27 <text:s text:c="3"/>-0.54 <text:s text:c="4"/>0.51 1.00 <text:s text:c="3"/>10199 <text:s text:c="4"/>4305</text:span></text:span><text:span text:style-name="Default_20_Paragraph_20_Font"><text:span text:style-name="T1"><text:line-break/></text:span></text:span><text:span text:style-name="Verbatim_20_Char"><text:span text:style-name="T1"> mu34_dagegrp25M34 <text:s text:c="20"/>-0.54 <text:s text:c="5"/>0.41 <text:s text:c="3"/>-1.36 <text:s text:c="4"/>0.25 1.00 <text:s text:c="4"/>6824 <text:s text:c="4"/>4954</text:span></text:span><text:span text:style-name="Default_20_Paragraph_20_Font"><text:span text:style-name="T1"><text:line-break/></text:span></text:span><text:span text:style-name="Verbatim_20_Char"><text:span text:style-name="T1"> mu34_dagegrp35M44 <text:s text:c="20"/>-0.69 <text:s text:c="5"/>0.40 <text:s text:c="3"/>-1.46 <text:s text:c="4"/>0.08 1.00 <text:s text:c="4"/>5889 <text:s text:c="4"/>4506</text:span></text:span><text:span text:style-name="Default_20_Paragraph_20_Font"><text:span text:style-name="T1"><text:line-break/></text:span></text:span><text:span text:style-name="Verbatim_20_Char"><text:span text:style-name="T1"> mu34_dagegrp45M54 <text:s text:c="20"/>-1.45 <text:s text:c="5"/>0.47 <text:s text:c="3"/>-2.38 <text:s text:c="3"/>-0.56 1.00 <text:s text:c="4"/>6354 <text:s text:c="4"/>4856</text:span></text:span><text:span text:style-name="Default_20_Paragraph_20_Font"><text:span text:style-name="T1"><text:line-break/></text:span></text:span><text:span text:style-name="Verbatim_20_Char"><text:span text:style-name="T1"> mu34_dagegrp55M64 <text:s text:c="20"/>-0.64 <text:s text:c="5"/>0.39 <text:s text:c="3"/>-1.40 <text:s text:c="4"/>0.12 1.00 <text:s text:c="4"/>5830 <text:s text:c="4"/>4890</text:span></text:span><text:span text:style-name="Default_20_Paragraph_20_Font"><text:span text:style-name="T1"><text:line-break/></text:span></text:span><text:span text:style-name="Verbatim_20_Char"><text:span text:style-name="T1"> mu35_dclasukIntermediate <text:s text:c="13"/>-0.60 <text:s text:c="5"/>0.39 <text:s text:c="3"/>-1.38 <text:s text:c="4"/>0.13 1.00 <text:s text:c="4"/>9259 <text:s text:c="4"/>4313</text:span></text:span><text:span text:style-name="Default_20_Paragraph_20_Font"><text:span text:style-name="T1"><text:line-break/></text:span></text:span><text:span text:style-name="Verbatim_20_Char"><text:span text:style-name="T1"> mu35_dclasukRoutine <text:s text:c="18"/>-0.79 <text:s text:c="5"/>0.40 <text:s text:c="3"/>-1.60 <text:s text:c="3"/>-0.05 1.00 <text:s text:c="3"/>10677 <text:s text:c="4"/>4585</text:span></text:span><text:span text:style-name="Default_20_Paragraph_20_Font"><text:span text:style-name="T1"><text:line-break/></text:span></text:span><text:span text:style-name="Verbatim_20_Char"><text:span text:style-name="T1"> mu35_dclasukNotworkingorunemployed <text:s text:c="4"/>0.02 <text:s text:c="5"/>0.42 <text:s text:c="3"/>-0.82 <text:s text:c="4"/>0.82 1.00 <text:s text:c="3"/>10353 <text:s text:c="4"/>4869</text:span></text:span><text:span text:style-name="Default_20_Paragraph_20_Font"><text:span text:style-name="T1"><text:line-break/></text:span></text:span><text:span text:style-name="Verbatim_20_Char"><text:span text:style-name="T1"> mu35_sexFemale <text:s text:c="23"/>-1.21 <text:s text:c="5"/>0.31 <text:s text:c="3"/>-1.86 <text:s text:c="3"/>-0.62 1.00 <text:s text:c="3"/>10157 <text:s text:c="4"/>4308</text:span></text:span><text:span text:style-name="Default_20_Paragraph_20_Font"><text:span text:style-name="T1"><text:line-break/></text:span></text:span><text:span text:style-name="Verbatim_20_Char"><text:span text:style-name="T1"> mu35_dagegrp25M34 <text:s text:c="20"/>-0.65 <text:s text:c="5"/>0.42 <text:s text:c="3"/>-1.48 <text:s text:c="4"/>0.18 1.00 <text:s text:c="4"/>4882 <text:s text:c="4"/>3950</text:span></text:span><text:span text:style-name="Default_20_Paragraph_20_Font"><text:span text:style-name="T1"><text:line-break/></text:span></text:span><text:span text:style-name="Verbatim_20_Char"><text:span text:style-name="T1"> mu35_dagegrp35M44 <text:s text:c="20"/>-1.02 <text:s text:c="5"/>0.41 <text:s text:c="3"/>-1.84 <text:s text:c="3"/>-0.20 1.00 <text:s text:c="4"/>4753 <text:s text:c="4"/>4438</text:span></text:span><text:span text:style-name="Default_20_Paragraph_20_Font"><text:span text:style-name="T1"><text:line-break/></text:span></text:span><text:span text:style-name="Verbatim_20_Char"><text:span text:style-name="T1"> mu35_dagegrp45M54 <text:s text:c="20"/>-1.38 <text:s text:c="5"/>0.44 <text:s text:c="3"/>-2.24 <text:s text:c="3"/>-0.53 1.00 <text:s text:c="4"/>5090 <text:s text:c="4"/>4018</text:span></text:span><text:span text:style-name="Default_20_Paragraph_20_Font"><text:span text:style-name="T1"><text:line-break/></text:span></text:span><text:span text:style-name="Verbatim_20_Char"><text:span text:style-name="T1"> mu35_dagegrp55M64 <text:s text:c="20"/>-1.64 <text:s text:c="5"/>0.46 <text:s text:c="3"/>-2.55 <text:s text:c="3"/>-0.76 1.00 <text:s text:c="4"/>5288 <text:s text:c="4"/>4356</text:span></text:span><text:span text:style-name="Default_20_Paragraph_20_Font"><text:span text:style-name="T1"><text:line-break/></text:span></text:span><text:span text:style-name="Verbatim_20_Char"><text:span text:style-name="T1"> mu37_dclasukIntermediate <text:s text:c="13"/>-0.10 <text:s text:c="5"/>0.61 <text:s text:c="3"/>-1.39 <text:s text:c="4"/>1.02 1.00 <text:s text:c="4"/>8799 <text:s text:c="4"/>4220</text:span></text:span><text:span text:style-name="Default_20_Paragraph_20_Font"><text:span text:style-name="T1"><text:line-break/></text:span></text:span><text:span text:style-name="Verbatim_20_Char"><text:span text:style-name="T1"> mu37_dclasukRoutine <text:s text:c="19"/>0.94 <text:s text:c="5"/>0.46 <text:s text:c="4"/>0.04 <text:s text:c="4"/>1.86 1.00 <text:s text:c="4"/>7473 <text:s text:c="4"/>4567</text:span></text:span><text:span text:style-name="Default_20_Paragraph_20_Font"><text:span text:style-name="T1"><text:line-break/></text:span></text:span><text:span text:style-name="Verbatim_20_Char"><text:span text:style-name="T1"> mu37_dclasukNotworkingorunemployed <text:s text:c="4"/>1.01 <text:s text:c="5"/>0.57 <text:s text:c="3"/>-0.16 <text:s text:c="4"/>2.11 1.00 <text:s text:c="4"/>8977 <text:s text:c="4"/>4974</text:span></text:span><text:span text:style-name="Default_20_Paragraph_20_Font"><text:span text:style-name="T1"><text:line-break/></text:span></text:span><text:span text:style-name="Verbatim_20_Char"><text:span text:style-name="T1"> mu37_sexFemale <text:s text:c="23"/>-1.65 <text:s text:c="5"/>0.50 <text:s text:c="3"/>-2.72 <text:s text:c="3"/>-0.72 1.00 <text:s text:c="4"/>9693 <text:s text:c="4"/>3943</text:span></text:span><text:span text:style-name="Default_20_Paragraph_20_Font"><text:span text:style-name="T1"><text:line-break/></text:span></text:span><text:span text:style-name="Verbatim_20_Char"><text:span text:style-name="T1"> mu37_dagegrp25M34 <text:s text:c="21"/>1.07 <text:s text:c="5"/>0.79 <text:s text:c="3"/>-0.41 <text:s text:c="4"/>2.72 1.00 <text:s text:c="4"/>3829 <text:s text:c="4"/>4193</text:span></text:span><text:span text:style-name="Default_20_Paragraph_20_Font"><text:span text:style-name="T1"><text:line-break/></text:span></text:span><text:span text:style-name="Verbatim_20_Char"><text:span text:style-name="T1"> mu37_dagegrp35M44 <text:s text:c="21"/>1.03 <text:s text:c="5"/>0.78 <text:s text:c="3"/>-0.38 <text:s text:c="4"/>2.63 1.00 <text:s text:c="4"/>3984 <text:s text:c="4"/>3766</text:span></text:span><text:span text:style-name="Default_20_Paragraph_20_Font"><text:span text:style-name="T1"><text:line-break/></text:span></text:span><text:span text:style-name="Verbatim_20_Char"><text:span text:style-name="T1"> mu37_dagegrp45M54 <text:s text:c="21"/>0.88 <text:s text:c="5"/>0.76 <text:s text:c="3"/>-0.52 <text:s text:c="4"/>2.47 1.00 <text:s text:c="4"/>4042 <text:s text:c="4"/>3825</text:span></text:span><text:span text:style-name="Default_20_Paragraph_20_Font"><text:span text:style-name="T1"><text:line-break/></text:span></text:span><text:span text:style-name="Verbatim_20_Char"><text:span text:style-name="T1"> mu37_dagegrp55M64 <text:s text:c="20"/>-1.07 <text:s text:c="5"/>0.98 <text:s text:c="3"/>-3.04 <text:s text:c="4"/>0.82 1.00 <text:s text:c="4"/>4575 <text:s text:c="4"/>446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oft-page-break/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4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2"/>Estimate.mu19_Intercept Est.Error.mu19_Intercept Q2.5.mu19_Intercept Q97.5.mu19_Intercept Estimate.mu20_Intercept Est.Error.mu20_Intercept Q2.5.mu20_Intercept Q97.5.mu20_Intercept Estimate.mu26_Intercept Est.Error.mu26_Intercept Q2.5.mu26_Intercept Q97.5.mu26_Intercept</text:span></text:span><text:span text:style-name="Default_20_Paragraph_20_Font"><text:span text:style-name="T1"><text:line-break/></text:span></text:span><text:span text:style-name="Verbatim_20_Char"><text:span text:style-name="T1"> 2016 <text:s text:c="24"/>-0.072 <text:s text:c="19"/>0.212 <text:s text:c="13"/>-0.618 <text:s text:c="15"/>0.253 <text:s text:c="17"/>-0.126 <text:s text:c="19"/>0.249 <text:s text:c="13"/>-0.788 <text:s text:c="15"/>0.205 <text:s text:c="17"/>-0.133 <text:s text:c="19"/>0.344 <text:s text:c="13"/>-0.935 <text:s text:c="15"/>0.473</text:span></text:span><text:span text:style-name="Default_20_Paragraph_20_Font"><text:span text:style-name="T1"><text:line-break/></text:span></text:span><text:span text:style-name="Verbatim_20_Char"><text:span text:style-name="T1"> June 2020 <text:s text:c="19"/>-0.016 <text:s text:c="19"/>0.194 <text:s text:c="13"/>-0.480 <text:s text:c="15"/>0.366 <text:s text:c="17"/>-0.001 <text:s text:c="19"/>0.214 <text:s text:c="13"/>-0.483 <text:s text:c="15"/>0.436 <text:s text:c="18"/>0.295 <text:s text:c="19"/>0.341 <text:s text:c="13"/>-0.393 <text:s text:c="15"/>0.988</text:span></text:span><text:span text:style-name="Default_20_Paragraph_20_Font"><text:span text:style-name="T1"><text:line-break/></text:span></text:span><text:span text:style-name="Verbatim_20_Char"><text:span text:style-name="T1"> August 2020 <text:s text:c="18"/>0.012 <text:s text:c="19"/>0.189 <text:s text:c="13"/>-0.391 <text:s text:c="15"/>0.409 <text:s text:c="18"/>0.043 <text:s text:c="19"/>0.212 <text:s text:c="13"/>-0.404 <text:s text:c="15"/>0.545 <text:s text:c="17"/>-0.390 <text:s text:c="19"/>0.389 <text:s text:c="13"/>-1.333 <text:s text:c="15"/>0.191</text:span></text:span><text:span text:style-name="Default_20_Paragraph_20_Font"><text:span text:style-name="T1"><text:line-break/></text:span></text:span><text:span text:style-name="Verbatim_20_Char"><text:span text:style-name="T1"> <text:s text:c="12"/>Estimate.mu27_Intercept Est.Error.mu27_Intercept Q2.5.mu27_Intercept Q97.5.mu27_Intercept Estimate.mu34_Intercept Est.Error.mu34_Intercept Q2.5.mu34_Intercept Q97.5.mu34_Intercept Estimate.mu35_Intercept Est.Error.mu35_Intercept Q2.5.mu35_Intercept Q97.5.mu35_Intercept</text:span></text:span><text:span text:style-name="Default_20_Paragraph_20_Font"><text:span text:style-name="T1"><text:line-break/></text:span></text:span><text:span text:style-name="Verbatim_20_Char"><text:span text:style-name="T1"> 2016 <text:s text:c="24"/>-0.352 <text:s text:c="19"/>0.501 <text:s text:c="13"/>-1.689 <text:s text:c="15"/>0.255 <text:s text:c="18"/>0.013 <text:s text:c="19"/>0.334 <text:s text:c="13"/>-0.725 <text:s text:c="15"/>0.664 <text:s text:c="17"/>-0.308 <text:s text:c="19"/>0.391 <text:s text:c="13"/>-1.234 <text:s text:c="15"/>0.338</text:span></text:span><text:span text:style-name="Default_20_Paragraph_20_Font"><text:span text:style-name="T1"><text:line-break/></text:span></text:span><text:span text:style-name="Verbatim_20_Char"><text:span text:style-name="T1"> June 2020 <text:s text:c="19"/>-0.169 <text:s text:c="19"/>0.410 <text:s text:c="13"/>-1.205 <text:s text:c="15"/>0.484 <text:s text:c="18"/>0.211 <text:s text:c="19"/>0.332 <text:s text:c="13"/>-0.451 <text:s text:c="15"/>0.894 <text:s text:c="18"/>0.329 <text:s text:c="19"/>0.354 <text:s text:c="13"/>-0.365 <text:s text:c="15"/>1.053</text:span></text:span><text:span text:style-name="Default_20_Paragraph_20_Font"><text:span text:style-name="T1"><text:line-break/></text:span></text:span><text:span text:style-name="Verbatim_20_Char"><text:span text:style-name="T1"> August 2020 <text:s text:c="18"/>0.192 <text:s text:c="19"/>0.375 <text:s text:c="13"/>-0.553 <text:s text:c="15"/>1.050 <text:s text:c="17"/>-0.449 <text:s text:c="19"/>0.398 <text:s text:c="13"/>-1.407 <text:s text:c="15"/>0.124 <text:s text:c="17"/>-0.296 <text:s text:c="19"/>0.387 <text:s text:c="13"/>-1.185 <text:s text:c="15"/>0.308</text:span></text:span><text:span text:style-name="Default_20_Paragraph_20_Font"><text:span text:style-name="T1"><text:line-break/></text:span></text:span><text:span text:style-name="Verbatim_20_Char"><text:span text:style-name="T1"> <text:s text:c="12"/>Estimate.mu37_Intercept Est.Error.mu37_Intercept Q2.5.mu37_Intercept Q97.5.mu37_Intercept</text:span></text:span><text:span text:style-name="Default_20_Paragraph_20_Font"><text:span text:style-name="T1"><text:line-break/></text:span></text:span><text:span text:style-name="Verbatim_20_Char"><text:span text:style-name="T1"> 2016 <text:s text:c="24"/>-0.618 <text:s text:c="19"/>0.586 <text:s text:c="13"/>-2.030 <text:s text:c="15"/>0.108</text:span></text:span><text:span text:style-name="Default_20_Paragraph_20_Font"><text:span text:style-name="T1"><text:line-break/></text:span></text:span><text:span text:style-name="Verbatim_20_Char"><text:span text:style-name="T1"> June 2020 <text:s text:c="20"/>0.100 <text:s text:c="19"/>0.411 <text:s text:c="13"/>-0.795 <text:s text:c="15"/>0.933</text:span></text:span><text:span text:style-name="Default_20_Paragraph_20_Font"><text:span text:style-name="T1"><text:line-break/></text:span></text:span><text:span text:style-name="Verbatim_20_Char"><text:span text:style-name="T1"> August 2020 <text:s text:c="18"/>0.092 <text:s text:c="19"/>0.415 <text:s text:c="13"/>-0.807 <text:s text:c="15"/>0.91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4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categorical </text:span></text:span><text:span text:style-name="Default_20_Paragraph_20_Font"><text:span text:style-name="T1"><text:line-break/></text:span></text:span><text:span text:style-name="Verbatim_20_Char"><text:span text:style-name="T1"> <text:s text:c="2"/>Links: muc35and37 = logit; muOtherDisrupted = logit </text:span></text:span><text:span text:style-name="Default_20_Paragraph_20_Font"><text:span text:style-name="T1"><text:line-break/></text:span></text:span><text:span text:style-name="Verbatim_20_Char"><text:span text:style-name="T1"> Formula: disr_unpaid | weights(crudewt2) ~ 1 + dclasuk + dagegrp + (1 | survey:sex) </text:span></text:span><text:span text:style-name="Default_20_Paragraph_20_Font"><text:span text:style-name="T1"><text:line-break/></text:span></text:span><text:span text:style-name="Verbatim_20_Char"><text:span text:style-name="T1"> <text:s text:c="3"/>Data: disrupted_data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_muc35and37 ~ normal(0, 2)</text:span></text:span><text:span text:style-name="Default_20_Paragraph_20_Font"><text:span text:style-name="T1"><text:line-break/></text:span></text:span><text:span text:style-name="Verbatim_20_Char"><text:span text:style-name="T1"> b_muOtherDisrupted ~ normal(0, 2)</text:span></text:span><text:span text:style-name="Default_20_Paragraph_20_Font"><text:span text:style-name="T1"><text:line-break/></text:span></text:span><text:span text:style-name="Verbatim_20_Char"><text:span text:style-name="T1"> Intercept_muc35and37 ~ normal(0, 2)</text:span></text:span><text:span text:style-name="Default_20_Paragraph_20_Font"><text:span text:style-name="T1"><text:line-break/></text:span></text:span><text:span text:style-name="Verbatim_20_Char"><text:span text:style-name="T1"> Intercept_muOtherDisrupted ~ normal(0, 2)</text:span></text:span><text:span text:style-name="Default_20_Paragraph_20_Font"><text:span text:style-name="T1"><text:line-break/></text:span></text:span><text:span text:style-name="Verbatim_20_Char"><text:span text:style-name="T1"> sd_muc35and37 ~ exponential(3)</text:span></text:span><text:span text:style-name="Default_20_Paragraph_20_Font"><text:span text:style-name="T1"><text:line-break/></text:span></text:span><text:span text:style-name="Verbatim_20_Char"><text:span text:style-name="T1"> sd_muOtherDisrupte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sex (Number of levels: 6) </text:span></text:span><text:span text:style-name="Default_20_Paragraph_20_Font"><text:span text:style-name="T1"><text:line-break/></text:span></text:span><text:span text:style-name="Verbatim_20_Char"><text:span text:style-name="T1"> <text:s text:c="31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muc35and37_Intercept) <text:s text:c="10"/>0.79 <text:s text:c="5"/>0.26 <text:s text:c="4"/>0.40 <text:s text:c="4"/>1.45 1.00 <text:s text:c="4"/>2330 <text:s text:c="4"/>3276</text:span></text:span><text:span text:style-name="Default_20_Paragraph_20_Font"><text:span text:style-name="T1"><text:line-break/></text:span></text:span><text:span text:style-name="Verbatim_20_Char"><text:span text:style-name="T1"> sd(muOtherDisrupted_Intercept) <text:s text:c="4"/>0.17 <text:s text:c="5"/>0.13 <text:s text:c="4"/>0.01 <text:s text:c="4"/>0.47 1.00 <text:s text:c="4"/>1700 <text:s text:c="4"/>260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47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muc35and37_Intercept <text:s text:c="29"/>-2.54 <text:s text:c="5"/>0.48 <text:s text:c="3"/>-3.51 <text:s text:c="3"/>-1.60 1.00 <text:s text:c="4"/>2234 <text:s text:c="4"/>2458</text:span></text:span><text:span text:style-name="Default_20_Paragraph_20_Font"><text:span text:style-name="T1"><text:line-break/></text:span></text:span><text:span text:style-name="Verbatim_20_Char"><text:span text:style-name="T1"> muOtherDisrupted_Intercept <text:s text:c="23"/>-1.91 <text:s text:c="5"/>0.23 <text:s text:c="3"/>-2.39 <text:s text:c="3"/>-1.47 1.00 <text:s text:c="4"/>2900 <text:s text:c="4"/>2961</text:span></text:span><text:span text:style-name="Default_20_Paragraph_20_Font"><text:span text:style-name="T1"><text:line-break/></text:span></text:span><text:span text:style-name="Verbatim_20_Char"><text:span text:style-name="T1"> muc35and37_dclasukIntermediate <text:s text:c="19"/>-0.45 <text:s text:c="5"/>0.33 <text:s text:c="3"/>-1.12 <text:s text:c="4"/>0.18 1.00 <text:s text:c="4"/>4945 <text:s text:c="4"/>4291</text:span></text:span><text:span text:style-name="Default_20_Paragraph_20_Font"><text:span text:style-name="T1"><text:line-break/></text:span></text:span><text:span text:style-name="Verbatim_20_Char"><text:span text:style-name="T1"> muc35and37_dclasukRoutine <text:s text:c="24"/>-0.07 <text:s text:c="5"/>0.29 <text:s text:c="3"/>-0.65 <text:s text:c="4"/>0.49 1.00 <text:s text:c="4"/>5082 <text:s text:c="4"/>4201</text:span></text:span><text:span text:style-name="Default_20_Paragraph_20_Font"><text:span text:style-name="T1"><text:line-break/></text:span></text:span><text:span text:style-name="Verbatim_20_Char"><text:span text:style-name="T1"> muc35and37_dclasukNotworkingorunemployed <text:s text:c="10"/>0.35 <text:s text:c="5"/>0.34 <text:s text:c="3"/>-0.34 <text:s text:c="4"/>0.98 1.00 <text:s text:c="4"/>5204 <text:s text:c="4"/>3860</text:span></text:span><text:span text:style-name="Default_20_Paragraph_20_Font"><text:span text:style-name="T1"><text:line-break/></text:span></text:span><text:span text:style-name="Verbatim_20_Char"><text:span text:style-name="T1"> muc35and37_dagegrp25M34 <text:s text:c="26"/>-0.23 <text:s text:c="5"/>0.38 <text:s text:c="3"/>-0.97 <text:s text:c="4"/>0.54 1.00 <text:s text:c="4"/>3425 <text:s text:c="4"/>3570</text:span></text:span><text:span text:style-name="Default_20_Paragraph_20_Font"><text:span text:style-name="T1"><text:line-break/></text:span></text:span><text:span text:style-name="Verbatim_20_Char"><text:span text:style-name="T1"> muc35and37_dagegrp35M44 <text:s text:c="26"/>-0.50 <text:s text:c="5"/>0.38 <text:s text:c="3"/>-1.22 <text:s text:c="4"/>0.26 1.00 <text:s text:c="4"/>3167 <text:s text:c="4"/>3560</text:span></text:span><text:span text:style-name="Default_20_Paragraph_20_Font"><text:span text:style-name="T1"><text:line-break/></text:span></text:span><text:span text:style-name="Verbatim_20_Char"><text:span text:style-name="T1"> muc35and37_dagegrp45M54 <text:s text:c="26"/>-0.76 <text:s text:c="5"/>0.38 <text:s text:c="3"/>-1.50 <text:s text:c="3"/>-0.01 1.00 <text:s text:c="4"/>3275 <text:s text:c="4"/>3769</text:span></text:span><text:span text:style-name="Default_20_Paragraph_20_Font"><text:span text:style-name="T1"><text:line-break/></text:span></text:span><text:span text:style-name="Verbatim_20_Char"><text:span text:style-name="T1"> muc35and37_dagegrp55M64 <text:s text:c="26"/>-1.51 <text:s text:c="5"/>0.43 <text:s text:c="3"/>-2.35 <text:s text:c="3"/>-0.68 1.00 <text:s text:c="4"/>3520 <text:s text:c="4"/>4015</text:span></text:span><text:span text:style-name="Default_20_Paragraph_20_Font"><text:span text:style-name="T1"><text:line-break/></text:span></text:span><text:span text:style-name="Verbatim_20_Char"><text:span text:style-name="T1"> muOtherDisrupted_dclasukIntermediate <text:s text:c="13"/>-0.12 <text:s text:c="5"/>0.20 <text:s text:c="3"/>-0.52 <text:s text:c="4"/>0.27 1.00 <text:s text:c="4"/>5552 <text:s text:c="4"/>4814</text:span></text:span><text:span text:style-name="Default_20_Paragraph_20_Font"><text:span text:style-name="T1"><text:line-break/></text:span></text:span><text:span text:style-name="Verbatim_20_Char"><text:span text:style-name="T1"> muOtherDisrupted_dclasukRoutine <text:s text:c="19"/>0.23 <text:s text:c="5"/>0.19 <text:s text:c="3"/>-0.14 <text:s text:c="4"/>0.60 1.00 <text:s text:c="4"/>4585 <text:s text:c="4"/>4375</text:span></text:span><text:span text:style-name="Default_20_Paragraph_20_Font"><text:span text:style-name="T1"><text:line-break/></text:span></text:span><text:span text:style-name="Verbatim_20_Char"><text:span text:style-name="T1"> muOtherDisrupted_dclasukNotworkingorunemployed <text:s text:c="4"/>0.72 <text:s text:c="5"/>0.20 <text:s text:c="4"/>0.33 <text:s text:c="4"/>1.11 1.00 <text:s text:c="4"/>4720 <text:s text:c="4"/>4367</text:span></text:span><text:span text:style-name="Default_20_Paragraph_20_Font"><text:span text:style-name="T1"><text:line-break/></text:span></text:span><text:span text:style-name="Verbatim_20_Char"><text:span text:style-name="T1"> muOtherDisrupted_dagegrp25M34 <text:s text:c="20"/>-0.16 <text:s text:c="5"/>0.24 <text:s text:c="3"/>-0.63 <text:s text:c="4"/>0.31 1.00 <text:s text:c="4"/>3320 <text:s text:c="4"/>4271</text:span></text:span><text:span text:style-name="Default_20_Paragraph_20_Font"><text:span text:style-name="T1"><text:line-break/></text:span></text:span><text:span text:style-name="Verbatim_20_Char"><text:span text:style-name="T1"> muOtherDisrupted_dagegrp35M44 <text:s text:c="20"/>-0.36 <text:s text:c="5"/>0.24 <text:s text:c="3"/>-0.81 <text:s text:c="4"/>0.12 1.00 <text:s text:c="4"/>3504 <text:s text:c="4"/>4344</text:span></text:span><text:span text:style-name="Default_20_Paragraph_20_Font"><text:span text:style-name="T1"><text:line-break/></text:span></text:span><text:span text:style-name="Verbatim_20_Char"><text:span text:style-name="T1"> muOtherDisrupted_dagegrp45M54 <text:s text:c="20"/>-0.60 <text:s text:c="5"/>0.24 <text:s text:c="3"/>-1.07 <text:s text:c="3"/>-0.14 1.00 <text:s text:c="4"/>3521 <text:s text:c="4"/>4110</text:span></text:span><text:span text:style-name="Default_20_Paragraph_20_Font"><text:span text:style-name="T1"><text:line-break/></text:span></text:span><text:span text:style-name="Verbatim_20_Char"><text:span text:style-name="T1"> muOtherDisrupted_dagegrp55M64 <text:s text:c="20"/>-0.68 <text:s text:c="5"/>0.24 <text:s text:c="3"/>-1.15 <text:s text:c="3"/>-0.23 1.00 <text:s text:c="4"/>3434 <text:s text:c="4"/>405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4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9"/>Estimate.muc35and37_Intercept Est.Error.muc35and37_Intercept Q2.5.muc35and37_Intercept Q97.5.muc35and37_Intercept Estimate.muOtherDisrupted_Intercept Est.Error.muOtherDisrupted_Intercept Q2.5.muOtherDisrupted_Intercept Q97.5.muOtherDisrupted_Intercept</text:span></text:span><text:span text:style-name="Default_20_Paragraph_20_Font"><text:span text:style-name="T1"><text:line-break/></text:span></text:span><text:span text:style-name="Verbatim_20_Char"><text:span text:style-name="T1"> 2016_Female <text:s text:c="30"/>-0.846 <text:s text:c="25"/>0.491 <text:s text:c="19"/>-1.899 <text:s text:c="21"/>0.034 <text:s text:c="29"/>-0.035 <text:s text:c="31"/>0.137 <text:s text:c="25"/>-0.331 <text:s text:c="27"/>0.227</text:span></text:span><text:span text:style-name="Default_20_Paragraph_20_Font"><text:span text:style-name="T1"><text:line-break/></text:span></text:span><text:span text:style-name="Verbatim_20_Char"><text:span text:style-name="T1"> 2016_Male <text:s text:c="32"/>-0.131 <text:s text:c="25"/>0.436 <text:s text:c="19"/>-1.001 <text:s text:c="21"/>0.706 <text:s text:c="29"/>-0.102 <text:s text:c="31"/>0.153 <text:s text:c="25"/>-0.452 <text:s text:c="27"/>0.149</text:span></text:span><text:span text:style-name="Default_20_Paragraph_20_Font"><text:span text:style-name="T1"><text:line-break/></text:span></text:span><text:span text:style-name="Verbatim_20_Char"><text:span text:style-name="T1"> August 2020_Female <text:s text:c="23"/>-0.982 <text:s text:c="25"/>0.505 <text:s text:c="19"/>-2.113 <text:s text:c="20"/>-0.097 <text:s text:c="29"/>-0.080 <text:s text:c="31"/>0.145 <text:s text:c="25"/>-0.416 <text:s text:c="27"/>0.163</text:span></text:span><text:span text:style-name="Default_20_Paragraph_20_Font"><text:span text:style-name="T1"><text:line-break/></text:span></text:span><text:span text:style-name="Verbatim_20_Char"><text:span text:style-name="T1"> August 2020_Male <text:s text:c="26"/>0.530 <text:s text:c="25"/>0.405 <text:s text:c="19"/>-0.284 <text:s text:c="21"/>1.340 <text:s text:c="29"/>-0.035 <text:s text:c="31"/>0.143 <text:s text:c="25"/>-0.349 <text:s text:c="27"/>0.247</text:span></text:span><text:span text:style-name="Default_20_Paragraph_20_Font"><text:span text:style-name="T1"><text:line-break/></text:span></text:span><text:span text:style-name="Verbatim_20_Char"><text:span text:style-name="T1"> June 2020_Female <text:s text:c="25"/>-0.238 <text:s text:c="25"/>0.447 <text:s text:c="19"/>-1.137 <text:s text:c="21"/>0.589 <text:s text:c="30"/>0.157 <text:s text:c="31"/>0.167 <text:s text:c="25"/>-0.071 <text:s text:c="27"/>0.542</text:span></text:span><text:span text:style-name="Default_20_Paragraph_20_Font"><text:span text:style-name="T1"><text:line-break/></text:span></text:span><text:span text:style-name="Verbatim_20_Char"><text:span text:style-name="T1"> June 2020_Male <text:s text:c="28"/>0.948 <text:s text:c="25"/>0.397 <text:s text:c="20"/>0.160 <text:s text:c="21"/>1.752 <text:s text:c="30"/></text:span></text:span><text:soft-page-break/><text:span text:style-name="Verbatim_20_Char"><text:span text:style-name="T1">0.087 <text:s text:c="31"/>0.145 <text:s text:c="25"/>-0.150 <text:s text:c="27"/>0.43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4.6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hurdle_gamma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hu = identity </text:span></text:span><text:span text:style-name="Default_20_Paragraph_20_Font"><text:span text:style-name="T1"><text:line-break/></text:span></text:span><text:span text:style-name="Verbatim_20_Char"><text:span text:style-name="T1"> Formula: mh | weights(crudewt2) ~ 1 + wrk_now + (1 | cluster_group) </text:span></text:span><text:span text:style-name="Default_20_Paragraph_20_Font"><text:span text:style-name="T1"><text:line-break/></text:span></text:span><text:span text:style-name="Verbatim_20_Char"><text:span text:style-name="T1"> <text:s text:c="3"/>Data: cluster_mh_data (Number of observations: 1455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1)</text:span></text:span><text:span text:style-name="Default_20_Paragraph_20_Font"><text:span text:style-name="T1"><text:line-break/></text:span></text:span><text:span text:style-name="Verbatim_20_Char"><text:span text:style-name="T1"> hu ~ beta(3, 3)</text:span></text:span><text:span text:style-name="Default_20_Paragraph_20_Font"><text:span text:style-name="T1"><text:line-break/></text:span></text:span><text:span text:style-name="Verbatim_20_Char"><text:span text:style-name="T1"> Intercept ~ normal(0, 1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cluster_group (Number of levels: 6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10 <text:s text:c="5"/>0.05 <text:s text:c="4"/>0.05 <text:s text:c="4"/>0.23 1.00 <text:s text:c="4"/>1701 <text:s text:c="4"/>220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8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11"/>-0.01 <text:s text:c="5"/>0.05 <text:s text:c="3"/>-0.11 <text:s text:c="4"/>0.09 1.00 <text:s text:c="4"/>1582 <text:s text:c="4"/>1954</text:span></text:span><text:span text:style-name="Default_20_Paragraph_20_Font"><text:span text:style-name="T1"><text:line-break/></text:span></text:span><text:span text:style-name="Verbatim_20_Char"><text:span text:style-name="T1"> wrk_nowfurlough <text:s text:c="6"/>0.10 <text:s text:c="5"/>0.05 <text:s text:c="4"/>0.01 <text:s text:c="4"/>0.19 1.00 <text:s text:c="4"/>5135 <text:s text:c="4"/>4697</text:span></text:span><text:span text:style-name="Default_20_Paragraph_20_Font"><text:span text:style-name="T1"><text:line-break/></text:span></text:span><text:span text:style-name="Verbatim_20_Char"><text:span text:style-name="T1"> wrk_nownotworking <text:s text:c="3"/>-0.00 <text:s text:c="5"/>0.04 <text:s text:c="3"/>-0.08 <text:s text:c="4"/>0.08 1.00 <text:s text:c="4"/>5541 <text:s text:c="4"/>4158</text:span></text:span><text:span text:style-name="Default_20_Paragraph_20_Font"><text:span text:style-name="T1"><text:line-break/></text:span></text:span><text:span text:style-name="Verbatim_20_Char"><text:span text:style-name="T1"> wrk_nowparttime <text:s text:c="6"/>0.09 <text:s text:c="5"/>0.04 <text:s text:c="4"/>0.01 <text:s text:c="4"/>0.16 1.00 <text:s text:c="4"/>5281 <text:s text:c="4"/>387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4.99 <text:s text:c="5"/>0.20 <text:s text:c="4"/>4.60 <text:s text:c="4"/>5.38 1.00 <text:s text:c="4"/>5482 <text:s text:c="4"/>3946</text:span></text:span><text:span text:style-name="Default_20_Paragraph_20_Font"><text:span text:style-name="T1"><text:line-break/></text:span></text:span><text:span text:style-name="Verbatim_20_Char"><text:span text:style-name="T1"> hu <text:s text:c="7"/>0.02 <text:s text:c="5"/>0.00 <text:s text:c="4"/>0.01 <text:s text:c="4"/>0.02 1.00 <text:s text:c="4"/>5726 <text:s text:c="4"/>379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4.6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7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9to5WithLeisure <text:s text:c="13"/>-0.041 <text:s text:c="14"/>0.055 <text:s text:c="8"/>-0.150 <text:s text:c="10"/>0.063</text:span></text:span><text:span text:style-name="Default_20_Paragraph_20_Font"><text:span text:style-name="T1"><text:line-break/></text:span></text:span><text:span text:style-name="Verbatim_20_Char"><text:span text:style-name="T1"> DisruptedorRest <text:s text:c="14"/>0.113 <text:s text:c="14"/>0.057 <text:s text:c="9"/>0.007 <text:s text:c="10"/>0.230</text:span></text:span><text:span text:style-name="Default_20_Paragraph_20_Font"><text:span text:style-name="T1"><text:line-break/></text:span></text:span><text:span text:style-name="Verbatim_20_Char"><text:span text:style-name="T1"> LateStart <text:s text:c="19"/>-0.080 <text:s text:c="14"/>0.055 <text:s text:c="8"/>-0.195 <text:s text:c="10"/>0.024</text:span></text:span><text:span text:style-name="Default_20_Paragraph_20_Font"><text:span text:style-name="T1"><text:line-break/></text:span></text:span><text:span text:style-name="Verbatim_20_Char"><text:span text:style-name="T1"> OtherNotWorkday <text:s text:c="14"/>0.053 <text:s text:c="14"/>0.056 <text:s text:c="8"/>-0.056 <text:s text:c="10"/>0.166</text:span></text:span><text:span text:style-name="Default_20_Paragraph_20_Font"><text:span text:style-name="T1"><text:line-break/></text:span></text:span><text:span text:style-name="Verbatim_20_Char"><text:span text:style-name="T1"> OtherWorkday <text:s text:c="17"/>0.017 <text:s text:c="14"/>0.055 <text:s text:c="8"/>-0.093 <text:s text:c="10"/>0.125</text:span></text:span><text:span text:style-name="Default_20_Paragraph_20_Font"><text:span text:style-name="T1"><text:line-break/></text:span></text:span><text:span text:style-name="Verbatim_20_Char"><text:span text:style-name="T1"> UnpaidAndLeisure <text:s text:c="12"/>-0.060 <text:s text:c="14"/>0.061 <text:s text:c="8"/>-0.187 <text:s text:c="10"/>0.05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1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 </text:span></text:span><text:span text:style-name="Default_20_Paragraph_20_Font"><text:span text:style-name="T1"><text:line-break/></text:span></text:span><text:span text:style-name="Verbatim_20_Char"><text:span text:style-name="T1"> Formula: n_spells | weights(crudewt2) ~ 1 + dagegrp + dclasuk + day_type + (1 | sex:has_kids:survey) </text:span></text:span><text:span text:style-name="Default_20_Paragraph_20_Font"><text:span text:style-name="T1"><text:line-break/></text:span></text:span><text:span text:style-name="Verbatim_20_Char"><text:span text:style-name="T1"> <text:s text:c="3"/>Data: spells_data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has_kids:survey (Number of levels: 12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07 <text:s text:c="5"/>0.02 <text:s text:c="4"/>0.04 <text:s text:c="4"/>0.13 1.00 <text:s text:c="4"/>1832 <text:s text:c="4"/>276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4"/>2.93 <text:s text:c="5"/>0.05 <text:s text:c="4"/>2.82 <text:s text:c="4"/>3.03 1.00 <text:s text:c="4"/>3418 <text:s text:c="4"/>3821</text:span></text:span><text:span text:style-name="Default_20_Paragraph_20_Font"><text:span text:style-name="T1"><text:line-break/></text:span></text:span><text:span text:style-name="Verbatim_20_Char"><text:span text:style-name="T1"> dagegrp25M34 <text:s text:c="21"/>0.05 <text:s text:c="5"/>0.04 <text:s text:c="3"/>-0.03 <text:s text:c="4"/>0.13 1.00 <text:s text:c="4"/>4003 <text:s text:c="4"/>4452</text:span></text:span><text:span text:style-name="Default_20_Paragraph_20_Font"><text:span text:style-name="T1"><text:line-break/></text:span></text:span><text:span text:style-name="Verbatim_20_Char"><text:span text:style-name="T1"> dagegrp35M44 <text:s text:c="21"/>0.04 <text:s text:c="5"/>0.04 <text:s text:c="3"/>-0.04 <text:s text:c="4"/>0.12 1.00 <text:s text:c="4"/>4079 <text:s text:c="4"/>4270</text:span></text:span><text:span text:style-name="Default_20_Paragraph_20_Font"><text:span text:style-name="T1"><text:line-break/></text:span></text:span><text:span text:style-name="Verbatim_20_Char"><text:span text:style-name="T1"> dagegrp45M54 <text:s text:c="21"/>0.07 <text:s text:c="5"/>0.04 <text:s text:c="3"/>-0.01 <text:s text:c="4"/>0.14 1.00 <text:s text:c="4"/>4137 <text:s text:c="4"/>3833</text:span></text:span><text:span text:style-name="Default_20_Paragraph_20_Font"><text:span text:style-name="T1"><text:line-break/></text:span></text:span><text:span text:style-name="Verbatim_20_Char"><text:span text:style-name="T1"> dagegrp55M64 <text:s text:c="21"/>0.07 <text:s text:c="5"/>0.04 <text:s text:c="3"/>-0.01 <text:s text:c="4"/>0.15 1.00 <text:s text:c="4"/>4112 <text:s text:c="4"/>3955</text:span></text:span><text:span text:style-name="Default_20_Paragraph_20_Font"><text:span text:style-name="T1"><text:line-break/></text:span></text:span><text:span text:style-name="Verbatim_20_Char"><text:span text:style-name="T1"> dclasukIntermediate <text:s text:c="13"/>-0.02 <text:s text:c="5"/>0.03 <text:s text:c="3"/>-0.08 <text:s text:c="4"/>0.03 1.00 <text:s text:c="4"/>6648 <text:s text:c="4"/>4447</text:span></text:span><text:span text:style-name="Default_20_Paragraph_20_Font"><text:span text:style-name="T1"><text:line-break/></text:span></text:span><text:span text:style-name="Verbatim_20_Char"><text:span text:style-name="T1"> dclasukRoutine <text:s text:c="18"/>-0.05 <text:s text:c="5"/>0.03 <text:s text:c="3"/>-0.10 <text:s text:c="4"/>0.01 1.00 <text:s text:c="4"/>7021 <text:s text:c="4"/>4395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4"/>0.03 <text:s text:c="5"/>0.04 <text:s text:c="3"/>-0.05 <text:s text:c="4"/>0.11 1.00 <text:s text:c="4"/>5037 <text:s text:c="4"/>4034</text:span></text:span><text:span text:style-name="Default_20_Paragraph_20_Font"><text:span text:style-name="T1"><text:line-break/></text:span></text:span><text:span text:style-name="Verbatim_20_Char"><text:span text:style-name="T1"> day_typeNotWorkdayWorking <text:s text:c="7"/>-0.06 <text:s text:c="5"/>0.03 <text:s text:c="3"/>-0.12 <text:s text:c="4"/>0.00 1.00 <text:s text:c="4"/>4691 <text:s text:c="4"/>4615</text:span></text:span><text:span text:style-name="Default_20_Paragraph_20_Font"><text:span text:style-name="T1"><text:line-break/></text:span></text:span><text:span text:style-name="Verbatim_20_Char"><text:span text:style-name="T1"> day_typeOutsideWorkday <text:s text:c="10"/>-0.06 <text:s text:c="5"/>0.04 <text:s text:c="3"/>-0.13 <text:s text:c="4"/>0.01 1.00 <text:s text:c="4"/>5008 <text:s text:c="4"/>4596</text:span></text:span><text:span text:style-name="Default_20_Paragraph_20_Font"><text:span text:style-name="T1"><text:line-break/></text:span></text:span><text:span text:style-name="Verbatim_20_Char"><text:span text:style-name="T1"> day_typeHomeWorkday <text:s text:c="13"/>-0.13 <text:s text:c="5"/>0.04 <text:s text:c="3"/>-0.21 <text:s text:c="3"/>-0.06 1.00 <text:s text:c="4"/>5163 <text:s text:c="4"/>479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5.33 <text:s text:c="5"/>0.20 <text:s text:c="4"/>4.94 <text:s text:c="4"/>5.75 1.00 <text:s text:c="4"/>8311 <text:s text:c="4"/>415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oft-page-break/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1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1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Female_Children_2016 <text:s text:c="23"/>0.070 <text:s text:c="14"/>0.041 <text:s text:c="8"/>-0.008 <text:s text:c="10"/>0.156</text:span></text:span><text:span text:style-name="Default_20_Paragraph_20_Font"><text:span text:style-name="T1"><text:line-break/></text:span></text:span><text:span text:style-name="Verbatim_20_Char"><text:span text:style-name="T1"> Female_Children_August 2020 <text:s text:c="16"/>0.002 <text:s text:c="14"/>0.041 <text:s text:c="8"/>-0.077 <text:s text:c="10"/>0.085</text:span></text:span><text:span text:style-name="Default_20_Paragraph_20_Font"><text:span text:style-name="T1"><text:line-break/></text:span></text:span><text:span text:style-name="Verbatim_20_Char"><text:span text:style-name="T1"> Female_Children_June 2020 <text:s text:c="18"/>0.095 <text:s text:c="14"/>0.046 <text:s text:c="9"/>0.011 <text:s text:c="10"/>0.191</text:span></text:span><text:span text:style-name="Default_20_Paragraph_20_Font"><text:span text:style-name="T1"><text:line-break/></text:span></text:span><text:span text:style-name="Verbatim_20_Char"><text:span text:style-name="T1"> Female_No Children_2016 <text:s text:c="20"/>0.041 <text:s text:c="14"/>0.037 <text:s text:c="8"/>-0.032 <text:s text:c="10"/>0.115</text:span></text:span><text:span text:style-name="Default_20_Paragraph_20_Font"><text:span text:style-name="T1"><text:line-break/></text:span></text:span><text:span text:style-name="Verbatim_20_Char"><text:span text:style-name="T1"> Female_No Children_August 2020 <text:s text:c="13"/>0.034 <text:s text:c="14"/>0.037 <text:s text:c="8"/>-0.037 <text:s text:c="10"/>0.110</text:span></text:span><text:span text:style-name="Default_20_Paragraph_20_Font"><text:span text:style-name="T1"><text:line-break/></text:span></text:span><text:span text:style-name="Verbatim_20_Char"><text:span text:style-name="T1"> Female_No Children_June 2020 <text:s text:c="15"/>0.009 <text:s text:c="14"/>0.037 <text:s text:c="8"/>-0.064 <text:s text:c="10"/>0.080</text:span></text:span><text:span text:style-name="Default_20_Paragraph_20_Font"><text:span text:style-name="T1"><text:line-break/></text:span></text:span><text:span text:style-name="Verbatim_20_Char"><text:span text:style-name="T1"> Male_Children_2016 <text:s text:c="24"/>-0.017 <text:s text:c="14"/>0.043 <text:s text:c="8"/>-0.103 <text:s text:c="10"/>0.067</text:span></text:span><text:span text:style-name="Default_20_Paragraph_20_Font"><text:span text:style-name="T1"><text:line-break/></text:span></text:span><text:span text:style-name="Verbatim_20_Char"><text:span text:style-name="T1"> Male_Children_August 2020 <text:s text:c="18"/>0.031 <text:s text:c="14"/>0.042 <text:s text:c="8"/>-0.048 <text:s text:c="10"/>0.117</text:span></text:span><text:span text:style-name="Default_20_Paragraph_20_Font"><text:span text:style-name="T1"><text:line-break/></text:span></text:span><text:span text:style-name="Verbatim_20_Char"><text:span text:style-name="T1"> Male_Children_June 2020 <text:s text:c="19"/>-0.027 <text:s text:c="14"/>0.041 <text:s text:c="8"/>-0.111 <text:s text:c="10"/>0.053</text:span></text:span><text:span text:style-name="Default_20_Paragraph_20_Font"><text:span text:style-name="T1"><text:line-break/></text:span></text:span><text:span text:style-name="Verbatim_20_Char"><text:span text:style-name="T1"> Male_No Children_2016 <text:s text:c="21"/>-0.047 <text:s text:c="14"/>0.036 <text:s text:c="8"/>-0.121 <text:s text:c="10"/>0.025</text:span></text:span><text:span text:style-name="Default_20_Paragraph_20_Font"><text:span text:style-name="T1"><text:line-break/></text:span></text:span><text:span text:style-name="Verbatim_20_Char"><text:span text:style-name="T1"> Male_No Children_August 2020 <text:s text:c="14"/>-0.108 <text:s text:c="14"/>0.040 <text:s text:c="8"/>-0.189 <text:s text:c="9"/>-0.035</text:span></text:span><text:span text:style-name="Default_20_Paragraph_20_Font"><text:span text:style-name="T1"><text:line-break/></text:span></text:span><text:span text:style-name="Verbatim_20_Char"><text:span text:style-name="T1"> Male_No Children_June 2020 <text:s text:c="16"/>-0.075 <text:s text:c="14"/>0.037 <text:s text:c="8"/>-0.151 <text:s text:c="9"/>-0.00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1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log </text:span></text:span><text:span text:style-name="Default_20_Paragraph_20_Font"><text:span text:style-name="T1"><text:line-break/></text:span></text:span><text:span text:style-name="Verbatim_20_Char"><text:span text:style-name="T1"> Formula: n_spells | weights(crudewt2) ~ 1 + dagegrp + sex + dclasuk + has_kids + (1 | survey) </text:span></text:span><text:span text:style-name="Default_20_Paragraph_20_Font"><text:span text:style-name="T1"><text:line-break/></text:span></text:span><text:span text:style-name="Verbatim_20_Char"><text:span text:style-name="T1"> <text:s text:c="9"/>shape ~ 1 + dagegrp + sex + dclasuk + has_kids + (1 | survey)</text:span></text:span><text:span text:style-name="Default_20_Paragraph_20_Font"><text:span text:style-name="T1"><text:line-break/></text:span></text:span><text:span text:style-name="Verbatim_20_Char"><text:span text:style-name="T1"> <text:s text:c="3"/>Data: spells_data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shape ~ normal(0, 2)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Intercept_shape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shape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 (Number of levels: 3) </text:span></text:span><text:span text:style-name="Default_20_Paragraph_20_Font"><text:span text:style-name="T1"><text:line-break/></text:span></text:span><text:span text:style-name="Verbatim_20_Char"><text:span text:style-name="T1"> <text:s text:c="2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10"/>0.04 <text:s text:c="5"/>0.05 <text:s text:c="4"/>0.00 <text:s text:c="4"/>0.19 1.00 <text:s text:c="4"/>1625 <text:s text:c="4"/>2380</text:span></text:span><text:span text:style-name="Default_20_Paragraph_20_Font"><text:span text:style-name="T1"><text:line-break/></text:span></text:span><text:span text:style-name="Verbatim_20_Char"><text:span text:style-name="T1"> sd(shape_Intercept) <text:s text:c="4"/>0.43 <text:s text:c="5"/>0.21 <text:s text:c="4"/>0.17 <text:s text:c="4"/>0.99 1.00 <text:s text:c="4"/>2942 <text:s text:c="4"/>359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30"/>2.80 <text:s text:c="5"/>0.06 <text:s text:c="4"/>2.69 <text:s text:c="4"/>2.92 1.00 <text:s text:c="4"/>2082 <text:s text:c="4"/>2140</text:span></text:span><text:span text:style-name="Default_20_Paragraph_20_Font"><text:span text:style-name="T1"><text:line-break/></text:span></text:span><text:span text:style-name="Verbatim_20_Char"><text:span text:style-name="T1"> shape_Intercept <text:s text:c="24"/>0.70 <text:s text:c="5"/>0.31 <text:s text:c="4"/>0.05 <text:s text:c="4"/>1.32 1.00 <text:s text:c="4"/>2662 <text:s text:c="4"/>2630</text:span></text:span><text:span text:style-name="Default_20_Paragraph_20_Font"><text:span text:style-name="T1"><text:line-break/></text:span></text:span><text:span text:style-name="Verbatim_20_Char"><text:span text:style-name="T1"> dagegrp25M34 <text:s text:c="27"/>0.05 <text:s text:c="5"/>0.04 <text:s text:c="3"/>-0.04 <text:s text:c="4"/>0.13 1.00 <text:s text:c="4"/>3418 <text:s text:c="4"/>3914</text:span></text:span><text:span text:style-name="Default_20_Paragraph_20_Font"><text:span text:style-name="T1"><text:line-break/></text:span></text:span><text:span text:style-name="Verbatim_20_Char"><text:span text:style-name="T1"> dagegrp35M44 <text:s text:c="27"/>0.04 <text:s text:c="5"/>0.04 <text:s text:c="3"/>-0.05 <text:s text:c="4"/>0.12 1.00 <text:s text:c="4"/>3219 <text:s text:c="4"/>4226</text:span></text:span><text:span text:style-name="Default_20_Paragraph_20_Font"><text:span text:style-name="T1"><text:line-break/></text:span></text:span><text:span text:style-name="Verbatim_20_Char"><text:span text:style-name="T1"> dagegrp45M54 <text:s text:c="27"/>0.07 <text:s text:c="5"/>0.04 <text:s text:c="3"/>-0.01 <text:s text:c="4"/>0.16 1.00 <text:s text:c="4"/>3227 <text:s text:c="4"/>4410</text:span></text:span><text:span text:style-name="Default_20_Paragraph_20_Font"><text:span text:style-name="T1"><text:line-break/></text:span></text:span><text:span text:style-name="Verbatim_20_Char"><text:span text:style-name="T1"> dagegrp55M64 <text:s text:c="27"/>0.12 <text:s text:c="5"/>0.04 <text:s text:c="4"/>0.04 <text:s text:c="4"/>0.20 1.00 <text:s text:c="4"/>3219 <text:s text:c="4"/>4170</text:span></text:span><text:span text:style-name="Default_20_Paragraph_20_Font"><text:span text:style-name="T1"><text:line-break/></text:span></text:span><text:span text:style-name="Verbatim_20_Char"><text:span text:style-name="T1"> sexFemale <text:s text:c="30"/>0.15 <text:s text:c="5"/>0.02 <text:s text:c="4"/>0.11 <text:s text:c="4"/>0.19 1.00 <text:s text:c="4"/>7609 <text:s text:c="4"/>4516</text:span></text:span><text:span text:style-name="Default_20_Paragraph_20_Font"><text:span text:style-name="T1"><text:line-break/></text:span></text:span><text:span text:style-name="Verbatim_20_Char"><text:span text:style-name="T1"> dclasukIntermediate <text:s text:c="19"/>-0.00 <text:s text:c="5"/>0.02 <text:s text:c="3"/>-0.05 <text:s text:c="4"/>0.04 1.00 <text:s text:c="4"/>6668 <text:s text:c="4"/>5126</text:span></text:span><text:span text:style-name="Default_20_Paragraph_20_Font"><text:span text:style-name="T1"><text:line-break/></text:span></text:span><text:span text:style-name="Verbatim_20_Char"><text:span text:style-name="T1"> dclasukRoutine <text:s text:c="24"/>-0.03 <text:s text:c="5"/>0.03 <text:s text:c="3"/>-0.08 <text:s text:c="4"/>0.03 1.00 <text:s text:c="4"/>6509 <text:s text:c="4"/>4252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10"/>0.04 <text:s text:c="5"/>0.03 <text:s text:c="3"/>-0.02 <text:s text:c="4"/>0.10 1.00 <text:s text:c="4"/>7053 <text:s text:c="4"/>4742</text:span></text:span><text:span text:style-name="Default_20_Paragraph_20_Font"><text:span text:style-name="T1"><text:line-break/></text:span></text:span><text:span text:style-name="Verbatim_20_Char"><text:span text:style-name="T1"> has_kidsNoChildren <text:s text:c="20"/>-0.05 <text:s text:c="5"/>0.02 <text:s text:c="3"/>-0.10 <text:s text:c="3"/>-0.01 1.00 <text:s text:c="4"/>8029 <text:s text:c="4"/>4338</text:span></text:span><text:span text:style-name="Default_20_Paragraph_20_Font"><text:span text:style-name="T1"><text:line-break/></text:span></text:span><text:span text:style-name="Verbatim_20_Char"><text:span text:style-name="T1"> shape_dagegrp25M34 <text:s text:c="21"/>0.31 <text:s text:c="5"/>0.15 <text:s text:c="4"/>0.02 <text:s text:c="4"/>0.60 1.00 <text:s text:c="4"/>3843 <text:s text:c="4"/>4314</text:span></text:span><text:span text:style-name="Default_20_Paragraph_20_Font"><text:span text:style-name="T1"><text:line-break/></text:span></text:span><text:span text:style-name="Verbatim_20_Char"><text:span text:style-name="T1"> shape_dagegrp35M44 <text:s text:c="21"/>0.54 <text:s text:c="5"/>0.14 <text:s text:c="4"/>0.26 <text:s text:c="4"/>0.82 1.00 <text:s text:c="4"/>3641 <text:s text:c="4"/>4258</text:span></text:span><text:span text:style-name="Default_20_Paragraph_20_Font"><text:span text:style-name="T1"><text:line-break/></text:span></text:span><text:span text:style-name="Verbatim_20_Char"><text:span text:style-name="T1"> shape_dagegrp45M54 <text:s text:c="21"/>0.37 <text:s text:c="5"/>0.14 <text:s text:c="4"/>0.08 <text:s text:c="4"/>0.65 1.00 <text:s text:c="4"/>3433 <text:s text:c="4"/>4077</text:span></text:span><text:span text:style-name="Default_20_Paragraph_20_Font"><text:span text:style-name="T1"><text:line-break/></text:span></text:span><text:span text:style-name="Verbatim_20_Char"><text:span text:style-name="T1"> shape_dagegrp55M64 <text:s text:c="21"/>1.14 <text:s text:c="5"/>0.15 <text:s text:c="4"/>0.83 <text:s text:c="4"/>1.44 1.00 <text:s text:c="4"/>4145 <text:s text:c="4"/>4571</text:span></text:span><text:span text:style-name="Default_20_Paragraph_20_Font"><text:span text:style-name="T1"><text:line-break/></text:span></text:span><text:span text:style-name="Verbatim_20_Char"><text:span text:style-name="T1"> shape_sexFemale <text:s text:c="24"/>0.33 <text:s text:c="5"/>0.09 <text:s text:c="4"/>0.16 <text:s text:c="4"/>0.49 1.00 <text:s text:c="4"/>6827 <text:s text:c="4"/>4265</text:span></text:span><text:span text:style-name="Default_20_Paragraph_20_Font"><text:span text:style-name="T1"><text:line-break/></text:span></text:span><text:span text:style-name="Verbatim_20_Char"><text:span text:style-name="T1"> shape_dclasukIntermediate <text:s text:c="14"/>0.55 <text:s text:c="5"/>0.11 <text:s text:c="4"/>0.33 <text:s text:c="4"/>0.77 1.00 <text:s text:c="4"/>6543 <text:s text:c="4"/>4612</text:span></text:span><text:span text:style-name="Default_20_Paragraph_20_Font"><text:span text:style-name="T1"><text:line-break/></text:span></text:span><text:span text:style-name="Verbatim_20_Char"><text:span text:style-name="T1"> shape_dclasukRoutine <text:s text:c="19"/>0.12 <text:s text:c="5"/>0.10 <text:s text:c="3"/>-0.08 <text:s text:c="4"/>0.33 1.00 <text:s text:c="4"/>7230 <text:s text:c="4"/>4624</text:span></text:span><text:span text:style-name="Default_20_Paragraph_20_Font"><text:span text:style-name="T1"><text:line-break/></text:span></text:span><text:span text:style-name="Verbatim_20_Char"><text:span text:style-name="T1"> shape_dclasukNotworkingorunemployed <text:s text:c="4"/>0.04 <text:s text:c="5"/>0.13 <text:s text:c="3"/>-0.22 <text:s text:c="4"/>0.30 1.00 <text:s text:c="4"/>6788 <text:s text:c="4"/>4818</text:span></text:span><text:span text:style-name="Default_20_Paragraph_20_Font"><text:span text:style-name="T1"><text:line-break/></text:span></text:span><text:span text:style-name="Verbatim_20_Char"><text:span text:style-name="T1"> shape_has_kidsNoChildren <text:s text:c="15"/>0.37 <text:s text:c="5"/>0.09 <text:s text:c="4"/>0.21 <text:s text:c="4"/>0.54 1.00 <text:s text:c="4"/>7442 <text:s text:c="4"/>438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1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2"/>Estimate.Intercept Est.Error.Intercept Q2.5.Intercept Q97.5.Intercept Estimate.shape_Intercept Est.Error.shape_Intercept Q2.5.shape_Intercept Q97.5.shape_Intercept</text:span></text:span><text:span text:style-name="Default_20_Paragraph_20_Font"><text:span text:style-name="T1"><text:line-break/></text:span></text:span><text:span text:style-name="Verbatim_20_Char"><text:span text:style-name="T1"> 2016 <text:s text:c="20"/>0.009 <text:s text:c="14"/>0.034 <text:s text:c="8"/>-0.061 <text:s text:c="10"/>0.089 <text:s text:c="19"/>0.416 <text:s text:c="20"/>0.285 <text:s text:c="14"/>-0.127 <text:s text:c="16"/>1.034</text:span></text:span><text:span text:style-name="Default_20_Paragraph_20_Font"><text:span text:style-name="T1"><text:line-break/></text:span></text:span><text:span text:style-name="Verbatim_20_Char"><text:span text:style-name="T1"> June 2020 <text:s text:c="14"/>-0.001 <text:s text:c="14"/>0.034 <text:s text:c="8"/>-0.079 <text:s text:c="10"/>0.078 <text:s text:c="18"/>-0.169 <text:s text:c="20"/>0.284 <text:s text:c="14"/>-0.725 <text:s text:c="16"/>0.429</text:span></text:span><text:span text:style-name="Default_20_Paragraph_20_Font"><text:span text:style-name="T1"><text:line-break/></text:span></text:span><text:span text:style-name="Verbatim_20_Char"><text:span text:style-name="T1"> August 2020 <text:s text:c="12"/>-0.011 <text:s text:c="14"/>0.035 <text:s text:c="8"/>-0.098 <text:s text:c="10"/>0.059 <text:s text:c="18"/>-0.214 <text:s text:c="20"/>0.284 <text:s text:c="14"/>-0.766 <text:s text:c="16"/>0.37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1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log </text:span></text:span><text:span text:style-name="Default_20_Paragraph_20_Font"><text:span text:style-name="T1"><text:line-break/></text:span></text:span><text:span text:style-name="Verbatim_20_Char"><text:span text:style-name="T1"> Formula: n_spells | weights(crudewt2) ~ dagegrp + sex + dclasuk + has_kids + telework + workday + (1 | survey:in_work) </text:span></text:span><text:span text:style-name="Default_20_Paragraph_20_Font"><text:span text:style-name="T1"><text:line-break/></text:span></text:span><text:span text:style-name="Verbatim_20_Char"><text:span text:style-name="T1"> <text:s text:c="9"/>shape ~ 1 + dagegrp + sex + dclasuk + has_kids + telework + workday + (1 | survey:in_work)</text:span></text:span><text:span text:style-name="Default_20_Paragraph_20_Font"><text:span text:style-name="T1"><text:line-break/></text:span></text:span><text:span text:style-name="Verbatim_20_Char"><text:span text:style-name="T1"> <text:s text:c="3"/>Data: spells_data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oft-page-break/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shape ~ normal(0, 2)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Intercept_shape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shape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in_work (Number of levels: 6) </text:span></text:span><text:span text:style-name="Default_20_Paragraph_20_Font"><text:span text:style-name="T1"><text:line-break/></text:span></text:span><text:span text:style-name="Verbatim_20_Char"><text:span text:style-name="T1"> <text:s text:c="2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10"/>0.07 <text:s text:c="5"/>0.04 <text:s text:c="4"/>0.02 <text:s text:c="4"/>0.17 1.00 <text:s text:c="4"/>2041 <text:s text:c="4"/>3291</text:span></text:span><text:span text:style-name="Default_20_Paragraph_20_Font"><text:span text:style-name="T1"><text:line-break/></text:span></text:span><text:span text:style-name="Verbatim_20_Char"><text:span text:style-name="T1"> sd(shape_Intercept) <text:s text:c="4"/>0.36 <text:s text:c="5"/>0.14 <text:s text:c="4"/>0.17 <text:s text:c="4"/>0.69 1.00 <text:s text:c="4"/>2724 <text:s text:c="4"/>365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30"/>3.10 <text:s text:c="5"/>0.07 <text:s text:c="4"/>2.96 <text:s text:c="4"/>3.25 1.00 <text:s text:c="4"/>3647 <text:s text:c="4"/>3491</text:span></text:span><text:span text:style-name="Default_20_Paragraph_20_Font"><text:span text:style-name="T1"><text:line-break/></text:span></text:span><text:span text:style-name="Verbatim_20_Char"><text:span text:style-name="T1"> shape_Intercept <text:s text:c="24"/>0.44 <text:s text:c="5"/>0.25 <text:s text:c="3"/>-0.06 <text:s text:c="4"/>0.94 1.00 <text:s text:c="4"/>4016 <text:s text:c="4"/>3949</text:span></text:span><text:span text:style-name="Default_20_Paragraph_20_Font"><text:span text:style-name="T1"><text:line-break/></text:span></text:span><text:span text:style-name="Verbatim_20_Char"><text:span text:style-name="T1"> dagegrp25M34 <text:s text:c="27"/>0.09 <text:s text:c="5"/>0.04 <text:s text:c="4"/>0.00 <text:s text:c="4"/>0.17 1.00 <text:s text:c="4"/>3968 <text:s text:c="4"/>4397</text:span></text:span><text:span text:style-name="Default_20_Paragraph_20_Font"><text:span text:style-name="T1"><text:line-break/></text:span></text:span><text:span text:style-name="Verbatim_20_Char"><text:span text:style-name="T1"> dagegrp35M44 <text:s text:c="27"/>0.07 <text:s text:c="5"/>0.04 <text:s text:c="3"/>-0.01 <text:s text:c="4"/>0.15 1.00 <text:s text:c="4"/>3593 <text:s text:c="4"/>4547</text:span></text:span><text:span text:style-name="Default_20_Paragraph_20_Font"><text:span text:style-name="T1"><text:line-break/></text:span></text:span><text:span text:style-name="Verbatim_20_Char"><text:span text:style-name="T1"> dagegrp45M54 <text:s text:c="27"/>0.11 <text:s text:c="5"/>0.04 <text:s text:c="4"/>0.03 <text:s text:c="4"/>0.18 1.00 <text:s text:c="4"/>3752 <text:s text:c="4"/>4525</text:span></text:span><text:span text:style-name="Default_20_Paragraph_20_Font"><text:span text:style-name="T1"><text:line-break/></text:span></text:span><text:span text:style-name="Verbatim_20_Char"><text:span text:style-name="T1"> dagegrp55M64 <text:s text:c="27"/>0.13 <text:s text:c="5"/>0.04 <text:s text:c="4"/>0.06 <text:s text:c="4"/>0.21 1.00 <text:s text:c="4"/>3586 <text:s text:c="4"/>4271</text:span></text:span><text:span text:style-name="Default_20_Paragraph_20_Font"><text:span text:style-name="T1"><text:line-break/></text:span></text:span><text:span text:style-name="Verbatim_20_Char"><text:span text:style-name="T1"> sexFemale <text:s text:c="30"/>0.15 <text:s text:c="5"/>0.02 <text:s text:c="4"/>0.11 <text:s text:c="4"/>0.19 1.00 <text:s text:c="4"/>7954 <text:s text:c="4"/>5089</text:span></text:span><text:span text:style-name="Default_20_Paragraph_20_Font"><text:span text:style-name="T1"><text:line-break/></text:span></text:span><text:span text:style-name="Verbatim_20_Char"><text:span text:style-name="T1"> dclasukIntermediate <text:s text:c="19"/>-0.01 <text:s text:c="5"/>0.02 <text:s text:c="3"/>-0.06 <text:s text:c="4"/>0.04 1.00 <text:s text:c="4"/>6364 <text:s text:c="4"/>4775</text:span></text:span><text:span text:style-name="Default_20_Paragraph_20_Font"><text:span text:style-name="T1"><text:line-break/></text:span></text:span><text:span text:style-name="Verbatim_20_Char"><text:span text:style-name="T1"> dclasukRoutine <text:s text:c="24"/>-0.02 <text:s text:c="5"/>0.03 <text:s text:c="3"/>-0.08 <text:s text:c="4"/>0.03 1.00 <text:s text:c="4"/>7048 <text:s text:c="4"/>4606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10"/>0.02 <text:s text:c="5"/>0.04 <text:s text:c="3"/>-0.05 <text:s text:c="4"/>0.10 1.00 <text:s text:c="4"/>5754 <text:s text:c="4"/>4996</text:span></text:span><text:span text:style-name="Default_20_Paragraph_20_Font"><text:span text:style-name="T1"><text:line-break/></text:span></text:span><text:span text:style-name="Verbatim_20_Char"><text:span text:style-name="T1"> has_kidsNoChildren <text:s text:c="20"/>-0.04 <text:s text:c="5"/>0.02 <text:s text:c="3"/>-0.08 <text:s text:c="4"/>0.01 1.00 <text:s text:c="4"/>8270 <text:s text:c="4"/>4512</text:span></text:span><text:span text:style-name="Default_20_Paragraph_20_Font"><text:span text:style-name="T1"><text:line-break/></text:span></text:span><text:span text:style-name="Verbatim_20_Char"><text:span text:style-name="T1"> teleworkNotWorkday <text:s text:c="20"/>-0.35 <text:s text:c="5"/>0.06 <text:s text:c="3"/>-0.46 <text:s text:c="3"/>-0.25 1.00 <text:s text:c="4"/>4568 <text:s text:c="4"/>4348</text:span></text:span><text:span text:style-name="Default_20_Paragraph_20_Font"><text:span text:style-name="T1"><text:line-break/></text:span></text:span><text:span text:style-name="Verbatim_20_Char"><text:span text:style-name="T1"> teleworkOutsideWorkday <text:s text:c="17"/>0.04 <text:s text:c="5"/>0.03 <text:s text:c="3"/>-0.02 <text:s text:c="4"/>0.11 1.00 <text:s text:c="4"/>7820 <text:s text:c="4"/>4978</text:span></text:span><text:span text:style-name="Default_20_Paragraph_20_Font"><text:span text:style-name="T1"><text:line-break/></text:span></text:span><text:span text:style-name="Verbatim_20_Char"><text:span text:style-name="T1"> workdayWorkday <text:s text:c="24"/>-0.35 <text:s text:c="5"/>0.06 <text:s text:c="3"/>-0.46 <text:s text:c="3"/>-0.24 1.00 <text:s text:c="4"/>4411 <text:s text:c="4"/>3929</text:span></text:span><text:span text:style-name="Default_20_Paragraph_20_Font"><text:span text:style-name="T1"><text:line-break/></text:span></text:span><text:span text:style-name="Verbatim_20_Char"><text:span text:style-name="T1"> shape_dagegrp25M34 <text:s text:c="21"/>0.01 <text:s text:c="5"/>0.15 <text:s text:c="3"/>-0.29 <text:s text:c="4"/>0.31 1.00 <text:s text:c="4"/>3864 <text:s text:c="4"/>4240</text:span></text:span><text:span text:style-name="Default_20_Paragraph_20_Font"><text:span text:style-name="T1"><text:line-break/></text:span></text:span><text:span text:style-name="Verbatim_20_Char"><text:span text:style-name="T1"> shape_dagegrp35M44 <text:s text:c="21"/>0.30 <text:s text:c="5"/>0.15 <text:s text:c="3"/>-0.01 <text:s text:c="4"/>0.60 1.00 <text:s text:c="4"/>3838 <text:s text:c="4"/>4437</text:span></text:span><text:span text:style-name="Default_20_Paragraph_20_Font"><text:span text:style-name="T1"><text:line-break/></text:span></text:span><text:span text:style-name="Verbatim_20_Char"><text:span text:style-name="T1"> shape_dagegrp45M54 <text:s text:c="21"/>0.13 <text:s text:c="5"/>0.15 <text:s text:c="3"/>-0.17 <text:s text:c="4"/>0.42 1.00 <text:s text:c="4"/>3777 <text:s text:c="4"/>4220</text:span></text:span><text:span text:style-name="Default_20_Paragraph_20_Font"><text:span text:style-name="T1"><text:line-break/></text:span></text:span><text:span text:style-name="Verbatim_20_Char"><text:span text:style-name="T1"> shape_dagegrp55M64 <text:s text:c="21"/>0.82 <text:s text:c="5"/>0.17 <text:s text:c="4"/>0.50 <text:s text:c="4"/>1.13 1.00 <text:s text:c="4"/>3977 <text:s text:c="4"/>4554</text:span></text:span><text:span text:style-name="Default_20_Paragraph_20_Font"><text:span text:style-name="T1"><text:line-break/></text:span></text:span><text:span text:style-name="Verbatim_20_Char"><text:span text:style-name="T1"> shape_sexFemale <text:s text:c="24"/>0.14 <text:s text:c="5"/>0.09 <text:s text:c="3"/>-0.03 <text:s text:c="4"/>0.31 1.00 <text:s text:c="4"/>7147 <text:s text:c="4"/>4862</text:span></text:span><text:span text:style-name="Default_20_Paragraph_20_Font"><text:span text:style-name="T1"><text:line-break/></text:span></text:span><text:span text:style-name="Verbatim_20_Char"><text:span text:style-name="T1"> shape_dclasukIntermediate <text:s text:c="14"/>0.51 <text:s text:c="5"/>0.12 <text:s text:c="4"/>0.28 <text:s text:c="4"/>0.75 1.00 <text:s text:c="4"/>7062 <text:s text:c="4"/>4784</text:span></text:span><text:span text:style-name="Default_20_Paragraph_20_Font"><text:span text:style-name="T1"><text:line-break/></text:span></text:span><text:span text:style-name="Verbatim_20_Char"><text:span text:style-name="T1"> shape_dclasukRoutine <text:s text:c="19"/>0.01 <text:s text:c="5"/>0.11 <text:s text:c="3"/>-0.19 <text:s text:c="4"/>0.23 1.00 <text:s text:c="4"/>6947 <text:s text:c="4"/>4518</text:span></text:span><text:span text:style-name="Default_20_Paragraph_20_Font"><text:span text:style-name="T1"><text:line-break/></text:span></text:span><text:span text:style-name="Verbatim_20_Char"><text:span text:style-name="T1"> shape_dclasukNotworkingorunemployed <text:s text:c="4"/>0.13 <text:s text:c="5"/>0.16 <text:s text:c="3"/>-0.18 <text:s text:c="4"/>0.45 1.00 <text:s text:c="4"/>6595 <text:s text:c="4"/>5082</text:span></text:span><text:span text:style-name="Default_20_Paragraph_20_Font"><text:span text:style-name="T1"><text:line-break/></text:span></text:span><text:span text:style-name="Verbatim_20_Char"><text:span text:style-name="T1"> shape_has_kidsNoChildren <text:s text:c="15"/>0.36 <text:s text:c="5"/>0.09 <text:s text:c="4"/>0.19 <text:s text:c="4"/>0.53 1.00 <text:s text:c="4"/>7235 <text:s text:c="4"/>4870</text:span></text:span><text:span text:style-name="Default_20_Paragraph_20_Font"><text:span text:style-name="T1"><text:line-break/></text:span></text:span><text:span text:style-name="Verbatim_20_Char"><text:span text:style-name="T1"> shape_teleworkNotWorkday <text:s text:c="15"/>0.69 <text:s text:c="5"/>0.16 <text:s text:c="4"/>0.38 <text:s text:c="4"/>1.01 1.00 <text:s text:c="4"/>5564 <text:s text:c="4"/>4673</text:span></text:span><text:span text:style-name="Default_20_Paragraph_20_Font"><text:span text:style-name="T1"><text:line-break/></text:span></text:span><text:span text:style-name="Verbatim_20_Char"><text:span text:style-name="T1"> shape_teleworkOutsideWorkday <text:s text:c="11"/>0.06 <text:s text:c="5"/>0.13 <text:s text:c="3"/>-0.21 <text:s text:c="4"/>0.32 1.00 <text:s text:c="4"/>8251 <text:s text:c="4"/>4814</text:span></text:span><text:span text:style-name="Default_20_Paragraph_20_Font"><text:span text:style-name="T1"><text:line-break/></text:span></text:span><text:span text:style-name="Verbatim_20_Char"><text:span text:style-name="T1"> shape_workdayWorkday <text:s text:c="19"/>0.85 <text:s text:c="5"/>0.17 <text:s text:c="4"/>0.53 <text:s text:c="4"/>1.18 1.00 <text:s text:c="4"/>5240 <text:s text:c="4"/>450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1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24"/>Estimate.Intercept Est.Error.Intercept Q2.5.Intercept Q97.5.Intercept Estimate.shape_Intercept Est.Error.shape_Intercept Q2.5.shape_Intercept Q97.5.shape_Intercept</text:span></text:span><text:span text:style-name="Default_20_Paragraph_20_Font"><text:span text:style-name="T1"><text:line-break/></text:span></text:span><text:span text:style-name="Verbatim_20_Char"><text:span text:style-name="T1"> 2016_Not Working <text:s text:c="20"/>0.027 <text:s text:c="14"/>0.045 <text:s text:c="8"/>-0.054 <text:s text:c="10"/>0.123 <text:s text:c="19"/>0.282 <text:s text:c="20"/>0.228 <text:s text:c="14"/>-0.136 <text:s text:c="16"/>0.758</text:span></text:span><text:span text:style-name="Default_20_Paragraph_20_Font"><text:span text:style-name="T1"><text:line-break/></text:span></text:span><text:span text:style-name="Verbatim_20_Char"><text:span text:style-name="T1"> 2016_Working <text:s text:c="23"/>-0.013 <text:s text:c="14"/>0.037 <text:s text:c="8"/>-0.092 <text:s text:c="10"/>0.061 <text:s text:c="19"/>0.436 <text:s text:c="20"/>0.186 <text:s text:c="15"/>0.069 <text:s text:c="16"/>0.817</text:span></text:span><text:span text:style-name="Default_20_Paragraph_20_Font"><text:span text:style-name="T1"><text:line-break/></text:span></text:span><text:span text:style-name="Verbatim_20_Char"><text:span text:style-name="T1"> August 2020_Not Working <text:s text:c="13"/>0.065 <text:s text:c="14"/>0.044 <text:s text:c="8"/>-0.012 <text:s text:c="10"/>0.161 <text:s text:c="18"/>-0.082 <text:s text:c="20"/>0.199 <text:s text:c="14"/>-0.472 <text:s text:c="16"/>0.312</text:span></text:span><text:span text:style-name="Default_20_Paragraph_20_Font"><text:span text:style-name="T1"><text:line-break/></text:span></text:span><text:span text:style-name="Verbatim_20_Char"><text:span text:style-name="T1"> August 2020_Working <text:s text:c="16"/>-0.074 <text:s text:c="14"/>0.041 <text:s text:c="8"/>-0.161 <text:s text:c="9"/>-0.004 <text:s text:c="18"/>-0.261 <text:s text:c="20"/>0.181 <text:s text:c="14"/>-0.622 <text:s text:c="16"/>0.078</text:span></text:span><text:span text:style-name="Default_20_Paragraph_20_Font"><text:span text:style-name="T1"><text:line-break/></text:span></text:span><text:span text:style-name="Verbatim_20_Char"><text:span text:style-name="T1"> June 2020_Not Working <text:s text:c="15"/>0.030 <text:s text:c="14"/>0.040 <text:s text:c="8"/>-0.049 <text:s text:c="10"/>0.112 <text:s text:c="18"/>-0.120 <text:s text:c="20"/>0.186 <text:s text:c="14"/>-0.491 <text:s text:c="16"/>0.235</text:span></text:span><text:span text:style-name="Default_20_Paragraph_20_Font"><text:span text:style-name="T1"><text:line-break/></text:span></text:span><text:span text:style-name="Verbatim_20_Char"><text:span text:style-name="T1"> June 2020_Working <text:s text:c="18"/>-0.034 <text:s text:c="14"/>0.040 <text:s text:c="8"/>-0.121 <text:s text:c="10"/>0.037 <text:s text:c="18"/>-0.234 <text:s text:c="20"/>0.181 <text:s text:c="14"/>-0.608 <text:s text:c="16"/>0.10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1.4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 </text:span></text:span><text:span text:style-name="Default_20_Paragraph_20_Font"><text:span text:style-name="T1"><text:line-break/></text:span></text:span><text:span text:style-name="Verbatim_20_Char"><text:span text:style-name="T1"> Formula: n_spells | weights(crudewt2) ~ 1 + (1 | cluster) </text:span></text:span><text:span text:style-name="Default_20_Paragraph_20_Font"><text:span text:style-name="T1"><text:line-break/></text:span></text:span><text:span text:style-name="Verbatim_20_Char"><text:span text:style-name="T1"> <text:s text:c="9"/>autocor ~ tructure(list(), class = "formula", .Environment = &lt;environment&gt;)</text:span></text:span><text:span text:style-name="Default_20_Paragraph_20_Font"><text:span text:style-name="T1"><text:line-break/></text:span></text:span><text:span text:style-name="Verbatim_20_Char"><text:span text:style-name="T1"> <text:s text:c="3"/>Data: spells_data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sd ~ exponential(1)</text:span></text:span><text:span text:style-name="Default_20_Paragraph_20_Font"><text:span text:style-name="T1"><text:line-break/></text:span></text:span><text:span text:style-name="Verbatim_20_Char"><text:span text:style-name="T1"> shape ~ gamma(0.01, 0.0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cluster (Number of levels: 37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30 <text:s text:c="5"/>0.04 <text:s text:c="4"/>0.23 <text:s text:c="4"/>0.38 1.00 <text:s text:c="5"/>942 <text:s text:c="4"/>188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4"/>2.86 <text:s text:c="5"/>0.05 <text:s text:c="4"/>2.76 <text:s text:c="4"/>2.96 1.00 <text:s text:c="5"/>423 <text:s text:c="5"/>82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oft-page-break/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6.30 <text:s text:c="5"/>0.25 <text:s text:c="4"/>5.82 <text:s text:c="4"/>6.81 1.00 <text:s text:c="4"/>4840 <text:s text:c="4"/>418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1.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1 <text:s text:c="14"/>0.207 <text:s text:c="14"/>0.083 <text:s text:c="9"/>0.047 <text:s text:c="10"/>0.370</text:span></text:span><text:span text:style-name="Default_20_Paragraph_20_Font"><text:span text:style-name="T1"><text:line-break/></text:span></text:span><text:span text:style-name="Verbatim_20_Char"><text:span text:style-name="T1"> 2 <text:s text:c="14"/>0.177 <text:s text:c="14"/>0.080 <text:s text:c="9"/>0.020 <text:s text:c="10"/>0.335</text:span></text:span><text:span text:style-name="Default_20_Paragraph_20_Font"><text:span text:style-name="T1"><text:line-break/></text:span></text:span><text:span text:style-name="Verbatim_20_Char"><text:span text:style-name="T1"> 3 <text:s text:c="14"/>0.108 <text:s text:c="14"/>0.100 <text:s text:c="8"/>-0.086 <text:s text:c="10"/>0.304</text:span></text:span><text:span text:style-name="Default_20_Paragraph_20_Font"><text:span text:style-name="T1"><text:line-break/></text:span></text:span><text:span text:style-name="Verbatim_20_Char"><text:span text:style-name="T1"> 4 <text:s text:c="13"/>-0.049 <text:s text:c="14"/>0.060 <text:s text:c="8"/>-0.169 <text:s text:c="10"/>0.068</text:span></text:span><text:span text:style-name="Default_20_Paragraph_20_Font"><text:span text:style-name="T1"><text:line-break/></text:span></text:span><text:span text:style-name="Verbatim_20_Char"><text:span text:style-name="T1"> 5 <text:s text:c="13"/>-0.001 <text:s text:c="14"/>0.063 <text:s text:c="8"/>-0.126 <text:s text:c="10"/>0.119</text:span></text:span><text:span text:style-name="Default_20_Paragraph_20_Font"><text:span text:style-name="T1"><text:line-break/></text:span></text:span><text:span text:style-name="Verbatim_20_Char"><text:span text:style-name="T1"> 6 <text:s text:c="14"/>0.104 <text:s text:c="14"/>0.068 <text:s text:c="8"/>-0.031 <text:s text:c="10"/>0.235</text:span></text:span><text:span text:style-name="Default_20_Paragraph_20_Font"><text:span text:style-name="T1"><text:line-break/></text:span></text:span><text:span text:style-name="Verbatim_20_Char"><text:span text:style-name="T1"> 7 <text:s text:c="14"/>0.160 <text:s text:c="14"/>0.087 <text:s text:c="8"/>-0.012 <text:s text:c="10"/>0.327</text:span></text:span><text:span text:style-name="Default_20_Paragraph_20_Font"><text:span text:style-name="T1"><text:line-break/></text:span></text:span><text:span text:style-name="Verbatim_20_Char"><text:span text:style-name="T1"> 8 <text:s text:c="13"/>-0.198 <text:s text:c="14"/>0.079 <text:s text:c="8"/>-0.354 <text:s text:c="9"/>-0.043</text:span></text:span><text:span text:style-name="Default_20_Paragraph_20_Font"><text:span text:style-name="T1"><text:line-break/></text:span></text:span><text:span text:style-name="Verbatim_20_Char"><text:span text:style-name="T1"> 9 <text:s text:c="13"/>-0.171 <text:s text:c="14"/>0.081 <text:s text:c="8"/>-0.332 <text:s text:c="9"/>-0.014</text:span></text:span><text:span text:style-name="Default_20_Paragraph_20_Font"><text:span text:style-name="T1"><text:line-break/></text:span></text:span><text:span text:style-name="Verbatim_20_Char"><text:span text:style-name="T1"> 10 <text:s text:c="13"/>0.078 <text:s text:c="14"/>0.087 <text:s text:c="8"/>-0.092 <text:s text:c="10"/>0.250</text:span></text:span><text:span text:style-name="Default_20_Paragraph_20_Font"><text:span text:style-name="T1"><text:line-break/></text:span></text:span><text:span text:style-name="Verbatim_20_Char"><text:span text:style-name="T1"> 11 <text:s text:c="13"/>0.070 <text:s text:c="14"/>0.110 <text:s text:c="8"/>-0.145 <text:s text:c="10"/>0.290</text:span></text:span><text:span text:style-name="Default_20_Paragraph_20_Font"><text:span text:style-name="T1"><text:line-break/></text:span></text:span><text:span text:style-name="Verbatim_20_Char"><text:span text:style-name="T1"> 12 <text:s text:c="13"/>0.121 <text:s text:c="14"/>0.083 <text:s text:c="8"/>-0.038 <text:s text:c="10"/>0.289</text:span></text:span><text:span text:style-name="Default_20_Paragraph_20_Font"><text:span text:style-name="T1"><text:line-break/></text:span></text:span><text:span text:style-name="Verbatim_20_Char"><text:span text:style-name="T1"> 13 <text:s text:c="13"/>0.189 <text:s text:c="14"/>0.095 <text:s text:c="9"/>0.006 <text:s text:c="10"/>0.381</text:span></text:span><text:span text:style-name="Default_20_Paragraph_20_Font"><text:span text:style-name="T1"><text:line-break/></text:span></text:span><text:span text:style-name="Verbatim_20_Char"><text:span text:style-name="T1"> 14 <text:s text:c="12"/>-0.107 <text:s text:c="14"/>0.133 <text:s text:c="8"/>-0.363 <text:s text:c="10"/>0.156</text:span></text:span><text:span text:style-name="Default_20_Paragraph_20_Font"><text:span text:style-name="T1"><text:line-break/></text:span></text:span><text:span text:style-name="Verbatim_20_Char"><text:span text:style-name="T1"> 15 <text:s text:c="12"/>-0.477 <text:s text:c="14"/>0.096 <text:s text:c="8"/>-0.669 <text:s text:c="9"/>-0.288</text:span></text:span><text:span text:style-name="Default_20_Paragraph_20_Font"><text:span text:style-name="T1"><text:line-break/></text:span></text:span><text:span text:style-name="Verbatim_20_Char"><text:span text:style-name="T1"> 16 <text:s text:c="13"/>0.182 <text:s text:c="14"/>0.068 <text:s text:c="9"/>0.050 <text:s text:c="10"/>0.317</text:span></text:span><text:span text:style-name="Default_20_Paragraph_20_Font"><text:span text:style-name="T1"><text:line-break/></text:span></text:span><text:span text:style-name="Verbatim_20_Char"><text:span text:style-name="T1"> 17 <text:s text:c="13"/>0.253 <text:s text:c="14"/>0.066 <text:s text:c="9"/>0.124 <text:s text:c="10"/>0.383</text:span></text:span><text:span text:style-name="Default_20_Paragraph_20_Font"><text:span text:style-name="T1"><text:line-break/></text:span></text:span><text:span text:style-name="Verbatim_20_Char"><text:span text:style-name="T1"> 18 <text:s text:c="13"/>0.176 <text:s text:c="14"/>0.070 <text:s text:c="9"/>0.039 <text:s text:c="10"/>0.313</text:span></text:span><text:span text:style-name="Default_20_Paragraph_20_Font"><text:span text:style-name="T1"><text:line-break/></text:span></text:span><text:span text:style-name="Verbatim_20_Char"><text:span text:style-name="T1"> 19 <text:s text:c="12"/>-0.053 <text:s text:c="14"/>0.086 <text:s text:c="8"/>-0.220 <text:s text:c="10"/>0.116</text:span></text:span><text:span text:style-name="Default_20_Paragraph_20_Font"><text:span text:style-name="T1"><text:line-break/></text:span></text:span><text:span text:style-name="Verbatim_20_Char"><text:span text:style-name="T1"> 20 <text:s text:c="13"/>0.150 <text:s text:c="14"/>0.081 <text:s text:c="8"/>-0.010 <text:s text:c="10"/>0.308</text:span></text:span><text:span text:style-name="Default_20_Paragraph_20_Font"><text:span text:style-name="T1"><text:line-break/></text:span></text:span><text:span text:style-name="Verbatim_20_Char"><text:span text:style-name="T1"> 21 <text:s text:c="13"/>0.083 <text:s text:c="14"/>0.081 <text:s text:c="8"/>-0.074 <text:s text:c="10"/>0.242</text:span></text:span><text:span text:style-name="Default_20_Paragraph_20_Font"><text:span text:style-name="T1"><text:line-break/></text:span></text:span><text:span text:style-name="Verbatim_20_Char"><text:span text:style-name="T1"> 22 <text:s text:c="13"/>0.288 <text:s text:c="14"/>0.079 <text:s text:c="9"/>0.132 <text:s text:c="10"/>0.442</text:span></text:span><text:span text:style-name="Default_20_Paragraph_20_Font"><text:span text:style-name="T1"><text:line-break/></text:span></text:span><text:span text:style-name="Verbatim_20_Char"><text:span text:style-name="T1"> 23 <text:s text:c="12"/>-0.056 <text:s text:c="14"/>0.074 <text:s text:c="8"/>-0.205 <text:s text:c="10"/>0.090</text:span></text:span><text:span text:style-name="Default_20_Paragraph_20_Font"><text:span text:style-name="T1"><text:line-break/></text:span></text:span><text:span text:style-name="Verbatim_20_Char"><text:span text:style-name="T1"> 24 <text:s text:c="12"/>-0.148 <text:s text:c="14"/>0.088 <text:s text:c="8"/>-0.322 <text:s text:c="10"/>0.026</text:span></text:span><text:span text:style-name="Default_20_Paragraph_20_Font"><text:span text:style-name="T1"><text:line-break/></text:span></text:span><text:span text:style-name="Verbatim_20_Char"><text:span text:style-name="T1"> 25 <text:s text:c="13"/>0.113 <text:s text:c="14"/>0.064 <text:s text:c="8"/>-0.012 <text:s text:c="10"/>0.237</text:span></text:span><text:span text:style-name="Default_20_Paragraph_20_Font"><text:span text:style-name="T1"><text:line-break/></text:span></text:span><text:span text:style-name="Verbatim_20_Char"><text:span text:style-name="T1"> 26 <text:s text:c="12"/>-0.003 <text:s text:c="14"/>0.075 <text:s text:c="8"/>-0.146 <text:s text:c="10"/>0.145</text:span></text:span><text:span text:style-name="Default_20_Paragraph_20_Font"><text:span text:style-name="T1"><text:line-break/></text:span></text:span><text:span text:style-name="Verbatim_20_Char"><text:span text:style-name="T1"> 27 <text:s text:c="12"/>-0.191 <text:s text:c="14"/>0.114 <text:s text:c="8"/>-0.417 <text:s text:c="10"/>0.030</text:span></text:span><text:span text:style-name="Default_20_Paragraph_20_Font"><text:span text:style-name="T1"><text:line-break/></text:span></text:span><text:span text:style-name="Verbatim_20_Char"><text:span text:style-name="T1"> 28 <text:s text:c="12"/>-0.168 <text:s text:c="14"/>0.076 <text:s text:c="8"/>-0.318 <text:s text:c="9"/>-0.024</text:span></text:span><text:span text:style-name="Default_20_Paragraph_20_Font"><text:span text:style-name="T1"><text:line-break/></text:span></text:span><text:span text:style-name="Verbatim_20_Char"><text:span text:style-name="T1"> 29 <text:s text:c="12"/>-0.072 <text:s text:c="14"/>0.062 <text:s text:c="8"/>-0.197 <text:s text:c="10"/>0.047</text:span></text:span><text:span text:style-name="Default_20_Paragraph_20_Font"><text:span text:style-name="T1"><text:line-break/></text:span></text:span><text:span text:style-name="Verbatim_20_Char"><text:span text:style-name="T1"> 30 <text:s text:c="13"/>0.037 <text:s text:c="14"/>0.072 <text:s text:c="8"/>-0.107 <text:s text:c="10"/>0.176</text:span></text:span><text:span text:style-name="Default_20_Paragraph_20_Font"><text:span text:style-name="T1"><text:line-break/></text:span></text:span><text:span text:style-name="Verbatim_20_Char"><text:span text:style-name="T1"> 31 <text:s text:c="13"/>0.154 <text:s text:c="14"/>0.068 <text:s text:c="9"/>0.020 <text:s text:c="10"/>0.285</text:span></text:span><text:span text:style-name="Default_20_Paragraph_20_Font"><text:span text:style-name="T1"><text:line-break/></text:span></text:span><text:span text:style-name="Verbatim_20_Char"><text:span text:style-name="T1"> 32 <text:s text:c="13"/>0.138 <text:s text:c="14"/>0.063 <text:s text:c="9"/>0.013 <text:s text:c="10"/>0.261</text:span></text:span><text:span text:style-name="Default_20_Paragraph_20_Font"><text:span text:style-name="T1"><text:line-break/></text:span></text:span><text:span text:style-name="Verbatim_20_Char"><text:span text:style-name="T1"> 33 <text:s text:c="12"/>-0.131 <text:s text:c="14"/>0.067 <text:s text:c="8"/>-0.268 <text:s text:c="9"/>-0.001</text:span></text:span><text:span text:style-name="Default_20_Paragraph_20_Font"><text:span text:style-name="T1"><text:line-break/></text:span></text:span><text:span text:style-name="Verbatim_20_Char"><text:span text:style-name="T1"> 34 <text:s text:c="13"/>0.069 <text:s text:c="14"/>0.074 <text:s text:c="8"/>-0.076 <text:s text:c="10"/>0.217</text:span></text:span><text:span text:style-name="Default_20_Paragraph_20_Font"><text:span text:style-name="T1"><text:line-break/></text:span></text:span><text:span text:style-name="Verbatim_20_Char"><text:span text:style-name="T1"> 35 <text:s text:c="13"/>0.423 <text:s text:c="14"/>0.074 <text:s text:c="9"/>0.275 <text:s text:c="10"/>0.567</text:span></text:span><text:span text:style-name="Default_20_Paragraph_20_Font"><text:span text:style-name="T1"><text:line-break/></text:span></text:span><text:span text:style-name="Verbatim_20_Char"><text:span text:style-name="T1"> 36 <text:s text:c="12"/>-0.187 <text:s text:c="14"/>0.096 <text:s text:c="8"/>-0.377 <text:s text:c="9"/>-0.001</text:span></text:span><text:span text:style-name="Default_20_Paragraph_20_Font"><text:span text:style-name="T1"><text:line-break/></text:span></text:span><text:span text:style-name="Verbatim_20_Char"><text:span text:style-name="T1"> 37 <text:s text:c="12"/>-1.289 <text:s text:c="14"/>0.124 <text:s text:c="8"/>-1.531 <text:s text:c="9"/>-1.04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2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zero_inflated_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zi = logit </text:span></text:span><text:span text:style-name="Default_20_Paragraph_20_Font"><text:span text:style-name="T1"><text:line-break/></text:span></text:span><text:span text:style-name="Verbatim_20_Char"><text:span text:style-name="T1"> Formula: n_multi | weights(crudewt2) ~ 1 + dagegrp + sex + dclasuk + (1 | has_kids:survey) </text:span></text:span><text:span text:style-name="Default_20_Paragraph_20_Font"><text:span text:style-name="T1"><text:line-break/></text:span></text:span><text:span text:style-name="Verbatim_20_Char"><text:span text:style-name="T1"> <text:s text:c="9"/>zi ~ 1 + dagegrp + sex + dclasuk + (1 | has_kids:survey)</text:span></text:span><text:span text:style-name="Default_20_Paragraph_20_Font"><text:span text:style-name="T1"><text:line-break/></text:span></text:span><text:span text:style-name="Verbatim_20_Char"><text:span text:style-name="T1"> <text:s text:c="3"/>Data: multi_data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Intercept_zi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zi ~ gamma(2, 1)</text:span></text:span><text:span text:style-name="Default_20_Paragraph_20_Font"><text:span text:style-name="T1"><text:line-break/></text:span></text:span><text:span text:style-name="Verbatim_20_Char"><text:span text:style-name="T1"> shape ~ gamma(2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as_kids:survey (Number of levels: 6) </text:span></text:span><text:span text:style-name="Default_20_Paragraph_20_Font"><text:span text:style-name="T1"><text:line-break/></text:span></text:span><text:span text:style-name="Verbatim_20_Char"><text:span text:style-name="T1"> <text:s text:c="17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7"/>0.15 <text:s text:c="5"/>0.08 <text:s text:c="4"/>0.03 <text:s text:c="4"/>0.34 1.00 <text:s text:c="4"/>1748 <text:s text:c="4"/>2104</text:span></text:span><text:span text:style-name="Default_20_Paragraph_20_Font"><text:span text:style-name="T1"><text:line-break/></text:span></text:span><text:span text:style-name="Verbatim_20_Char"><text:span text:style-name="T1"> sd(zi_Intercept) <text:s text:c="4"/>0.16 <text:s text:c="5"/>0.11 <text:s text:c="4"/>0.03 <text:s text:c="4"/>0.45 1.00 <text:s text:c="4"/>1834 <text:s text:c="4"/>261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7"/>4.00 <text:s text:c="5"/>0.13 <text:s text:c="4"/>3.74 <text:s text:c="4"/>4.25 1.00 <text:s text:c="4"/>2586 <text:s text:c="4"/>3350</text:span></text:span><text:span text:style-name="Default_20_Paragraph_20_Font"><text:span text:style-name="T1"><text:line-break/></text:span></text:span><text:span text:style-name="Verbatim_20_Char"><text:span text:style-name="T1"> zi_Intercept <text:s text:c="23"/>-0.18 <text:s text:c="5"/>0.18 <text:s text:c="3"/>-0.54 <text:s text:c="4"/>0.18 1.00 <text:s text:c="4"/>2343 <text:s text:c="4"/>2497</text:span></text:span><text:span text:style-name="Default_20_Paragraph_20_Font"><text:span text:style-name="T1"><text:line-break/></text:span></text:span><text:span text:style-name="Verbatim_20_Char"><text:span text:style-name="T1"> dagegrp25M34 <text:s text:c="23"/>-0.03 <text:s text:c="5"/>0.12 <text:s text:c="3"/>-0.26 <text:s text:c="4"/>0.21 1.00 <text:s text:c="4"/>3151 <text:s text:c="4"/>3793</text:span></text:span><text:span text:style-name="Default_20_Paragraph_20_Font"><text:span text:style-name="T1"><text:line-break/></text:span></text:span><text:span text:style-name="Verbatim_20_Char"><text:span text:style-name="T1"> dagegrp35M44 <text:s text:c="23"/>-0.17 <text:s text:c="5"/>0.11 <text:s text:c="3"/>-0.40 <text:s text:c="4"/>0.05 1.00 <text:s text:c="4"/>3153 <text:s text:c="4"/>3823</text:span></text:span><text:span text:style-name="Default_20_Paragraph_20_Font"><text:span text:style-name="T1"><text:line-break/></text:span></text:span><text:span text:style-name="Verbatim_20_Char"><text:span text:style-name="T1"> dagegrp45M54 <text:s text:c="23"/>-0.22 <text:s text:c="5"/>0.11 <text:s text:c="3"/>-0.44 <text:s text:c="4"/>0.00 1.00 <text:s text:c="4"/>3089 <text:s text:c="4"/>3985</text:span></text:span><text:span text:style-name="Default_20_Paragraph_20_Font"><text:span text:style-name="T1"><text:line-break/></text:span></text:span><text:span text:style-name="Verbatim_20_Char"><text:span text:style-name="T1"> dagegrp55M64 <text:s text:c="23"/>-0.26 <text:s text:c="5"/>0.11 <text:s text:c="3"/>-0.49 <text:s text:c="3"/>-0.04 1.00 <text:s text:c="4"/>3423 <text:s text:c="4"/>4147</text:span></text:span><text:span text:style-name="Default_20_Paragraph_20_Font"><text:span text:style-name="T1"><text:line-break/></text:span></text:span><text:span text:style-name="Verbatim_20_Char"><text:span text:style-name="T1"> sexFemale <text:s text:c="26"/>-0.09 <text:s text:c="5"/>0.07 <text:s text:c="3"/>-0.22 <text:s text:c="4"/>0.04 1.00 <text:s text:c="4"/>6616 <text:s text:c="4"/>3783</text:span></text:span><text:span text:style-name="Default_20_Paragraph_20_Font"><text:span text:style-name="T1"><text:line-break/></text:span></text:span><text:span text:style-name="Verbatim_20_Char"><text:span text:style-name="T1"> dclasukIntermediate <text:s text:c="16"/>-0.28 <text:s text:c="5"/>0.08 <text:s text:c="3"/>-0.44 <text:s text:c="3"/>-0.11 1.00 <text:s text:c="4"/>5535 <text:s text:c="4"/>4022</text:span></text:span><text:span text:style-name="Default_20_Paragraph_20_Font"><text:span text:style-name="T1"><text:line-break/></text:span></text:span><text:span text:style-name="Verbatim_20_Char"><text:span text:style-name="T1"> dclasukRoutine <text:s text:c="22"/>0.11 <text:s text:c="5"/>0.08 <text:s text:c="3"/>-0.06 <text:s text:c="4"/>0.27 1.00 <text:s text:c="4"/>6059 <text:s text:c="4"/>4433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7"/>0.13 <text:s text:c="5"/>0.10 <text:s text:c="3"/>-0.06 <text:s text:c="4"/>0.33 1.00 <text:s text:c="4"/>5829 <text:s text:c="4"/>4696</text:span></text:span><text:span text:style-name="Default_20_Paragraph_20_Font"><text:span text:style-name="T1"><text:line-break/></text:span></text:span><text:span text:style-name="Verbatim_20_Char"><text:span text:style-name="T1"> zi_dagegrp25M34 <text:s text:c="21"/>0.30 <text:s text:c="5"/>0.17 <text:s text:c="3"/>-0.05 <text:s text:c="4"/>0.63 1.00 <text:s text:c="4"/>2790 <text:s text:c="4"/>3588</text:span></text:span><text:span text:style-name="Default_20_Paragraph_20_Font"><text:span text:style-name="T1"><text:line-break/></text:span></text:span><text:span text:style-name="Verbatim_20_Char"><text:span text:style-name="T1"> zi_dagegrp35M44 <text:s text:c="21"/>0.21 <text:s text:c="5"/>0.17 <text:s text:c="3"/>-0.12 <text:s text:c="4"/>0.53 1.00 <text:s text:c="4"/>2546 <text:s text:c="4"/>3447</text:span></text:span><text:span text:style-name="Default_20_Paragraph_20_Font"><text:span text:style-name="T1"><text:line-break/></text:span></text:span><text:span text:style-name="Verbatim_20_Char"><text:span text:style-name="T1"> zi_dagegrp45M54 <text:s text:c="21"/>0.49 <text:s text:c="5"/>0.17 <text:s text:c="4"/>0.16 <text:s text:c="4"/>0.82 1.00 <text:s text:c="4"/>2858 <text:s text:c="4"/>3300</text:span></text:span><text:span text:style-name="Default_20_Paragraph_20_Font"><text:span text:style-name="T1"><text:line-break/></text:span></text:span><text:span text:style-name="Verbatim_20_Char"><text:span text:style-name="T1"> zi_dagegrp55M64 <text:s text:c="21"/>0.35 <text:s text:c="5"/>0.17 <text:s text:c="4"/>0.02 <text:s text:c="4"/>0.67 1.00 <text:s text:c="4"/>2770 <text:s text:c="4"/>3475</text:span></text:span><text:span text:style-name="Default_20_Paragraph_20_Font"><text:span text:style-name="T1"><text:line-break/></text:span></text:span><text:span text:style-name="Verbatim_20_Char"><text:span text:style-name="T1"> zi_sexFemale <text:s text:c="24"/>0.03 <text:s text:c="5"/>0.09 <text:s text:c="3"/>-0.14 <text:s text:c="4"/>0.21 1.00 <text:s text:c="4"/>6079 <text:s text:c="4"/>3846</text:span></text:span><text:span text:style-name="Default_20_Paragraph_20_Font"><text:span text:style-name="T1"><text:line-break/></text:span></text:span><text:span text:style-name="Verbatim_20_Char"><text:span text:style-name="T1"> zi_dclasukIntermediate <text:s text:c="13"/>-0.01 <text:s text:c="5"/>0.12 <text:s text:c="3"/>-0.24 <text:s text:c="4"/>0.22 1.00 <text:s text:c="4"/>6456 <text:s text:c="4"/>4403</text:span></text:span><text:span text:style-name="Default_20_Paragraph_20_Font"><text:span text:style-name="T1"><text:line-break/></text:span></text:span><text:span text:style-name="Verbatim_20_Char"><text:span text:style-name="T1"> zi_dclasukRoutine <text:s text:c="19"/>0.09 <text:s text:c="5"/>0.11 <text:s text:c="3"/>-0.14 <text:s text:c="4"/>0.30 1.00 <text:s text:c="4"/>5398 <text:s text:c="4"/>4010</text:span></text:span><text:span text:style-name="Default_20_Paragraph_20_Font"><text:span text:style-name="T1"><text:line-break/></text:span></text:span><text:soft-page-break/><text:span text:style-name="Verbatim_20_Char"><text:span text:style-name="T1"> zi_dclasukNotworkingorunemployed <text:s text:c="4"/>0.06 <text:s text:c="5"/>0.14 <text:s text:c="3"/>-0.20 <text:s text:c="4"/>0.34 1.00 <text:s text:c="4"/>6652 <text:s text:c="4"/>505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1.08 <text:s text:c="5"/>0.05 <text:s text:c="4"/>0.98 <text:s text:c="4"/>1.19 1.00 <text:s text:c="4"/>7073 <text:s text:c="4"/>368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2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24"/>Estimate.Intercept Est.Error.Intercept Q2.5.Intercept Q97.5.Intercept Estimate.zi_Intercept Est.Error.zi_Intercept Q2.5.zi_Intercept Q97.5.zi_Intercept</text:span></text:span><text:span text:style-name="Default_20_Paragraph_20_Font"><text:span text:style-name="T1"><text:line-break/></text:span></text:span><text:span text:style-name="Verbatim_20_Char"><text:span text:style-name="T1"> Children_2016 <text:s text:c="22"/>-0.028 <text:s text:c="14"/>0.092 <text:s text:c="8"/>-0.219 <text:s text:c="10"/>0.157 <text:s text:c="15"/>-0.100 <text:s text:c="17"/>0.122 <text:s text:c="11"/>-0.381 <text:s text:c="13"/>0.102</text:span></text:span><text:span text:style-name="Default_20_Paragraph_20_Font"><text:span text:style-name="T1"><text:line-break/></text:span></text:span><text:span text:style-name="Verbatim_20_Char"><text:span text:style-name="T1"> Children_August 2020 <text:s text:c="16"/>0.050 <text:s text:c="14"/>0.093 <text:s text:c="8"/>-0.132 <text:s text:c="10"/>0.246 <text:s text:c="15"/>-0.022 <text:s text:c="17"/>0.111 <text:s text:c="11"/>-0.253 <text:s text:c="13"/>0.197</text:span></text:span><text:span text:style-name="Default_20_Paragraph_20_Font"><text:span text:style-name="T1"><text:line-break/></text:span></text:span><text:span text:style-name="Verbatim_20_Char"><text:span text:style-name="T1"> Children_June 2020 <text:s text:c="18"/>0.181 <text:s text:c="14"/>0.109 <text:s text:c="9"/>0.000 <text:s text:c="10"/>0.418 <text:s text:c="16"/>0.028 <text:s text:c="17"/>0.112 <text:s text:c="11"/>-0.193 <text:s text:c="13"/>0.275</text:span></text:span><text:span text:style-name="Default_20_Paragraph_20_Font"><text:span text:style-name="T1"><text:line-break/></text:span></text:span><text:span text:style-name="Verbatim_20_Char"><text:span text:style-name="T1"> No Children_2016 <text:s text:c="19"/>-0.046 <text:s text:c="14"/>0.085 <text:s text:c="8"/>-0.228 <text:s text:c="10"/>0.112 <text:s text:c="15"/>-0.049 <text:s text:c="17"/>0.105 <text:s text:c="11"/>-0.275 <text:s text:c="13"/>0.145</text:span></text:span><text:span text:style-name="Default_20_Paragraph_20_Font"><text:span text:style-name="T1"><text:line-break/></text:span></text:span><text:span text:style-name="Verbatim_20_Char"><text:span text:style-name="T1"> No Children_August 2020 <text:s text:c="12"/>-0.053 <text:s text:c="14"/>0.088 <text:s text:c="8"/>-0.239 <text:s text:c="10"/>0.114 <text:s text:c="16"/>0.080 <text:s text:c="17"/>0.110 <text:s text:c="11"/>-0.110 <text:s text:c="13"/>0.329</text:span></text:span><text:span text:style-name="Default_20_Paragraph_20_Font"><text:span text:style-name="T1"><text:line-break/></text:span></text:span><text:span text:style-name="Verbatim_20_Char"><text:span text:style-name="T1"> No Children_June 2020 <text:s text:c="14"/>-0.095 <text:s text:c="14"/>0.091 <text:s text:c="8"/>-0.290 <text:s text:c="10"/>0.066 <text:s text:c="16"/>0.054 <text:s text:c="17"/>0.108 <text:s text:c="11"/>-0.147 <text:s text:c="13"/>0.29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2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zero_inflated_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zi = logit </text:span></text:span><text:span text:style-name="Default_20_Paragraph_20_Font"><text:span text:style-name="T1"><text:line-break/></text:span></text:span><text:span text:style-name="Verbatim_20_Char"><text:span text:style-name="T1"> Formula: n_multi | weights(crudewt2) ~ 1 + sex + has_kids + dagegrp + dclasuk + (1 | day_type) </text:span></text:span><text:span text:style-name="Default_20_Paragraph_20_Font"><text:span text:style-name="T1"><text:line-break/></text:span></text:span><text:span text:style-name="Verbatim_20_Char"><text:span text:style-name="T1"> <text:s text:c="9"/>zi ~ 1 + sex + has_kids + dagegrp + dclasuk + (1 | day_type)</text:span></text:span><text:span text:style-name="Default_20_Paragraph_20_Font"><text:span text:style-name="T1"><text:line-break/></text:span></text:span><text:span text:style-name="Verbatim_20_Char"><text:span text:style-name="T1"> <text:s text:c="3"/>Data: multi_data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zi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Intercept_zi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zi ~ exponential(3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day_type (Number of levels: 4) </text:span></text:span><text:span text:style-name="Default_20_Paragraph_20_Font"><text:span text:style-name="T1"><text:line-break/></text:span></text:span><text:span text:style-name="Verbatim_20_Char"><text:span text:style-name="T1"> <text:s text:c="17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7"/>0.29 <text:s text:c="5"/>0.14 <text:s text:c="4"/>0.12 <text:s text:c="4"/>0.67 1.00 <text:s text:c="4"/>2019 <text:s text:c="4"/>2447</text:span></text:span><text:span text:style-name="Default_20_Paragraph_20_Font"><text:span text:style-name="T1"><text:line-break/></text:span></text:span><text:span text:style-name="Verbatim_20_Char"><text:span text:style-name="T1"> sd(zi_Intercept) <text:s text:c="4"/>0.08 <text:s text:c="5"/>0.08 <text:s text:c="4"/>0.00 <text:s text:c="4"/>0.32 1.00 <text:s text:c="4"/>2500 <text:s text:c="4"/>297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7"/>3.90 <text:s text:c="5"/>0.21 <text:s text:c="4"/>3.44 <text:s text:c="4"/>4.30 1.00 <text:s text:c="4"/>2083 <text:s text:c="4"/>2414</text:span></text:span><text:span text:style-name="Default_20_Paragraph_20_Font"><text:span text:style-name="T1"><text:line-break/></text:span></text:span><text:span text:style-name="Verbatim_20_Char"><text:span text:style-name="T1"> zi_Intercept <text:s text:c="23"/>-0.18 <text:s text:c="5"/>0.19 <text:s text:c="3"/>-0.55 <text:s text:c="4"/>0.20 1.00 <text:s text:c="4"/>2780 <text:s text:c="4"/>3158</text:span></text:span><text:span text:style-name="Default_20_Paragraph_20_Font"><text:span text:style-name="T1"><text:line-break/></text:span></text:span><text:span text:style-name="Verbatim_20_Char"><text:span text:style-name="T1"> sexFemale <text:s text:c="26"/>-0.11 <text:s text:c="5"/>0.06 <text:s text:c="3"/>-0.23 <text:s text:c="4"/>0.02 1.00 <text:s text:c="4"/>8264 <text:s text:c="4"/>4098</text:span></text:span><text:span text:style-name="Default_20_Paragraph_20_Font"><text:span text:style-name="T1"><text:line-break/></text:span></text:span><text:span text:style-name="Verbatim_20_Char"><text:span text:style-name="T1"> has_kidsNoChildren <text:s text:c="17"/>-0.19 <text:s text:c="5"/>0.07 <text:s text:c="3"/>-0.32 <text:s text:c="3"/>-0.05 1.00 <text:s text:c="4"/>8671 <text:s text:c="4"/>4155</text:span></text:span><text:span text:style-name="Default_20_Paragraph_20_Font"><text:span text:style-name="T1"><text:line-break/></text:span></text:span><text:span text:style-name="Verbatim_20_Char"><text:span text:style-name="T1"> dagegrp25M34 <text:s text:c="24"/>0.08 <text:s text:c="5"/>0.12 <text:s text:c="3"/>-0.15 <text:s text:c="4"/>0.31 1.00 <text:s text:c="4"/>3334 <text:s text:c="4"/>4409</text:span></text:span><text:span text:style-name="Default_20_Paragraph_20_Font"><text:span text:style-name="T1"><text:line-break/></text:span></text:span><text:span text:style-name="Verbatim_20_Char"><text:span text:style-name="T1"> dagegrp35M44 <text:s text:c="23"/>-0.10 <text:s text:c="5"/>0.12 <text:s text:c="3"/>-0.33 <text:s text:c="4"/>0.13 1.00 <text:s text:c="4"/>3288 <text:s text:c="4"/>3660</text:span></text:span><text:span text:style-name="Default_20_Paragraph_20_Font"><text:span text:style-name="T1"><text:line-break/></text:span></text:span><text:span text:style-name="Verbatim_20_Char"><text:span text:style-name="T1"> dagegrp45M54 <text:s text:c="23"/>-0.11 <text:s text:c="5"/>0.11 <text:s text:c="3"/>-0.33 <text:s text:c="4"/>0.11 1.00 <text:s text:c="4"/>3442 <text:s text:c="4"/>4388</text:span></text:span><text:span text:style-name="Default_20_Paragraph_20_Font"><text:span text:style-name="T1"><text:line-break/></text:span></text:span><text:span text:style-name="Verbatim_20_Char"><text:span text:style-name="T1"> dagegrp55M64 <text:s text:c="23"/>-0.16 <text:s text:c="5"/>0.11 <text:s text:c="3"/>-0.38 <text:s text:c="4"/>0.05 1.00 <text:s text:c="4"/>3157 <text:s text:c="4"/>4378</text:span></text:span><text:span text:style-name="Default_20_Paragraph_20_Font"><text:span text:style-name="T1"><text:line-break/></text:span></text:span><text:span text:style-name="Verbatim_20_Char"><text:span text:style-name="T1"> dclasukIntermediate <text:s text:c="16"/>-0.24 <text:s text:c="5"/>0.08 <text:s text:c="3"/>-0.39 <text:s text:c="3"/>-0.08 1.00 <text:s text:c="4"/>7003 <text:s text:c="4"/>4216</text:span></text:span><text:span text:style-name="Default_20_Paragraph_20_Font"><text:span text:style-name="T1"><text:line-break/></text:span></text:span><text:span text:style-name="Verbatim_20_Char"><text:span text:style-name="T1"> dclasukRoutine <text:s text:c="22"/>0.09 <text:s text:c="5"/>0.08 <text:s text:c="3"/>-0.07 <text:s text:c="4"/>0.25 1.00 <text:s text:c="4"/>6728 <text:s text:c="4"/>4362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7"/>0.25 <text:s text:c="5"/>0.12 <text:s text:c="4"/>0.04 <text:s text:c="4"/>0.48 1.00 <text:s text:c="4"/>6373 <text:s text:c="4"/>4352</text:span></text:span><text:span text:style-name="Default_20_Paragraph_20_Font"><text:span text:style-name="T1"><text:line-break/></text:span></text:span><text:span text:style-name="Verbatim_20_Char"><text:span text:style-name="T1"> zi_sexFemale <text:s text:c="24"/>0.01 <text:s text:c="5"/>0.09 <text:s text:c="3"/>-0.17 <text:s text:c="4"/>0.19 1.00 <text:s text:c="4"/>7325 <text:s text:c="4"/>4711</text:span></text:span><text:span text:style-name="Default_20_Paragraph_20_Font"><text:span text:style-name="T1"><text:line-break/></text:span></text:span><text:span text:style-name="Verbatim_20_Char"><text:span text:style-name="T1"> zi_has_kidsNoChildren <text:s text:c="15"/>0.09 <text:s text:c="5"/>0.09 <text:s text:c="3"/>-0.10 <text:s text:c="4"/>0.27 1.00 <text:s text:c="4"/>8996 <text:s text:c="4"/>4129</text:span></text:span><text:span text:style-name="Default_20_Paragraph_20_Font"><text:span text:style-name="T1"><text:line-break/></text:span></text:span><text:span text:style-name="Verbatim_20_Char"><text:span text:style-name="T1"> zi_dagegrp25M34 <text:s text:c="21"/>0.30 <text:s text:c="5"/>0.17 <text:s text:c="3"/>-0.05 <text:s text:c="4"/>0.63 1.00 <text:s text:c="4"/>3164 <text:s text:c="4"/>3285</text:span></text:span><text:span text:style-name="Default_20_Paragraph_20_Font"><text:span text:style-name="T1"><text:line-break/></text:span></text:span><text:span text:style-name="Verbatim_20_Char"><text:span text:style-name="T1"> zi_dagegrp35M44 <text:s text:c="21"/>0.19 <text:s text:c="5"/>0.17 <text:s text:c="3"/>-0.14 <text:s text:c="4"/>0.52 1.00 <text:s text:c="4"/>2961 <text:s text:c="4"/>3600</text:span></text:span><text:span text:style-name="Default_20_Paragraph_20_Font"><text:span text:style-name="T1"><text:line-break/></text:span></text:span><text:span text:style-name="Verbatim_20_Char"><text:span text:style-name="T1"> zi_dagegrp45M54 <text:s text:c="21"/>0.46 <text:s text:c="5"/>0.17 <text:s text:c="4"/>0.13 <text:s text:c="4"/>0.78 1.00 <text:s text:c="4"/>3081 <text:s text:c="4"/>3604</text:span></text:span><text:span text:style-name="Default_20_Paragraph_20_Font"><text:span text:style-name="T1"><text:line-break/></text:span></text:span><text:span text:style-name="Verbatim_20_Char"><text:span text:style-name="T1"> zi_dagegrp55M64 <text:s text:c="21"/>0.31 <text:s text:c="5"/>0.17 <text:s text:c="3"/>-0.03 <text:s text:c="4"/>0.63 1.00 <text:s text:c="4"/>2984 <text:s text:c="4"/>3526</text:span></text:span><text:span text:style-name="Default_20_Paragraph_20_Font"><text:span text:style-name="T1"><text:line-break/></text:span></text:span><text:span text:style-name="Verbatim_20_Char"><text:span text:style-name="T1"> zi_dclasukIntermediate <text:s text:c="13"/>-0.02 <text:s text:c="5"/>0.11 <text:s text:c="3"/>-0.24 <text:s text:c="4"/>0.20 1.00 <text:s text:c="4"/>7111 <text:s text:c="4"/>4566</text:span></text:span><text:span text:style-name="Default_20_Paragraph_20_Font"><text:span text:style-name="T1"><text:line-break/></text:span></text:span><text:span text:style-name="Verbatim_20_Char"><text:span text:style-name="T1"> zi_dclasukRoutine <text:s text:c="19"/>0.06 <text:s text:c="5"/>0.11 <text:s text:c="3"/>-0.16 <text:s text:c="4"/>0.28 1.00 <text:s text:c="4"/>6948 <text:s text:c="4"/>4821</text:span></text:span><text:span text:style-name="Default_20_Paragraph_20_Font"><text:span text:style-name="T1"><text:line-break/></text:span></text:span><text:span text:style-name="Verbatim_20_Char"><text:span text:style-name="T1"> zi_dclasukNotworkingorunemployed <text:s text:c="3"/>-0.00 <text:s text:c="5"/>0.15 <text:s text:c="3"/>-0.30 <text:s text:c="4"/>0.29 1.00 <text:s text:c="4"/>6093 <text:s text:c="4"/>466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1.13 <text:s text:c="5"/>0.06 <text:s text:c="4"/>1.02 <text:s text:c="4"/>1.24 1.00 <text:s text:c="4"/>8657 <text:s text:c="4"/>475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2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25"/>Estimate.Intercept Est.Error.Intercept Q2.5.Intercept Q97.5.Intercept Estimate.zi_Intercept Est.Error.zi_Intercept Q2.5.zi_Intercept Q97.5.zi_Intercept</text:span></text:span><text:span text:style-name="Default_20_Paragraph_20_Font"><text:span text:style-name="T1"><text:line-break/></text:span></text:span><text:span text:style-name="Verbatim_20_Char"><text:span text:style-name="T1"> Not Workday, Not Working <text:s text:c="12"/>-0.041 <text:s text:c="14"/>0.174 <text:s text:c="8"/>-0.383 <text:s text:c="10"/>0.349 <text:s text:c="16"/>0.036 <text:s text:c="17"/>0.084 <text:s text:c="11"/>-0.097 <text:s text:c="13"/>0.236</text:span></text:span><text:span text:style-name="Default_20_Paragraph_20_Font"><text:span text:style-name="T1"><text:line-break/></text:span></text:span><text:span text:style-name="Verbatim_20_Char"><text:span text:style-name="T1"> Not Workday, Working <text:s text:c="17"/>0.308 <text:s text:c="14"/>0.171 <text:s text:c="8"/>-0.016 <text:s text:c="10"/>0.710 <text:s text:c="15"/>-0.029 <text:s text:c="17"/>0.075 <text:s text:c="11"/></text:span></text:span><text:soft-page-break/><text:span text:style-name="Verbatim_20_Char"><text:span text:style-name="T1">-0.206 <text:s text:c="13"/>0.096</text:span></text:span><text:span text:style-name="Default_20_Paragraph_20_Font"><text:span text:style-name="T1"><text:line-break/></text:span></text:span><text:span text:style-name="Verbatim_20_Char"><text:span text:style-name="T1"> Outside Workday <text:s text:c="21"/>-0.192 <text:s text:c="14"/>0.171 <text:s text:c="8"/>-0.532 <text:s text:c="10"/>0.185 <text:s text:c="15"/>-0.001 <text:s text:c="17"/>0.075 <text:s text:c="11"/>-0.159 <text:s text:c="13"/>0.153</text:span></text:span><text:span text:style-name="Default_20_Paragraph_20_Font"><text:span text:style-name="T1"><text:line-break/></text:span></text:span><text:span text:style-name="Verbatim_20_Char"><text:span text:style-name="T1"> Home Workday <text:s text:c="25"/>0.036 <text:s text:c="14"/>0.174 <text:s text:c="8"/>-0.296 <text:s text:c="10"/>0.430 <text:s text:c="15"/>-0.001 <text:s text:c="17"/>0.081 <text:s text:c="11"/>-0.169 <text:s text:c="13"/>0.16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2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zero_inflated_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zi = logit </text:span></text:span><text:span text:style-name="Default_20_Paragraph_20_Font"><text:span text:style-name="T1"><text:line-break/></text:span></text:span><text:span text:style-name="Verbatim_20_Char"><text:span text:style-name="T1"> Formula: n_multi | weights(crudewt2) ~ 1 + sex + has_kids + dagegrp + dclasuk + (1 | workday95) </text:span></text:span><text:span text:style-name="Default_20_Paragraph_20_Font"><text:span text:style-name="T1"><text:line-break/></text:span></text:span><text:span text:style-name="Verbatim_20_Char"><text:span text:style-name="T1"> <text:s text:c="9"/>zi ~ 1 + sex + has_kids + dagegrp + dclasuk + (1 | workday95)</text:span></text:span><text:span text:style-name="Default_20_Paragraph_20_Font"><text:span text:style-name="T1"><text:line-break/></text:span></text:span><text:span text:style-name="Verbatim_20_Char"><text:span text:style-name="T1"> <text:s text:c="3"/>Data: multi_95_data (Number of observations: 932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zi ~ normal(0, 2)</text:span></text:span><text:span text:style-name="Default_20_Paragraph_20_Font"><text:span text:style-name="T1"><text:line-break/></text:span></text:span><text:span text:style-name="Verbatim_20_Char"><text:span text:style-name="T1"> Intercept ~ normal(0, 5)</text:span></text:span><text:span text:style-name="Default_20_Paragraph_20_Font"><text:span text:style-name="T1"><text:line-break/></text:span></text:span><text:span text:style-name="Verbatim_20_Char"><text:span text:style-name="T1"> Intercept_zi ~ normal(0, 5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zi ~ exponential(3)</text:span></text:span><text:span text:style-name="Default_20_Paragraph_20_Font"><text:span text:style-name="T1"><text:line-break/></text:span></text:span><text:span text:style-name="Verbatim_20_Char"><text:span text:style-name="T1"> shape ~ gamma(2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workday95 (Number of levels: 2) </text:span></text:span><text:span text:style-name="Default_20_Paragraph_20_Font"><text:span text:style-name="T1"><text:line-break/></text:span></text:span><text:span text:style-name="Verbatim_20_Char"><text:span text:style-name="T1"> <text:s text:c="17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7"/>0.41 <text:s text:c="5"/>0.24 <text:s text:c="4"/>0.11 <text:s text:c="4"/>1.03 1.00 <text:s text:c="4"/>2889 <text:s text:c="4"/>3503</text:span></text:span><text:span text:style-name="Default_20_Paragraph_20_Font"><text:span text:style-name="T1"><text:line-break/></text:span></text:span><text:span text:style-name="Verbatim_20_Char"><text:span text:style-name="T1"> sd(zi_Intercept) <text:s text:c="4"/>0.24 <text:s text:c="5"/>0.23 <text:s text:c="4"/>0.01 <text:s text:c="4"/>0.87 1.00 <text:s text:c="4"/>1737 <text:s text:c="4"/>172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7"/>3.36 <text:s text:c="5"/>0.39 <text:s text:c="4"/>2.51 <text:s text:c="4"/>4.15 1.00 <text:s text:c="4"/>2269 <text:s text:c="4"/>2069</text:span></text:span><text:span text:style-name="Default_20_Paragraph_20_Font"><text:span text:style-name="T1"><text:line-break/></text:span></text:span><text:span text:style-name="Verbatim_20_Char"><text:span text:style-name="T1"> zi_Intercept <text:s text:c="23"/>-0.21 <text:s text:c="5"/>0.38 <text:s text:c="3"/>-0.96 <text:s text:c="4"/>0.49 1.00 <text:s text:c="4"/>1658 <text:s text:c="4"/>1233</text:span></text:span><text:span text:style-name="Default_20_Paragraph_20_Font"><text:span text:style-name="T1"><text:line-break/></text:span></text:span><text:span text:style-name="Verbatim_20_Char"><text:span text:style-name="T1"> sexFemale <text:s text:c="27"/>0.05 <text:s text:c="5"/>0.12 <text:s text:c="3"/>-0.18 <text:s text:c="4"/>0.29 1.00 <text:s text:c="4"/>5360 <text:s text:c="4"/>4128</text:span></text:span><text:span text:style-name="Default_20_Paragraph_20_Font"><text:span text:style-name="T1"><text:line-break/></text:span></text:span><text:span text:style-name="Verbatim_20_Char"><text:span text:style-name="T1"> has_kidsNoChildren <text:s text:c="17"/>-0.12 <text:s text:c="5"/>0.12 <text:s text:c="3"/>-0.35 <text:s text:c="4"/>0.11 1.00 <text:s text:c="4"/>5800 <text:s text:c="4"/>4387</text:span></text:span><text:span text:style-name="Default_20_Paragraph_20_Font"><text:span text:style-name="T1"><text:line-break/></text:span></text:span><text:span text:style-name="Verbatim_20_Char"><text:span text:style-name="T1"> dagegrp25M34 <text:s text:c="24"/>0.49 <text:s text:c="5"/>0.23 <text:s text:c="4"/>0.05 <text:s text:c="4"/>0.92 1.00 <text:s text:c="4"/>2526 <text:s text:c="4"/>3094</text:span></text:span><text:span text:style-name="Default_20_Paragraph_20_Font"><text:span text:style-name="T1"><text:line-break/></text:span></text:span><text:span text:style-name="Verbatim_20_Char"><text:span text:style-name="T1"> dagegrp35M44 <text:s text:c="24"/>0.21 <text:s text:c="5"/>0.22 <text:s text:c="3"/>-0.23 <text:s text:c="4"/>0.65 1.00 <text:s text:c="4"/>2337 <text:s text:c="4"/>3181</text:span></text:span><text:span text:style-name="Default_20_Paragraph_20_Font"><text:span text:style-name="T1"><text:line-break/></text:span></text:span><text:span text:style-name="Verbatim_20_Char"><text:span text:style-name="T1"> dagegrp45M54 <text:s text:c="24"/>0.25 <text:s text:c="5"/>0.23 <text:s text:c="3"/>-0.20 <text:s text:c="4"/>0.70 1.00 <text:s text:c="4"/>2334 <text:s text:c="4"/>2779</text:span></text:span><text:span text:style-name="Default_20_Paragraph_20_Font"><text:span text:style-name="T1"><text:line-break/></text:span></text:span><text:span text:style-name="Verbatim_20_Char"><text:span text:style-name="T1"> dagegrp55M64 <text:s text:c="24"/>0.16 <text:s text:c="5"/>0.24 <text:s text:c="3"/>-0.31 <text:s text:c="4"/>0.63 1.00 <text:s text:c="4"/>2572 <text:s text:c="4"/>2972</text:span></text:span><text:span text:style-name="Default_20_Paragraph_20_Font"><text:span text:style-name="T1"><text:line-break/></text:span></text:span><text:span text:style-name="Verbatim_20_Char"><text:span text:style-name="T1"> dclasukIntermediate <text:s text:c="16"/>-0.04 <text:s text:c="5"/>0.14 <text:s text:c="3"/>-0.31 <text:s text:c="4"/>0.22 1.00 <text:s text:c="4"/>5851 <text:s text:c="4"/>4475</text:span></text:span><text:span text:style-name="Default_20_Paragraph_20_Font"><text:span text:style-name="T1"><text:line-break/></text:span></text:span><text:span text:style-name="Verbatim_20_Char"><text:span text:style-name="T1"> dclasukRoutine <text:s text:c="22"/>0.22 <text:s text:c="5"/>0.14 <text:s text:c="3"/>-0.06 <text:s text:c="4"/>0.50 1.00 <text:s text:c="4"/>5930 <text:s text:c="4"/>4753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7"/>0.26 <text:s text:c="5"/>0.60 <text:s text:c="3"/>-0.80 <text:s text:c="4"/>1.53 1.00 <text:s text:c="4"/>4070 <text:s text:c="4"/>3195</text:span></text:span><text:span text:style-name="Default_20_Paragraph_20_Font"><text:span text:style-name="T1"><text:line-break/></text:span></text:span><text:span text:style-name="Verbatim_20_Char"><text:span text:style-name="T1"> zi_sexFemale <text:s text:c="24"/>0.05 <text:s text:c="5"/>0.16 <text:s text:c="3"/>-0.26 <text:s text:c="4"/>0.36 1.00 <text:s text:c="4"/>5746 <text:s text:c="4"/>4700</text:span></text:span><text:span text:style-name="Default_20_Paragraph_20_Font"><text:span text:style-name="T1"><text:line-break/></text:span></text:span><text:span text:style-name="Verbatim_20_Char"><text:span text:style-name="T1"> zi_has_kidsNoChildren <text:s text:c="15"/>0.35 <text:s text:c="5"/>0.16 <text:s text:c="4"/>0.05 <text:s text:c="4"/>0.66 1.00 <text:s text:c="4"/>6086 <text:s text:c="4"/>3874</text:span></text:span><text:span text:style-name="Default_20_Paragraph_20_Font"><text:span text:style-name="T1"><text:line-break/></text:span></text:span><text:span text:style-name="Verbatim_20_Char"><text:span text:style-name="T1"> zi_dagegrp25M34 <text:s text:c="21"/>0.04 <text:s text:c="5"/>0.29 <text:s text:c="3"/>-0.53 <text:s text:c="4"/>0.61 1.00 <text:s text:c="4"/>3533 <text:s text:c="4"/>4286</text:span></text:span><text:span text:style-name="Default_20_Paragraph_20_Font"><text:span text:style-name="T1"><text:line-break/></text:span></text:span><text:span text:style-name="Verbatim_20_Char"><text:span text:style-name="T1"> zi_dagegrp35M44 <text:s text:c="21"/>0.07 <text:s text:c="5"/>0.29 <text:s text:c="3"/>-0.50 <text:s text:c="4"/>0.63 1.00 <text:s text:c="4"/>3346 <text:s text:c="4"/>3896</text:span></text:span><text:span text:style-name="Default_20_Paragraph_20_Font"><text:span text:style-name="T1"><text:line-break/></text:span></text:span><text:span text:style-name="Verbatim_20_Char"><text:span text:style-name="T1"> zi_dagegrp45M54 <text:s text:c="21"/>0.31 <text:s text:c="5"/>0.28 <text:s text:c="3"/>-0.24 <text:s text:c="4"/>0.85 1.00 <text:s text:c="4"/>3227 <text:s text:c="4"/>3731</text:span></text:span><text:span text:style-name="Default_20_Paragraph_20_Font"><text:span text:style-name="T1"><text:line-break/></text:span></text:span><text:span text:style-name="Verbatim_20_Char"><text:span text:style-name="T1"> zi_dagegrp55M64 <text:s text:c="21"/>0.08 <text:s text:c="5"/>0.30 <text:s text:c="3"/>-0.49 <text:s text:c="4"/>0.66 1.00 <text:s text:c="4"/>3356 <text:s text:c="4"/>3698</text:span></text:span><text:span text:style-name="Default_20_Paragraph_20_Font"><text:span text:style-name="T1"><text:line-break/></text:span></text:span><text:span text:style-name="Verbatim_20_Char"><text:span text:style-name="T1"> zi_dclasukIntermediate <text:s text:c="13"/>-0.04 <text:s text:c="5"/>0.18 <text:s text:c="3"/>-0.40 <text:s text:c="4"/>0.32 1.00 <text:s text:c="4"/>4742 <text:s text:c="4"/>3804</text:span></text:span><text:span text:style-name="Default_20_Paragraph_20_Font"><text:span text:style-name="T1"><text:line-break/></text:span></text:span><text:span text:style-name="Verbatim_20_Char"><text:span text:style-name="T1"> zi_dclasukRoutine <text:s text:c="19"/>0.12 <text:s text:c="5"/>0.19 <text:s text:c="3"/>-0.24 <text:s text:c="4"/>0.49 1.00 <text:s text:c="4"/>4926 <text:s text:c="4"/>4418</text:span></text:span><text:span text:style-name="Default_20_Paragraph_20_Font"><text:span text:style-name="T1"><text:line-break/></text:span></text:span><text:span text:style-name="Verbatim_20_Char"><text:span text:style-name="T1"> zi_dclasukNotworkingorunemployed <text:s text:c="4"/>0.65 <text:s text:c="5"/>0.66 <text:s text:c="3"/>-0.60 <text:s text:c="4"/>1.97 1.00 <text:s text:c="4"/>5083 <text:s text:c="4"/>398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0.93 <text:s text:c="5"/>0.08 <text:s text:c="4"/>0.77 <text:s text:c="4"/>1.10 1.00 <text:s text:c="4"/>5178 <text:s text:c="4"/>341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2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5"/>Estimate.Intercept Est.Error.Intercept Q2.5.Intercept Q97.5.Intercept Estimate.zi_Intercept Est.Error.zi_Intercept Q2.5.zi_Intercept Q97.5.zi_Intercept</text:span></text:span><text:span text:style-name="Default_20_Paragraph_20_Font"><text:span text:style-name="T1"><text:line-break/></text:span></text:span><text:span text:style-name="Verbatim_20_Char"><text:span text:style-name="T1"> Other Workday <text:s text:c="14"/>0.251 <text:s text:c="14"/>0.322 <text:s text:c="8"/>-0.397 <text:s text:c="10"/>0.966 <text:s text:c="16"/>0.088 <text:s text:c="17"/>0.259 <text:s text:c="11"/>-0.375 <text:s text:c="13"/>0.681</text:span></text:span><text:span text:style-name="Default_20_Paragraph_20_Font"><text:span text:style-name="T1"><text:line-break/></text:span></text:span><text:span text:style-name="Verbatim_20_Char"><text:span text:style-name="T1"> Workday 9 to 5 <text:s text:c="12"/>-0.209 <text:s text:c="14"/>0.320 <text:s text:c="8"/>-0.901 <text:s text:c="10"/>0.467 <text:s text:c="15"/>-0.058 <text:s text:c="17"/>0.252 <text:s text:c="11"/>-0.621 <text:s text:c="13"/>0.43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2.4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zero_inflated_negbinomial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zi = logit </text:span></text:span><text:span text:style-name="Default_20_Paragraph_20_Font"><text:span text:style-name="T1"><text:line-break/></text:span></text:span><text:span text:style-name="Verbatim_20_Char"><text:span text:style-name="T1"> Formula: n_multi | weights(crudewt2) ~ 1 + sex + has_kids + dclasuk + dagegrp + mean_H </text:span></text:span><text:span text:style-name="Default_20_Paragraph_20_Font"><text:span text:style-name="T1"><text:line-break/></text:span></text:span><text:span text:style-name="Verbatim_20_Char"><text:span text:style-name="T1"> <text:s text:c="9"/>zi ~ 1 + sex + has_kids + dclasuk + dagegrp + mean_H</text:span></text:span><text:span text:style-name="Default_20_Paragraph_20_Font"><text:span text:style-name="T1"><text:line-break/></text:span></text:span><text:span text:style-name="Verbatim_20_Char"><text:span text:style-name="T1"> <text:s text:c="3"/>Data: multi_entropy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zi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Intercept_zi ~ normal(0, 2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oft-page-break/><text:span text:style-name="Verbatim_20_Char"><text:span text:style-name="T1"> <text:s text:c="3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7"/>3.69 <text:s text:c="5"/>0.15 <text:s text:c="4"/>3.41 <text:s text:c="4"/>3.98 1.00 <text:s text:c="4"/>4839 <text:s text:c="4"/>3949</text:span></text:span><text:span text:style-name="Default_20_Paragraph_20_Font"><text:span text:style-name="T1"><text:line-break/></text:span></text:span><text:span text:style-name="Verbatim_20_Char"><text:span text:style-name="T1"> zi_Intercept <text:s text:c="24"/>0.01 <text:s text:c="5"/>0.22 <text:s text:c="3"/>-0.43 <text:s text:c="4"/>0.44 1.00 <text:s text:c="4"/>4972 <text:s text:c="4"/>4409</text:span></text:span><text:span text:style-name="Default_20_Paragraph_20_Font"><text:span text:style-name="T1"><text:line-break/></text:span></text:span><text:span text:style-name="Verbatim_20_Char"><text:span text:style-name="T1"> sexFemale <text:s text:c="26"/>-0.12 <text:s text:c="5"/>0.06 <text:s text:c="3"/>-0.24 <text:s text:c="4"/>0.01 1.00 <text:s text:c="4"/>7395 <text:s text:c="4"/>4806</text:span></text:span><text:span text:style-name="Default_20_Paragraph_20_Font"><text:span text:style-name="T1"><text:line-break/></text:span></text:span><text:span text:style-name="Verbatim_20_Char"><text:span text:style-name="T1"> has_kidsNoChildren <text:s text:c="17"/>-0.19 <text:s text:c="5"/>0.07 <text:s text:c="3"/>-0.32 <text:s text:c="3"/>-0.05 1.00 <text:s text:c="4"/>7583 <text:s text:c="4"/>4491</text:span></text:span><text:span text:style-name="Default_20_Paragraph_20_Font"><text:span text:style-name="T1"><text:line-break/></text:span></text:span><text:span text:style-name="Verbatim_20_Char"><text:span text:style-name="T1"> dclasukIntermediate <text:s text:c="16"/>-0.26 <text:s text:c="5"/>0.08 <text:s text:c="3"/>-0.41 <text:s text:c="3"/>-0.10 1.00 <text:s text:c="4"/>6841 <text:s text:c="4"/>5057</text:span></text:span><text:span text:style-name="Default_20_Paragraph_20_Font"><text:span text:style-name="T1"><text:line-break/></text:span></text:span><text:span text:style-name="Verbatim_20_Char"><text:span text:style-name="T1"> dclasukRoutine <text:s text:c="22"/>0.11 <text:s text:c="5"/>0.08 <text:s text:c="3"/>-0.05 <text:s text:c="4"/>0.27 1.00 <text:s text:c="4"/>6123 <text:s text:c="4"/>4088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7"/>0.12 <text:s text:c="5"/>0.10 <text:s text:c="3"/>-0.07 <text:s text:c="4"/>0.32 1.00 <text:s text:c="4"/>6565 <text:s text:c="4"/>4719</text:span></text:span><text:span text:style-name="Default_20_Paragraph_20_Font"><text:span text:style-name="T1"><text:line-break/></text:span></text:span><text:span text:style-name="Verbatim_20_Char"><text:span text:style-name="T1"> dagegrp25M34 <text:s text:c="23"/>-0.01 <text:s text:c="5"/>0.12 <text:s text:c="3"/>-0.24 <text:s text:c="4"/>0.21 1.00 <text:s text:c="4"/>4347 <text:s text:c="4"/>4248</text:span></text:span><text:span text:style-name="Default_20_Paragraph_20_Font"><text:span text:style-name="T1"><text:line-break/></text:span></text:span><text:span text:style-name="Verbatim_20_Char"><text:span text:style-name="T1"> dagegrp35M44 <text:s text:c="23"/>-0.18 <text:s text:c="5"/>0.11 <text:s text:c="3"/>-0.40 <text:s text:c="4"/>0.04 1.00 <text:s text:c="4"/>4125 <text:s text:c="4"/>4332</text:span></text:span><text:span text:style-name="Default_20_Paragraph_20_Font"><text:span text:style-name="T1"><text:line-break/></text:span></text:span><text:span text:style-name="Verbatim_20_Char"><text:span text:style-name="T1"> dagegrp45M54 <text:s text:c="23"/>-0.19 <text:s text:c="5"/>0.11 <text:s text:c="3"/>-0.42 <text:s text:c="4"/>0.02 1.00 <text:s text:c="4"/>4186 <text:s text:c="4"/>4313</text:span></text:span><text:span text:style-name="Default_20_Paragraph_20_Font"><text:span text:style-name="T1"><text:line-break/></text:span></text:span><text:span text:style-name="Verbatim_20_Char"><text:span text:style-name="T1"> dagegrp55M64 <text:s text:c="23"/>-0.25 <text:s text:c="5"/>0.11 <text:s text:c="3"/>-0.46 <text:s text:c="3"/>-0.03 1.00 <text:s text:c="4"/>4213 <text:s text:c="4"/>4497</text:span></text:span><text:span text:style-name="Default_20_Paragraph_20_Font"><text:span text:style-name="T1"><text:line-break/></text:span></text:span><text:span text:style-name="Verbatim_20_Char"><text:span text:style-name="T1"> mean_H <text:s text:c="30"/>0.62 <text:s text:c="5"/>0.13 <text:s text:c="4"/>0.35 <text:s text:c="4"/>0.89 1.00 <text:s text:c="4"/>8047 <text:s text:c="4"/>4007</text:span></text:span><text:span text:style-name="Default_20_Paragraph_20_Font"><text:span text:style-name="T1"><text:line-break/></text:span></text:span><text:span text:style-name="Verbatim_20_Char"><text:span text:style-name="T1"> zi_sexFemale <text:s text:c="24"/>0.05 <text:s text:c="5"/>0.09 <text:s text:c="3"/>-0.13 <text:s text:c="4"/>0.23 1.00 <text:s text:c="4"/>5978 <text:s text:c="4"/>4257</text:span></text:span><text:span text:style-name="Default_20_Paragraph_20_Font"><text:span text:style-name="T1"><text:line-break/></text:span></text:span><text:span text:style-name="Verbatim_20_Char"><text:span text:style-name="T1"> zi_has_kidsNoChildren <text:s text:c="15"/>0.10 <text:s text:c="5"/>0.09 <text:s text:c="3"/>-0.09 <text:s text:c="4"/>0.28 1.00 <text:s text:c="4"/>7470 <text:s text:c="4"/>4399</text:span></text:span><text:span text:style-name="Default_20_Paragraph_20_Font"><text:span text:style-name="T1"><text:line-break/></text:span></text:span><text:span text:style-name="Verbatim_20_Char"><text:span text:style-name="T1"> zi_dclasukIntermediate <text:s text:c="13"/>-0.03 <text:s text:c="5"/>0.11 <text:s text:c="3"/>-0.25 <text:s text:c="4"/>0.19 1.00 <text:s text:c="4"/>6144 <text:s text:c="4"/>4641</text:span></text:span><text:span text:style-name="Default_20_Paragraph_20_Font"><text:span text:style-name="T1"><text:line-break/></text:span></text:span><text:span text:style-name="Verbatim_20_Char"><text:span text:style-name="T1"> zi_dclasukRoutine <text:s text:c="19"/>0.06 <text:s text:c="5"/>0.11 <text:s text:c="3"/>-0.16 <text:s text:c="4"/>0.28 1.00 <text:s text:c="4"/>6425 <text:s text:c="4"/>4645</text:span></text:span><text:span text:style-name="Default_20_Paragraph_20_Font"><text:span text:style-name="T1"><text:line-break/></text:span></text:span><text:span text:style-name="Verbatim_20_Char"><text:span text:style-name="T1"> zi_dclasukNotworkingorunemployed <text:s text:c="4"/>0.07 <text:s text:c="5"/>0.14 <text:s text:c="3"/>-0.20 <text:s text:c="4"/>0.35 1.00 <text:s text:c="4"/>6743 <text:s text:c="4"/>3769</text:span></text:span><text:span text:style-name="Default_20_Paragraph_20_Font"><text:span text:style-name="T1"><text:line-break/></text:span></text:span><text:span text:style-name="Verbatim_20_Char"><text:span text:style-name="T1"> zi_dagegrp25M34 <text:s text:c="21"/>0.29 <text:s text:c="5"/>0.17 <text:s text:c="3"/>-0.04 <text:s text:c="4"/>0.63 1.00 <text:s text:c="4"/>4417 <text:s text:c="4"/>4404</text:span></text:span><text:span text:style-name="Default_20_Paragraph_20_Font"><text:span text:style-name="T1"><text:line-break/></text:span></text:span><text:span text:style-name="Verbatim_20_Char"><text:span text:style-name="T1"> zi_dagegrp35M44 <text:s text:c="21"/>0.20 <text:s text:c="5"/>0.17 <text:s text:c="3"/>-0.13 <text:s text:c="4"/>0.53 1.00 <text:s text:c="4"/>4091 <text:s text:c="4"/>3919</text:span></text:span><text:span text:style-name="Default_20_Paragraph_20_Font"><text:span text:style-name="T1"><text:line-break/></text:span></text:span><text:span text:style-name="Verbatim_20_Char"><text:span text:style-name="T1"> zi_dagegrp45M54 <text:s text:c="21"/>0.47 <text:s text:c="5"/>0.16 <text:s text:c="4"/>0.16 <text:s text:c="4"/>0.80 1.00 <text:s text:c="4"/>4198 <text:s text:c="4"/>4411</text:span></text:span><text:span text:style-name="Default_20_Paragraph_20_Font"><text:span text:style-name="T1"><text:line-break/></text:span></text:span><text:span text:style-name="Verbatim_20_Char"><text:span text:style-name="T1"> zi_dagegrp55M64 <text:s text:c="21"/>0.33 <text:s text:c="5"/>0.16 <text:s text:c="3"/>-0.00 <text:s text:c="4"/>0.65 1.00 <text:s text:c="4"/>3968 <text:s text:c="4"/>4011</text:span></text:span><text:span text:style-name="Default_20_Paragraph_20_Font"><text:span text:style-name="T1"><text:line-break/></text:span></text:span><text:span text:style-name="Verbatim_20_Char"><text:span text:style-name="T1"> zi_mean_H <text:s text:c="26"/>-0.36 <text:s text:c="5"/>0.23 <text:s text:c="3"/>-0.80 <text:s text:c="4"/>0.08 1.00 <text:s text:c="4"/>7718 <text:s text:c="4"/>474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1.11 <text:s text:c="5"/>0.06 <text:s text:c="4"/>1.00 <text:s text:c="4"/>1.22 1.00 <text:s text:c="4"/>7162 <text:s text:c="4"/>457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2.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7"/>effects</text:span></text:span><text:span text:style-name="Default_20_Paragraph_20_Font"><text:span text:style-name="T1"><text:line-break/></text:span></text:span><text:span text:style-name="Verbatim_20_Char"><text:span text:style-name="T1"> 1 No Group Level Effects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5.3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hurdle_gamma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hu = identity </text:span></text:span><text:span text:style-name="Default_20_Paragraph_20_Font"><text:span text:style-name="T1"><text:line-break/></text:span></text:span><text:span text:style-name="Verbatim_20_Char"><text:span text:style-name="T1"> Formula: mh | weights(crudewt2) ~ 1 + sex + has_kids + dagegrp + dclasuk + wrk_now + prop_multi </text:span></text:span><text:span text:style-name="Default_20_Paragraph_20_Font"><text:span text:style-name="T1"><text:line-break/></text:span></text:span><text:span text:style-name="Verbatim_20_Char"><text:span text:style-name="T1"> <text:s text:c="3"/>Data: multi_mh_data (Number of observations: 1455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hu ~ beta(3, 3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3"/>-0.06 <text:s text:c="5"/>0.05 <text:s text:c="3"/>-0.17 <text:s text:c="4"/>0.05 1.00 <text:s text:c="4"/>3738 <text:s text:c="4"/>3785</text:span></text:span><text:span text:style-name="Default_20_Paragraph_20_Font"><text:span text:style-name="T1"><text:line-break/></text:span></text:span><text:span text:style-name="Verbatim_20_Char"><text:span text:style-name="T1"> sexFemale <text:s text:c="24"/>0.10 <text:s text:c="5"/>0.03 <text:s text:c="4"/>0.05 <text:s text:c="4"/>0.15 1.00 <text:s text:c="4"/>5548 <text:s text:c="4"/>4227</text:span></text:span><text:span text:style-name="Default_20_Paragraph_20_Font"><text:span text:style-name="T1"><text:line-break/></text:span></text:span><text:span text:style-name="Verbatim_20_Char"><text:span text:style-name="T1"> has_kidsNoChildren <text:s text:c="14"/>-0.00 <text:s text:c="5"/>0.03 <text:s text:c="3"/>-0.06 <text:s text:c="4"/>0.05 1.00 <text:s text:c="4"/>7730 <text:s text:c="4"/>4399</text:span></text:span><text:span text:style-name="Default_20_Paragraph_20_Font"><text:span text:style-name="T1"><text:line-break/></text:span></text:span><text:span text:style-name="Verbatim_20_Char"><text:span text:style-name="T1"> dagegrp25M34 <text:s text:c="21"/>0.01 <text:s text:c="5"/>0.05 <text:s text:c="3"/>-0.09 <text:s text:c="4"/>0.11 1.00 <text:s text:c="4"/>4127 <text:s text:c="4"/>3961</text:span></text:span><text:span text:style-name="Default_20_Paragraph_20_Font"><text:span text:style-name="T1"><text:line-break/></text:span></text:span><text:span text:style-name="Verbatim_20_Char"><text:span text:style-name="T1"> dagegrp35M44 <text:s text:c="20"/>-0.06 <text:s text:c="5"/>0.05 <text:s text:c="3"/>-0.16 <text:s text:c="4"/>0.04 1.00 <text:s text:c="4"/>3789 <text:s text:c="4"/>3944</text:span></text:span><text:span text:style-name="Default_20_Paragraph_20_Font"><text:span text:style-name="T1"><text:line-break/></text:span></text:span><text:span text:style-name="Verbatim_20_Char"><text:span text:style-name="T1"> dagegrp45M54 <text:s text:c="20"/>-0.08 <text:s text:c="5"/>0.05 <text:s text:c="3"/>-0.18 <text:s text:c="4"/>0.02 1.00 <text:s text:c="4"/>3856 <text:s text:c="4"/>3864</text:span></text:span><text:span text:style-name="Default_20_Paragraph_20_Font"><text:span text:style-name="T1"><text:line-break/></text:span></text:span><text:span text:style-name="Verbatim_20_Char"><text:span text:style-name="T1"> dagegrp55M64 <text:s text:c="20"/>-0.11 <text:s text:c="5"/>0.05 <text:s text:c="3"/>-0.21 <text:s text:c="3"/>-0.01 1.00 <text:s text:c="4"/>3789 <text:s text:c="4"/>3947</text:span></text:span><text:span text:style-name="Default_20_Paragraph_20_Font"><text:span text:style-name="T1"><text:line-break/></text:span></text:span><text:span text:style-name="Verbatim_20_Char"><text:span text:style-name="T1"> dclasukIntermediate <text:s text:c="14"/>0.11 <text:s text:c="5"/>0.03 <text:s text:c="4"/>0.04 <text:s text:c="4"/>0.18 1.00 <text:s text:c="4"/>6931 <text:s text:c="4"/>4212</text:span></text:span><text:span text:style-name="Default_20_Paragraph_20_Font"><text:span text:style-name="T1"><text:line-break/></text:span></text:span><text:span text:style-name="Verbatim_20_Char"><text:span text:style-name="T1"> dclasukRoutine <text:s text:c="19"/>0.05 <text:s text:c="5"/>0.04 <text:s text:c="3"/>-0.02 <text:s text:c="4"/>0.13 1.00 <text:s text:c="4"/>6286 <text:s text:c="4"/>4684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4"/>0.08 <text:s text:c="5"/>0.06 <text:s text:c="3"/>-0.04 <text:s text:c="4"/>0.19 1.00 <text:s text:c="4"/>5422 <text:s text:c="4"/>4171</text:span></text:span><text:span text:style-name="Default_20_Paragraph_20_Font"><text:span text:style-name="T1"><text:line-break/></text:span></text:span><text:span text:style-name="Verbatim_20_Char"><text:span text:style-name="T1"> wrk_nowfurlough <text:s text:c="18"/>0.06 <text:s text:c="5"/>0.05 <text:s text:c="3"/>-0.03 <text:s text:c="4"/>0.16 1.00 <text:s text:c="4"/>6908 <text:s text:c="4"/>4479</text:span></text:span><text:span text:style-name="Default_20_Paragraph_20_Font"><text:span text:style-name="T1"><text:line-break/></text:span></text:span><text:span text:style-name="Verbatim_20_Char"><text:span text:style-name="T1"> wrk_nownotworking <text:s text:c="15"/>-0.02 <text:s text:c="5"/>0.05 <text:s text:c="3"/>-0.12 <text:s text:c="4"/>0.08 1.00 <text:s text:c="4"/>5330 <text:s text:c="4"/>4280</text:span></text:span><text:span text:style-name="Default_20_Paragraph_20_Font"><text:span text:style-name="T1"><text:line-break/></text:span></text:span><text:span text:style-name="Verbatim_20_Char"><text:span text:style-name="T1"> wrk_nowparttime <text:s text:c="18"/>0.03 <text:s text:c="5"/>0.04 <text:s text:c="3"/>-0.05 <text:s text:c="4"/>0.10 1.00 <text:s text:c="4"/>6630 <text:s text:c="4"/>4509</text:span></text:span><text:span text:style-name="Default_20_Paragraph_20_Font"><text:span text:style-name="T1"><text:line-break/></text:span></text:span><text:span text:style-name="Verbatim_20_Char"><text:span text:style-name="T1"> prop_multi <text:s text:c="23"/>0.26 <text:s text:c="5"/>0.05 <text:s text:c="4"/>0.15 <text:s text:c="4"/>0.36 1.00 <text:s text:c="4"/>6745 <text:s text:c="4"/>445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5.11 <text:s text:c="5"/>0.21 <text:s text:c="4"/>4.70 <text:s text:c="4"/>5.53 1.00 <text:s text:c="4"/>7234 <text:s text:c="4"/>4347</text:span></text:span><text:span text:style-name="Default_20_Paragraph_20_Font"><text:span text:style-name="T1"><text:line-break/></text:span></text:span><text:span text:style-name="Verbatim_20_Char"><text:span text:style-name="T1"> hu <text:s text:c="7"/>0.02 <text:s text:c="5"/>0.00 <text:s text:c="4"/>0.01 <text:s text:c="4"/>0.02 1.00 <text:s text:c="4"/>7463 <text:s text:c="4"/>4537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5.3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7"/>effects</text:span></text:span><text:span text:style-name="Default_20_Paragraph_20_Font"><text:span text:style-name="T1"><text:line-break/></text:span></text:span><text:span text:style-name="Verbatim_20_Char"><text:span text:style-name="T1"> 1 No Group Level Effects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1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poisson </text:span></text:span><text:span text:style-name="Default_20_Paragraph_20_Font"><text:span text:style-name="T1"><text:line-break/></text:span></text:span><text:span text:style-name="Verbatim_20_Char"><text:span text:style-name="T1"> <text:s text:c="2"/>Links: mu = log </text:span></text:span><text:span text:style-name="Default_20_Paragraph_20_Font"><text:span text:style-name="T1"><text:line-break/></text:span></text:span><text:span text:style-name="Verbatim_20_Char"><text:span text:style-name="T1"> Formula: voracity0 | weights(crudewt2) ~ 1 + (1 | hied2) </text:span></text:span><text:span text:style-name="Default_20_Paragraph_20_Font"><text:span text:style-name="T1"><text:line-break/></text:span></text:span><text:span text:style-name="Verbatim_20_Char"><text:span text:style-name="T1"> <text:s text:c="3"/>Data: leisure_voracity_model_data (Number of observations: 2393) </text:span></text:span><text:span text:style-name="Default_20_Paragraph_20_Font"><text:span text:style-name="T1"><text:line-break/></text:span></text:span><text:soft-page-break/><text:span text:style-name="Verbatim_20_Char"><text:span text:style-name="T1"> Samples: 3 chains, each with iter = 1000; warmup = 5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15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 (Number of levels: 2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23 <text:s text:c="5"/>0.16 <text:s text:c="4"/>0.05 <text:s text:c="4"/>0.66 1.02 <text:s text:c="5"/>239 <text:s text:c="5"/>26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4"/>0.36 <text:s text:c="5"/>0.18 <text:s text:c="3"/>-0.03 <text:s text:c="4"/>0.74 1.02 <text:s text:c="5"/>194 <text:s text:c="5"/>14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1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0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 <text:s text:c="16"/>0.089 <text:s text:c="14"/>0.182 <text:s text:c="8"/>-0.304 <text:s text:c="10"/>0.487</text:span></text:span><text:span text:style-name="Default_20_Paragraph_20_Font"><text:span text:style-name="T1"><text:line-break/></text:span></text:span><text:span text:style-name="Verbatim_20_Char"><text:span text:style-name="T1"> No Degree <text:s text:c="12"/>-0.067 <text:s text:c="14"/>0.184 <text:s text:c="8"/>-0.472 <text:s text:c="10"/>0.32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1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poisson </text:span></text:span><text:span text:style-name="Default_20_Paragraph_20_Font"><text:span text:style-name="T1"><text:line-break/></text:span></text:span><text:span text:style-name="Verbatim_20_Char"><text:span text:style-name="T1"> <text:s text:c="2"/>Links: mu = log </text:span></text:span><text:span text:style-name="Default_20_Paragraph_20_Font"><text:span text:style-name="T1"><text:line-break/></text:span></text:span><text:span text:style-name="Verbatim_20_Char"><text:span text:style-name="T1"> Formula: voracity0 | weights(crudewt2) ~ leisure_time </text:span></text:span><text:span text:style-name="Default_20_Paragraph_20_Font"><text:span text:style-name="T1"><text:line-break/></text:span></text:span><text:span text:style-name="Verbatim_20_Char"><text:span text:style-name="T1"> <text:s text:c="3"/>Data: leisure_voracity_model_data (Number of observations: 2409) </text:span></text:span><text:span text:style-name="Default_20_Paragraph_20_Font"><text:span text:style-name="T1"><text:line-break/></text:span></text:span><text:span text:style-name="Verbatim_20_Char"><text:span text:style-name="T1"> Samples: 3 chains, each with iter = 1000; warmup = 5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15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6"/>-0.19 <text:s text:c="5"/>0.04 <text:s text:c="3"/>-0.27 <text:s text:c="3"/>-0.12 1.01 <text:s text:c="5"/>571 <text:s text:c="5"/>757</text:span></text:span><text:span text:style-name="Default_20_Paragraph_20_Font"><text:span text:style-name="T1"><text:line-break/></text:span></text:span><text:span text:style-name="Verbatim_20_Char"><text:span text:style-name="T1"> leisure_time <text:s text:c="4"/>0.01 <text:s text:c="5"/>0.00 <text:s text:c="4"/>0.01 <text:s text:c="4"/>0.02 1.00 <text:s text:c="4"/>1259 <text:s text:c="4"/>111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1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7"/>effects</text:span></text:span><text:span text:style-name="Default_20_Paragraph_20_Font"><text:span text:style-name="T1"><text:line-break/></text:span></text:span><text:span text:style-name="Verbatim_20_Char"><text:span text:style-name="T1"> 1 No Group Level Effects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1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poisson </text:span></text:span><text:span text:style-name="Default_20_Paragraph_20_Font"><text:span text:style-name="T1"><text:line-break/></text:span></text:span><text:span text:style-name="Verbatim_20_Char"><text:span text:style-name="T1"> <text:s text:c="2"/>Links: mu = log </text:span></text:span><text:span text:style-name="Default_20_Paragraph_20_Font"><text:span text:style-name="T1"><text:line-break/></text:span></text:span><text:span text:style-name="Verbatim_20_Char"><text:span text:style-name="T1"> Formula: voracity0 | weights(crudewt2) ~ leisure_time + (1 | hied2) </text:span></text:span><text:span text:style-name="Default_20_Paragraph_20_Font"><text:span text:style-name="T1"><text:line-break/></text:span></text:span><text:span text:style-name="Verbatim_20_Char"><text:span text:style-name="T1"> <text:s text:c="3"/>Data: leisure_voracity_model_data (Number of observations: 2409) </text:span></text:span><text:span text:style-name="Default_20_Paragraph_20_Font"><text:span text:style-name="T1"><text:line-break/></text:span></text:span><text:span text:style-name="Verbatim_20_Char"><text:span text:style-name="T1"> Samples: 3 chains, each with iter = 1000; warmup = 5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15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 (Number of levels: 2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24 <text:s text:c="5"/>0.14 <text:s text:c="4"/>0.07 <text:s text:c="4"/>0.61 1.01 <text:s text:c="5"/>296 <text:s text:c="5"/>36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6"/>-0.22 <text:s text:c="5"/>0.17 <text:s text:c="3"/>-0.55 <text:s text:c="4"/>0.19 1.01 <text:s text:c="5"/>331 <text:s text:c="5"/>363</text:span></text:span><text:span text:style-name="Default_20_Paragraph_20_Font"><text:span text:style-name="T1"><text:line-break/></text:span></text:span><text:span text:style-name="Verbatim_20_Char"><text:span text:style-name="T1"> leisure_time <text:s text:c="4"/>0.01 <text:s text:c="5"/>0.00 <text:s text:c="4"/>0.01 <text:s text:c="4"/>0.02 1.00 <text:s text:c="4"/>1108 <text:s text:c="5"/>82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1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0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 <text:s text:c="16"/>0.111 <text:s text:c="14"/>0.171 <text:s text:c="8"/>-0.298 <text:s text:c="10"/>0.436</text:span></text:span><text:span text:style-name="Default_20_Paragraph_20_Font"><text:span text:style-name="T1"><text:line-break/></text:span></text:span><text:span text:style-name="Verbatim_20_Char"><text:span text:style-name="T1"> No Degree <text:s text:c="12"/>-0.110 <text:s text:c="14"/>0.172 <text:s text:c="8"/>-0.526 <text:s text:c="10"/>0.20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1.4 -----</text:span></text:span><text:span text:style-name="Default_20_Paragraph_20_Font"><text:span text:style-name="T1"><text:line-break/></text:span></text:span><text:soft-page-break/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poisson </text:span></text:span><text:span text:style-name="Default_20_Paragraph_20_Font"><text:span text:style-name="T1"><text:line-break/></text:span></text:span><text:span text:style-name="Verbatim_20_Char"><text:span text:style-name="T1"> <text:s text:c="2"/>Links: mu = log </text:span></text:span><text:span text:style-name="Default_20_Paragraph_20_Font"><text:span text:style-name="T1"><text:line-break/></text:span></text:span><text:span text:style-name="Verbatim_20_Char"><text:span text:style-name="T1"> Formula: voracity0 | weights(crudewt2) ~ 1 + sex + dagegrp + dclasuk + workday + leisure_time + (1 | hied2:survey) </text:span></text:span><text:span text:style-name="Default_20_Paragraph_20_Font"><text:span text:style-name="T1"><text:line-break/></text:span></text:span><text:span text:style-name="Verbatim_20_Char"><text:span text:style-name="T1"> <text:s text:c="3"/>Data: leisure_voracity_model_data (Number of observations: 239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:survey (Number of levels: 6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14 <text:s text:c="5"/>0.06 <text:s text:c="4"/>0.06 <text:s text:c="4"/>0.31 1.00 <text:s text:c="4"/>1612 <text:s text:c="4"/>242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3"/>-0.10 <text:s text:c="5"/>0.11 <text:s text:c="3"/>-0.31 <text:s text:c="4"/>0.11 1.00 <text:s text:c="4"/>2322 <text:s text:c="4"/>2675</text:span></text:span><text:span text:style-name="Default_20_Paragraph_20_Font"><text:span text:style-name="T1"><text:line-break/></text:span></text:span><text:span text:style-name="Verbatim_20_Char"><text:span text:style-name="T1"> sexFemale <text:s text:c="24"/>0.15 <text:s text:c="5"/>0.04 <text:s text:c="4"/>0.08 <text:s text:c="4"/>0.23 1.00 <text:s text:c="4"/>5355 <text:s text:c="4"/>4206</text:span></text:span><text:span text:style-name="Default_20_Paragraph_20_Font"><text:span text:style-name="T1"><text:line-break/></text:span></text:span><text:span text:style-name="Verbatim_20_Char"><text:span text:style-name="T1"> dagegrp25M34 <text:s text:c="20"/>-0.12 <text:s text:c="5"/>0.07 <text:s text:c="3"/>-0.25 <text:s text:c="4"/>0.02 1.00 <text:s text:c="4"/>2854 <text:s text:c="4"/>3005</text:span></text:span><text:span text:style-name="Default_20_Paragraph_20_Font"><text:span text:style-name="T1"><text:line-break/></text:span></text:span><text:span text:style-name="Verbatim_20_Char"><text:span text:style-name="T1"> dagegrp35M44 <text:s text:c="20"/>-0.18 <text:s text:c="5"/>0.07 <text:s text:c="3"/>-0.31 <text:s text:c="3"/>-0.04 1.00 <text:s text:c="4"/>2664 <text:s text:c="4"/>3143</text:span></text:span><text:span text:style-name="Default_20_Paragraph_20_Font"><text:span text:style-name="T1"><text:line-break/></text:span></text:span><text:span text:style-name="Verbatim_20_Char"><text:span text:style-name="T1"> dagegrp45M54 <text:s text:c="20"/>-0.19 <text:s text:c="5"/>0.07 <text:s text:c="3"/>-0.31 <text:s text:c="3"/>-0.06 1.00 <text:s text:c="4"/>2660 <text:s text:c="4"/>3158</text:span></text:span><text:span text:style-name="Default_20_Paragraph_20_Font"><text:span text:style-name="T1"><text:line-break/></text:span></text:span><text:span text:style-name="Verbatim_20_Char"><text:span text:style-name="T1"> dagegrp55M64 <text:s text:c="20"/>-0.10 <text:s text:c="5"/>0.07 <text:s text:c="3"/>-0.23 <text:s text:c="4"/>0.03 1.00 <text:s text:c="4"/>2708 <text:s text:c="4"/>2923</text:span></text:span><text:span text:style-name="Default_20_Paragraph_20_Font"><text:span text:style-name="T1"><text:line-break/></text:span></text:span><text:span text:style-name="Verbatim_20_Char"><text:span text:style-name="T1"> dclasukIntermediate <text:s text:c="13"/>-0.09 <text:s text:c="5"/>0.05 <text:s text:c="3"/>-0.19 <text:s text:c="4"/>0.00 1.00 <text:s text:c="4"/>4853 <text:s text:c="4"/>4434</text:span></text:span><text:span text:style-name="Default_20_Paragraph_20_Font"><text:span text:style-name="T1"><text:line-break/></text:span></text:span><text:span text:style-name="Verbatim_20_Char"><text:span text:style-name="T1"> dclasukRoutine <text:s text:c="18"/>-0.18 <text:s text:c="5"/>0.05 <text:s text:c="3"/>-0.28 <text:s text:c="3"/>-0.07 1.00 <text:s text:c="4"/>4569 <text:s text:c="4"/>4529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3"/>-0.07 <text:s text:c="5"/>0.06 <text:s text:c="3"/>-0.19 <text:s text:c="4"/>0.05 1.00 <text:s text:c="4"/>4587 <text:s text:c="4"/>4386</text:span></text:span><text:span text:style-name="Default_20_Paragraph_20_Font"><text:span text:style-name="T1"><text:line-break/></text:span></text:span><text:span text:style-name="Verbatim_20_Char"><text:span text:style-name="T1"> workdayWorkday <text:s text:c="18"/>-0.04 <text:s text:c="5"/>0.05 <text:s text:c="3"/>-0.13 <text:s text:c="4"/>0.05 1.00 <text:s text:c="4"/>5801 <text:s text:c="4"/>4530</text:span></text:span><text:span text:style-name="Default_20_Paragraph_20_Font"><text:span text:style-name="T1"><text:line-break/></text:span></text:span><text:span text:style-name="Verbatim_20_Char"><text:span text:style-name="T1"> leisure_time <text:s text:c="21"/>0.01 <text:s text:c="5"/>0.00 <text:s text:c="4"/>0.01 <text:s text:c="4"/>0.02 1.00 <text:s text:c="4"/>5609 <text:s text:c="4"/>509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1.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22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_2016 <text:s text:c="23"/>0.168 <text:s text:c="14"/>0.076 <text:s text:c="9"/>0.030 <text:s text:c="10"/>0.329</text:span></text:span><text:span text:style-name="Default_20_Paragraph_20_Font"><text:span text:style-name="T1"><text:line-break/></text:span></text:span><text:span text:style-name="Verbatim_20_Char"><text:span text:style-name="T1"> Degree_August 2020 <text:s text:c="16"/>0.021 <text:s text:c="14"/>0.073 <text:s text:c="8"/>-0.124 <text:s text:c="10"/>0.169</text:span></text:span><text:span text:style-name="Default_20_Paragraph_20_Font"><text:span text:style-name="T1"><text:line-break/></text:span></text:span><text:span text:style-name="Verbatim_20_Char"><text:span text:style-name="T1"> Degree_June 2020 <text:s text:c="18"/>0.047 <text:s text:c="14"/>0.074 <text:s text:c="8"/>-0.094 <text:s text:c="10"/>0.198</text:span></text:span><text:span text:style-name="Default_20_Paragraph_20_Font"><text:span text:style-name="T1"><text:line-break/></text:span></text:span><text:span text:style-name="Verbatim_20_Char"><text:span text:style-name="T1"> No Degree_2016 <text:s text:c="19"/>-0.053 <text:s text:c="14"/>0.075 <text:s text:c="8"/>-0.204 <text:s text:c="10"/>0.093</text:span></text:span><text:span text:style-name="Default_20_Paragraph_20_Font"><text:span text:style-name="T1"><text:line-break/></text:span></text:span><text:span text:style-name="Verbatim_20_Char"><text:span text:style-name="T1"> No Degree_August 2020 <text:s text:c="12"/>-0.115 <text:s text:c="14"/>0.078 <text:s text:c="8"/>-0.276 <text:s text:c="10"/>0.025</text:span></text:span><text:span text:style-name="Default_20_Paragraph_20_Font"><text:span text:style-name="T1"><text:line-break/></text:span></text:span><text:span text:style-name="Verbatim_20_Char"><text:span text:style-name="T1"> No Degree_June 2020 <text:s text:c="14"/>-0.074 <text:s text:c="14"/>0.075 <text:s text:c="8"/>-0.226 <text:s text:c="10"/>0.06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1.5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poisson </text:span></text:span><text:span text:style-name="Default_20_Paragraph_20_Font"><text:span text:style-name="T1"><text:line-break/></text:span></text:span><text:span text:style-name="Verbatim_20_Char"><text:span text:style-name="T1"> <text:s text:c="2"/>Links: mu = log </text:span></text:span><text:span text:style-name="Default_20_Paragraph_20_Font"><text:span text:style-name="T1"><text:line-break/></text:span></text:span><text:span text:style-name="Verbatim_20_Char"><text:span text:style-name="T1"> Formula: voracity0 | weights(crudewt2) ~ 1 + sex + dagegrp + dclasuk + leisure_time + (1 | hied2:survey:in_work) </text:span></text:span><text:span text:style-name="Default_20_Paragraph_20_Font"><text:span text:style-name="T1"><text:line-break/></text:span></text:span><text:span text:style-name="Verbatim_20_Char"><text:span text:style-name="T1"> <text:s text:c="3"/>Data: leisure_voracity_model_data (Number of observations: 239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:survey:in_work (Number of levels: 12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12 <text:s text:c="5"/>0.04 <text:s text:c="4"/>0.05 <text:s text:c="4"/>0.21 1.00 <text:s text:c="4"/>1785 <text:s text:c="4"/>265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3"/>-0.10 <text:s text:c="5"/>0.09 <text:s text:c="3"/>-0.28 <text:s text:c="4"/>0.07 1.00 <text:s text:c="4"/>2196 <text:s text:c="4"/>3341</text:span></text:span><text:span text:style-name="Default_20_Paragraph_20_Font"><text:span text:style-name="T1"><text:line-break/></text:span></text:span><text:span text:style-name="Verbatim_20_Char"><text:span text:style-name="T1"> sexFemale <text:s text:c="24"/>0.16 <text:s text:c="5"/>0.04 <text:s text:c="4"/>0.08 <text:s text:c="4"/>0.24 1.00 <text:s text:c="4"/>5824 <text:s text:c="4"/>4263</text:span></text:span><text:span text:style-name="Default_20_Paragraph_20_Font"><text:span text:style-name="T1"><text:line-break/></text:span></text:span><text:span text:style-name="Verbatim_20_Char"><text:span text:style-name="T1"> dagegrp25M34 <text:s text:c="20"/>-0.12 <text:s text:c="5"/>0.07 <text:s text:c="3"/>-0.25 <text:s text:c="4"/>0.02 1.00 <text:s text:c="4"/>2831 <text:s text:c="4"/>4109</text:span></text:span><text:span text:style-name="Default_20_Paragraph_20_Font"><text:span text:style-name="T1"><text:line-break/></text:span></text:span><text:span text:style-name="Verbatim_20_Char"><text:span text:style-name="T1"> dagegrp35M44 <text:s text:c="20"/>-0.19 <text:s text:c="5"/>0.07 <text:s text:c="3"/>-0.31 <text:s text:c="3"/>-0.05 1.00 <text:s text:c="4"/>2664 <text:s text:c="4"/>3703</text:span></text:span><text:span text:style-name="Default_20_Paragraph_20_Font"><text:span text:style-name="T1"><text:line-break/></text:span></text:span><text:span text:style-name="Verbatim_20_Char"><text:span text:style-name="T1"> dagegrp45M54 <text:s text:c="20"/>-0.20 <text:s text:c="5"/>0.07 <text:s text:c="3"/>-0.32 <text:s text:c="3"/>-0.07 1.00 <text:s text:c="4"/>2573 <text:s text:c="4"/>3855</text:span></text:span><text:span text:style-name="Default_20_Paragraph_20_Font"><text:span text:style-name="T1"><text:line-break/></text:span></text:span><text:span text:style-name="Verbatim_20_Char"><text:span text:style-name="T1"> dagegrp55M64 <text:s text:c="20"/>-0.11 <text:s text:c="5"/>0.07 <text:s text:c="3"/>-0.23 <text:s text:c="4"/>0.02 1.00 <text:s text:c="4"/>2399 <text:s text:c="4"/>3704</text:span></text:span><text:span text:style-name="Default_20_Paragraph_20_Font"><text:span text:style-name="T1"><text:line-break/></text:span></text:span><text:span text:style-name="Verbatim_20_Char"><text:span text:style-name="T1"> dclasukIntermediate <text:s text:c="13"/>-0.11 <text:s text:c="5"/>0.05 <text:s text:c="3"/>-0.21 <text:s text:c="3"/>-0.01 1.00 <text:s text:c="4"/>4042 <text:s text:c="4"/>4542</text:span></text:span><text:span text:style-name="Default_20_Paragraph_20_Font"><text:span text:style-name="T1"><text:line-break/></text:span></text:span><text:span text:style-name="Verbatim_20_Char"><text:span text:style-name="T1"> dclasukRoutine <text:s text:c="18"/>-0.20 <text:s text:c="5"/>0.06 <text:s text:c="3"/>-0.31 <text:s text:c="3"/>-0.09 1.00 <text:s text:c="4"/>4091 <text:s text:c="4"/>4578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3"/>-0.09 <text:s text:c="5"/>0.07 <text:s text:c="3"/>-0.22 <text:s text:c="4"/>0.04 1.00 <text:s text:c="4"/>4382 <text:s text:c="4"/>4474</text:span></text:span><text:span text:style-name="Default_20_Paragraph_20_Font"><text:span text:style-name="T1"><text:line-break/></text:span></text:span><text:span text:style-name="Verbatim_20_Char"><text:span text:style-name="T1"> leisure_time <text:s text:c="21"/>0.02 <text:s text:c="5"/>0.00 <text:s text:c="4"/>0.01 <text:s text:c="4"/>0.02 1.00 <text:s text:c="4"/>5831 <text:s text:c="4"/>460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1.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4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_2016_Not Working <text:s text:c="23"/>0.136 <text:s text:c="14"/>0.086 <text:s text:c="8"/>-0.019 <text:s text:c="10"/>0.320</text:span></text:span><text:span text:style-name="Default_20_Paragraph_20_Font"><text:span text:style-name="T1"><text:line-break/></text:span></text:span><text:span text:style-name="Verbatim_20_Char"><text:span text:style-name="T1"> Degree_2016_Working <text:s text:c="27"/>0.134 <text:s text:c="14"/>0.061 <text:s text:c="9"/>0.019 <text:s text:c="10"/>0.257</text:span></text:span><text:span text:style-name="Default_20_Paragraph_20_Font"><text:span text:style-name="T1"><text:line-break/></text:span></text:span><text:span text:style-name="Verbatim_20_Char"><text:span text:style-name="T1"> Degree_August 2020_Not Working <text:s text:c="16"/>0.103 <text:s text:c="14"/>0.074 <text:s text:c="8"/>-0.030 <text:s text:c="10"/>0.258</text:span></text:span><text:span text:style-name="Default_20_Paragraph_20_Font"><text:span text:style-name="T1"><text:line-break/></text:span></text:span><text:span text:style-name="Verbatim_20_Char"><text:span text:style-name="T1"> Degree_August 2020_Working <text:s text:c="19"/>-0.033 <text:s text:c="14"/>0.058 <text:s text:c="8"/>-0.149 <text:s text:c="10"/>0.079</text:span></text:span><text:span text:style-name="Default_20_Paragraph_20_Font"><text:span text:style-name="T1"><text:line-break/></text:span></text:span><text:span text:style-name="Verbatim_20_Char"><text:span text:style-name="T1"> Degree_June 2020_Not Working <text:s text:c="18"/>0.028 <text:s text:c="14"/>0.067 <text:s text:c="8"/>-0.102 <text:s text:c="10"/>0.162</text:span></text:span><text:span text:style-name="Default_20_Paragraph_20_Font"><text:span text:style-name="T1"><text:line-break/></text:span></text:span><text:soft-page-break/><text:span text:style-name="Verbatim_20_Char"><text:span text:style-name="T1"> Degree_June 2020_Working <text:s text:c="22"/>0.036 <text:s text:c="14"/>0.059 <text:s text:c="8"/>-0.078 <text:s text:c="10"/>0.154</text:span></text:span><text:span text:style-name="Default_20_Paragraph_20_Font"><text:span text:style-name="T1"><text:line-break/></text:span></text:span><text:span text:style-name="Verbatim_20_Char"><text:span text:style-name="T1"> No Degree_2016_Not Working <text:s text:c="19"/>-0.037 <text:s text:c="14"/>0.081 <text:s text:c="8"/>-0.203 <text:s text:c="10"/>0.116</text:span></text:span><text:span text:style-name="Default_20_Paragraph_20_Font"><text:span text:style-name="T1"><text:line-break/></text:span></text:span><text:span text:style-name="Verbatim_20_Char"><text:span text:style-name="T1"> No Degree_2016_Working <text:s text:c="23"/>-0.053 <text:s text:c="14"/>0.060 <text:s text:c="8"/>-0.174 <text:s text:c="10"/>0.065</text:span></text:span><text:span text:style-name="Default_20_Paragraph_20_Font"><text:span text:style-name="T1"><text:line-break/></text:span></text:span><text:span text:style-name="Verbatim_20_Char"><text:span text:style-name="T1"> No Degree_August 2020_Not Working <text:s text:c="12"/>-0.125 <text:s text:c="14"/>0.083 <text:s text:c="8"/>-0.299 <text:s text:c="10"/>0.023</text:span></text:span><text:span text:style-name="Default_20_Paragraph_20_Font"><text:span text:style-name="T1"><text:line-break/></text:span></text:span><text:span text:style-name="Verbatim_20_Char"><text:span text:style-name="T1"> No Degree_August 2020_Working <text:s text:c="16"/>-0.078 <text:s text:c="14"/>0.066 <text:s text:c="8"/>-0.212 <text:s text:c="10"/>0.045</text:span></text:span><text:span text:style-name="Default_20_Paragraph_20_Font"><text:span text:style-name="T1"><text:line-break/></text:span></text:span><text:span text:style-name="Verbatim_20_Char"><text:span text:style-name="T1"> No Degree_June 2020_Not Working <text:s text:c="14"/>-0.060 <text:s text:c="14"/>0.064 <text:s text:c="8"/>-0.190 <text:s text:c="10"/>0.065</text:span></text:span><text:span text:style-name="Default_20_Paragraph_20_Font"><text:span text:style-name="T1"><text:line-break/></text:span></text:span><text:span text:style-name="Verbatim_20_Char"><text:span text:style-name="T1"> No Degree_June 2020_Working <text:s text:c="18"/>-0.063 <text:s text:c="14"/>0.069 <text:s text:c="8"/>-0.207 <text:s text:c="10"/>0.06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2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leisure_media | weights(crudewt2) ~ 1 + sex + dagegrp + workday + (1 | hied2:survey) </text:span></text:span><text:span text:style-name="Default_20_Paragraph_20_Font"><text:span text:style-name="T1"><text:line-break/></text:span></text:span><text:span text:style-name="Verbatim_20_Char"><text:span text:style-name="T1"> <text:s text:c="3"/>Data: leisure_media_data (Number of observations: 239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:survey (Number of levels: 6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06 <text:s text:c="5"/>0.03 <text:s text:c="4"/>0.03 <text:s text:c="4"/>0.14 1.00 <text:s text:c="4"/>1617 <text:s text:c="4"/>213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5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9"/>0.43 <text:s text:c="5"/>0.04 <text:s text:c="4"/>0.36 <text:s text:c="4"/>0.50 1.00 <text:s text:c="4"/>2057 <text:s text:c="4"/>2367</text:span></text:span><text:span text:style-name="Default_20_Paragraph_20_Font"><text:span text:style-name="T1"><text:line-break/></text:span></text:span><text:span text:style-name="Verbatim_20_Char"><text:span text:style-name="T1"> sexFemale <text:s text:c="8"/>-0.05 <text:s text:c="5"/>0.02 <text:s text:c="3"/>-0.08 <text:s text:c="3"/>-0.02 1.00 <text:s text:c="4"/>5586 <text:s text:c="4"/>3727</text:span></text:span><text:span text:style-name="Default_20_Paragraph_20_Font"><text:span text:style-name="T1"><text:line-break/></text:span></text:span><text:span text:style-name="Verbatim_20_Char"><text:span text:style-name="T1"> dagegrp25M34 <text:s text:c="6"/>0.05 <text:s text:c="5"/>0.03 <text:s text:c="3"/>-0.01 <text:s text:c="4"/>0.11 1.00 <text:s text:c="4"/>3219 <text:s text:c="4"/>3852</text:span></text:span><text:span text:style-name="Default_20_Paragraph_20_Font"><text:span text:style-name="T1"><text:line-break/></text:span></text:span><text:span text:style-name="Verbatim_20_Char"><text:span text:style-name="T1"> dagegrp35M44 <text:s text:c="6"/>0.06 <text:s text:c="5"/>0.03 <text:s text:c="4"/>0.00 <text:s text:c="4"/>0.11 1.00 <text:s text:c="4"/>2960 <text:s text:c="4"/>4040</text:span></text:span><text:span text:style-name="Default_20_Paragraph_20_Font"><text:span text:style-name="T1"><text:line-break/></text:span></text:span><text:span text:style-name="Verbatim_20_Char"><text:span text:style-name="T1"> dagegrp45M54 <text:s text:c="6"/>0.13 <text:s text:c="5"/>0.03 <text:s text:c="4"/>0.08 <text:s text:c="4"/>0.19 1.00 <text:s text:c="4"/>2948 <text:s text:c="4"/>4025</text:span></text:span><text:span text:style-name="Default_20_Paragraph_20_Font"><text:span text:style-name="T1"><text:line-break/></text:span></text:span><text:span text:style-name="Verbatim_20_Char"><text:span text:style-name="T1"> dagegrp55M64 <text:s text:c="6"/>0.11 <text:s text:c="5"/>0.03 <text:s text:c="4"/>0.05 <text:s text:c="4"/>0.16 1.00 <text:s text:c="4"/>2884 <text:s text:c="4"/>3948</text:span></text:span><text:span text:style-name="Default_20_Paragraph_20_Font"><text:span text:style-name="T1"><text:line-break/></text:span></text:span><text:span text:style-name="Verbatim_20_Char"><text:span text:style-name="T1"> workdayWorkday <text:s text:c="4"/>0.06 <text:s text:c="5"/>0.02 <text:s text:c="4"/>0.03 <text:s text:c="4"/>0.09 1.00 <text:s text:c="4"/>5610 <text:s text:c="4"/>453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4"/>0.34 <text:s text:c="5"/>0.01 <text:s text:c="4"/>0.33 <text:s text:c="4"/>0.35 1.00 <text:s text:c="4"/>6541 <text:s text:c="4"/>417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2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22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_2016 <text:s text:c="22"/>-0.030 <text:s text:c="14"/>0.031 <text:s text:c="8"/>-0.093 <text:s text:c="10"/>0.029</text:span></text:span><text:span text:style-name="Default_20_Paragraph_20_Font"><text:span text:style-name="T1"><text:line-break/></text:span></text:span><text:span text:style-name="Verbatim_20_Char"><text:span text:style-name="T1"> Degree_August 2020 <text:s text:c="15"/>-0.039 <text:s text:c="14"/>0.030 <text:s text:c="8"/>-0.101 <text:s text:c="10"/>0.021</text:span></text:span><text:span text:style-name="Default_20_Paragraph_20_Font"><text:span text:style-name="T1"><text:line-break/></text:span></text:span><text:span text:style-name="Verbatim_20_Char"><text:span text:style-name="T1"> Degree_June 2020 <text:s text:c="17"/>-0.032 <text:s text:c="14"/>0.030 <text:s text:c="8"/>-0.094 <text:s text:c="10"/>0.027</text:span></text:span><text:span text:style-name="Default_20_Paragraph_20_Font"><text:span text:style-name="T1"><text:line-break/></text:span></text:span><text:span text:style-name="Verbatim_20_Char"><text:span text:style-name="T1"> No Degree_2016 <text:s text:c="20"/>0.035 <text:s text:c="14"/>0.030 <text:s text:c="8"/>-0.022 <text:s text:c="10"/>0.100</text:span></text:span><text:span text:style-name="Default_20_Paragraph_20_Font"><text:span text:style-name="T1"><text:line-break/></text:span></text:span><text:span text:style-name="Verbatim_20_Char"><text:span text:style-name="T1"> No Degree_August 2020 <text:s text:c="13"/>0.001 <text:s text:c="14"/>0.032 <text:s text:c="8"/>-0.062 <text:s text:c="10"/>0.067</text:span></text:span><text:span text:style-name="Default_20_Paragraph_20_Font"><text:span text:style-name="T1"><text:line-break/></text:span></text:span><text:span text:style-name="Verbatim_20_Char"><text:span text:style-name="T1"> No Degree_June 2020 <text:s text:c="15"/>0.067 <text:s text:c="14"/>0.032 <text:s text:c="9"/>0.010 <text:s text:c="10"/>0.13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2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leisure_media | weights(crudewt2) ~ 1 + sex + dagegrp + (1 | hied2:survey:in_work) </text:span></text:span><text:span text:style-name="Default_20_Paragraph_20_Font"><text:span text:style-name="T1"><text:line-break/></text:span></text:span><text:span text:style-name="Verbatim_20_Char"><text:span text:style-name="T1"> <text:s text:c="3"/>Data: leisure_media_data (Number of observations: 239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hied2:survey:in_work (Number of levels: 12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05 <text:s text:c="5"/>0.02 <text:s text:c="4"/>0.02 <text:s text:c="4"/>0.08 1.00 <text:s text:c="4"/>2220 <text:s text:c="4"/>284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7"/>0.45 <text:s text:c="5"/>0.03 <text:s text:c="4"/>0.39 <text:s text:c="4"/>0.51 1.00 <text:s text:c="4"/>3072 <text:s text:c="4"/>3687</text:span></text:span><text:span text:style-name="Default_20_Paragraph_20_Font"><text:span text:style-name="T1"><text:line-break/></text:span></text:span><text:span text:style-name="Verbatim_20_Char"><text:span text:style-name="T1"> sexFemale <text:s text:c="6"/>-0.06 <text:s text:c="5"/>0.02 <text:s text:c="3"/>-0.08 <text:s text:c="3"/>-0.02 1.00 <text:s text:c="4"/>7901 <text:s text:c="4"/>4746</text:span></text:span><text:span text:style-name="Default_20_Paragraph_20_Font"><text:span text:style-name="T1"><text:line-break/></text:span></text:span><text:span text:style-name="Verbatim_20_Char"><text:span text:style-name="T1"> dagegrp25M34 <text:s text:c="4"/>0.05 <text:s text:c="5"/>0.03 <text:s text:c="3"/>-0.01 <text:s text:c="4"/>0.11 1.00 <text:s text:c="4"/>4008 <text:s text:c="4"/>4395</text:span></text:span><text:span text:style-name="Default_20_Paragraph_20_Font"><text:span text:style-name="T1"><text:line-break/></text:span></text:span><text:span text:style-name="Verbatim_20_Char"><text:span text:style-name="T1"> dagegrp35M44 <text:s text:c="4"/>0.06 <text:s text:c="5"/>0.03 <text:s text:c="4"/>0.01 <text:s text:c="4"/>0.12 1.00 <text:s text:c="4"/>3842 <text:s text:c="4"/>4227</text:span></text:span><text:span text:style-name="Default_20_Paragraph_20_Font"><text:span text:style-name="T1"><text:line-break/></text:span></text:span><text:span text:style-name="Verbatim_20_Char"><text:span text:style-name="T1"> dagegrp45M54 <text:s text:c="4"/>0.13 <text:s text:c="5"/>0.03 <text:s text:c="4"/>0.08 <text:s text:c="4"/>0.19 1.00 <text:s text:c="4"/>3716 <text:s text:c="4"/>4378</text:span></text:span><text:span text:style-name="Default_20_Paragraph_20_Font"><text:span text:style-name="T1"><text:line-break/></text:span></text:span><text:span text:style-name="Verbatim_20_Char"><text:span text:style-name="T1"> dagegrp55M64 <text:s text:c="4"/>0.10 <text:s text:c="5"/>0.03 <text:s text:c="4"/>0.05 <text:s text:c="4"/>0.16 1.00 <text:s text:c="4"/>3965 <text:s text:c="4"/>425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4"/>0.34 <text:s text:c="5"/>0.01 <text:s text:c="4"/>0.33 <text:s text:c="4"/>0.35 1.00 <text:s text:c="4"/>7254 <text:s text:c="4"/>416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oft-page-break/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2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4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Degree_2016_Not Working <text:s text:c="22"/>-0.014 <text:s text:c="14"/>0.032 <text:s text:c="8"/>-0.082 <text:s text:c="10"/>0.049</text:span></text:span><text:span text:style-name="Default_20_Paragraph_20_Font"><text:span text:style-name="T1"><text:line-break/></text:span></text:span><text:span text:style-name="Verbatim_20_Char"><text:span text:style-name="T1"> Degree_2016_Working <text:s text:c="26"/>-0.023 <text:s text:c="14"/>0.023 <text:s text:c="8"/>-0.071 <text:s text:c="10"/>0.021</text:span></text:span><text:span text:style-name="Default_20_Paragraph_20_Font"><text:span text:style-name="T1"><text:line-break/></text:span></text:span><text:span text:style-name="Verbatim_20_Char"><text:span text:style-name="T1"> Degree_August 2020_Not Working <text:s text:c="15"/>-0.011 <text:s text:c="14"/>0.030 <text:s text:c="8"/>-0.072 <text:s text:c="10"/>0.047</text:span></text:span><text:span text:style-name="Default_20_Paragraph_20_Font"><text:span text:style-name="T1"><text:line-break/></text:span></text:span><text:span text:style-name="Verbatim_20_Char"><text:span text:style-name="T1"> Degree_August 2020_Working <text:s text:c="19"/>-0.038 <text:s text:c="14"/>0.023 <text:s text:c="8"/>-0.085 <text:s text:c="10"/>0.004</text:span></text:span><text:span text:style-name="Default_20_Paragraph_20_Font"><text:span text:style-name="T1"><text:line-break/></text:span></text:span><text:span text:style-name="Verbatim_20_Char"><text:span text:style-name="T1"> Degree_June 2020_Not Working <text:s text:c="17"/>-0.017 <text:s text:c="14"/>0.028 <text:s text:c="8"/>-0.073 <text:s text:c="10"/>0.037</text:span></text:span><text:span text:style-name="Default_20_Paragraph_20_Font"><text:span text:style-name="T1"><text:line-break/></text:span></text:span><text:span text:style-name="Verbatim_20_Char"><text:span text:style-name="T1"> Degree_June 2020_Working <text:s text:c="21"/>-0.031 <text:s text:c="14"/>0.023 <text:s text:c="8"/>-0.079 <text:s text:c="10"/>0.014</text:span></text:span><text:span text:style-name="Default_20_Paragraph_20_Font"><text:span text:style-name="T1"><text:line-break/></text:span></text:span><text:span text:style-name="Verbatim_20_Char"><text:span text:style-name="T1"> No Degree_2016_Not Working <text:s text:c="20"/>0.002 <text:s text:c="14"/>0.031 <text:s text:c="8"/>-0.061 <text:s text:c="10"/>0.063</text:span></text:span><text:span text:style-name="Default_20_Paragraph_20_Font"><text:span text:style-name="T1"><text:line-break/></text:span></text:span><text:span text:style-name="Verbatim_20_Char"><text:span text:style-name="T1"> No Degree_2016_Working <text:s text:c="24"/>0.042 <text:s text:c="14"/>0.022 <text:s text:c="9"/>0.001 <text:s text:c="10"/>0.089</text:span></text:span><text:span text:style-name="Default_20_Paragraph_20_Font"><text:span text:style-name="T1"><text:line-break/></text:span></text:span><text:span text:style-name="Verbatim_20_Char"><text:span text:style-name="T1"> No Degree_August 2020_Not Working <text:s text:c="12"/>-0.034 <text:s text:c="14"/>0.031 <text:s text:c="8"/>-0.100 <text:s text:c="10"/>0.022</text:span></text:span><text:span text:style-name="Default_20_Paragraph_20_Font"><text:span text:style-name="T1"><text:line-break/></text:span></text:span><text:span text:style-name="Verbatim_20_Char"><text:span text:style-name="T1"> No Degree_August 2020_Working <text:s text:c="17"/>0.023 <text:s text:c="14"/>0.025 <text:s text:c="8"/>-0.024 <text:s text:c="10"/>0.075</text:span></text:span><text:span text:style-name="Default_20_Paragraph_20_Font"><text:span text:style-name="T1"><text:line-break/></text:span></text:span><text:span text:style-name="Verbatim_20_Char"><text:span text:style-name="T1"> No Degree_June 2020_Not Working <text:s text:c="15"/>0.047 <text:s text:c="14"/>0.027 <text:s text:c="8"/>-0.003 <text:s text:c="10"/>0.103</text:span></text:span><text:span text:style-name="Default_20_Paragraph_20_Font"><text:span text:style-name="T1"><text:line-break/></text:span></text:span><text:span text:style-name="Verbatim_20_Char"><text:span text:style-name="T1"> No Degree_June 2020_Working <text:s text:c="19"/>0.053 <text:s text:c="14"/>0.028 <text:s text:c="9"/>0.001 <text:s text:c="10"/>0.11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2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leisure_media ~ 1 + dagegrp + sex + dclasuk + (1 | cluster) </text:span></text:span><text:span text:style-name="Default_20_Paragraph_20_Font"><text:span text:style-name="T1"><text:line-break/></text:span></text:span><text:span text:style-name="Verbatim_20_Char"><text:span text:style-name="T1"> <text:s text:c="3"/>Data: leisure_media_data (Number of observations: 239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cluster (Number of levels: 36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0.10 <text:s text:c="5"/>0.02 <text:s text:c="4"/>0.08 <text:s text:c="4"/>0.14 1.00 <text:s text:c="4"/>1821 <text:s text:c="4"/>308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4"/>0.41 <text:s text:c="5"/>0.04 <text:s text:c="4"/>0.35 <text:s text:c="4"/>0.48 1.00 <text:s text:c="4"/>2430 <text:s text:c="4"/>3317</text:span></text:span><text:span text:style-name="Default_20_Paragraph_20_Font"><text:span text:style-name="T1"><text:line-break/></text:span></text:span><text:span text:style-name="Verbatim_20_Char"><text:span text:style-name="T1"> dagegrp25M34 <text:s text:c="21"/>0.04 <text:s text:c="5"/>0.03 <text:s text:c="3"/>-0.02 <text:s text:c="4"/>0.10 1.00 <text:s text:c="4"/>3398 <text:s text:c="4"/>3948</text:span></text:span><text:span text:style-name="Default_20_Paragraph_20_Font"><text:span text:style-name="T1"><text:line-break/></text:span></text:span><text:span text:style-name="Verbatim_20_Char"><text:span text:style-name="T1"> dagegrp35M44 <text:s text:c="21"/>0.05 <text:s text:c="5"/>0.03 <text:s text:c="3"/>-0.01 <text:s text:c="4"/>0.11 1.00 <text:s text:c="4"/>3403 <text:s text:c="4"/>4056</text:span></text:span><text:span text:style-name="Default_20_Paragraph_20_Font"><text:span text:style-name="T1"><text:line-break/></text:span></text:span><text:span text:style-name="Verbatim_20_Char"><text:span text:style-name="T1"> dagegrp45M54 <text:s text:c="21"/>0.13 <text:s text:c="5"/>0.03 <text:s text:c="4"/>0.07 <text:s text:c="4"/>0.19 1.00 <text:s text:c="4"/>3383 <text:s text:c="4"/>4483</text:span></text:span><text:span text:style-name="Default_20_Paragraph_20_Font"><text:span text:style-name="T1"><text:line-break/></text:span></text:span><text:span text:style-name="Verbatim_20_Char"><text:span text:style-name="T1"> dagegrp55M64 <text:s text:c="21"/>0.10 <text:s text:c="5"/>0.03 <text:s text:c="4"/>0.04 <text:s text:c="4"/>0.16 1.00 <text:s text:c="4"/>3154 <text:s text:c="4"/>4261</text:span></text:span><text:span text:style-name="Default_20_Paragraph_20_Font"><text:span text:style-name="T1"><text:line-break/></text:span></text:span><text:span text:style-name="Verbatim_20_Char"><text:span text:style-name="T1"> sexFemale <text:s text:c="23"/>-0.06 <text:s text:c="5"/>0.01 <text:s text:c="3"/>-0.09 <text:s text:c="3"/>-0.03 1.00 <text:s text:c="4"/>9916 <text:s text:c="4"/>4758</text:span></text:span><text:span text:style-name="Default_20_Paragraph_20_Font"><text:span text:style-name="T1"><text:line-break/></text:span></text:span><text:span text:style-name="Verbatim_20_Char"><text:span text:style-name="T1"> dclasukIntermediate <text:s text:c="14"/>0.04 <text:s text:c="5"/>0.02 <text:s text:c="4"/>0.01 <text:s text:c="4"/>0.08 1.00 <text:s text:c="4"/>8959 <text:s text:c="4"/>5187</text:span></text:span><text:span text:style-name="Default_20_Paragraph_20_Font"><text:span text:style-name="T1"><text:line-break/></text:span></text:span><text:span text:style-name="Verbatim_20_Char"><text:span text:style-name="T1"> dclasukRoutine <text:s text:c="19"/>0.06 <text:s text:c="5"/>0.02 <text:s text:c="4"/>0.02 <text:s text:c="4"/>0.09 1.00 <text:s text:c="4"/>9055 <text:s text:c="4"/>4952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4"/>0.06 <text:s text:c="5"/>0.02 <text:s text:c="4"/>0.01 <text:s text:c="4"/>0.10 1.00 <text:s text:c="4"/>9151 <text:s text:c="4"/>500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4"/>0.33 <text:s text:c="5"/>0.00 <text:s text:c="4"/>0.32 <text:s text:c="4"/>0.34 1.00 <text:s text:c="3"/>10899 <text:s text:c="4"/>45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2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1 <text:s text:c="14"/>0.024 <text:s text:c="14"/>0.045 <text:s text:c="8"/>-0.066 <text:s text:c="10"/>0.114</text:span></text:span><text:span text:style-name="Default_20_Paragraph_20_Font"><text:span text:style-name="T1"><text:line-break/></text:span></text:span><text:span text:style-name="Verbatim_20_Char"><text:span text:style-name="T1"> 2 <text:s text:c="14"/>0.045 <text:s text:c="14"/>0.047 <text:s text:c="8"/>-0.048 <text:s text:c="10"/>0.136</text:span></text:span><text:span text:style-name="Default_20_Paragraph_20_Font"><text:span text:style-name="T1"><text:line-break/></text:span></text:span><text:span text:style-name="Verbatim_20_Char"><text:span text:style-name="T1"> 3 <text:s text:c="14"/>0.078 <text:s text:c="14"/>0.057 <text:s text:c="8"/>-0.032 <text:s text:c="10"/>0.191</text:span></text:span><text:span text:style-name="Default_20_Paragraph_20_Font"><text:span text:style-name="T1"><text:line-break/></text:span></text:span><text:span text:style-name="Verbatim_20_Char"><text:span text:style-name="T1"> 4 <text:s text:c="14"/>0.117 <text:s text:c="14"/>0.030 <text:s text:c="9"/>0.059 <text:s text:c="10"/>0.177</text:span></text:span><text:span text:style-name="Default_20_Paragraph_20_Font"><text:span text:style-name="T1"><text:line-break/></text:span></text:span><text:span text:style-name="Verbatim_20_Char"><text:span text:style-name="T1"> 5 <text:s text:c="14"/>0.109 <text:s text:c="14"/>0.034 <text:s text:c="9"/>0.043 <text:s text:c="10"/>0.175</text:span></text:span><text:span text:style-name="Default_20_Paragraph_20_Font"><text:span text:style-name="T1"><text:line-break/></text:span></text:span><text:span text:style-name="Verbatim_20_Char"><text:span text:style-name="T1"> 6 <text:s text:c="14"/>0.136 <text:s text:c="14"/>0.038 <text:s text:c="9"/>0.064 <text:s text:c="10"/>0.211</text:span></text:span><text:span text:style-name="Default_20_Paragraph_20_Font"><text:span text:style-name="T1"><text:line-break/></text:span></text:span><text:span text:style-name="Verbatim_20_Char"><text:span text:style-name="T1"> 7 <text:s text:c="13"/>-0.123 <text:s text:c="14"/>0.053 <text:s text:c="8"/>-0.229 <text:s text:c="9"/>-0.021</text:span></text:span><text:span text:style-name="Default_20_Paragraph_20_Font"><text:span text:style-name="T1"><text:line-break/></text:span></text:span><text:span text:style-name="Verbatim_20_Char"><text:span text:style-name="T1"> 8 <text:s text:c="14"/>0.060 <text:s text:c="14"/>0.045 <text:s text:c="8"/>-0.027 <text:s text:c="10"/>0.151</text:span></text:span><text:span text:style-name="Default_20_Paragraph_20_Font"><text:span text:style-name="T1"><text:line-break/></text:span></text:span><text:span text:style-name="Verbatim_20_Char"><text:span text:style-name="T1"> 9 <text:s text:c="13"/>-0.143 <text:s text:c="14"/>0.052 <text:s text:c="8"/>-0.247 <text:s text:c="9"/>-0.042</text:span></text:span><text:span text:style-name="Default_20_Paragraph_20_Font"><text:span text:style-name="T1"><text:line-break/></text:span></text:span><text:span text:style-name="Verbatim_20_Char"><text:span text:style-name="T1"> 10 <text:s text:c="13"/>0.072 <text:s text:c="14"/>0.050 <text:s text:c="8"/>-0.025 <text:s text:c="10"/>0.169</text:span></text:span><text:span text:style-name="Default_20_Paragraph_20_Font"><text:span text:style-name="T1"><text:line-break/></text:span></text:span><text:span text:style-name="Verbatim_20_Char"><text:span text:style-name="T1"> 11 <text:s text:c="12"/>-0.129 <text:s text:c="14"/>0.064 <text:s text:c="8"/>-0.255 <text:s text:c="9"/>-0.009</text:span></text:span><text:span text:style-name="Default_20_Paragraph_20_Font"><text:span text:style-name="T1"><text:line-break/></text:span></text:span><text:span text:style-name="Verbatim_20_Char"><text:span text:style-name="T1"> 12 <text:s text:c="12"/>-0.012 <text:s text:c="14"/>0.045 <text:s text:c="8"/>-0.101 <text:s text:c="10"/>0.076</text:span></text:span><text:span text:style-name="Default_20_Paragraph_20_Font"><text:span text:style-name="T1"><text:line-break/></text:span></text:span><text:span text:style-name="Verbatim_20_Char"><text:span text:style-name="T1"> 13 <text:s text:c="13"/>0.039 <text:s text:c="14"/>0.051 <text:s text:c="8"/>-0.060 <text:s text:c="10"/>0.141</text:span></text:span><text:span text:style-name="Default_20_Paragraph_20_Font"><text:span text:style-name="T1"><text:line-break/></text:span></text:span><text:span text:style-name="Verbatim_20_Char"><text:span text:style-name="T1"> 14 <text:s text:c="13"/>0.049 <text:s text:c="14"/>0.071 <text:s text:c="8"/>-0.088 <text:s text:c="10"/>0.186</text:span></text:span><text:span text:style-name="Default_20_Paragraph_20_Font"><text:span text:style-name="T1"><text:line-break/></text:span></text:span><text:span text:style-name="Verbatim_20_Char"><text:span text:style-name="T1"> 15 <text:s text:c="12"/>-0.077 <text:s text:c="14"/>0.063 <text:s text:c="8"/>-0.201 <text:s text:c="10"/>0.048</text:span></text:span><text:span text:style-name="Default_20_Paragraph_20_Font"><text:span text:style-name="T1"><text:line-break/></text:span></text:span><text:span text:style-name="Verbatim_20_Char"><text:span text:style-name="T1"> 16 <text:s text:c="13"/>0.009 <text:s text:c="14"/>0.037 <text:s text:c="8"/>-0.064 <text:s text:c="10"/>0.084</text:span></text:span><text:span text:style-name="Default_20_Paragraph_20_Font"><text:span text:style-name="T1"><text:line-break/></text:span></text:span><text:span text:style-name="Verbatim_20_Char"><text:span text:style-name="T1"> 17 <text:s text:c="12"/>-0.064 <text:s text:c="14"/>0.036 <text:s text:c="8"/>-0.135 <text:s text:c="10"/>0.006</text:span></text:span><text:span text:style-name="Default_20_Paragraph_20_Font"><text:span text:style-name="T1"><text:line-break/></text:span></text:span><text:span text:style-name="Verbatim_20_Char"><text:span text:style-name="T1"> 18 <text:s text:c="13"/>0.053 <text:s text:c="14"/>0.037 <text:s text:c="8"/>-0.020 <text:s text:c="10"/>0.126</text:span></text:span><text:span text:style-name="Default_20_Paragraph_20_Font"><text:span text:style-name="T1"><text:line-break/></text:span></text:span><text:span text:style-name="Verbatim_20_Char"><text:span text:style-name="T1"> 19 <text:s text:c="12"/>-0.105 <text:s text:c="14"/>0.052 <text:s text:c="8"/>-0.207 <text:s text:c="9"/>-0.003</text:span></text:span><text:span text:style-name="Default_20_Paragraph_20_Font"><text:span text:style-name="T1"><text:line-break/></text:span></text:span><text:span text:style-name="Verbatim_20_Char"><text:span text:style-name="T1"> 20 <text:s text:c="12"/>-0.113 <text:s text:c="14"/>0.048 <text:s text:c="8"/>-0.207 <text:s text:c="9"/>-0.019</text:span></text:span><text:span text:style-name="Default_20_Paragraph_20_Font"><text:span text:style-name="T1"><text:line-break/></text:span></text:span><text:span text:style-name="Verbatim_20_Char"><text:span text:style-name="T1"> 21 <text:s text:c="12"/>-0.011 <text:s text:c="14"/>0.046 <text:s text:c="8"/>-0.101 <text:s text:c="10"/>0.080</text:span></text:span><text:span text:style-name="Default_20_Paragraph_20_Font"><text:span text:style-name="T1"><text:line-break/></text:span></text:span><text:span text:style-name="Verbatim_20_Char"><text:span text:style-name="T1"> 22 <text:s text:c="13"/>0.105 <text:s text:c="14"/>0.046 <text:s text:c="9"/>0.015 <text:s text:c="10"/>0.194</text:span></text:span><text:span text:style-name="Default_20_Paragraph_20_Font"><text:span text:style-name="T1"><text:line-break/></text:span></text:span><text:span text:style-name="Verbatim_20_Char"><text:span text:style-name="T1"> 23 <text:s text:c="13"/>0.124 <text:s text:c="14"/>0.041 <text:s text:c="9"/>0.045 <text:s text:c="10"/>0.205</text:span></text:span><text:span text:style-name="Default_20_Paragraph_20_Font"><text:span text:style-name="T1"><text:line-break/></text:span></text:span><text:span text:style-name="Verbatim_20_Char"><text:span text:style-name="T1"> 24 <text:s text:c="12"/>-0.106 <text:s text:c="14"/>0.054 <text:s text:c="8"/>-0.213 <text:s text:c="9"/>-0.002</text:span></text:span><text:span text:style-name="Default_20_Paragraph_20_Font"><text:span text:style-name="T1"><text:line-break/></text:span></text:span><text:span text:style-name="Verbatim_20_Char"><text:span text:style-name="T1"> 25 <text:s text:c="13"/>0.076 <text:s text:c="14"/>0.035 <text:s text:c="9"/>0.008 <text:s text:c="10"/>0.147</text:span></text:span><text:span text:style-name="Default_20_Paragraph_20_Font"><text:span text:style-name="T1"><text:line-break/></text:span></text:span><text:span text:style-name="Verbatim_20_Char"><text:span text:style-name="T1"> 26 <text:s text:c="13"/>0.060 <text:s text:c="14"/>0.041 <text:s text:c="8"/>-0.021 <text:s text:c="10"/>0.142</text:span></text:span><text:span text:style-name="Default_20_Paragraph_20_Font"><text:span text:style-name="T1"><text:line-break/></text:span></text:span><text:span text:style-name="Verbatim_20_Char"><text:span text:style-name="T1"> 27 <text:s text:c="12"/>-0.158 <text:s text:c="14"/>0.069 <text:s text:c="8"/>-0.301 <text:s text:c="9"/>-0.026</text:span></text:span><text:span text:style-name="Default_20_Paragraph_20_Font"><text:span text:style-name="T1"><text:line-break/></text:span></text:span><text:soft-page-break/><text:span text:style-name="Verbatim_20_Char"><text:span text:style-name="T1"> 28 <text:s text:c="13"/>0.058 <text:s text:c="14"/>0.044 <text:s text:c="8"/>-0.027 <text:s text:c="10"/>0.142</text:span></text:span><text:span text:style-name="Default_20_Paragraph_20_Font"><text:span text:style-name="T1"><text:line-break/></text:span></text:span><text:span text:style-name="Verbatim_20_Char"><text:span text:style-name="T1"> 29 <text:s text:c="13"/>0.019 <text:s text:c="14"/>0.032 <text:s text:c="8"/>-0.043 <text:s text:c="10"/>0.082</text:span></text:span><text:span text:style-name="Default_20_Paragraph_20_Font"><text:span text:style-name="T1"><text:line-break/></text:span></text:span><text:span text:style-name="Verbatim_20_Char"><text:span text:style-name="T1"> 30 <text:s text:c="13"/>0.018 <text:s text:c="14"/>0.039 <text:s text:c="8"/>-0.058 <text:s text:c="10"/>0.096</text:span></text:span><text:span text:style-name="Default_20_Paragraph_20_Font"><text:span text:style-name="T1"><text:line-break/></text:span></text:span><text:span text:style-name="Verbatim_20_Char"><text:span text:style-name="T1"> 31 <text:s text:c="12"/>-0.006 <text:s text:c="14"/>0.037 <text:s text:c="8"/>-0.079 <text:s text:c="10"/>0.067</text:span></text:span><text:span text:style-name="Default_20_Paragraph_20_Font"><text:span text:style-name="T1"><text:line-break/></text:span></text:span><text:span text:style-name="Verbatim_20_Char"><text:span text:style-name="T1"> 32 <text:s text:c="13"/>0.062 <text:s text:c="14"/>0.032 <text:s text:c="9"/>0.000 <text:s text:c="10"/>0.126</text:span></text:span><text:span text:style-name="Default_20_Paragraph_20_Font"><text:span text:style-name="T1"><text:line-break/></text:span></text:span><text:span text:style-name="Verbatim_20_Char"><text:span text:style-name="T1"> 33 <text:s text:c="12"/>-0.007 <text:s text:c="14"/>0.035 <text:s text:c="8"/>-0.074 <text:s text:c="10"/>0.063</text:span></text:span><text:span text:style-name="Default_20_Paragraph_20_Font"><text:span text:style-name="T1"><text:line-break/></text:span></text:span><text:span text:style-name="Verbatim_20_Char"><text:span text:style-name="T1"> 34 <text:s text:c="13"/>0.023 <text:s text:c="14"/>0.041 <text:s text:c="8"/>-0.058 <text:s text:c="10"/>0.104</text:span></text:span><text:span text:style-name="Default_20_Paragraph_20_Font"><text:span text:style-name="T1"><text:line-break/></text:span></text:span><text:span text:style-name="Verbatim_20_Char"><text:span text:style-name="T1"> 35 <text:s text:c="12"/>-0.189 <text:s text:c="14"/>0.043 <text:s text:c="8"/>-0.273 <text:s text:c="9"/>-0.106</text:span></text:span><text:span text:style-name="Default_20_Paragraph_20_Font"><text:span text:style-name="T1"><text:line-break/></text:span></text:span><text:span text:style-name="Verbatim_20_Char"><text:span text:style-name="T1"> 36 <text:s text:c="12"/>-0.089 <text:s text:c="14"/>0.065 <text:s text:c="8"/>-0.219 <text:s text:c="10"/>0.03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6.3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hurdle_gamma </text:span></text:span><text:span text:style-name="Default_20_Paragraph_20_Font"><text:span text:style-name="T1"><text:line-break/></text:span></text:span><text:span text:style-name="Verbatim_20_Char"><text:span text:style-name="T1"> <text:s text:c="2"/>Links: mu = log; shape = identity; hu = identity </text:span></text:span><text:span text:style-name="Default_20_Paragraph_20_Font"><text:span text:style-name="T1"><text:line-break/></text:span></text:span><text:span text:style-name="Verbatim_20_Char"><text:span text:style-name="T1"> Formula: mh | weights(crudewt2) ~ 1 + wrk_now + sex + dagegrp + dclasuk + leisure_media </text:span></text:span><text:span text:style-name="Default_20_Paragraph_20_Font"><text:span text:style-name="T1"><text:line-break/></text:span></text:span><text:span text:style-name="Verbatim_20_Char"><text:span text:style-name="T1"> <text:s text:c="3"/>Data: leisure_media_data (Number of observations: 1332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hu ~ beta(3, 3)</text:span></text:span><text:span text:style-name="Default_20_Paragraph_20_Font"><text:span text:style-name="T1"><text:line-break/></text:span></text:span><text:span text:style-name="Verbatim_20_Char"><text:span text:style-name="T1"> Intercept ~ normal(0, 2)</text:span></text:span><text:span text:style-name="Default_20_Paragraph_20_Font"><text:span text:style-name="T1"><text:line-break/></text:span></text:span><text:span text:style-name="Verbatim_20_Char"><text:span text:style-name="T1"> shape ~ gamma(5, 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4"/>0.00 <text:s text:c="5"/>0.06 <text:s text:c="3"/>-0.11 <text:s text:c="4"/>0.11 1.00 <text:s text:c="4"/>3842 <text:s text:c="4"/>3952</text:span></text:span><text:span text:style-name="Default_20_Paragraph_20_Font"><text:span text:style-name="T1"><text:line-break/></text:span></text:span><text:span text:style-name="Verbatim_20_Char"><text:span text:style-name="T1"> wrk_nowfurlough <text:s text:c="18"/>0.07 <text:s text:c="5"/>0.05 <text:s text:c="3"/>-0.02 <text:s text:c="4"/>0.16 1.00 <text:s text:c="4"/>5950 <text:s text:c="4"/>4646</text:span></text:span><text:span text:style-name="Default_20_Paragraph_20_Font"><text:span text:style-name="T1"><text:line-break/></text:span></text:span><text:span text:style-name="Verbatim_20_Char"><text:span text:style-name="T1"> wrk_nownotworking <text:s text:c="15"/>-0.02 <text:s text:c="5"/>0.05 <text:s text:c="3"/>-0.12 <text:s text:c="4"/>0.08 1.00 <text:s text:c="4"/>4510 <text:s text:c="4"/>4317</text:span></text:span><text:span text:style-name="Default_20_Paragraph_20_Font"><text:span text:style-name="T1"><text:line-break/></text:span></text:span><text:span text:style-name="Verbatim_20_Char"><text:span text:style-name="T1"> wrk_nowparttime <text:s text:c="18"/>0.04 <text:s text:c="5"/>0.04 <text:s text:c="3"/>-0.04 <text:s text:c="4"/>0.12 1.00 <text:s text:c="4"/>6597 <text:s text:c="4"/>4570</text:span></text:span><text:span text:style-name="Default_20_Paragraph_20_Font"><text:span text:style-name="T1"><text:line-break/></text:span></text:span><text:span text:style-name="Verbatim_20_Char"><text:span text:style-name="T1"> sexFemale <text:s text:c="24"/>0.09 <text:s text:c="5"/>0.03 <text:s text:c="4"/>0.03 <text:s text:c="4"/>0.14 1.00 <text:s text:c="4"/>7199 <text:s text:c="4"/>5092</text:span></text:span><text:span text:style-name="Default_20_Paragraph_20_Font"><text:span text:style-name="T1"><text:line-break/></text:span></text:span><text:span text:style-name="Verbatim_20_Char"><text:span text:style-name="T1"> dagegrp25M34 <text:s text:c="21"/>0.03 <text:s text:c="5"/>0.06 <text:s text:c="3"/>-0.08 <text:s text:c="4"/>0.14 1.00 <text:s text:c="4"/>3890 <text:s text:c="4"/>4594</text:span></text:span><text:span text:style-name="Default_20_Paragraph_20_Font"><text:span text:style-name="T1"><text:line-break/></text:span></text:span><text:span text:style-name="Verbatim_20_Char"><text:span text:style-name="T1"> dagegrp35M44 <text:s text:c="20"/>-0.05 <text:s text:c="5"/>0.05 <text:s text:c="3"/>-0.16 <text:s text:c="4"/>0.05 1.00 <text:s text:c="4"/>3645 <text:s text:c="4"/>3850</text:span></text:span><text:span text:style-name="Default_20_Paragraph_20_Font"><text:span text:style-name="T1"><text:line-break/></text:span></text:span><text:span text:style-name="Verbatim_20_Char"><text:span text:style-name="T1"> dagegrp45M54 <text:s text:c="20"/>-0.09 <text:s text:c="5"/>0.05 <text:s text:c="3"/>-0.20 <text:s text:c="4"/>0.02 1.00 <text:s text:c="4"/>3689 <text:s text:c="4"/>4432</text:span></text:span><text:span text:style-name="Default_20_Paragraph_20_Font"><text:span text:style-name="T1"><text:line-break/></text:span></text:span><text:span text:style-name="Verbatim_20_Char"><text:span text:style-name="T1"> dagegrp55M64 <text:s text:c="20"/>-0.09 <text:s text:c="5"/>0.05 <text:s text:c="3"/>-0.20 <text:s text:c="4"/>0.01 1.00 <text:s text:c="4"/>3716 <text:s text:c="4"/>4602</text:span></text:span><text:span text:style-name="Default_20_Paragraph_20_Font"><text:span text:style-name="T1"><text:line-break/></text:span></text:span><text:span text:style-name="Verbatim_20_Char"><text:span text:style-name="T1"> dclasukIntermediate <text:s text:c="14"/>0.08 <text:s text:c="5"/>0.04 <text:s text:c="4"/>0.01 <text:s text:c="4"/>0.15 1.00 <text:s text:c="4"/>6638 <text:s text:c="4"/>4591</text:span></text:span><text:span text:style-name="Default_20_Paragraph_20_Font"><text:span text:style-name="T1"><text:line-break/></text:span></text:span><text:span text:style-name="Verbatim_20_Char"><text:span text:style-name="T1"> dclasukRoutine <text:s text:c="19"/>0.05 <text:s text:c="5"/>0.04 <text:s text:c="3"/>-0.03 <text:s text:c="4"/>0.12 1.00 <text:s text:c="4"/>5971 <text:s text:c="4"/>4950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4"/>0.08 <text:s text:c="5"/>0.06 <text:s text:c="3"/>-0.04 <text:s text:c="4"/>0.20 1.00 <text:s text:c="4"/>5067 <text:s text:c="4"/>4256</text:span></text:span><text:span text:style-name="Default_20_Paragraph_20_Font"><text:span text:style-name="T1"><text:line-break/></text:span></text:span><text:span text:style-name="Verbatim_20_Char"><text:span text:style-name="T1"> leisure_media <text:s text:c="19"/>-0.08 <text:s text:c="5"/>0.04 <text:s text:c="3"/>-0.16 <text:s text:c="3"/>-0.01 1.00 <text:s text:c="4"/>7175 <text:s text:c="4"/>493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hape <text:s text:c="4"/>5.11 <text:s text:c="5"/>0.22 <text:s text:c="4"/>4.70 <text:s text:c="4"/>5.54 1.00 <text:s text:c="4"/>7301 <text:s text:c="4"/>4690</text:span></text:span><text:span text:style-name="Default_20_Paragraph_20_Font"><text:span text:style-name="T1"><text:line-break/></text:span></text:span><text:span text:style-name="Verbatim_20_Char"><text:span text:style-name="T1"> hu <text:s text:c="7"/>0.02 <text:s text:c="5"/>0.00 <text:s text:c="4"/>0.01 <text:s text:c="4"/>0.02 1.00 <text:s text:c="4"/>6629 <text:s text:c="4"/>376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6.3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7"/>effects</text:span></text:span><text:span text:style-name="Default_20_Paragraph_20_Font"><text:span text:style-name="T1"><text:line-break/></text:span></text:span><text:span text:style-name="Verbatim_20_Char"><text:span text:style-name="T1"> 1 No Group Level Effects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7.1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student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; nu = identity </text:span></text:span><text:span text:style-name="Default_20_Paragraph_20_Font"><text:span text:style-name="T1"><text:line-break/></text:span></text:span><text:span text:style-name="Verbatim_20_Char"><text:span text:style-name="T1"> Formula: wakeup_time | weights(crudewt2) ~ 1 + sex + dagegrp + (1 | survey:day_type:hied2) </text:span></text:span><text:span text:style-name="Default_20_Paragraph_20_Font"><text:span text:style-name="T1"><text:line-break/></text:span></text:span><text:span text:style-name="Verbatim_20_Char"><text:span text:style-name="T1"> <text:s text:c="3"/>Data: sleep_data_to_model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10)</text:span></text:span><text:span text:style-name="Default_20_Paragraph_20_Font"><text:span text:style-name="T1"><text:line-break/></text:span></text:span><text:span text:style-name="Verbatim_20_Char"><text:span text:style-name="T1"> Intercept ~ normal(20, 10)</text:span></text:span><text:span text:style-name="Default_20_Paragraph_20_Font"><text:span text:style-name="T1"><text:line-break/></text:span></text:span><text:span text:style-name="Verbatim_20_Char"><text:span text:style-name="T1"> nu ~ gamma(5, 1)</text:span></text:span><text:span text:style-name="Default_20_Paragraph_20_Font"><text:span text:style-name="T1"><text:line-break/></text:span></text:span><text:span text:style-name="Verbatim_20_Char"><text:span text:style-name="T1"> sd ~ exponential(1)</text:span></text:span><text:span text:style-name="Default_20_Paragraph_20_Font"><text:span text:style-name="T1"><text:line-break/></text:span></text:span><text:span text:style-name="Verbatim_20_Char"><text:span text:style-name="T1"> sigma ~ exponential(1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day_type:hied2 (Number of levels: 24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4"/>2.80 <text:s text:c="5"/>0.48 <text:s text:c="4"/>2.00 <text:s text:c="4"/>3.87 1.00 <text:s text:c="4"/>1800 <text:s text:c="4"/>279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6"/>25.16 <text:s text:c="5"/>0.97 <text:s text:c="3"/>23.30 <text:s text:c="3"/>27.06 1.00 <text:s text:c="4"/>1818 <text:s text:c="4"/>3040</text:span></text:span><text:span text:style-name="Default_20_Paragraph_20_Font"><text:span text:style-name="T1"><text:line-break/></text:span></text:span><text:span text:style-name="Verbatim_20_Char"><text:span text:style-name="T1"> sexFemale <text:s text:c="6"/>-0.02 <text:s text:c="5"/>0.43 <text:s text:c="3"/>-0.85 <text:s text:c="4"/>0.83 1.00 <text:s text:c="4"/>8635 <text:s text:c="4"/>4325</text:span></text:span><text:span text:style-name="Default_20_Paragraph_20_Font"><text:span text:style-name="T1"><text:line-break/></text:span></text:span><text:span text:style-name="Verbatim_20_Char"><text:span text:style-name="T1"> dagegrp25M34 <text:s text:c="3"/>-2.86 <text:s text:c="5"/>0.85 <text:s text:c="3"/>-4.53 <text:s text:c="3"/>-1.20 1.00 <text:s text:c="4"/>4067 <text:s text:c="4"/>4247</text:span></text:span><text:span text:style-name="Default_20_Paragraph_20_Font"><text:span text:style-name="T1"><text:line-break/></text:span></text:span><text:span text:style-name="Verbatim_20_Char"><text:span text:style-name="T1"> dagegrp35M44 <text:s text:c="3"/>-3.96 <text:s text:c="5"/>0.81 <text:s text:c="3"/>-5.53 <text:s text:c="3"/>-2.42 1.00 <text:s text:c="4"/>3550 <text:s text:c="4"/>4310</text:span></text:span><text:span text:style-name="Default_20_Paragraph_20_Font"><text:span text:style-name="T1"><text:line-break/></text:span></text:span><text:span text:style-name="Verbatim_20_Char"><text:span text:style-name="T1"> dagegrp45M54 <text:s text:c="3"/>-4.97 <text:s text:c="5"/>0.79 <text:s text:c="3"/>-6.52 <text:s text:c="3"/>-3.45 1.00 <text:s text:c="4"/>3547 <text:s text:c="4"/>4149</text:span></text:span><text:span text:style-name="Default_20_Paragraph_20_Font"><text:span text:style-name="T1"><text:line-break/></text:span></text:span><text:span text:style-name="Verbatim_20_Char"><text:span text:style-name="T1"> dagegrp55M64 <text:s text:c="3"/>-4.57 <text:s text:c="5"/>0.81 <text:s text:c="3"/>-6.20 <text:s text:c="3"/>-3.03 1.00 <text:s text:c="4"/>3360 <text:s text:c="4"/>394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4"/>8.42 <text:s text:c="5"/>0.26 <text:s text:c="4"/>7.92 <text:s text:c="4"/>8.92 1.00 <text:s text:c="4"/>5928 <text:s text:c="4"/>4380</text:span></text:span><text:span text:style-name="Default_20_Paragraph_20_Font"><text:span text:style-name="T1"><text:line-break/></text:span></text:span><text:span text:style-name="Verbatim_20_Char"><text:span text:style-name="T1"> nu <text:s text:c="7"/>4.90 <text:s text:c="5"/>0.61 <text:s text:c="4"/>3.89 <text:s text:c="4"/>6.27 1.00 <text:s text:c="4"/>5711 <text:s text:c="4"/>4012</text:span></text:span><text:span text:style-name="Default_20_Paragraph_20_Font"><text:span text:style-name="T1"><text:line-break/></text:span></text:span><text:soft-page-break/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7.1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47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2016_Home Workday_Degree <text:s text:c="35"/>0.666 <text:s text:c="14"/>1.762 <text:s text:c="8"/>-2.774 <text:s text:c="10"/>4.131</text:span></text:span><text:span text:style-name="Default_20_Paragraph_20_Font"><text:span text:style-name="T1"><text:line-break/></text:span></text:span><text:span text:style-name="Verbatim_20_Char"><text:span text:style-name="T1"> 2016_Home Workday_No Degree <text:s text:c="31"/>-1.722 <text:s text:c="14"/>2.204 <text:s text:c="8"/>-6.167 <text:s text:c="10"/>2.418</text:span></text:span><text:span text:style-name="Default_20_Paragraph_20_Font"><text:span text:style-name="T1"><text:line-break/></text:span></text:span><text:span text:style-name="Verbatim_20_Char"><text:span text:style-name="T1"> 2016_Not Workday, Not Working_Degree <text:s text:c="23"/>1.592 <text:s text:c="14"/>1.237 <text:s text:c="8"/>-0.799 <text:s text:c="10"/>4.114</text:span></text:span><text:span text:style-name="Default_20_Paragraph_20_Font"><text:span text:style-name="T1"><text:line-break/></text:span></text:span><text:span text:style-name="Verbatim_20_Char"><text:span text:style-name="T1"> 2016_Not Workday, Not Working_No Degree <text:s text:c="20"/>5.435 <text:s text:c="14"/>1.273 <text:s text:c="9"/>2.995 <text:s text:c="10"/>7.966</text:span></text:span><text:span text:style-name="Default_20_Paragraph_20_Font"><text:span text:style-name="T1"><text:line-break/></text:span></text:span><text:span text:style-name="Verbatim_20_Char"><text:span text:style-name="T1"> 2016_Not Workday, Working_Degree <text:s text:c="27"/>2.723 <text:s text:c="14"/>0.981 <text:s text:c="9"/>0.816 <text:s text:c="10"/>4.653</text:span></text:span><text:span text:style-name="Default_20_Paragraph_20_Font"><text:span text:style-name="T1"><text:line-break/></text:span></text:span><text:span text:style-name="Verbatim_20_Char"><text:span text:style-name="T1"> 2016_Not Workday, Working_No Degree <text:s text:c="24"/>3.004 <text:s text:c="14"/>0.980 <text:s text:c="9"/>1.043 <text:s text:c="10"/>4.926</text:span></text:span><text:span text:style-name="Default_20_Paragraph_20_Font"><text:span text:style-name="T1"><text:line-break/></text:span></text:span><text:span text:style-name="Verbatim_20_Char"><text:span text:style-name="T1"> 2016_Outside Workday_Degree <text:s text:c="31"/>-3.283 <text:s text:c="14"/>0.934 <text:s text:c="8"/>-5.164 <text:s text:c="9"/>-1.504</text:span></text:span><text:span text:style-name="Default_20_Paragraph_20_Font"><text:span text:style-name="T1"><text:line-break/></text:span></text:span><text:span text:style-name="Verbatim_20_Char"><text:span text:style-name="T1"> 2016_Outside Workday_No Degree <text:s text:c="28"/>-3.481 <text:s text:c="14"/>0.919 <text:s text:c="8"/>-5.361 <text:s text:c="9"/>-1.709</text:span></text:span><text:span text:style-name="Default_20_Paragraph_20_Font"><text:span text:style-name="T1"><text:line-break/></text:span></text:span><text:span text:style-name="Verbatim_20_Char"><text:span text:style-name="T1"> August 2020_Home Workday_Degree <text:s text:c="27"/>-0.582 <text:s text:c="14"/>1.000 <text:s text:c="8"/>-2.535 <text:s text:c="10"/>1.373</text:span></text:span><text:span text:style-name="Default_20_Paragraph_20_Font"><text:span text:style-name="T1"><text:line-break/></text:span></text:span><text:span text:style-name="Verbatim_20_Char"><text:span text:style-name="T1"> August 2020_Home Workday_No Degree <text:s text:c="24"/>-2.114 <text:s text:c="14"/>1.302 <text:s text:c="8"/>-4.692 <text:s text:c="10"/>0.414</text:span></text:span><text:span text:style-name="Default_20_Paragraph_20_Font"><text:span text:style-name="T1"><text:line-break/></text:span></text:span><text:span text:style-name="Verbatim_20_Char"><text:span text:style-name="T1"> August 2020_Not Workday, Not Working_Degree <text:s text:c="15"/>-0.382 <text:s text:c="14"/>1.130 <text:s text:c="8"/>-2.596 <text:s text:c="10"/>1.831</text:span></text:span><text:span text:style-name="Default_20_Paragraph_20_Font"><text:span text:style-name="T1"><text:line-break/></text:span></text:span><text:span text:style-name="Verbatim_20_Char"><text:span text:style-name="T1"> August 2020_Not Workday, Not Working_No Degree <text:s text:c="12"/>-0.668 <text:s text:c="14"/>1.157 <text:s text:c="8"/>-2.899 <text:s text:c="10"/>1.600</text:span></text:span><text:span text:style-name="Default_20_Paragraph_20_Font"><text:span text:style-name="T1"><text:line-break/></text:span></text:span><text:span text:style-name="Verbatim_20_Char"><text:span text:style-name="T1"> August 2020_Not Workday, Working_Degree <text:s text:c="19"/>-0.227 <text:s text:c="14"/>0.963 <text:s text:c="8"/>-2.118 <text:s text:c="10"/>1.661</text:span></text:span><text:span text:style-name="Default_20_Paragraph_20_Font"><text:span text:style-name="T1"><text:line-break/></text:span></text:span><text:span text:style-name="Verbatim_20_Char"><text:span text:style-name="T1"> August 2020_Not Workday, Working_No Degree <text:s text:c="16"/>-0.881 <text:s text:c="14"/>1.065 <text:s text:c="8"/>-3.003 <text:s text:c="10"/>1.196</text:span></text:span><text:span text:style-name="Default_20_Paragraph_20_Font"><text:span text:style-name="T1"><text:line-break/></text:span></text:span><text:span text:style-name="Verbatim_20_Char"><text:span text:style-name="T1"> August 2020_Outside Workday_Degree <text:s text:c="24"/>-1.049 <text:s text:c="14"/>1.187 <text:s text:c="8"/>-3.424 <text:s text:c="10"/>1.277</text:span></text:span><text:span text:style-name="Default_20_Paragraph_20_Font"><text:span text:style-name="T1"><text:line-break/></text:span></text:span><text:span text:style-name="Verbatim_20_Char"><text:span text:style-name="T1"> August 2020_Outside Workday_No Degree <text:s text:c="21"/>-4.850 <text:s text:c="14"/>1.240 <text:s text:c="8"/>-7.354 <text:s text:c="9"/>-2.413</text:span></text:span><text:span text:style-name="Default_20_Paragraph_20_Font"><text:span text:style-name="T1"><text:line-break/></text:span></text:span><text:span text:style-name="Verbatim_20_Char"><text:span text:style-name="T1"> June 2020_Home Workday_Degree <text:s text:c="30"/>1.447 <text:s text:c="14"/>1.053 <text:s text:c="8"/>-0.631 <text:s text:c="10"/>3.506</text:span></text:span><text:span text:style-name="Default_20_Paragraph_20_Font"><text:span text:style-name="T1"><text:line-break/></text:span></text:span><text:span text:style-name="Verbatim_20_Char"><text:span text:style-name="T1"> June 2020_Home Workday_No Degree <text:s text:c="27"/>0.891 <text:s text:c="14"/>1.428 <text:s text:c="8"/>-1.949 <text:s text:c="10"/>3.708</text:span></text:span><text:span text:style-name="Default_20_Paragraph_20_Font"><text:span text:style-name="T1"><text:line-break/></text:span></text:span><text:span text:style-name="Verbatim_20_Char"><text:span text:style-name="T1"> June 2020_Not Workday, Not Working_Degree <text:s text:c="18"/>3.866 <text:s text:c="14"/>1.089 <text:s text:c="9"/>1.730 <text:s text:c="10"/>5.959</text:span></text:span><text:span text:style-name="Default_20_Paragraph_20_Font"><text:span text:style-name="T1"><text:line-break/></text:span></text:span><text:span text:style-name="Verbatim_20_Char"><text:span text:style-name="T1"> June 2020_Not Workday, Not Working_No Degree <text:s text:c="15"/>3.975 <text:s text:c="14"/>0.956 <text:s text:c="9"/>2.107 <text:s text:c="10"/>5.908</text:span></text:span><text:span text:style-name="Default_20_Paragraph_20_Font"><text:span text:style-name="T1"><text:line-break/></text:span></text:span><text:span text:style-name="Verbatim_20_Char"><text:span text:style-name="T1"> June 2020_Not Workday, Working_Degree <text:s text:c="21"/>-0.157 <text:s text:c="14"/>1.008 <text:s text:c="8"/>-2.197 <text:s text:c="10"/>1.808</text:span></text:span><text:span text:style-name="Default_20_Paragraph_20_Font"><text:span text:style-name="T1"><text:line-break/></text:span></text:span><text:span text:style-name="Verbatim_20_Char"><text:span text:style-name="T1"> June 2020_Not Workday, Working_No Degree <text:s text:c="19"/>1.244 <text:s text:c="14"/>1.132 <text:s text:c="8"/>-0.966 <text:s text:c="10"/>3.444</text:span></text:span><text:span text:style-name="Default_20_Paragraph_20_Font"><text:span text:style-name="T1"><text:line-break/></text:span></text:span><text:span text:style-name="Verbatim_20_Char"><text:span text:style-name="T1"> June 2020_Outside Workday_Degree <text:s text:c="26"/>-2.075 <text:s text:c="14"/>1.386 <text:s text:c="8"/>-4.867 <text:s text:c="10"/>0.577</text:span></text:span><text:span text:style-name="Default_20_Paragraph_20_Font"><text:span text:style-name="T1"><text:line-break/></text:span></text:span><text:span text:style-name="Verbatim_20_Char"><text:span text:style-name="T1"> June 2020_Outside Workday_No Degree <text:s text:c="23"/>-3.372 <text:s text:c="14"/>1.509 <text:s text:c="8"/>-6.348 <text:s text:c="9"/>-0.45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7.2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student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log; nu = identity </text:span></text:span><text:span text:style-name="Default_20_Paragraph_20_Font"><text:span text:style-name="T1"><text:line-break/></text:span></text:span><text:span text:style-name="Verbatim_20_Char"><text:span text:style-name="T1"> Formula: sleeping_time | weights(crudewt2) ~ 1 + dagegrp + sex + dclasuk + has_kids + (1 | survey:day_type) </text:span></text:span><text:span text:style-name="Default_20_Paragraph_20_Font"><text:span text:style-name="T1"><text:line-break/></text:span></text:span><text:span text:style-name="Verbatim_20_Char"><text:span text:style-name="T1"> <text:s text:c="9"/>sigma ~ 1 + dagegrp + sex + dclasuk + has_kids + (1 | survey:day_type)</text:span></text:span><text:span text:style-name="Default_20_Paragraph_20_Font"><text:span text:style-name="T1"><text:line-break/></text:span></text:span><text:span text:style-name="Verbatim_20_Char"><text:span text:style-name="T1"> <text:s text:c="3"/>Data: sleep_data_to_model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2)</text:span></text:span><text:span text:style-name="Default_20_Paragraph_20_Font"><text:span text:style-name="T1"><text:line-break/></text:span></text:span><text:span text:style-name="Verbatim_20_Char"><text:span text:style-name="T1"> b_sigma ~ normal(0, 2)</text:span></text:span><text:span text:style-name="Default_20_Paragraph_20_Font"><text:span text:style-name="T1"><text:line-break/></text:span></text:span><text:span text:style-name="Verbatim_20_Char"><text:span text:style-name="T1"> Intercept ~ normal(0, 10)</text:span></text:span><text:span text:style-name="Default_20_Paragraph_20_Font"><text:span text:style-name="T1"><text:line-break/></text:span></text:span><text:span text:style-name="Verbatim_20_Char"><text:span text:style-name="T1"> Intercept_sigma ~ normal(0, 10)</text:span></text:span><text:span text:style-name="Default_20_Paragraph_20_Font"><text:span text:style-name="T1"><text:line-break/></text:span></text:span><text:span text:style-name="Verbatim_20_Char"><text:span text:style-name="T1"> nu ~ gamma(5, 1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sigma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day_type (Number of levels: 12) </text:span></text:span><text:span text:style-name="Default_20_Paragraph_20_Font"><text:span text:style-name="T1"><text:line-break/></text:span></text:span><text:span text:style-name="Verbatim_20_Char"><text:span text:style-name="T1"> <text:s text:c="2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10"/>1.23 <text:s text:c="5"/>0.29 <text:s text:c="4"/>0.74 <text:s text:c="4"/>1.90 1.00 <text:s text:c="4"/>3087 <text:s text:c="4"/>3999</text:span></text:span><text:span text:style-name="Default_20_Paragraph_20_Font"><text:span text:style-name="T1"><text:line-break/></text:span></text:span><text:span text:style-name="Verbatim_20_Char"><text:span text:style-name="T1"> sd(sigma_Intercept) <text:s text:c="4"/>0.13 <text:s text:c="5"/>0.04 <text:s text:c="4"/>0.06 <text:s text:c="4"/>0.23 1.00 <text:s text:c="4"/>2804 <text:s text:c="4"/>402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8"/>113.69 <text:s text:c="5"/>0.75 <text:s text:c="2"/>112.23 <text:s text:c="2"/>115.15 1.00 <text:s text:c="4"/>2942 <text:s text:c="4"/>3255</text:span></text:span><text:span text:style-name="Default_20_Paragraph_20_Font"><text:span text:style-name="T1"><text:line-break/></text:span></text:span><text:span text:style-name="Verbatim_20_Char"><text:span text:style-name="T1"> sigma_Intercept <text:s text:c="24"/>2.04 <text:s text:c="5"/>0.11 <text:s text:c="4"/>1.81 <text:s text:c="4"/>2.26 1.00 <text:s text:c="4"/>3079 <text:s text:c="4"/>3254</text:span></text:span><text:span text:style-name="Default_20_Paragraph_20_Font"><text:span text:style-name="T1"><text:line-break/></text:span></text:span><text:span text:style-name="Verbatim_20_Char"><text:span text:style-name="T1"> dagegrp25M34 <text:s text:c="27"/>1.51 <text:s text:c="5"/>0.65 <text:s text:c="4"/>0.23 <text:s text:c="4"/>2.79 1.00 <text:s text:c="4"/>4090 <text:s text:c="4"/>4034</text:span></text:span><text:span text:style-name="Default_20_Paragraph_20_Font"><text:span text:style-name="T1"><text:line-break/></text:span></text:span><text:span text:style-name="Verbatim_20_Char"><text:span text:style-name="T1"> dagegrp35M44 <text:s text:c="27"/>0.36 <text:s text:c="5"/>0.61 <text:s text:c="3"/>-0.86 <text:s text:c="4"/>1.55 1.00 <text:s text:c="4"/>3725 <text:s text:c="4"/>3762</text:span></text:span><text:span text:style-name="Default_20_Paragraph_20_Font"><text:span text:style-name="T1"><text:line-break/></text:span></text:span><text:span text:style-name="Verbatim_20_Char"><text:span text:style-name="T1"> dagegrp45M54 <text:s text:c="27"/>0.80 <text:s text:c="5"/>0.57 <text:s text:c="3"/>-0.32 <text:s text:c="4"/>1.91 1.00 <text:s text:c="4"/>3520 <text:s text:c="4"/>3684</text:span></text:span><text:span text:style-name="Default_20_Paragraph_20_Font"><text:span text:style-name="T1"><text:line-break/></text:span></text:span><text:span text:style-name="Verbatim_20_Char"><text:span text:style-name="T1"> dagegrp55M64 <text:s text:c="26"/>-0.02 <text:s text:c="5"/>0.56 <text:s text:c="3"/>-1.15 <text:s text:c="4"/>1.06 1.00 <text:s text:c="4"/>3365 <text:s text:c="4"/>4179</text:span></text:span><text:span text:style-name="Default_20_Paragraph_20_Font"><text:span text:style-name="T1"><text:line-break/></text:span></text:span><text:span text:style-name="Verbatim_20_Char"><text:span text:style-name="T1"> sexFemale <text:s text:c="29"/>-1.46 <text:s text:c="5"/>0.33 <text:s text:c="3"/>-2.11 <text:s text:c="3"/>-0.82 1.00 <text:s text:c="4"/>9260 <text:s text:c="4"/>4823</text:span></text:span><text:span text:style-name="Default_20_Paragraph_20_Font"><text:span text:style-name="T1"><text:line-break/></text:span></text:span><text:span text:style-name="Verbatim_20_Char"><text:span text:style-name="T1"> dclasukIntermediate <text:s text:c="19"/>-0.40 <text:s text:c="5"/>0.39 <text:s text:c="3"/>-1.16 <text:s text:c="4"/>0.38 1.00 <text:s text:c="4"/>7844 <text:s text:c="4"/>4869</text:span></text:span><text:span text:style-name="Default_20_Paragraph_20_Font"><text:span text:style-name="T1"><text:line-break/></text:span></text:span><text:span text:style-name="Verbatim_20_Char"><text:span text:style-name="T1"> dclasukRoutine <text:s text:c="25"/>0.51 <text:s text:c="5"/>0.45 <text:s text:c="3"/>-0.37 <text:s text:c="4"/>1.42 1.00 <text:s text:c="4"/>8845 <text:s text:c="4"/>4855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10"/>1.28 <text:s text:c="5"/>0.67 <text:s text:c="3"/>-0.04 <text:s text:c="4"/>2.59 1.00 <text:s text:c="4"/>6959 <text:s text:c="4"/>4994</text:span></text:span><text:span text:style-name="Default_20_Paragraph_20_Font"><text:span text:style-name="T1"><text:line-break/></text:span></text:span><text:span text:style-name="Verbatim_20_Char"><text:span text:style-name="T1"> has_kidsNoChildren <text:s text:c="21"/>0.45 <text:s text:c="5"/>0.37 <text:s text:c="3"/>-0.28 <text:s text:c="4"/>1.17 1.00 <text:s text:c="3"/>10775 <text:s text:c="4"/>4404</text:span></text:span><text:span text:style-name="Default_20_Paragraph_20_Font"><text:span text:style-name="T1"><text:line-break/></text:span></text:span><text:span text:style-name="Verbatim_20_Char"><text:span text:style-name="T1"> sigma_dagegrp25M34 <text:s text:c="21"/>0.18 <text:s text:c="5"/>0.10 <text:s text:c="3"/>-0.01 <text:s text:c="4"/>0.37 1.00 <text:s text:c="4"/>3523 <text:s text:c="4"/>4434</text:span></text:span><text:span text:style-name="Default_20_Paragraph_20_Font"><text:span text:style-name="T1"><text:line-break/></text:span></text:span><text:span text:style-name="Verbatim_20_Char"><text:span text:style-name="T1"> sigma_dagegrp35M44 <text:s text:c="20"/>-0.01 <text:s text:c="5"/>0.09 <text:s text:c="3"/>-0.20 <text:s text:c="4"/>0.17 1.00 <text:s text:c="4"/>3335 <text:s text:c="4"/>4497</text:span></text:span><text:span text:style-name="Default_20_Paragraph_20_Font"><text:span text:style-name="T1"><text:line-break/></text:span></text:span><text:span text:style-name="Verbatim_20_Char"><text:span text:style-name="T1"> sigma_dagegrp45M54 <text:s text:c="20"/>-0.12 <text:s text:c="5"/>0.09 <text:s text:c="3"/>-0.31 <text:s text:c="4"/>0.06 1.00 <text:s text:c="4"/>3278 <text:s text:c="4"/>3918</text:span></text:span><text:span text:style-name="Default_20_Paragraph_20_Font"><text:span text:style-name="T1"><text:line-break/></text:span></text:span><text:span text:style-name="Verbatim_20_Char"><text:span text:style-name="T1"> sigma_dagegrp55M64 <text:s text:c="20"/>-0.24 <text:s text:c="5"/>0.10 <text:s text:c="3"/>-0.43 <text:s text:c="3"/>-0.05 1.00 <text:s text:c="4"/>3291 <text:s text:c="4"/>3725</text:span></text:span><text:span text:style-name="Default_20_Paragraph_20_Font"><text:span text:style-name="T1"><text:line-break/></text:span></text:span><text:span text:style-name="Verbatim_20_Char"><text:span text:style-name="T1"> sigma_sexFemale <text:s text:c="23"/>-0.26 <text:s text:c="5"/>0.05 <text:s text:c="3"/>-0.37 <text:s text:c="3"/>-0.16 1.00 <text:s text:c="4"/>9353 <text:s text:c="4"/>4198</text:span></text:span><text:span text:style-name="Default_20_Paragraph_20_Font"><text:span text:style-name="T1"><text:line-break/></text:span></text:span><text:span text:style-name="Verbatim_20_Char"><text:span text:style-name="T1"> sigma_dclasukIntermediate <text:s text:c="13"/>-0.00 <text:s text:c="5"/>0.07 <text:s text:c="3"/>-0.14 <text:s text:c="4"/>0.12 1.00 <text:s text:c="4"/>9279 <text:s text:c="4"/>4959</text:span></text:span><text:span text:style-name="Default_20_Paragraph_20_Font"><text:span text:style-name="T1"><text:line-break/></text:span></text:span><text:span text:style-name="Verbatim_20_Char"><text:span text:style-name="T1"> sigma_dclasukRoutine <text:s text:c="19"/>0.15 <text:s text:c="5"/>0.07 <text:s text:c="4"/>0.02 <text:s text:c="4"/>0.29 1.00 <text:s text:c="4"/>7140 <text:s text:c="4"/>4530</text:span></text:span><text:span text:style-name="Default_20_Paragraph_20_Font"><text:span text:style-name="T1"><text:line-break/></text:span></text:span><text:span text:style-name="Verbatim_20_Char"><text:span text:style-name="T1"> sigma_dclasukNotworkingorunemployed <text:s text:c="4"/>0.23 <text:s text:c="5"/>0.09 <text:s text:c="4"/>0.05 <text:s text:c="4"/>0.40 1.00 <text:s text:c="4"/>6403 <text:s text:c="4"/>4124</text:span></text:span><text:span text:style-name="Default_20_Paragraph_20_Font"><text:span text:style-name="T1"><text:line-break/></text:span></text:span><text:span text:style-name="Verbatim_20_Char"><text:span text:style-name="T1"> sigma_has_kidsNoChildren <text:s text:c="14"/>-0.16 <text:s text:c="5"/>0.05 <text:s text:c="3"/>-0.26 <text:s text:c="3"/>-0.05 1.00 <text:s text:c="4"/>9657 <text:s text:c="4"/>464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nu <text:s text:c="4"/>2.03 <text:s text:c="5"/>0.12 <text:s text:c="4"/>1.80 <text:s text:c="4"/>2.29 1.00 <text:s text:c="4"/>7353 <text:s text:c="4"/>492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7.2.1</text:span></text:span><text:span text:style-name="Default_20_Paragraph_20_Font"><text:span text:style-name="T1"><text:line-break/></text:span></text:span><text:soft-page-break/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7"/>Estimate.Intercept Est.Error.Intercept Q2.5.Intercept Q97.5.Intercept Estimate.sigma_Intercept Est.Error.sigma_Intercept Q2.5.sigma_Intercept Q97.5.sigma_Intercept</text:span></text:span><text:span text:style-name="Default_20_Paragraph_20_Font"><text:span text:style-name="T1"><text:line-break/></text:span></text:span><text:span text:style-name="Verbatim_20_Char"><text:span text:style-name="T1"> 2016_Home Workday <text:s text:c="32"/>0.856 <text:s text:c="14"/>0.936 <text:s text:c="8"/>-0.873 <text:s text:c="10"/>2.880 <text:s text:c="19"/>0.031 <text:s text:c="20"/>0.111 <text:s text:c="14"/>-0.178 <text:s text:c="16"/>0.265</text:span></text:span><text:span text:style-name="Default_20_Paragraph_20_Font"><text:span text:style-name="T1"><text:line-break/></text:span></text:span><text:span text:style-name="Verbatim_20_Char"><text:span text:style-name="T1"> 2016_Not Workday, Not Working <text:s text:c="20"/>1.884 <text:s text:c="14"/>0.798 <text:s text:c="9"/>0.393 <text:s text:c="10"/>3.547 <text:s text:c="18"/>-0.058 <text:s text:c="20"/>0.085 <text:s text:c="14"/>-0.231 <text:s text:c="16"/>0.104</text:span></text:span><text:span text:style-name="Default_20_Paragraph_20_Font"><text:span text:style-name="T1"><text:line-break/></text:span></text:span><text:span text:style-name="Verbatim_20_Char"><text:span text:style-name="T1"> 2016_Not Workday, Working <text:s text:c="24"/>1.608 <text:s text:c="14"/>0.579 <text:s text:c="9"/>0.530 <text:s text:c="10"/>2.827 <text:s text:c="19"/>0.093 <text:s text:c="20"/>0.075 <text:s text:c="14"/>-0.045 <text:s text:c="16"/>0.249</text:span></text:span><text:span text:style-name="Default_20_Paragraph_20_Font"><text:span text:style-name="T1"><text:line-break/></text:span></text:span><text:span text:style-name="Verbatim_20_Char"><text:span text:style-name="T1"> 2016_Outside Workday <text:s text:c="28"/>-0.010 <text:s text:c="14"/>0.529 <text:s text:c="8"/>-1.035 <text:s text:c="10"/>1.056 <text:s text:c="18"/>-0.183 <text:s text:c="20"/>0.077 <text:s text:c="14"/>-0.342 <text:s text:c="15"/>-0.038</text:span></text:span><text:span text:style-name="Default_20_Paragraph_20_Font"><text:span text:style-name="T1"><text:line-break/></text:span></text:span><text:span text:style-name="Verbatim_20_Char"><text:span text:style-name="T1"> August 2020_Home Workday <text:s text:c="24"/>-1.470 <text:s text:c="14"/>0.641 <text:s text:c="8"/>-2.762 <text:s text:c="9"/>-0.239 <text:s text:c="18"/>-0.028 <text:s text:c="20"/>0.079 <text:s text:c="14"/>-0.186 <text:s text:c="16"/>0.129</text:span></text:span><text:span text:style-name="Default_20_Paragraph_20_Font"><text:span text:style-name="T1"><text:line-break/></text:span></text:span><text:span text:style-name="Verbatim_20_Char"><text:span text:style-name="T1"> August 2020_Not Workday, Not Working <text:s text:c="12"/>-0.172 <text:s text:c="14"/>0.611 <text:s text:c="8"/>-1.346 <text:s text:c="10"/>1.048 <text:s text:c="19"/>0.011 <text:s text:c="20"/>0.080 <text:s text:c="14"/>-0.145 <text:s text:c="16"/>0.172</text:span></text:span><text:span text:style-name="Default_20_Paragraph_20_Font"><text:span text:style-name="T1"><text:line-break/></text:span></text:span><text:span text:style-name="Verbatim_20_Char"><text:span text:style-name="T1"> August 2020_Not Workday, Working <text:s text:c="16"/>-1.442 <text:s text:c="14"/>0.560 <text:s text:c="8"/>-2.561 <text:s text:c="9"/>-0.363 <text:s text:c="19"/>0.017 <text:s text:c="20"/>0.072 <text:s text:c="14"/>-0.123 <text:s text:c="16"/>0.164</text:span></text:span><text:span text:style-name="Default_20_Paragraph_20_Font"><text:span text:style-name="T1"><text:line-break/></text:span></text:span><text:span text:style-name="Verbatim_20_Char"><text:span text:style-name="T1"> August 2020_Outside Workday <text:s text:c="21"/>-0.657 <text:s text:c="14"/>0.703 <text:s text:c="8"/>-2.072 <text:s text:c="10"/>0.702 <text:s text:c="19"/>0.052 <text:s text:c="20"/>0.084 <text:s text:c="14"/>-0.107 <text:s text:c="16"/>0.225</text:span></text:span><text:span text:style-name="Default_20_Paragraph_20_Font"><text:span text:style-name="T1"><text:line-break/></text:span></text:span><text:span text:style-name="Verbatim_20_Char"><text:span text:style-name="T1"> June 2020_Home Workday <text:s text:c="27"/>0.130 <text:s text:c="14"/>0.627 <text:s text:c="8"/>-1.097 <text:s text:c="10"/>1.393 <text:s text:c="18"/>-0.077 <text:s text:c="20"/>0.085 <text:s text:c="14"/>-0.252 <text:s text:c="16"/>0.083</text:span></text:span><text:span text:style-name="Default_20_Paragraph_20_Font"><text:span text:style-name="T1"><text:line-break/></text:span></text:span><text:span text:style-name="Verbatim_20_Char"><text:span text:style-name="T1"> June 2020_Not Workday, Not Working <text:s text:c="15"/>1.572 <text:s text:c="14"/>0.618 <text:s text:c="9"/>0.421 <text:s text:c="10"/>2.856 <text:s text:c="19"/>0.069 <text:s text:c="20"/>0.071 <text:s text:c="14"/>-0.064 <text:s text:c="16"/>0.214</text:span></text:span><text:span text:style-name="Default_20_Paragraph_20_Font"><text:span text:style-name="T1"><text:line-break/></text:span></text:span><text:span text:style-name="Verbatim_20_Char"><text:span text:style-name="T1"> June 2020_Not Workday, Working <text:s text:c="19"/>0.321 <text:s text:c="14"/>0.613 <text:s text:c="8"/>-0.867 <text:s text:c="10"/>1.541 <text:s text:c="19"/>0.144 <text:s text:c="20"/>0.079 <text:s text:c="15"/>0.001 <text:s text:c="16"/>0.314</text:span></text:span><text:span text:style-name="Default_20_Paragraph_20_Font"><text:span text:style-name="T1"><text:line-break/></text:span></text:span><text:span text:style-name="Verbatim_20_Char"><text:span text:style-name="T1"> June 2020_Outside Workday <text:s text:c="23"/>-1.028 <text:s text:c="14"/>0.742 <text:s text:c="8"/>-2.525 <text:s text:c="10"/>0.405 <text:s text:c="18"/>-0.072 <text:s text:c="20"/>0.099 <text:s text:c="14"/>-0.279 <text:s text:c="16"/>0.11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7.3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student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log; nu = identity </text:span></text:span><text:span text:style-name="Default_20_Paragraph_20_Font"><text:span text:style-name="T1"><text:line-break/></text:span></text:span><text:span text:style-name="Verbatim_20_Char"><text:span text:style-name="T1"> Formula: sleep_time | weights(crudewt2) ~ 1 + dagegrp + dclasuk + sex + (1 | survey) </text:span></text:span><text:span text:style-name="Default_20_Paragraph_20_Font"><text:span text:style-name="T1"><text:line-break/></text:span></text:span><text:span text:style-name="Verbatim_20_Char"><text:span text:style-name="T1"> <text:s text:c="9"/>sigma ~ 1 + dagegrp + dclasuk + sex + (1 | survey)</text:span></text:span><text:span text:style-name="Default_20_Paragraph_20_Font"><text:span text:style-name="T1"><text:line-break/></text:span></text:span><text:span text:style-name="Verbatim_20_Char"><text:span text:style-name="T1"> <text:s text:c="3"/>Data: sleep_data_to_model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5)</text:span></text:span><text:span text:style-name="Default_20_Paragraph_20_Font"><text:span text:style-name="T1"><text:line-break/></text:span></text:span><text:span text:style-name="Verbatim_20_Char"><text:span text:style-name="T1"> b_sigma ~ normal(0, 5)</text:span></text:span><text:span text:style-name="Default_20_Paragraph_20_Font"><text:span text:style-name="T1"><text:line-break/></text:span></text:span><text:span text:style-name="Verbatim_20_Char"><text:span text:style-name="T1"> Intercept ~ normal(0, 10)</text:span></text:span><text:span text:style-name="Default_20_Paragraph_20_Font"><text:span text:style-name="T1"><text:line-break/></text:span></text:span><text:span text:style-name="Verbatim_20_Char"><text:span text:style-name="T1"> Intercept_sigma ~ normal(0, 10)</text:span></text:span><text:span text:style-name="Default_20_Paragraph_20_Font"><text:span text:style-name="T1"><text:line-break/></text:span></text:span><text:span text:style-name="Verbatim_20_Char"><text:span text:style-name="T1"> nu ~ gamma(2, 0.1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sigma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 (Number of levels: 3) </text:span></text:span><text:span text:style-name="Default_20_Paragraph_20_Font"><text:span text:style-name="T1"><text:line-break/></text:span></text:span><text:span text:style-name="Verbatim_20_Char"><text:span text:style-name="T1"> <text:s text:c="2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10"/>0.76 <text:s text:c="5"/>0.34 <text:s text:c="4"/>0.24 <text:s text:c="4"/>1.61 1.00 <text:s text:c="4"/>2490 <text:s text:c="4"/>2247</text:span></text:span><text:span text:style-name="Default_20_Paragraph_20_Font"><text:span text:style-name="T1"><text:line-break/></text:span></text:span><text:span text:style-name="Verbatim_20_Char"><text:span text:style-name="T1"> sd(sigma_Intercept) <text:s text:c="4"/>0.17 <text:s text:c="5"/>0.14 <text:s text:c="4"/>0.04 <text:s text:c="4"/>0.62 1.01 <text:s text:c="5"/>350 <text:s text:c="6"/>8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9"/>54.98 <text:s text:c="5"/>0.97 <text:s text:c="3"/>53.03 <text:s text:c="3"/>56.87 1.00 <text:s text:c="4"/>1805 <text:s text:c="4"/>3165</text:span></text:span><text:span text:style-name="Default_20_Paragraph_20_Font"><text:span text:style-name="T1"><text:line-break/></text:span></text:span><text:span text:style-name="Verbatim_20_Char"><text:span text:style-name="T1"> sigma_Intercept <text:s text:c="24"/>2.26 <text:s text:c="5"/>0.14 <text:s text:c="4"/>1.97 <text:s text:c="4"/>2.53 1.01 <text:s text:c="5"/>544 <text:s text:c="5"/>119</text:span></text:span><text:span text:style-name="Default_20_Paragraph_20_Font"><text:span text:style-name="T1"><text:line-break/></text:span></text:span><text:span text:style-name="Verbatim_20_Char"><text:span text:style-name="T1"> dagegrp25M34 <text:s text:c="26"/>-2.62 <text:s text:c="5"/>0.90 <text:s text:c="3"/>-4.41 <text:s text:c="3"/>-0.85 1.00 <text:s text:c="4"/>2388 <text:s text:c="4"/>2961</text:span></text:span><text:span text:style-name="Default_20_Paragraph_20_Font"><text:span text:style-name="T1"><text:line-break/></text:span></text:span><text:span text:style-name="Verbatim_20_Char"><text:span text:style-name="T1"> dagegrp35M44 <text:s text:c="26"/>-3.54 <text:s text:c="5"/>0.87 <text:s text:c="3"/>-5.26 <text:s text:c="3"/>-1.85 1.00 <text:s text:c="4"/>2014 <text:s text:c="4"/>3265</text:span></text:span><text:span text:style-name="Default_20_Paragraph_20_Font"><text:span text:style-name="T1"><text:line-break/></text:span></text:span><text:span text:style-name="Verbatim_20_Char"><text:span text:style-name="T1"> dagegrp45M54 <text:s text:c="26"/>-5.28 <text:s text:c="5"/>0.84 <text:s text:c="3"/>-6.98 <text:s text:c="3"/>-3.61 1.00 <text:s text:c="4"/>2353 <text:s text:c="4"/>2884</text:span></text:span><text:span text:style-name="Default_20_Paragraph_20_Font"><text:span text:style-name="T1"><text:line-break/></text:span></text:span><text:span text:style-name="Verbatim_20_Char"><text:span text:style-name="T1"> dagegrp55M64 <text:s text:c="26"/>-4.48 <text:s text:c="5"/>0.79 <text:s text:c="3"/>-6.08 <text:s text:c="3"/>-2.93 1.00 <text:s text:c="4"/>2490 <text:s text:c="4"/>3063</text:span></text:span><text:span text:style-name="Default_20_Paragraph_20_Font"><text:span text:style-name="T1"><text:line-break/></text:span></text:span><text:span text:style-name="Verbatim_20_Char"><text:span text:style-name="T1"> dclasukIntermediate <text:s text:c="20"/>0.25 <text:s text:c="5"/>0.50 <text:s text:c="3"/>-0.74 <text:s text:c="4"/>1.23 1.00 <text:s text:c="4"/>4849 <text:s text:c="4"/>3406</text:span></text:span><text:span text:style-name="Default_20_Paragraph_20_Font"><text:span text:style-name="T1"><text:line-break/></text:span></text:span><text:span text:style-name="Verbatim_20_Char"><text:span text:style-name="T1"> dclasukRoutine <text:s text:c="25"/>0.57 <text:s text:c="5"/>0.54 <text:s text:c="3"/>-0.47 <text:s text:c="4"/>1.66 1.00 <text:s text:c="4"/>4414 <text:s text:c="4"/>2805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10"/>1.99 <text:s text:c="5"/>0.66 <text:s text:c="4"/>0.69 <text:s text:c="4"/>3.21 1.00 <text:s text:c="4"/>4050 <text:s text:c="4"/>3672</text:span></text:span><text:span text:style-name="Default_20_Paragraph_20_Font"><text:span text:style-name="T1"><text:line-break/></text:span></text:span><text:span text:style-name="Verbatim_20_Char"><text:span text:style-name="T1"> sexFemale <text:s text:c="30"/>0.07 <text:s text:c="5"/>0.42 <text:s text:c="3"/>-0.76 <text:s text:c="4"/>0.89 1.00 <text:s text:c="4"/>2949 <text:s text:c="4"/>1639</text:span></text:span><text:span text:style-name="Default_20_Paragraph_20_Font"><text:span text:style-name="T1"><text:line-break/></text:span></text:span><text:span text:style-name="Verbatim_20_Char"><text:span text:style-name="T1"> sigma_dagegrp25M34 <text:s text:c="20"/>-0.02 <text:s text:c="5"/>0.09 <text:s text:c="3"/>-0.20 <text:s text:c="4"/>0.16 1.00 <text:s text:c="4"/>2349 <text:s text:c="4"/>3516</text:span></text:span><text:span text:style-name="Default_20_Paragraph_20_Font"><text:span text:style-name="T1"><text:line-break/></text:span></text:span><text:span text:style-name="Verbatim_20_Char"><text:span text:style-name="T1"> sigma_dagegrp35M44 <text:s text:c="20"/>-0.09 <text:s text:c="5"/>0.09 <text:s text:c="3"/>-0.27 <text:s text:c="4"/>0.08 1.00 <text:s text:c="4"/>2387 <text:s text:c="4"/>3577</text:span></text:span><text:span text:style-name="Default_20_Paragraph_20_Font"><text:span text:style-name="T1"><text:line-break/></text:span></text:span><text:span text:style-name="Verbatim_20_Char"><text:span text:style-name="T1"> sigma_dagegrp45M54 <text:s text:c="20"/>-0.18 <text:s text:c="5"/>0.09 <text:s text:c="3"/>-0.35 <text:s text:c="3"/>-0.01 1.00 <text:s text:c="4"/>2766 <text:s text:c="4"/>2968</text:span></text:span><text:span text:style-name="Default_20_Paragraph_20_Font"><text:span text:style-name="T1"><text:line-break/></text:span></text:span><text:span text:style-name="Verbatim_20_Char"><text:span text:style-name="T1"> sigma_dagegrp55M64 <text:s text:c="20"/>-0.51 <text:s text:c="5"/>0.09 <text:s text:c="3"/>-0.69 <text:s text:c="3"/>-0.34 1.00 <text:s text:c="4"/>2365 <text:s text:c="4"/>3742</text:span></text:span><text:span text:style-name="Default_20_Paragraph_20_Font"><text:span text:style-name="T1"><text:line-break/></text:span></text:span><text:span text:style-name="Verbatim_20_Char"><text:span text:style-name="T1"> sigma_dclasukIntermediate <text:s text:c="14"/>0.02 <text:s text:c="5"/>0.06 <text:s text:c="3"/>-0.10 <text:s text:c="4"/>0.13 1.00 <text:s text:c="4"/>5522 <text:s text:c="4"/>4111</text:span></text:span><text:span text:style-name="Default_20_Paragraph_20_Font"><text:span text:style-name="T1"><text:line-break/></text:span></text:span><text:span text:style-name="Verbatim_20_Char"><text:span text:style-name="T1"> sigma_dclasukRoutine <text:s text:c="19"/>0.18 <text:s text:c="5"/>0.06 <text:s text:c="4"/>0.06 <text:s text:c="4"/>0.30 1.00 <text:s text:c="4"/>4418 <text:s text:c="4"/>4011</text:span></text:span><text:span text:style-name="Default_20_Paragraph_20_Font"><text:span text:style-name="T1"><text:line-break/></text:span></text:span><text:span text:style-name="Verbatim_20_Char"><text:span text:style-name="T1"> sigma_dclasukNotworkingorunemployed <text:s text:c="4"/>0.08 <text:s text:c="5"/>0.07 <text:s text:c="3"/>-0.07 <text:s text:c="4"/>0.22 1.00 <text:s text:c="4"/>2053 <text:s text:c="4"/>3167</text:span></text:span><text:span text:style-name="Default_20_Paragraph_20_Font"><text:span text:style-name="T1"><text:line-break/></text:span></text:span><text:span text:style-name="Verbatim_20_Char"><text:span text:style-name="T1"> sigma_sexFemale <text:s text:c="23"/>-0.17 <text:s text:c="5"/>0.05 <text:s text:c="3"/>-0.27 <text:s text:c="3"/>-0.08 1.00 <text:s text:c="4"/>4059 <text:s text:c="4"/>231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nu <text:s text:c="4"/>2.39 <text:s text:c="5"/>0.14 <text:s text:c="4"/>2.14 <text:s text:c="4"/>2.69 1.00 <text:s text:c="4"/>1469 <text:s text:c="4"/>117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7.3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12"/>Estimate.Intercept Est.Error.Intercept Q2.5.Intercept Q97.5.Intercept Estimate.sigma_Intercept Est.Error.sigma_Intercept Q2.5.sigma_Intercept Q97.5.sigma_Intercept</text:span></text:span><text:span text:style-name="Default_20_Paragraph_20_Font"><text:span text:style-name="T1"><text:line-break/></text:span></text:span><text:span text:style-name="Verbatim_20_Char"><text:span text:style-name="T1"> 2016 <text:s text:c="19"/>-0.482 <text:s text:c="14"/>0.551 <text:s text:c="8"/>-1.589 <text:s text:c="10"/>0.560 <text:s text:c="18"/>-0.107 <text:s text:c="20"/>0.114 <text:s text:c="14"/>-0.379 <text:s text:c="16"/>0.126</text:span></text:span><text:span text:style-name="Default_20_Paragraph_20_Font"><text:span text:style-name="T1"><text:line-break/></text:span></text:span><text:span text:style-name="Verbatim_20_Char"><text:span text:style-name="T1"> June 2020 <text:s text:c="15"/>1.016 <text:s text:c="14"/>0.618 <text:s text:c="8"/>-0.005 <text:s text:c="10"/>2.398 <text:s text:c="19"/>0.046 <text:s text:c="20"/>0.115 <text:s text:c="14"/>-0.225 <text:s text:c="16"/>0.302</text:span></text:span><text:span text:style-name="Default_20_Paragraph_20_Font"><text:span text:style-name="T1"><text:line-break/></text:span></text:span><text:soft-page-break/><text:span text:style-name="Verbatim_20_Char"><text:span text:style-name="T1"> August 2020 <text:s text:c="12"/>-0.146 <text:s text:c="14"/>0.567 <text:s text:c="8"/>-1.255 <text:s text:c="10"/>1.005 <text:s text:c="19"/>0.046 <text:s text:c="20"/>0.113 <text:s text:c="14"/>-0.211 <text:s text:c="16"/>0.29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7.3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student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log; nu = identity </text:span></text:span><text:span text:style-name="Default_20_Paragraph_20_Font"><text:span text:style-name="T1"><text:line-break/></text:span></text:span><text:span text:style-name="Verbatim_20_Char"><text:span text:style-name="T1"> Formula: sleep_time | weights(crudewt2) ~ dagegrp + sex + dclasuk + (1 | day_type:survey) </text:span></text:span><text:span text:style-name="Default_20_Paragraph_20_Font"><text:span text:style-name="T1"><text:line-break/></text:span></text:span><text:span text:style-name="Verbatim_20_Char"><text:span text:style-name="T1"> <text:s text:c="9"/>sigma ~ 1 + dagegrp + sex + dclasuk + (1 | day_type:survey)</text:span></text:span><text:span text:style-name="Default_20_Paragraph_20_Font"><text:span text:style-name="T1"><text:line-break/></text:span></text:span><text:span text:style-name="Verbatim_20_Char"><text:span text:style-name="T1"> <text:s text:c="3"/>Data: NULL (Number of observations: 2571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5)</text:span></text:span><text:span text:style-name="Default_20_Paragraph_20_Font"><text:span text:style-name="T1"><text:line-break/></text:span></text:span><text:span text:style-name="Verbatim_20_Char"><text:span text:style-name="T1"> b_sigma ~ normal(0, 5)</text:span></text:span><text:span text:style-name="Default_20_Paragraph_20_Font"><text:span text:style-name="T1"><text:line-break/></text:span></text:span><text:span text:style-name="Verbatim_20_Char"><text:span text:style-name="T1"> Intercept ~ normal(0, 10)</text:span></text:span><text:span text:style-name="Default_20_Paragraph_20_Font"><text:span text:style-name="T1"><text:line-break/></text:span></text:span><text:span text:style-name="Verbatim_20_Char"><text:span text:style-name="T1"> Intercept_sigma ~ normal(0, 10)</text:span></text:span><text:span text:style-name="Default_20_Paragraph_20_Font"><text:span text:style-name="T1"><text:line-break/></text:span></text:span><text:span text:style-name="Verbatim_20_Char"><text:span text:style-name="T1"> nu ~ gamma(2, 0.1)</text:span></text:span><text:span text:style-name="Default_20_Paragraph_20_Font"><text:span text:style-name="T1"><text:line-break/></text:span></text:span><text:span text:style-name="Verbatim_20_Char"><text:span text:style-name="T1"> sd ~ exponential(3)</text:span></text:span><text:span text:style-name="Default_20_Paragraph_20_Font"><text:span text:style-name="T1"><text:line-break/></text:span></text:span><text:span text:style-name="Verbatim_20_Char"><text:span text:style-name="T1"> sd_sigma ~ exponential(3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day_type:survey (Number of levels: 12) </text:span></text:span><text:span text:style-name="Default_20_Paragraph_20_Font"><text:span text:style-name="T1"><text:line-break/></text:span></text:span><text:span text:style-name="Verbatim_20_Char"><text:span text:style-name="T1"> <text:s text:c="20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10"/>1.59 <text:s text:c="5"/>0.33 <text:s text:c="4"/>1.04 <text:s text:c="4"/>2.36 1.00 <text:s text:c="4"/>3148 <text:s text:c="4"/>3941</text:span></text:span><text:span text:style-name="Default_20_Paragraph_20_Font"><text:span text:style-name="T1"><text:line-break/></text:span></text:span><text:span text:style-name="Verbatim_20_Char"><text:span text:style-name="T1"> sd(sigma_Intercept) <text:s text:c="4"/>0.18 <text:s text:c="5"/>0.05 <text:s text:c="4"/>0.10 <text:s text:c="4"/>0.29 1.00 <text:s text:c="4"/>2147 <text:s text:c="4"/>2966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3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29"/>55.56 <text:s text:c="5"/>0.96 <text:s text:c="3"/>53.70 <text:s text:c="3"/>57.44 1.00 <text:s text:c="4"/>2594 <text:s text:c="4"/>3554</text:span></text:span><text:span text:style-name="Default_20_Paragraph_20_Font"><text:span text:style-name="T1"><text:line-break/></text:span></text:span><text:span text:style-name="Verbatim_20_Char"><text:span text:style-name="T1"> sigma_Intercept <text:s text:c="24"/>2.25 <text:s text:c="5"/>0.10 <text:s text:c="4"/>2.05 <text:s text:c="4"/>2.44 1.00 <text:s text:c="4"/>2667 <text:s text:c="4"/>3794</text:span></text:span><text:span text:style-name="Default_20_Paragraph_20_Font"><text:span text:style-name="T1"><text:line-break/></text:span></text:span><text:span text:style-name="Verbatim_20_Char"><text:span text:style-name="T1"> dagegrp25M34 <text:s text:c="26"/>-3.17 <text:s text:c="5"/>0.90 <text:s text:c="3"/>-4.90 <text:s text:c="3"/>-1.41 1.00 <text:s text:c="4"/>3443 <text:s text:c="4"/>4347</text:span></text:span><text:span text:style-name="Default_20_Paragraph_20_Font"><text:span text:style-name="T1"><text:line-break/></text:span></text:span><text:span text:style-name="Verbatim_20_Char"><text:span text:style-name="T1"> dagegrp35M44 <text:s text:c="26"/>-4.21 <text:s text:c="5"/>0.86 <text:s text:c="3"/>-5.91 <text:s text:c="3"/>-2.56 1.00 <text:s text:c="4"/>2961 <text:s text:c="4"/>3879</text:span></text:span><text:span text:style-name="Default_20_Paragraph_20_Font"><text:span text:style-name="T1"><text:line-break/></text:span></text:span><text:span text:style-name="Verbatim_20_Char"><text:span text:style-name="T1"> dagegrp45M54 <text:s text:c="26"/>-5.77 <text:s text:c="5"/>0.83 <text:s text:c="3"/>-7.41 <text:s text:c="3"/>-4.19 1.00 <text:s text:c="4"/>2931 <text:s text:c="4"/>3552</text:span></text:span><text:span text:style-name="Default_20_Paragraph_20_Font"><text:span text:style-name="T1"><text:line-break/></text:span></text:span><text:span text:style-name="Verbatim_20_Char"><text:span text:style-name="T1"> dagegrp55M64 <text:s text:c="26"/>-5.45 <text:s text:c="5"/>0.80 <text:s text:c="3"/>-7.01 <text:s text:c="3"/>-3.91 1.00 <text:s text:c="4"/>2862 <text:s text:c="4"/>4046</text:span></text:span><text:span text:style-name="Default_20_Paragraph_20_Font"><text:span text:style-name="T1"><text:line-break/></text:span></text:span><text:span text:style-name="Verbatim_20_Char"><text:span text:style-name="T1"> sexFemale <text:s text:c="29"/>-0.00 <text:s text:c="5"/>0.41 <text:s text:c="3"/>-0.81 <text:s text:c="4"/>0.80 1.00 <text:s text:c="4"/>7737 <text:s text:c="4"/>4829</text:span></text:span><text:span text:style-name="Default_20_Paragraph_20_Font"><text:span text:style-name="T1"><text:line-break/></text:span></text:span><text:span text:style-name="Verbatim_20_Char"><text:span text:style-name="T1"> dclasukIntermediate <text:s text:c="20"/>0.19 <text:s text:c="5"/>0.48 <text:s text:c="3"/>-0.74 <text:s text:c="4"/>1.12 1.00 <text:s text:c="4"/>7155 <text:s text:c="4"/>4791</text:span></text:span><text:span text:style-name="Default_20_Paragraph_20_Font"><text:span text:style-name="T1"><text:line-break/></text:span></text:span><text:span text:style-name="Verbatim_20_Char"><text:span text:style-name="T1"> dclasukRoutine <text:s text:c="25"/>0.60 <text:s text:c="5"/>0.55 <text:s text:c="3"/>-0.49 <text:s text:c="4"/>1.70 1.00 <text:s text:c="4"/>8329 <text:s text:c="4"/>4257</text:span></text:span><text:span text:style-name="Default_20_Paragraph_20_Font"><text:span text:style-name="T1"><text:line-break/></text:span></text:span><text:span text:style-name="Verbatim_20_Char"><text:span text:style-name="T1"> dclasukNotworkingorunemployed <text:s text:c="10"/>1.45 <text:s text:c="5"/>0.74 <text:s text:c="3"/>-0.00 <text:s text:c="4"/>2.89 1.00 <text:s text:c="4"/>5987 <text:s text:c="4"/>4481</text:span></text:span><text:span text:style-name="Default_20_Paragraph_20_Font"><text:span text:style-name="T1"><text:line-break/></text:span></text:span><text:span text:style-name="Verbatim_20_Char"><text:span text:style-name="T1"> sigma_dagegrp25M34 <text:s text:c="20"/>-0.01 <text:s text:c="5"/>0.09 <text:s text:c="3"/>-0.19 <text:s text:c="4"/>0.16 1.00 <text:s text:c="4"/>3521 <text:s text:c="4"/>4432</text:span></text:span><text:span text:style-name="Default_20_Paragraph_20_Font"><text:span text:style-name="T1"><text:line-break/></text:span></text:span><text:span text:style-name="Verbatim_20_Char"><text:span text:style-name="T1"> sigma_dagegrp35M44 <text:s text:c="20"/>-0.11 <text:s text:c="5"/>0.08 <text:s text:c="3"/>-0.28 <text:s text:c="4"/>0.05 1.00 <text:s text:c="4"/>3501 <text:s text:c="4"/>4097</text:span></text:span><text:span text:style-name="Default_20_Paragraph_20_Font"><text:span text:style-name="T1"><text:line-break/></text:span></text:span><text:span text:style-name="Verbatim_20_Char"><text:span text:style-name="T1"> sigma_dagegrp45M54 <text:s text:c="20"/>-0.20 <text:s text:c="5"/>0.08 <text:s text:c="3"/>-0.37 <text:s text:c="3"/>-0.04 1.00 <text:s text:c="4"/>3381 <text:s text:c="4"/>4301</text:span></text:span><text:span text:style-name="Default_20_Paragraph_20_Font"><text:span text:style-name="T1"><text:line-break/></text:span></text:span><text:span text:style-name="Verbatim_20_Char"><text:span text:style-name="T1"> sigma_dagegrp55M64 <text:s text:c="20"/>-0.50 <text:s text:c="5"/>0.08 <text:s text:c="3"/>-0.67 <text:s text:c="3"/>-0.34 1.00 <text:s text:c="4"/>3335 <text:s text:c="4"/>4163</text:span></text:span><text:span text:style-name="Default_20_Paragraph_20_Font"><text:span text:style-name="T1"><text:line-break/></text:span></text:span><text:span text:style-name="Verbatim_20_Char"><text:span text:style-name="T1"> sigma_sexFemale <text:s text:c="23"/>-0.16 <text:s text:c="5"/>0.05 <text:s text:c="3"/>-0.26 <text:s text:c="3"/>-0.06 1.00 <text:s text:c="4"/>7656 <text:s text:c="4"/>4522</text:span></text:span><text:span text:style-name="Default_20_Paragraph_20_Font"><text:span text:style-name="T1"><text:line-break/></text:span></text:span><text:span text:style-name="Verbatim_20_Char"><text:span text:style-name="T1"> sigma_dclasukIntermediate <text:s text:c="13"/>-0.03 <text:s text:c="5"/>0.06 <text:s text:c="3"/>-0.15 <text:s text:c="4"/>0.08 1.00 <text:s text:c="4"/>6721 <text:s text:c="4"/>4453</text:span></text:span><text:span text:style-name="Default_20_Paragraph_20_Font"><text:span text:style-name="T1"><text:line-break/></text:span></text:span><text:span text:style-name="Verbatim_20_Char"><text:span text:style-name="T1"> sigma_dclasukRoutine <text:s text:c="19"/>0.14 <text:s text:c="5"/>0.06 <text:s text:c="4"/>0.02 <text:s text:c="4"/>0.25 1.00 <text:s text:c="4"/>6492 <text:s text:c="4"/>5045</text:span></text:span><text:span text:style-name="Default_20_Paragraph_20_Font"><text:span text:style-name="T1"><text:line-break/></text:span></text:span><text:span text:style-name="Verbatim_20_Char"><text:span text:style-name="T1"> sigma_dclasukNotworkingorunemployed <text:s text:c="4"/>0.10 <text:s text:c="5"/>0.08 <text:s text:c="3"/>-0.06 <text:s text:c="4"/>0.27 1.00 <text:s text:c="4"/>5407 <text:s text:c="4"/>481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nu <text:s text:c="4"/>2.48 <text:s text:c="5"/>0.15 <text:s text:c="4"/>2.21 <text:s text:c="4"/>2.79 1.00 <text:s text:c="4"/>8375 <text:s text:c="4"/>450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7.3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37"/>Estimate.Intercept Est.Error.Intercept Q2.5.Intercept Q97.5.Intercept Estimate.sigma_Intercept Est.Error.sigma_Intercept Q2.5.sigma_Intercept Q97.5.sigma_Intercept</text:span></text:span><text:span text:style-name="Default_20_Paragraph_20_Font"><text:span text:style-name="T1"><text:line-break/></text:span></text:span><text:span text:style-name="Verbatim_20_Char"><text:span text:style-name="T1"> Home Workday_2016 <text:s text:c="31"/>-0.724 <text:s text:c="14"/>1.211 <text:s text:c="8"/>-3.157 <text:s text:c="10"/>1.616 <text:s text:c="19"/>0.001 <text:s text:c="20"/>0.130 <text:s text:c="14"/>-0.253 <text:s text:c="16"/>0.264</text:span></text:span><text:span text:style-name="Default_20_Paragraph_20_Font"><text:span text:style-name="T1"><text:line-break/></text:span></text:span><text:span text:style-name="Verbatim_20_Char"><text:span text:style-name="T1"> Home Workday_August 2020 <text:s text:c="24"/>-0.262 <text:s text:c="14"/>0.735 <text:s text:c="8"/>-1.714 <text:s text:c="10"/>1.179 <text:s text:c="18"/>-0.174 <text:s text:c="20"/>0.090 <text:s text:c="14"/>-0.351 <text:s text:c="16"/>0.003</text:span></text:span><text:span text:style-name="Default_20_Paragraph_20_Font"><text:span text:style-name="T1"><text:line-break/></text:span></text:span><text:span text:style-name="Verbatim_20_Char"><text:span text:style-name="T1"> Home Workday_June 2020 <text:s text:c="27"/>0.790 <text:s text:c="14"/>0.841 <text:s text:c="8"/>-0.825 <text:s text:c="10"/>2.471 <text:s text:c="19"/>0.020 <text:s text:c="20"/>0.092 <text:s text:c="14"/>-0.162 <text:s text:c="16"/>0.205</text:span></text:span><text:span text:style-name="Default_20_Paragraph_20_Font"><text:span text:style-name="T1"><text:line-break/></text:span></text:span><text:span text:style-name="Verbatim_20_Char"><text:span text:style-name="T1"> Not Workday, Not Working_2016 <text:s text:c="20"/>0.990 <text:s text:c="14"/>0.818 <text:s text:c="8"/>-0.613 <text:s text:c="10"/>2.619 <text:s text:c="18"/>-0.094 <text:s text:c="20"/>0.099 <text:s text:c="14"/>-0.294 <text:s text:c="16"/>0.099</text:span></text:span><text:span text:style-name="Default_20_Paragraph_20_Font"><text:span text:style-name="T1"><text:line-break/></text:span></text:span><text:span text:style-name="Verbatim_20_Char"><text:span text:style-name="T1"> Not Workday, Not Working_August 2020 <text:s text:c="12"/>-0.255 <text:s text:c="14"/>0.803 <text:s text:c="8"/>-1.809 <text:s text:c="10"/>1.328 <text:s text:c="19"/>0.044 <text:s text:c="20"/>0.089 <text:s text:c="14"/>-0.129 <text:s text:c="16"/>0.221</text:span></text:span><text:span text:style-name="Default_20_Paragraph_20_Font"><text:span text:style-name="T1"><text:line-break/></text:span></text:span><text:span text:style-name="Verbatim_20_Char"><text:span text:style-name="T1"> Not Workday, Not Working_June 2020 <text:s text:c="15"/>1.642 <text:s text:c="14"/>0.736 <text:s text:c="9"/>0.253 <text:s text:c="10"/>3.133 <text:s text:c="19"/>0.037 <text:s text:c="20"/>0.080 <text:s text:c="14"/>-0.114 <text:s text:c="16"/>0.196</text:span></text:span><text:span text:style-name="Default_20_Paragraph_20_Font"><text:span text:style-name="T1"><text:line-break/></text:span></text:span><text:span text:style-name="Verbatim_20_Char"><text:span text:style-name="T1"> Not Workday, Working_2016 <text:s text:c="24"/>1.654 <text:s text:c="14"/>0.700 <text:s text:c="9"/>0.324 <text:s text:c="10"/>3.095 <text:s text:c="19"/>0.036 <text:s text:c="20"/>0.077 <text:s text:c="14"/>-0.111 <text:s text:c="16"/>0.194</text:span></text:span><text:span text:style-name="Default_20_Paragraph_20_Font"><text:span text:style-name="T1"><text:line-break/></text:span></text:span><text:span text:style-name="Verbatim_20_Char"><text:span text:style-name="T1"> Not Workday, Working_August 2020 <text:s text:c="17"/>1.674 <text:s text:c="14"/>0.791 <text:s text:c="9"/>0.148 <text:s text:c="10"/>3.270 <text:s text:c="19"/>0.241 <text:s text:c="20"/>0.081 <text:s text:c="15"/>0.088 <text:s text:c="16"/>0.406</text:span></text:span><text:span text:style-name="Default_20_Paragraph_20_Font"><text:span text:style-name="T1"><text:line-break/></text:span></text:span><text:span text:style-name="Verbatim_20_Char"><text:span text:style-name="T1"> Not Workday, Working_June 2020 <text:s text:c="19"/>1.923 <text:s text:c="14"/>0.795 <text:s text:c="9"/>0.388 <text:s text:c="10"/>3.531 <text:s text:c="19"/>0.220 <text:s text:c="20"/>0.084 <text:s text:c="15"/>0.061 <text:s text:c="16"/>0.389</text:span></text:span><text:span text:style-name="Default_20_Paragraph_20_Font"><text:span text:style-name="T1"><text:line-break/></text:span></text:span><text:span text:style-name="Verbatim_20_Char"><text:span text:style-name="T1"> Outside Workday_2016 <text:s text:c="28"/>-2.981 <text:s text:c="14"/>0.659 <text:s text:c="8"/>-4.307 <text:s text:c="9"/>-1.702 <text:s text:c="18"/>-0.245 <text:s text:c="20"/>0.080 <text:s text:c="14"/>-0.407 <text:s text:c="15"/>-0.092</text:span></text:span><text:span text:style-name="Default_20_Paragraph_20_Font"><text:span text:style-name="T1"><text:line-break/></text:span></text:span><text:span text:style-name="Verbatim_20_Char"><text:span text:style-name="T1"> Outside Workday_August 2020 <text:s text:c="21"/>-2.346 <text:s text:c="14"/>0.873 <text:s text:c="8"/>-4.121 <text:s text:c="9"/>-0.679 <text:s text:c="19"/>0.009 <text:s text:c="20"/>0.093 <text:s text:c="14"/>-0.174 <text:s text:c="16"/>0.197</text:span></text:span><text:span text:style-name="Default_20_Paragraph_20_Font"><text:span text:style-name="T1"><text:line-break/></text:span></text:span><text:span text:style-name="Verbatim_20_Char"><text:span text:style-name="T1"> Outside Workday_June 2020 <text:s text:c="23"/>-0.780 <text:s text:c="14"/>0.949 <text:s text:c="8"/>-2.649 <text:s text:c="10"/>1.102 <text:s text:c="18"/>-0.090 <text:s text:c="20"/>0.109 <text:s text:c="14"/>-0.308 <text:s text:c="16"/>0.11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8.1.1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oft-page-break/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at_least_two | weights(crudewt2) ~ 1 + dagegrp + sex + (1 | survey:dclasuk:has_kids) </text:span></text:span><text:span text:style-name="Default_20_Paragraph_20_Font"><text:span text:style-name="T1"><text:line-break/></text:span></text:span><text:span text:style-name="Verbatim_20_Char"><text:span text:style-name="T1"> <text:s text:c="3"/>Data: who_household_to_model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1)</text:span></text:span><text:span text:style-name="Default_20_Paragraph_20_Font"><text:span text:style-name="T1"><text:line-break/></text:span></text:span><text:span text:style-name="Verbatim_20_Char"><text:span text:style-name="T1"> Intercept ~ normal(0, 1)</text:span></text:span><text:span text:style-name="Default_20_Paragraph_20_Font"><text:span text:style-name="T1"><text:line-break/></text:span></text:span><text:span text:style-name="Verbatim_20_Char"><text:span text:style-name="T1"> sd ~ gamma(3, 1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dclasuk:has_kids (Number of levels: 24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3"/>20.42 <text:s text:c="5"/>2.16 <text:s text:c="3"/>16.55 <text:s text:c="3"/>25.07 1.00 <text:s text:c="4"/>1381 <text:s text:c="4"/>228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7"/>0.36 <text:s text:c="5"/>1.17 <text:s text:c="3"/>-1.95 <text:s text:c="4"/>2.60 1.00 <text:s text:c="4"/>4952 <text:s text:c="4"/>4579</text:span></text:span><text:span text:style-name="Default_20_Paragraph_20_Font"><text:span text:style-name="T1"><text:line-break/></text:span></text:span><text:span text:style-name="Verbatim_20_Char"><text:span text:style-name="T1"> dagegrp25M34 <text:s text:c="4"/>0.16 <text:s text:c="5"/>0.89 <text:s text:c="3"/>-1.57 <text:s text:c="4"/>1.89 1.00 <text:s text:c="3"/>11677 <text:s text:c="4"/>4576</text:span></text:span><text:span text:style-name="Default_20_Paragraph_20_Font"><text:span text:style-name="T1"><text:line-break/></text:span></text:span><text:span text:style-name="Verbatim_20_Char"><text:span text:style-name="T1"> dagegrp35M44 <text:s text:c="4"/>0.41 <text:s text:c="5"/>0.88 <text:s text:c="3"/>-1.29 <text:s text:c="4"/>2.13 1.00 <text:s text:c="4"/>9575 <text:s text:c="4"/>4153</text:span></text:span><text:span text:style-name="Default_20_Paragraph_20_Font"><text:span text:style-name="T1"><text:line-break/></text:span></text:span><text:span text:style-name="Verbatim_20_Char"><text:span text:style-name="T1"> dagegrp45M54 <text:s text:c="4"/>0.46 <text:s text:c="5"/>0.87 <text:s text:c="3"/>-1.23 <text:s text:c="4"/>2.16 1.00 <text:s text:c="3"/>13306 <text:s text:c="4"/>4425</text:span></text:span><text:span text:style-name="Default_20_Paragraph_20_Font"><text:span text:style-name="T1"><text:line-break/></text:span></text:span><text:span text:style-name="Verbatim_20_Char"><text:span text:style-name="T1"> dagegrp55M64 <text:s text:c="4"/>0.27 <text:s text:c="5"/>0.86 <text:s text:c="3"/>-1.41 <text:s text:c="4"/>1.96 1.00 <text:s text:c="3"/>10110 <text:s text:c="4"/>4425</text:span></text:span><text:span text:style-name="Default_20_Paragraph_20_Font"><text:span text:style-name="T1"><text:line-break/></text:span></text:span><text:span text:style-name="Verbatim_20_Char"><text:span text:style-name="T1"> sexFemale <text:s text:c="7"/>0.87 <text:s text:c="5"/>0.81 <text:s text:c="3"/>-0.75 <text:s text:c="4"/>2.48 1.00 <text:s text:c="3"/>11112 <text:s text:c="4"/>435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3"/>32.44 <text:s text:c="5"/>0.49 <text:s text:c="3"/>31.50 <text:s text:c="3"/>33.44 1.00 <text:s text:c="3"/>11222 <text:s text:c="4"/>412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8.1.1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59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2016_Higher managerial and professional_Children <text:s text:c="22"/>34.862 <text:s text:c="14"/>3.454 <text:s text:c="8"/>28.135 <text:s text:c="9"/>41.581</text:span></text:span><text:span text:style-name="Default_20_Paragraph_20_Font"><text:span text:style-name="T1"><text:line-break/></text:span></text:span><text:span text:style-name="Verbatim_20_Char"><text:span text:style-name="T1"> 2016_Higher managerial and professional_No Children <text:s text:c="20"/>3.274 <text:s text:c="14"/>2.723 <text:s text:c="8"/>-1.983 <text:s text:c="10"/>8.683</text:span></text:span><text:span text:style-name="Default_20_Paragraph_20_Font"><text:span text:style-name="T1"><text:line-break/></text:span></text:span><text:span text:style-name="Verbatim_20_Char"><text:span text:style-name="T1"> 2016_Intermediate_Children <text:s text:c="44"/>32.980 <text:s text:c="14"/>4.321 <text:s text:c="8"/>24.513 <text:s text:c="9"/>41.426</text:span></text:span><text:span text:style-name="Default_20_Paragraph_20_Font"><text:span text:style-name="T1"><text:line-break/></text:span></text:span><text:span text:style-name="Verbatim_20_Char"><text:span text:style-name="T1"> 2016_Intermediate_No Children <text:s text:c="42"/>0.212 <text:s text:c="14"/>2.980 <text:s text:c="8"/>-5.700 <text:s text:c="10"/>5.986</text:span></text:span><text:span text:style-name="Default_20_Paragraph_20_Font"><text:span text:style-name="T1"><text:line-break/></text:span></text:span><text:span text:style-name="Verbatim_20_Char"><text:span text:style-name="T1"> 2016_Not working or unemployed_Children <text:s text:c="31"/>43.084 <text:s text:c="14"/>5.821 <text:s text:c="8"/>31.914 <text:s text:c="9"/>54.401</text:span></text:span><text:span text:style-name="Default_20_Paragraph_20_Font"><text:span text:style-name="T1"><text:line-break/></text:span></text:span><text:span text:style-name="Verbatim_20_Char"><text:span text:style-name="T1"> 2016_Not working or unemployed_No Children <text:s text:c="29"/>0.722 <text:s text:c="14"/>4.278 <text:s text:c="8"/>-7.534 <text:s text:c="10"/>9.061</text:span></text:span><text:span text:style-name="Default_20_Paragraph_20_Font"><text:span text:style-name="T1"><text:line-break/></text:span></text:span><text:span text:style-name="Verbatim_20_Char"><text:span text:style-name="T1"> 2016_Routine_Children <text:s text:c="49"/>17.597 <text:s text:c="14"/>3.439 <text:s text:c="8"/>10.931 <text:s text:c="9"/>24.211</text:span></text:span><text:span text:style-name="Default_20_Paragraph_20_Font"><text:span text:style-name="T1"><text:line-break/></text:span></text:span><text:span text:style-name="Verbatim_20_Char"><text:span text:style-name="T1"> 2016_Routine_No Children <text:s text:c="46"/>-0.320 <text:s text:c="14"/>2.736 <text:s text:c="8"/>-5.609 <text:s text:c="10"/>5.022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Children <text:s text:c="15"/>35.780 <text:s text:c="14"/>2.889 <text:s text:c="8"/>30.261 <text:s text:c="9"/>41.518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No Children <text:s text:c="13"/>0.828 <text:s text:c="14"/>2.408 <text:s text:c="8"/>-4.009 <text:s text:c="10"/>5.514</text:span></text:span><text:span text:style-name="Default_20_Paragraph_20_Font"><text:span text:style-name="T1"><text:line-break/></text:span></text:span><text:span text:style-name="Verbatim_20_Char"><text:span text:style-name="T1"> August 2020_Intermediate_Children <text:s text:c="37"/>35.247 <text:s text:c="14"/>4.604 <text:s text:c="8"/>26.218 <text:s text:c="9"/>44.348</text:span></text:span><text:span text:style-name="Default_20_Paragraph_20_Font"><text:span text:style-name="T1"><text:line-break/></text:span></text:span><text:span text:style-name="Verbatim_20_Char"><text:span text:style-name="T1"> August 2020_Intermediate_No Children <text:s text:c="34"/>-0.614 <text:s text:c="14"/>3.426 <text:s text:c="8"/>-7.185 <text:s text:c="10"/>6.152</text:span></text:span><text:span text:style-name="Default_20_Paragraph_20_Font"><text:span text:style-name="T1"><text:line-break/></text:span></text:span><text:span text:style-name="Verbatim_20_Char"><text:span text:style-name="T1"> August 2020_Not working or unemployed_Children <text:s text:c="24"/>43.055 <text:s text:c="14"/>5.284 <text:s text:c="8"/>32.792 <text:s text:c="9"/>53.448</text:span></text:span><text:span text:style-name="Default_20_Paragraph_20_Font"><text:span text:style-name="T1"><text:line-break/></text:span></text:span><text:span text:style-name="Verbatim_20_Char"><text:span text:style-name="T1"> August 2020_Not working or unemployed_No Children <text:s text:c="22"/>1.622 <text:s text:c="14"/>4.088 <text:s text:c="8"/>-6.393 <text:s text:c="10"/>9.635</text:span></text:span><text:span text:style-name="Default_20_Paragraph_20_Font"><text:span text:style-name="T1"><text:line-break/></text:span></text:span><text:span text:style-name="Verbatim_20_Char"><text:span text:style-name="T1"> August 2020_Routine_Children <text:s text:c="42"/>17.957 <text:s text:c="14"/>4.168 <text:s text:c="9"/>9.885 <text:s text:c="9"/>26.121</text:span></text:span><text:span text:style-name="Default_20_Paragraph_20_Font"><text:span text:style-name="T1"><text:line-break/></text:span></text:span><text:span text:style-name="Verbatim_20_Char"><text:span text:style-name="T1"> August 2020_Routine_No Children <text:s text:c="40"/>2.327 <text:s text:c="14"/>3.866 <text:s text:c="8"/>-5.216 <text:s text:c="10"/>9.814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Children <text:s text:c="17"/>32.470 <text:s text:c="14"/>2.879 <text:s text:c="8"/>26.657 <text:s text:c="9"/>37.917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No Children <text:s text:c="15"/>2.335 <text:s text:c="14"/>2.487 <text:s text:c="8"/>-2.600 <text:s text:c="10"/>7.178</text:span></text:span><text:span text:style-name="Default_20_Paragraph_20_Font"><text:span text:style-name="T1"><text:line-break/></text:span></text:span><text:span text:style-name="Verbatim_20_Char"><text:span text:style-name="T1"> June 2020_Intermediate_Children <text:s text:c="39"/>43.751 <text:s text:c="14"/>4.446 <text:s text:c="8"/>34.985 <text:s text:c="9"/>52.497</text:span></text:span><text:span text:style-name="Default_20_Paragraph_20_Font"><text:span text:style-name="T1"><text:line-break/></text:span></text:span><text:span text:style-name="Verbatim_20_Char"><text:span text:style-name="T1"> June 2020_Intermediate_No Children <text:s text:c="37"/>1.924 <text:s text:c="14"/>3.159 <text:s text:c="8"/>-4.116 <text:s text:c="10"/>8.228</text:span></text:span><text:span text:style-name="Default_20_Paragraph_20_Font"><text:span text:style-name="T1"><text:line-break/></text:span></text:span><text:span text:style-name="Verbatim_20_Char"><text:span text:style-name="T1"> June 2020_Not working or unemployed_Children <text:s text:c="26"/>51.185 <text:s text:c="14"/>6.058 <text:s text:c="8"/>38.818 <text:s text:c="9"/>63.066</text:span></text:span><text:span text:style-name="Default_20_Paragraph_20_Font"><text:span text:style-name="T1"><text:line-break/></text:span></text:span><text:span text:style-name="Verbatim_20_Char"><text:span text:style-name="T1"> June 2020_Not working or unemployed_No Children <text:s text:c="24"/>4.231 <text:s text:c="14"/>4.027 <text:s text:c="8"/>-3.782 <text:s text:c="9"/>12.176</text:span></text:span><text:span text:style-name="Default_20_Paragraph_20_Font"><text:span text:style-name="T1"><text:line-break/></text:span></text:span><text:span text:style-name="Verbatim_20_Char"><text:span text:style-name="T1"> June 2020_Routine_Children <text:s text:c="44"/>41.333 <text:s text:c="14"/>4.382 <text:s text:c="8"/>32.777 <text:s text:c="9"/>49.702</text:span></text:span><text:span text:style-name="Default_20_Paragraph_20_Font"><text:span text:style-name="T1"><text:line-break/></text:span></text:span><text:span text:style-name="Verbatim_20_Char"><text:span text:style-name="T1"> June 2020_Routine_No Children <text:s text:c="42"/>1.696 <text:s text:c="14"/>3.579 <text:s text:c="8"/>-5.314 <text:s text:c="10"/>8.655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8.1.2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at_least_two | weights(crudewt2) ~ 1 + dagegrp + sex + (1 | survey:dclasuk:has_kids:in_work) </text:span></text:span><text:span text:style-name="Default_20_Paragraph_20_Font"><text:span text:style-name="T1"><text:line-break/></text:span></text:span><text:span text:style-name="Verbatim_20_Char"><text:span text:style-name="T1"> <text:s text:c="3"/>Data: who_household_to_model (Number of observations: 2566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1)</text:span></text:span><text:span text:style-name="Default_20_Paragraph_20_Font"><text:span text:style-name="T1"><text:line-break/></text:span></text:span><text:span text:style-name="Verbatim_20_Char"><text:span text:style-name="T1"> Intercept ~ normal(0, 1)</text:span></text:span><text:span text:style-name="Default_20_Paragraph_20_Font"><text:span text:style-name="T1"><text:line-break/></text:span></text:span><text:span text:style-name="Verbatim_20_Char"><text:span text:style-name="T1"> sd ~ gamma(3, 1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urvey:dclasuk:has_kids:in_work (Number of levels: 44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3"/>21.24 <text:s text:c="5"/>1.96 <text:s text:c="3"/>17.70 <text:s text:c="3"/>25.37 1.00 <text:s text:c="4"/>1409 <text:s text:c="4"/>245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7"/>0.92 <text:s text:c="5"/>1.16 <text:s text:c="3"/>-1.38 <text:s text:c="4"/>3.18 1.00 <text:s text:c="4"/>3982 <text:s text:c="4"/>4403</text:span></text:span><text:span text:style-name="Default_20_Paragraph_20_Font"><text:span text:style-name="T1"><text:line-break/></text:span></text:span><text:span text:style-name="Verbatim_20_Char"><text:span text:style-name="T1"> dagegrp25M34 <text:s text:c="3"/>-0.03 <text:s text:c="5"/>0.87 <text:s text:c="3"/>-1.71 <text:s text:c="4"/>1.68 1.00 <text:s text:c="3"/>10574 <text:s text:c="4"/>4244</text:span></text:span><text:span text:style-name="Default_20_Paragraph_20_Font"><text:span text:style-name="T1"><text:line-break/></text:span></text:span><text:span text:style-name="Verbatim_20_Char"><text:span text:style-name="T1"> dagegrp35M44 <text:s text:c="4"/>0.41 <text:s text:c="5"/>0.85 <text:s text:c="3"/>-1.24 <text:s text:c="4"/>2.07 1.00 <text:s text:c="4"/>9421 <text:s text:c="4"/>4352</text:span></text:span><text:span text:style-name="Default_20_Paragraph_20_Font"><text:span text:style-name="T1"><text:line-break/></text:span></text:span><text:span text:style-name="Verbatim_20_Char"><text:span text:style-name="T1"> dagegrp45M54 <text:s text:c="4"/>0.37 <text:s text:c="5"/>0.87 <text:s text:c="3"/>-1.32 <text:s text:c="4"/>2.05 1.00 <text:s text:c="3"/>11900 <text:s text:c="4"/>4645</text:span></text:span><text:span text:style-name="Default_20_Paragraph_20_Font"><text:span text:style-name="T1"><text:line-break/></text:span></text:span><text:span text:style-name="Verbatim_20_Char"><text:span text:style-name="T1"> dagegrp55M64 <text:s text:c="4"/>0.24 <text:s text:c="5"/>0.87 <text:s text:c="3"/>-1.48 <text:s text:c="4"/>1.94 1.00 <text:s text:c="4"/>9409 <text:s text:c="4"/>4114</text:span></text:span><text:span text:style-name="Default_20_Paragraph_20_Font"><text:span text:style-name="T1"><text:line-break/></text:span></text:span><text:span text:style-name="Verbatim_20_Char"><text:span text:style-name="T1"> sexFemale <text:s text:c="7"/>0.77 <text:s text:c="5"/>0.81 <text:s text:c="3"/>-0.80 <text:s text:c="4"/>2.35 1.00 <text:s text:c="4"/>8770 <text:s text:c="4"/>4458</text:span></text:span><text:span text:style-name="Default_20_Paragraph_20_Font"><text:span text:style-name="T1"><text:line-break/></text:span></text:span><text:soft-page-break/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3"/>32.35 <text:s text:c="5"/>0.50 <text:s text:c="3"/>31.40 <text:s text:c="3"/>33.33 1.00 <text:s text:c="3"/>10385 <text:s text:c="4"/>4379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8.1.2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71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2016_Higher managerial and professional_Children_Not Working <text:s text:c="22"/>18.843 <text:s text:c="13"/>14.663 <text:s text:c="8"/>-9.481 <text:s text:c="9"/>47.978</text:span></text:span><text:span text:style-name="Default_20_Paragraph_20_Font"><text:span text:style-name="T1"><text:line-break/></text:span></text:span><text:span text:style-name="Verbatim_20_Char"><text:span text:style-name="T1"> 2016_Higher managerial and professional_Children_Working <text:s text:c="26"/>34.409 <text:s text:c="14"/>3.576 <text:s text:c="8"/>27.390 <text:s text:c="9"/>41.384</text:span></text:span><text:span text:style-name="Default_20_Paragraph_20_Font"><text:span text:style-name="T1"><text:line-break/></text:span></text:span><text:span text:style-name="Verbatim_20_Char"><text:span text:style-name="T1"> 2016_Higher managerial and professional_No Children_Not Working <text:s text:c="20"/>0.651 <text:s text:c="14"/>5.482 <text:s text:c="8"/>-9.865 <text:s text:c="9"/>11.303</text:span></text:span><text:span text:style-name="Default_20_Paragraph_20_Font"><text:span text:style-name="T1"><text:line-break/></text:span></text:span><text:span text:style-name="Verbatim_20_Char"><text:span text:style-name="T1"> 2016_Higher managerial and professional_No Children_Working <text:s text:c="24"/>3.408 <text:s text:c="14"/>3.012 <text:s text:c="8"/>-2.428 <text:s text:c="10"/>9.400</text:span></text:span><text:span text:style-name="Default_20_Paragraph_20_Font"><text:span text:style-name="T1"><text:line-break/></text:span></text:span><text:span text:style-name="Verbatim_20_Char"><text:span text:style-name="T1"> 2016_Intermediate_Children_Working <text:s text:c="48"/>32.634 <text:s text:c="14"/>4.252 <text:s text:c="8"/>24.218 <text:s text:c="9"/>40.797</text:span></text:span><text:span text:style-name="Default_20_Paragraph_20_Font"><text:span text:style-name="T1"><text:line-break/></text:span></text:span><text:span text:style-name="Verbatim_20_Char"><text:span text:style-name="T1"> 2016_Intermediate_No Children_Not Working <text:s text:c="41"/>-1.064 <text:s text:c="13"/>12.331 <text:s text:c="7"/>-25.451 <text:s text:c="9"/>23.426</text:span></text:span><text:span text:style-name="Default_20_Paragraph_20_Font"><text:span text:style-name="T1"><text:line-break/></text:span></text:span><text:span text:style-name="Verbatim_20_Char"><text:span text:style-name="T1"> 2016_Intermediate_No Children_Working <text:s text:c="45"/>-0.113 <text:s text:c="14"/>3.122 <text:s text:c="8"/>-6.190 <text:s text:c="10"/>6.054</text:span></text:span><text:span text:style-name="Default_20_Paragraph_20_Font"><text:span text:style-name="T1"><text:line-break/></text:span></text:span><text:span text:style-name="Verbatim_20_Char"><text:span text:style-name="T1"> 2016_Not working or unemployed_Children_Not Working <text:s text:c="31"/>44.307 <text:s text:c="14"/>5.664 <text:s text:c="8"/>33.323 <text:s text:c="9"/>55.373</text:span></text:span><text:span text:style-name="Default_20_Paragraph_20_Font"><text:span text:style-name="T1"><text:line-break/></text:span></text:span><text:span text:style-name="Verbatim_20_Char"><text:span text:style-name="T1"> 2016_Not working or unemployed_No Children_Not Working <text:s text:c="29"/>0.507 <text:s text:c="14"/>4.352 <text:s text:c="8"/>-8.025 <text:s text:c="10"/>8.923</text:span></text:span><text:span text:style-name="Default_20_Paragraph_20_Font"><text:span text:style-name="T1"><text:line-break/></text:span></text:span><text:span text:style-name="Verbatim_20_Char"><text:span text:style-name="T1"> 2016_Routine_Children_Working <text:s text:c="53"/>17.367 <text:s text:c="14"/>3.392 <text:s text:c="8"/>10.643 <text:s text:c="9"/>23.884</text:span></text:span><text:span text:style-name="Default_20_Paragraph_20_Font"><text:span text:style-name="T1"><text:line-break/></text:span></text:span><text:span text:style-name="Verbatim_20_Char"><text:span text:style-name="T1"> 2016_Routine_No Children_Not Working <text:s text:c="46"/>-1.009 <text:s text:c="13"/>12.361 <text:s text:c="7"/>-25.058 <text:s text:c="9"/>23.758</text:span></text:span><text:span text:style-name="Default_20_Paragraph_20_Font"><text:span text:style-name="T1"><text:line-break/></text:span></text:span><text:span text:style-name="Verbatim_20_Char"><text:span text:style-name="T1"> 2016_Routine_No Children_Working <text:s text:c="50"/>-0.749 <text:s text:c="14"/>2.921 <text:s text:c="8"/>-6.527 <text:s text:c="10"/>5.105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Children_Not Working <text:s text:c="15"/>51.750 <text:s text:c="14"/>8.071 <text:s text:c="8"/>35.834 <text:s text:c="9"/>67.374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Children_Working <text:s text:c="19"/>32.588 <text:s text:c="14"/>2.996 <text:s text:c="8"/>26.822 <text:s text:c="9"/>38.523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No Children_Not Working <text:s text:c="13"/>2.807 <text:s text:c="14"/>5.663 <text:s text:c="8"/>-8.424 <text:s text:c="9"/>13.870</text:span></text:span><text:span text:style-name="Default_20_Paragraph_20_Font"><text:span text:style-name="T1"><text:line-break/></text:span></text:span><text:span text:style-name="Verbatim_20_Char"><text:span text:style-name="T1"> August 2020_Higher managerial and professional_No Children_Working <text:s text:c="16"/>-0.032 <text:s text:c="14"/>2.623 <text:s text:c="8"/>-5.186 <text:s text:c="10"/>5.124</text:span></text:span><text:span text:style-name="Default_20_Paragraph_20_Font"><text:span text:style-name="T1"><text:line-break/></text:span></text:span><text:span text:style-name="Verbatim_20_Char"><text:span text:style-name="T1"> August 2020_Intermediate_Children_Not Working <text:s text:c="38"/>8.466 <text:s text:c="14"/>9.716 <text:s text:c="7"/>-10.774 <text:s text:c="9"/>27.741</text:span></text:span><text:span text:style-name="Default_20_Paragraph_20_Font"><text:span text:style-name="T1"><text:line-break/></text:span></text:span><text:span text:style-name="Verbatim_20_Char"><text:span text:style-name="T1"> August 2020_Intermediate_Children_Working <text:s text:c="41"/>39.815 <text:s text:c="14"/>5.063 <text:s text:c="8"/>29.780 <text:s text:c="9"/>49.645</text:span></text:span><text:span text:style-name="Default_20_Paragraph_20_Font"><text:span text:style-name="T1"><text:line-break/></text:span></text:span><text:span text:style-name="Verbatim_20_Char"><text:span text:style-name="T1"> August 2020_Intermediate_No Children_Not Working <text:s text:c="34"/>-1.572 <text:s text:c="14"/>7.185 <text:s text:c="7"/>-15.463 <text:s text:c="9"/>12.596</text:span></text:span><text:span text:style-name="Default_20_Paragraph_20_Font"><text:span text:style-name="T1"><text:line-break/></text:span></text:span><text:span text:style-name="Verbatim_20_Char"><text:span text:style-name="T1"> August 2020_Intermediate_No Children_Working <text:s text:c="38"/>-0.910 <text:s text:c="14"/>3.750 <text:s text:c="8"/>-8.145 <text:s text:c="10"/>6.449</text:span></text:span><text:span text:style-name="Default_20_Paragraph_20_Font"><text:span text:style-name="T1"><text:line-break/></text:span></text:span><text:span text:style-name="Verbatim_20_Char"><text:span text:style-name="T1"> August 2020_Not working or unemployed_Children_Not Working <text:s text:c="24"/>45.395 <text:s text:c="14"/>5.346 <text:s text:c="8"/>35.028 <text:s text:c="9"/>56.098</text:span></text:span><text:span text:style-name="Default_20_Paragraph_20_Font"><text:span text:style-name="T1"><text:line-break/></text:span></text:span><text:span text:style-name="Verbatim_20_Char"><text:span text:style-name="T1"> August 2020_Not working or unemployed_Children_Working <text:s text:c="29"/>4.950 <text:s text:c="13"/>14.122 <text:s text:c="7"/>-22.821 <text:s text:c="9"/>32.473</text:span></text:span><text:span text:style-name="Default_20_Paragraph_20_Font"><text:span text:style-name="T1"><text:line-break/></text:span></text:span><text:span text:style-name="Verbatim_20_Char"><text:span text:style-name="T1"> August 2020_Not working or unemployed_No Children_Not Working <text:s text:c="22"/>1.235 <text:s text:c="14"/>4.070 <text:s text:c="8"/>-6.810 <text:s text:c="10"/>9.306</text:span></text:span><text:span text:style-name="Default_20_Paragraph_20_Font"><text:span text:style-name="T1"><text:line-break/></text:span></text:span><text:span text:style-name="Verbatim_20_Char"><text:span text:style-name="T1"> August 2020_Not working or unemployed_No Children_Working <text:s text:c="25"/>-0.477 <text:s text:c="13"/>15.747 <text:s text:c="7"/>-31.119 <text:s text:c="9"/>30.573</text:span></text:span><text:span text:style-name="Default_20_Paragraph_20_Font"><text:span text:style-name="T1"><text:line-break/></text:span></text:span><text:span text:style-name="Verbatim_20_Char"><text:span text:style-name="T1"> August 2020_Routine_Children_Not Working <text:s text:c="42"/>35.735 <text:s text:c="13"/>10.053 <text:s text:c="8"/>16.178 <text:s text:c="9"/>55.360</text:span></text:span><text:span text:style-name="Default_20_Paragraph_20_Font"><text:span text:style-name="T1"><text:line-break/></text:span></text:span><text:span text:style-name="Verbatim_20_Char"><text:span text:style-name="T1"> August 2020_Routine_Children_Working <text:s text:c="46"/>13.522 <text:s text:c="14"/>4.424 <text:s text:c="9"/>4.948 <text:s text:c="9"/>22.168</text:span></text:span><text:span text:style-name="Default_20_Paragraph_20_Font"><text:span text:style-name="T1"><text:line-break/></text:span></text:span><text:span text:style-name="Verbatim_20_Char"><text:span text:style-name="T1"> August 2020_Routine_No Children_Not Working <text:s text:c="39"/>-1.188 <text:s text:c="14"/>9.338 <text:s text:c="7"/>-19.273 <text:s text:c="9"/>16.773</text:span></text:span><text:span text:style-name="Default_20_Paragraph_20_Font"><text:span text:style-name="T1"><text:line-break/></text:span></text:span><text:span text:style-name="Verbatim_20_Char"><text:span text:style-name="T1"> August 2020_Routine_No Children_Working <text:s text:c="44"/>2.422 <text:s text:c="14"/>4.120 <text:s text:c="8"/>-5.689 <text:s text:c="9"/>10.301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Children_Not Working <text:s text:c="18"/>5.647 <text:s text:c="14"/>7.043 <text:s text:c="8"/>-8.318 <text:s text:c="9"/>19.297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Children_Working <text:s text:c="21"/>35.938 <text:s text:c="14"/>3.137 <text:s text:c="8"/>29.878 <text:s text:c="9"/>42.092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No Children_Not Working <text:s text:c="15"/>1.487 <text:s text:c="14"/>3.879 <text:s text:c="8"/>-6.107 <text:s text:c="10"/>8.961</text:span></text:span><text:span text:style-name="Default_20_Paragraph_20_Font"><text:span text:style-name="T1"><text:line-break/></text:span></text:span><text:span text:style-name="Verbatim_20_Char"><text:span text:style-name="T1"> June 2020_Higher managerial and professional_No Children_Working <text:s text:c="19"/>2.102 <text:s text:c="14"/>2.916 <text:s text:c="8"/>-3.596 <text:s text:c="10"/>7.701</text:span></text:span><text:span text:style-name="Default_20_Paragraph_20_Font"><text:span text:style-name="T1"><text:line-break/></text:span></text:span><text:span text:style-name="Verbatim_20_Char"><text:span text:style-name="T1"> June 2020_Intermediate_Children_Not Working <text:s text:c="39"/>29.858 <text:s text:c="14"/>7.018 <text:s text:c="8"/>16.013 <text:s text:c="9"/>43.653</text:span></text:span><text:span text:style-name="Default_20_Paragraph_20_Font"><text:span text:style-name="T1"><text:line-break/></text:span></text:span><text:span text:style-name="Verbatim_20_Char"><text:span text:style-name="T1"> June 2020_Intermediate_Children_Working <text:s text:c="43"/>49.460 <text:s text:c="14"/>5.677 <text:s text:c="8"/>38.383 <text:s text:c="9"/>60.593</text:span></text:span><text:span text:style-name="Default_20_Paragraph_20_Font"><text:span text:style-name="T1"><text:line-break/></text:span></text:span><text:span text:style-name="Verbatim_20_Char"><text:span text:style-name="T1"> June 2020_Intermediate_No Children_Not Working <text:s text:c="36"/>-0.697 <text:s text:c="14"/>5.032 <text:s text:c="7"/>-10.533 <text:s text:c="10"/>9.182</text:span></text:span><text:span text:style-name="Default_20_Paragraph_20_Font"><text:span text:style-name="T1"><text:line-break/></text:span></text:span><text:span text:style-name="Verbatim_20_Char"><text:span text:style-name="T1"> June 2020_Intermediate_No Children_Working <text:s text:c="41"/>2.707 <text:s text:c="14"/>3.837 <text:s text:c="8"/>-4.810 <text:s text:c="9"/>10.138</text:span></text:span><text:span text:style-name="Default_20_Paragraph_20_Font"><text:span text:style-name="T1"><text:line-break/></text:span></text:span><text:span text:style-name="Verbatim_20_Char"><text:span text:style-name="T1"> June 2020_Not working or unemployed_Children_Not Working <text:s text:c="26"/>56.716 <text:s text:c="14"/>6.734 <text:s text:c="8"/>43.690 <text:s text:c="9"/>69.705</text:span></text:span><text:span text:style-name="Default_20_Paragraph_20_Font"><text:span text:style-name="T1"><text:line-break/></text:span></text:span><text:span text:style-name="Verbatim_20_Char"><text:span text:style-name="T1"> June 2020_Not working or unemployed_Children_Working <text:s text:c="30"/>15.889 <text:s text:c="13"/>12.118 <text:s text:c="8"/>-7.349 <text:s text:c="9"/>40.396</text:span></text:span><text:span text:style-name="Default_20_Paragraph_20_Font"><text:span text:style-name="T1"><text:line-break/></text:span></text:span><text:span text:style-name="Verbatim_20_Char"><text:span text:style-name="T1"> June 2020_Not working or unemployed_No Children_Not Working <text:s text:c="24"/>2.504 <text:s text:c="14"/>4.071 <text:s text:c="8"/>-5.536 <text:s text:c="9"/>10.454</text:span></text:span><text:span text:style-name="Default_20_Paragraph_20_Font"><text:span text:style-name="T1"><text:line-break/></text:span></text:span><text:span text:style-name="Verbatim_20_Char"><text:span text:style-name="T1"> June 2020_Not working or unemployed_No Children_Working <text:s text:c="27"/>13.448 <text:s text:c="13"/>11.216 <text:s text:c="8"/>-8.206 <text:s text:c="9"/>34.853</text:span></text:span><text:span text:style-name="Default_20_Paragraph_20_Font"><text:span text:style-name="T1"><text:line-break/></text:span></text:span><text:span text:style-name="Verbatim_20_Char"><text:span text:style-name="T1"> June 2020_Routine_Children_Not Working <text:s text:c="44"/>34.217 <text:s text:c="14"/>7.099 <text:s text:c="8"/>20.448 <text:s text:c="9"/>48.080</text:span></text:span><text:span text:style-name="Default_20_Paragraph_20_Font"><text:span text:style-name="T1"><text:line-break/></text:span></text:span><text:span text:style-name="Verbatim_20_Char"><text:span text:style-name="T1"> June 2020_Routine_Children_Working <text:s text:c="48"/>42.300 <text:s text:c="14"/>5.130 <text:s text:c="8"/>32.300 <text:s text:c="9"/>52.267</text:span></text:span><text:span text:style-name="Default_20_Paragraph_20_Font"><text:span text:style-name="T1"><text:line-break/></text:span></text:span><text:span text:style-name="Verbatim_20_Char"><text:span text:style-name="T1"> June 2020_Routine_No Children_Not Working <text:s text:c="42"/>1.530 <text:s text:c="14"/>5.426 <text:s text:c="8"/>-9.192 <text:s text:c="9"/>11.989</text:span></text:span><text:span text:style-name="Default_20_Paragraph_20_Font"><text:span text:style-name="T1"><text:line-break/></text:span></text:span><text:span text:style-name="Verbatim_20_Char"><text:span text:style-name="T1"> June 2020_Routine_No Children_Working <text:s text:c="46"/>1.176 <text:s text:c="14"/>4.446 <text:s text:c="8"/>-7.570 <text:s text:c="9"/>10.01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Verbatim_20_Char"><text:span text:style-name="T2">----- <text:s/>Model 8.1.3 -----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/>Family: gaussian </text:span></text:span><text:span text:style-name="Default_20_Paragraph_20_Font"><text:span text:style-name="T1"><text:line-break/></text:span></text:span><text:span text:style-name="Verbatim_20_Char"><text:span text:style-name="T1"> <text:s text:c="2"/>Links: mu = identity; sigma = identity </text:span></text:span><text:span text:style-name="Default_20_Paragraph_20_Font"><text:span text:style-name="T1"><text:line-break/></text:span></text:span><text:span text:style-name="Verbatim_20_Char"><text:span text:style-name="T1"> Formula: at_least_two | weights(crudewt2) ~ dagegrp + (1 | sex:has_kids:survey:dclasuk) </text:span></text:span><text:span text:style-name="Default_20_Paragraph_20_Font"><text:span text:style-name="T1"><text:line-break/></text:span></text:span><text:span text:style-name="Verbatim_20_Char"><text:span text:style-name="T1"> <text:s text:c="3"/>Data: who_household_to_model (Number of observations: 2583) </text:span></text:span><text:span text:style-name="Default_20_Paragraph_20_Font"><text:span text:style-name="T1"><text:line-break/></text:span></text:span><text:span text:style-name="Verbatim_20_Char"><text:span text:style-name="T1"> Samples: 3 chains, each with iter = 3000; warmup = 1000; thin = 1;</text:span></text:span><text:span text:style-name="Default_20_Paragraph_20_Font"><text:span text:style-name="T1"><text:line-break/></text:span></text:span><text:span text:style-name="Verbatim_20_Char"><text:span text:style-name="T1"> <text:s text:c="9"/>total post-warmup samples = 600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riors: </text:span></text:span><text:span text:style-name="Default_20_Paragraph_20_Font"><text:span text:style-name="T1"><text:line-break/></text:span></text:span><text:span text:style-name="Verbatim_20_Char"><text:span text:style-name="T1"> b ~ normal(0, 1)</text:span></text:span><text:span text:style-name="Default_20_Paragraph_20_Font"><text:span text:style-name="T1"><text:line-break/></text:span></text:span><text:span text:style-name="Verbatim_20_Char"><text:span text:style-name="T1"> Intercept ~ normal(0, 1)</text:span></text:span><text:span text:style-name="Default_20_Paragraph_20_Font"><text:span text:style-name="T1"><text:line-break/></text:span></text:span><text:span text:style-name="Verbatim_20_Char"><text:span text:style-name="T1"> sd ~ gamma(3, 1)</text:span></text:span><text:span text:style-name="Default_20_Paragraph_20_Font"><text:span text:style-name="T1"><text:line-break/></text:span></text:span><text:span text:style-name="Verbatim_20_Char"><text:span text:style-name="T1"> sigma ~ student_t(3, 0, 2.5)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-Level Effects: </text:span></text:span><text:span text:style-name="Default_20_Paragraph_20_Font"><text:span text:style-name="T1"><text:line-break/></text:span></text:span><text:span text:style-name="Verbatim_20_Char"><text:span text:style-name="T1"> ~sex:has_kids:survey:dclasuk (Number of levels: 48) </text:span></text:span><text:span text:style-name="Default_20_Paragraph_20_Font"><text:span text:style-name="T1"><text:line-break/></text:span></text:span><text:span text:style-name="Verbatim_20_Char"><text:span text:style-name="T1"> <text:s text:c="14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d(Intercept) <text:s text:c="3"/>21.43 <text:s text:c="5"/>1.92 <text:s text:c="3"/>17.93 <text:s text:c="3"/>25.47 1.00 <text:s text:c="4"/>1587 <text:s text:c="4"/>2784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Population-Level Effects: </text:span></text:span><text:span text:style-name="Default_20_Paragraph_20_Font"><text:span text:style-name="T1"><text:line-break/></text:span></text:span><text:span text:style-name="Verbatim_20_Char"><text:span text:style-name="T1"> <text:s text:c="13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Intercept <text:s text:c="7"/>1.40 <text:s text:c="5"/>1.09 <text:s text:c="3"/>-0.75 <text:s text:c="4"/>3.53 1.00 <text:s text:c="4"/>4864 <text:s text:c="4"/>4873</text:span></text:span><text:span text:style-name="Default_20_Paragraph_20_Font"><text:span text:style-name="T1"><text:line-break/></text:span></text:span><text:span text:style-name="Verbatim_20_Char"><text:span text:style-name="T1"> dagegrp25M34 <text:s text:c="4"/>0.19 <text:s text:c="5"/>0.87 <text:s text:c="3"/>-1.50 <text:s text:c="4"/>1.90 1.00 <text:s text:c="3"/>13311 <text:s text:c="4"/>4444</text:span></text:span><text:span text:style-name="Default_20_Paragraph_20_Font"><text:span text:style-name="T1"><text:line-break/></text:span></text:span><text:span text:style-name="Verbatim_20_Char"><text:span text:style-name="T1"> dagegrp35M44 <text:s text:c="4"/>0.37 <text:s text:c="5"/>0.86 <text:s text:c="3"/>-1.31 <text:s text:c="4"/>2.04 1.00 <text:s text:c="3"/>10583 <text:s text:c="4"/>4117</text:span></text:span><text:span text:style-name="Default_20_Paragraph_20_Font"><text:span text:style-name="T1"><text:line-break/></text:span></text:span><text:span text:style-name="Verbatim_20_Char"><text:span text:style-name="T1"> dagegrp45M54 <text:s text:c="4"/>0.50 <text:s text:c="5"/>0.87 <text:s text:c="3"/>-1.18 <text:s text:c="4"/>2.21 1.00 <text:s text:c="3"/>11167 <text:s text:c="4"/>4084</text:span></text:span><text:span text:style-name="Default_20_Paragraph_20_Font"><text:span text:style-name="T1"><text:line-break/></text:span></text:span><text:span text:style-name="Verbatim_20_Char"><text:span text:style-name="T1"> dagegrp55M64 <text:s text:c="4"/>0.36 <text:s text:c="5"/>0.86 <text:s text:c="3"/>-1.37 <text:s text:c="4"/>2.05 1.00 <text:s text:c="3"/>14617 <text:s text:c="4"/>4118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Family Specific Parameters: </text:span></text:span><text:span text:style-name="Default_20_Paragraph_20_Font"><text:span text:style-name="T1"><text:line-break/></text:span></text:span><text:span text:style-name="Verbatim_20_Char"><text:span text:style-name="T1"> <text:s text:c="6"/>Estimate Est.Error l-95% CI u-95% CI Rhat Bulk_ESS Tail_ESS</text:span></text:span><text:span text:style-name="Default_20_Paragraph_20_Font"><text:span text:style-name="T1"><text:line-break/></text:span></text:span><text:span text:style-name="Verbatim_20_Char"><text:span text:style-name="T1"> sigma <text:s text:c="3"/>32.34 <text:s text:c="5"/>0.48 <text:s text:c="3"/>31.43 <text:s text:c="3"/>33.27 1.00 <text:s text:c="3"/>12036 <text:s text:c="4"/>4580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Samples were drawn using sampling(NUTS). For each parameter, Bulk_ESS</text:span></text:span><text:span text:style-name="Default_20_Paragraph_20_Font"><text:span text:style-name="T1"><text:line-break/></text:span></text:span><text:soft-page-break/><text:span text:style-name="Verbatim_20_Char"><text:span text:style-name="T1"> and Tail_ESS are effective sample size measures, and Rhat is the potential</text:span></text:span><text:span text:style-name="Default_20_Paragraph_20_Font"><text:span text:style-name="T1"><text:line-break/></text:span></text:span><text:span text:style-name="Verbatim_20_Char"><text:span text:style-name="T1"> scale reduction factor on split chains (at convergence, Rhat = 1).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Group Level Effects: Model 8.1.3</text:span></text:span><text:span text:style-name="Default_20_Paragraph_20_Font"><text:span text:style-name="T1"><text:line-break/></text:span></text:span><text:span text:style-name="Verbatim_20_Char"><text:span text:style-name="T1"> </text:span></text:span><text:span text:style-name="Default_20_Paragraph_20_Font"><text:span text:style-name="T1"><text:line-break/></text:span></text:span><text:span text:style-name="Verbatim_20_Char"><text:span text:style-name="T1"> <text:s text:c="66"/>Estimate.Intercept Est.Error.Intercept Q2.5.Intercept Q97.5.Intercept</text:span></text:span><text:span text:style-name="Default_20_Paragraph_20_Font"><text:span text:style-name="T1"><text:line-break/></text:span></text:span><text:span text:style-name="Verbatim_20_Char"><text:span text:style-name="T1"> Female_Children_2016_Higher managerial and professional <text:s text:c="22"/>46.783 <text:s text:c="14"/>4.529 <text:s text:c="8"/>38.017 <text:s text:c="9"/>55.688</text:span></text:span><text:span text:style-name="Default_20_Paragraph_20_Font"><text:span text:style-name="T1"><text:line-break/></text:span></text:span><text:span text:style-name="Verbatim_20_Char"><text:span text:style-name="T1"> Female_Children_2016_Intermediate <text:s text:c="44"/>34.828 <text:s text:c="14"/>5.786 <text:s text:c="8"/>23.488 <text:s text:c="9"/>46.275</text:span></text:span><text:span text:style-name="Default_20_Paragraph_20_Font"><text:span text:style-name="T1"><text:line-break/></text:span></text:span><text:span text:style-name="Verbatim_20_Char"><text:span text:style-name="T1"> Female_Children_2016_Not working or unemployed <text:s text:c="31"/>42.878 <text:s text:c="14"/>5.817 <text:s text:c="8"/>31.577 <text:s text:c="9"/>54.096</text:span></text:span><text:span text:style-name="Default_20_Paragraph_20_Font"><text:span text:style-name="T1"><text:line-break/></text:span></text:span><text:span text:style-name="Verbatim_20_Char"><text:span text:style-name="T1"> Female_Children_2016_Routine <text:s text:c="49"/>21.142 <text:s text:c="14"/>5.167 <text:s text:c="8"/>10.946 <text:s text:c="9"/>31.337</text:span></text:span><text:span text:style-name="Default_20_Paragraph_20_Font"><text:span text:style-name="T1"><text:line-break/></text:span></text:span><text:span text:style-name="Verbatim_20_Char"><text:span text:style-name="T1"> Female_Children_August 2020_Higher managerial and professional <text:s text:c="15"/>37.568 <text:s text:c="14"/>4.574 <text:s text:c="8"/>28.711 <text:s text:c="9"/>46.413</text:span></text:span><text:span text:style-name="Default_20_Paragraph_20_Font"><text:span text:style-name="T1"><text:line-break/></text:span></text:span><text:span text:style-name="Verbatim_20_Char"><text:span text:style-name="T1"> Female_Children_August 2020_Intermediate <text:s text:c="37"/>34.065 <text:s text:c="14"/>5.811 <text:s text:c="8"/>22.710 <text:s text:c="9"/>45.313</text:span></text:span><text:span text:style-name="Default_20_Paragraph_20_Font"><text:span text:style-name="T1"><text:line-break/></text:span></text:span><text:span text:style-name="Verbatim_20_Char"><text:span text:style-name="T1"> Female_Children_August 2020_Not working or unemployed <text:s text:c="24"/>49.006 <text:s text:c="14"/>5.555 <text:s text:c="8"/>38.124 <text:s text:c="9"/>60.066</text:span></text:span><text:span text:style-name="Default_20_Paragraph_20_Font"><text:span text:style-name="T1"><text:line-break/></text:span></text:span><text:span text:style-name="Verbatim_20_Char"><text:span text:style-name="T1"> Female_Children_August 2020_Routine <text:s text:c="42"/>23.337 <text:s text:c="14"/>5.711 <text:s text:c="8"/>12.073 <text:s text:c="9"/>34.645</text:span></text:span><text:span text:style-name="Default_20_Paragraph_20_Font"><text:span text:style-name="T1"><text:line-break/></text:span></text:span><text:span text:style-name="Verbatim_20_Char"><text:span text:style-name="T1"> Female_Children_June 2020_Higher managerial and professional <text:s text:c="17"/>28.349 <text:s text:c="14"/>4.837 <text:s text:c="8"/>19.125 <text:s text:c="9"/>37.820</text:span></text:span><text:span text:style-name="Default_20_Paragraph_20_Font"><text:span text:style-name="T1"><text:line-break/></text:span></text:span><text:span text:style-name="Verbatim_20_Char"><text:span text:style-name="T1"> Female_Children_June 2020_Intermediate <text:s text:c="39"/>40.871 <text:s text:c="14"/>6.112 <text:s text:c="8"/>29.046 <text:s text:c="9"/>53.105</text:span></text:span><text:span text:style-name="Default_20_Paragraph_20_Font"><text:span text:style-name="T1"><text:line-break/></text:span></text:span><text:span text:style-name="Verbatim_20_Char"><text:span text:style-name="T1"> Female_Children_June 2020_Not working or unemployed <text:s text:c="26"/>45.226 <text:s text:c="14"/>8.384 <text:s text:c="8"/>28.624 <text:s text:c="9"/>61.916</text:span></text:span><text:span text:style-name="Default_20_Paragraph_20_Font"><text:span text:style-name="T1"><text:line-break/></text:span></text:span><text:span text:style-name="Verbatim_20_Char"><text:span text:style-name="T1"> Female_Children_June 2020_Routine <text:s text:c="44"/>35.515 <text:s text:c="14"/>5.625 <text:s text:c="8"/>24.544 <text:s text:c="9"/>46.499</text:span></text:span><text:span text:style-name="Default_20_Paragraph_20_Font"><text:span text:style-name="T1"><text:line-break/></text:span></text:span><text:span text:style-name="Verbatim_20_Char"><text:span text:style-name="T1"> Female_No Children_2016_Higher managerial and professional <text:s text:c="20"/>4.696 <text:s text:c="14"/>3.951 <text:s text:c="8"/>-3.135 <text:s text:c="9"/>12.299</text:span></text:span><text:span text:style-name="Default_20_Paragraph_20_Font"><text:span text:style-name="T1"><text:line-break/></text:span></text:span><text:span text:style-name="Verbatim_20_Char"><text:span text:style-name="T1"> Female_No Children_2016_Intermediate <text:s text:c="41"/>-1.632 <text:s text:c="14"/>3.642 <text:s text:c="8"/>-8.723 <text:s text:c="10"/>5.618</text:span></text:span><text:span text:style-name="Default_20_Paragraph_20_Font"><text:span text:style-name="T1"><text:line-break/></text:span></text:span><text:span text:style-name="Verbatim_20_Char"><text:span text:style-name="T1"> Female_No Children_2016_Not working or unemployed <text:s text:c="29"/>0.712 <text:s text:c="14"/>5.315 <text:s text:c="8"/>-9.761 <text:s text:c="9"/>11.078</text:span></text:span><text:span text:style-name="Default_20_Paragraph_20_Font"><text:span text:style-name="T1"><text:line-break/></text:span></text:span><text:span text:style-name="Verbatim_20_Char"><text:span text:style-name="T1"> Female_No Children_2016_Routine <text:s text:c="46"/>-1.116 <text:s text:c="14"/>4.464 <text:s text:c="8"/>-9.879 <text:s text:c="10"/>7.704</text:span></text:span><text:span text:style-name="Default_20_Paragraph_20_Font"><text:span text:style-name="T1"><text:line-break/></text:span></text:span><text:span text:style-name="Verbatim_20_Char"><text:span text:style-name="T1"> Female_No Children_August 2020_Higher managerial and professional <text:s text:c="12"/>-0.086 <text:s text:c="14"/>3.449 <text:s text:c="8"/>-6.908 <text:s text:c="10"/>6.671</text:span></text:span><text:span text:style-name="Default_20_Paragraph_20_Font"><text:span text:style-name="T1"><text:line-break/></text:span></text:span><text:span text:style-name="Verbatim_20_Char"><text:span text:style-name="T1"> Female_No Children_August 2020_Intermediate <text:s text:c="34"/>-1.649 <text:s text:c="14"/>4.445 <text:s text:c="7"/>-10.434 <text:s text:c="10"/>7.152</text:span></text:span><text:span text:style-name="Default_20_Paragraph_20_Font"><text:span text:style-name="T1"><text:line-break/></text:span></text:span><text:span text:style-name="Verbatim_20_Char"><text:span text:style-name="T1"> Female_No Children_August 2020_Not working or unemployed <text:s text:c="22"/>2.911 <text:s text:c="14"/>5.173 <text:s text:c="8"/>-7.395 <text:s text:c="9"/>13.163</text:span></text:span><text:span text:style-name="Default_20_Paragraph_20_Font"><text:span text:style-name="T1"><text:line-break/></text:span></text:span><text:span text:style-name="Verbatim_20_Char"><text:span text:style-name="T1"> Female_No Children_August 2020_Routine <text:s text:c="40"/>2.809 <text:s text:c="14"/>4.999 <text:s text:c="8"/>-7.287 <text:s text:c="9"/>12.483</text:span></text:span><text:span text:style-name="Default_20_Paragraph_20_Font"><text:span text:style-name="T1"><text:line-break/></text:span></text:span><text:span text:style-name="Verbatim_20_Char"><text:span text:style-name="T1"> Female_No Children_June 2020_Higher managerial and professional <text:s text:c="15"/>0.862 <text:s text:c="14"/>3.792 <text:s text:c="8"/>-6.406 <text:s text:c="10"/>8.251</text:span></text:span><text:span text:style-name="Default_20_Paragraph_20_Font"><text:span text:style-name="T1"><text:line-break/></text:span></text:span><text:span text:style-name="Verbatim_20_Char"><text:span text:style-name="T1"> Female_No Children_June 2020_Intermediate <text:s text:c="37"/>0.797 <text:s text:c="14"/>4.009 <text:s text:c="8"/>-7.095 <text:s text:c="10"/>8.739</text:span></text:span><text:span text:style-name="Default_20_Paragraph_20_Font"><text:span text:style-name="T1"><text:line-break/></text:span></text:span><text:span text:style-name="Verbatim_20_Char"><text:span text:style-name="T1"> Female_No Children_June 2020_Not working or unemployed <text:s text:c="24"/>2.832 <text:s text:c="14"/>4.631 <text:s text:c="8"/>-6.110 <text:s text:c="9"/>11.756</text:span></text:span><text:span text:style-name="Default_20_Paragraph_20_Font"><text:span text:style-name="T1"><text:line-break/></text:span></text:span><text:span text:style-name="Verbatim_20_Char"><text:span text:style-name="T1"> Female_No Children_June 2020_Routine <text:s text:c="41"/>-0.638 <text:s text:c="14"/>5.971 <text:s text:c="7"/>-12.310 <text:s text:c="9"/>11.062</text:span></text:span><text:span text:style-name="Default_20_Paragraph_20_Font"><text:span text:style-name="T1"><text:line-break/></text:span></text:span><text:span text:style-name="Verbatim_20_Char"><text:span text:style-name="T1"> Male_Children_2016_Higher managerial and professional <text:s text:c="24"/>17.687 <text:s text:c="14"/>4.801 <text:s text:c="9"/>8.338 <text:s text:c="9"/>27.064</text:span></text:span><text:span text:style-name="Default_20_Paragraph_20_Font"><text:span text:style-name="T1"><text:line-break/></text:span></text:span><text:span text:style-name="Verbatim_20_Char"><text:span text:style-name="T1"> Male_Children_2016_Intermediate <text:s text:c="46"/>27.466 <text:s text:c="14"/>6.008 <text:s text:c="8"/>15.951 <text:s text:c="9"/>39.176</text:span></text:span><text:span text:style-name="Default_20_Paragraph_20_Font"><text:span text:style-name="T1"><text:line-break/></text:span></text:span><text:span text:style-name="Verbatim_20_Char"><text:span text:style-name="T1"> Male_Children_2016_Not working or unemployed <text:s text:c="33"/>19.995 <text:s text:c="13"/>16.259 <text:s text:c="7"/>-11.653 <text:s text:c="9"/>51.543</text:span></text:span><text:span text:style-name="Default_20_Paragraph_20_Font"><text:span text:style-name="T1"><text:line-break/></text:span></text:span><text:span text:style-name="Verbatim_20_Char"><text:span text:style-name="T1"> Male_Children_2016_Routine <text:s text:c="51"/>13.304 <text:s text:c="14"/>4.456 <text:s text:c="9"/>4.684 <text:s text:c="9"/>21.972</text:span></text:span><text:span text:style-name="Default_20_Paragraph_20_Font"><text:span text:style-name="T1"><text:line-break/></text:span></text:span><text:span text:style-name="Verbatim_20_Char"><text:span text:style-name="T1"> Male_Children_August 2020_Higher managerial and professional <text:s text:c="17"/>32.746 <text:s text:c="14"/>3.507 <text:s text:c="8"/>25.926 <text:s text:c="9"/>39.567</text:span></text:span><text:span text:style-name="Default_20_Paragraph_20_Font"><text:span text:style-name="T1"><text:line-break/></text:span></text:span><text:span text:style-name="Verbatim_20_Char"><text:span text:style-name="T1"> Male_Children_August 2020_Intermediate <text:s text:c="39"/>32.619 <text:s text:c="14"/>6.887 <text:s text:c="8"/>18.859 <text:s text:c="9"/>46.338</text:span></text:span><text:span text:style-name="Default_20_Paragraph_20_Font"><text:span text:style-name="T1"><text:line-break/></text:span></text:span><text:span text:style-name="Verbatim_20_Char"><text:span text:style-name="T1"> Male_Children_August 2020_Not working or unemployed <text:s text:c="27"/>2.641 <text:s text:c="13"/>11.755 <text:s text:c="7"/>-19.790 <text:s text:c="9"/>25.726</text:span></text:span><text:span text:style-name="Default_20_Paragraph_20_Font"><text:span text:style-name="T1"><text:line-break/></text:span></text:span><text:span text:style-name="Verbatim_20_Char"><text:span text:style-name="T1"> Male_Children_August 2020_Routine <text:s text:c="44"/>10.205 <text:s text:c="14"/>5.666 <text:s text:c="8"/>-0.931 <text:s text:c="9"/>21.422</text:span></text:span><text:span text:style-name="Default_20_Paragraph_20_Font"><text:span text:style-name="T1"><text:line-break/></text:span></text:span><text:span text:style-name="Verbatim_20_Char"><text:span text:style-name="T1"> Male_Children_June 2020_Higher managerial and professional <text:s text:c="19"/>32.749 <text:s text:c="14"/>3.600 <text:s text:c="8"/>25.671 <text:s text:c="9"/>39.770</text:span></text:span><text:span text:style-name="Default_20_Paragraph_20_Font"><text:span text:style-name="T1"><text:line-break/></text:span></text:span><text:span text:style-name="Verbatim_20_Char"><text:span text:style-name="T1"> Male_Children_June 2020_Intermediate <text:s text:c="41"/>42.536 <text:s text:c="14"/>6.331 <text:s text:c="8"/>30.171 <text:s text:c="9"/>54.826</text:span></text:span><text:span text:style-name="Default_20_Paragraph_20_Font"><text:span text:style-name="T1"><text:line-break/></text:span></text:span><text:span text:style-name="Verbatim_20_Char"><text:span text:style-name="T1"> Male_Children_June 2020_Not working or unemployed <text:s text:c="28"/>49.305 <text:s text:c="14"/>7.700 <text:s text:c="8"/>34.256 <text:s text:c="9"/>64.478</text:span></text:span><text:span text:style-name="Default_20_Paragraph_20_Font"><text:span text:style-name="T1"><text:line-break/></text:span></text:span><text:span text:style-name="Verbatim_20_Char"><text:span text:style-name="T1"> Male_Children_June 2020_Routine <text:s text:c="46"/>44.986 <text:s text:c="14"/>6.504 <text:s text:c="8"/>32.082 <text:s text:c="9"/>57.554</text:span></text:span><text:span text:style-name="Default_20_Paragraph_20_Font"><text:span text:style-name="T1"><text:line-break/></text:span></text:span><text:span text:style-name="Verbatim_20_Char"><text:span text:style-name="T1"> Male_No Children_2016_Higher managerial and professional <text:s text:c="22"/>1.016 <text:s text:c="14"/>3.358 <text:s text:c="8"/>-5.497 <text:s text:c="10"/>7.816</text:span></text:span><text:span text:style-name="Default_20_Paragraph_20_Font"><text:span text:style-name="T1"><text:line-break/></text:span></text:span><text:span text:style-name="Verbatim_20_Char"><text:span text:style-name="T1"> Male_No Children_2016_Intermediate <text:s text:c="44"/>2.313 <text:s text:c="14"/>4.839 <text:s text:c="8"/>-7.165 <text:s text:c="9"/>11.801</text:span></text:span><text:span text:style-name="Default_20_Paragraph_20_Font"><text:span text:style-name="T1"><text:line-break/></text:span></text:span><text:span text:style-name="Verbatim_20_Char"><text:span text:style-name="T1"> Male_No Children_2016_Not working or unemployed <text:s text:c="30"/>-0.576 <text:s text:c="14"/>6.050 <text:s text:c="7"/>-12.421 <text:s text:c="9"/>11.115</text:span></text:span><text:span text:style-name="Default_20_Paragraph_20_Font"><text:span text:style-name="T1"><text:line-break/></text:span></text:span><text:span text:style-name="Verbatim_20_Char"><text:span text:style-name="T1"> Male_No Children_2016_Routine <text:s text:c="48"/>-0.988 <text:s text:c="14"/>3.331 <text:s text:c="8"/>-7.521 <text:s text:c="10"/>5.611</text:span></text:span><text:span text:style-name="Default_20_Paragraph_20_Font"><text:span text:style-name="T1"><text:line-break/></text:span></text:span><text:span text:style-name="Verbatim_20_Char"><text:span text:style-name="T1"> Male_No Children_August 2020_Higher managerial and professional <text:s text:c="15"/>0.296 <text:s text:c="14"/>3.095 <text:s text:c="8"/>-5.789 <text:s text:c="10"/>6.397</text:span></text:span><text:span text:style-name="Default_20_Paragraph_20_Font"><text:span text:style-name="T1"><text:line-break/></text:span></text:span><text:span text:style-name="Verbatim_20_Char"><text:span text:style-name="T1"> Male_No Children_August 2020_Intermediate <text:s text:c="36"/>-0.622 <text:s text:c="14"/>4.819 <text:s text:c="7"/>-10.148 <text:s text:c="10"/>8.902</text:span></text:span><text:span text:style-name="Default_20_Paragraph_20_Font"><text:span text:style-name="T1"><text:line-break/></text:span></text:span><text:span text:style-name="Verbatim_20_Char"><text:span text:style-name="T1"> Male_No Children_August 2020_Not working or unemployed <text:s text:c="23"/>-1.659 <text:s text:c="14"/>6.119 <text:s text:c="7"/>-13.700 <text:s text:c="9"/>10.506</text:span></text:span><text:span text:style-name="Default_20_Paragraph_20_Font"><text:span text:style-name="T1"><text:line-break/></text:span></text:span><text:span text:style-name="Verbatim_20_Char"><text:span text:style-name="T1"> Male_No Children_August 2020_Routine <text:s text:c="42"/>0.332 <text:s text:c="14"/>5.506 <text:s text:c="7"/>-10.502 <text:s text:c="9"/>11.160</text:span></text:span><text:span text:style-name="Default_20_Paragraph_20_Font"><text:span text:style-name="T1"><text:line-break/></text:span></text:span><text:span text:style-name="Verbatim_20_Char"><text:span text:style-name="T1"> Male_No Children_June 2020_Higher managerial and professional <text:s text:c="17"/>2.030 <text:s text:c="14"/>2.996 <text:s text:c="8"/>-3.924 <text:s text:c="10"/>7.968</text:span></text:span><text:span text:style-name="Default_20_Paragraph_20_Font"><text:span text:style-name="T1"><text:line-break/></text:span></text:span><text:span text:style-name="Verbatim_20_Char"><text:span text:style-name="T1"> Male_No Children_June 2020_Intermediate <text:s text:c="39"/>2.287 <text:s text:c="14"/>4.650 <text:s text:c="8"/>-6.943 <text:s text:c="9"/>11.288</text:span></text:span><text:span text:style-name="Default_20_Paragraph_20_Font"><text:span text:style-name="T1"><text:line-break/></text:span></text:span><text:span text:style-name="Verbatim_20_Char"><text:span text:style-name="T1"> Male_No Children_June 2020_Not working or unemployed <text:s text:c="26"/>5.558 <text:s text:c="14"/>6.813 <text:s text:c="8"/>-7.904 <text:s text:c="9"/>19.017</text:span></text:span><text:span text:style-name="Default_20_Paragraph_20_Font"><text:span text:style-name="T1"><text:line-break/></text:span></text:span><text:span text:style-name="Verbatim_20_Char"><text:span text:style-name="T1"> Male_No Children_June 2020_Routine <text:s text:c="44"/>1.817 <text:s text:c="14"/>4.298 <text:s text:c="8"/>-6.586 <text:s text:c="9"/>10.081</text:span></text:span></text:p>
      <text:p text:style-name="Body_20_Text"><text:span text:style-name="Verbatim_20_Char"><text:span text:style-name="T1"><text:s/># A tibble: 428 x 97</text:span></text:span><text:span text:style-name="Default_20_Paragraph_20_Font"><text:span text:style-name="T1"><text:line-break/></text:span></text:span><text:span text:style-name="Verbatim_20_Char"><text:span text:style-name="T1"> <text:s text:c="3"/>Estimate.mu9to5_~ Est.Error.mu9to5~ Q2.5.mu9to5_Inte~ Q97.5.mu9to5_Int~ Estimate.muAfter~ Est.Error.muAfte~ Q2.5.muAfternoon~ Q97.5.muAfternoo~ Estimate.muMorni~ Est.Error.muMor~ Q2.5.muMorning_~ Q97.5.muMorning~ Estimate.muNoLe~ Est.Error.muNoL~ Q2.5.muNoLeisur~ Q97.5.muNoLeisu~ Estimate.muSeco~</text:span></text:span><text:span text:style-name="Default_20_Paragraph_20_Font"><text:span text:style-name="T1"><text:line-break/></text:span></text:span><text:span text:style-name="Verbatim_20_Char"><text:span text:style-name="T1"> <text:s text:c="15"/>&lt;dbl&gt; <text:s text:c="12"/>&lt;dbl&gt; <text:s text:c="12"/>&lt;dbl&gt; <text:s text:c="12"/>&lt;dbl&gt; <text:s text:c="12"/>&lt;dbl&gt; <text:s text:c="12"/>&lt;dbl&gt; <text:s text:c="12"/>&lt;dbl&gt; <text:s text:c="12"/>&lt;dbl&gt; <text:s text:c="12"/>&lt;dbl&gt; <text:s text:c="11"/>&lt;dbl&gt; <text:s text:c="11"/>&lt;dbl&gt; <text:s text:c="11"/>&lt;dbl&gt; <text:s text:c="11"/>&lt;dbl&gt; <text:s text:c="11"/>&lt;dbl&gt; <text:s text:c="11"/>&lt;dbl&gt; <text:s text:c="11"/>&lt;dbl&gt; <text:s text:c="11"/>&lt;dbl&gt;</text:span></text:span><text:span text:style-name="Default_20_Paragraph_20_Font"><text:span text:style-name="T1"><text:line-break/></text:span></text:span><text:span text:style-name="Verbatim_20_Char"><text:span text:style-name="T1"> <text:s/>1 <text:s text:c="12"/>0.023 <text:s text:c="12"/>0.135 <text:s text:c="11"/>-0.243 <text:s text:c="12"/>0.339 <text:s text:c="11"/>-0.235 <text:s text:c="12"/>0.343 <text:s text:c="11"/>-0.973 <text:s text:c="12"/>0.42 <text:s text:c="13"/>0.056 <text:s text:c="11"/>0.179 <text:s text:c="10"/>-0.269 <text:s text:c="11"/>0.532 <text:s text:c="10"/>-0.411 <text:s text:c="11"/>0.341 <text:s text:c="10"/>-1.12 <text:s text:c="12"/>0.243 <text:s text:c="11"/>0.057</text:span></text:span><text:span text:style-name="Default_20_Paragraph_20_Font"><text:span text:style-name="T1"><text:line-break/></text:span></text:span><text:span text:style-name="Verbatim_20_Char"><text:span text:style-name="T1"> <text:s/>2 <text:s text:c="12"/>0.006 <text:s text:c="12"/>0.138 <text:s text:c="11"/>-0.296 <text:s text:c="12"/>0.312 <text:s text:c="12"/>0.46 <text:s text:c="13"/>0.357 <text:s text:c="11"/>-0.113 <text:s text:c="12"/>1.29 <text:s text:c="13"/>0.02 <text:s text:c="12"/>0.168 <text:s text:c="10"/>-0.336 <text:s text:c="11"/>0.402 <text:s text:c="11"/>0.161 <text:s text:c="11"/>0.345 <text:s text:c="10"/>-0.478 <text:s text:c="11"/>0.938 <text:s text:c="10"/>-0.094</text:span></text:span><text:span text:style-name="Default_20_Paragraph_20_Font"><text:span text:style-name="T1"><text:line-break/></text:span></text:span><text:span text:style-name="Verbatim_20_Char"><text:span text:style-name="T1"> <text:s/>3 <text:s text:c="11"/>-0.017 <text:s text:c="12"/>0.13 <text:s text:c="12"/>-0.333 <text:s text:c="12"/>0.252 <text:s text:c="11"/>-0.157 <text:s text:c="12"/>0.327 <text:s text:c="11"/>-0.85 <text:s text:c="13"/>0.474 <text:s text:c="11"/>-0.063 <text:s text:c="11"/>0.177 <text:s text:c="10"/>-0.494 <text:s text:c="11"/>0.235 <text:s text:c="11"/>0.388 <text:s text:c="11"/>0.355 <text:s text:c="10"/>-0.228 <text:s text:c="11"/>1.2 <text:s text:c="13"/>0.06 </text:span></text:span><text:span text:style-name="Default_20_Paragraph_20_Font"><text:span text:style-name="T1"><text:line-break/></text:span></text:span><text:span text:style-name="Verbatim_20_Char"><text:span text:style-name="T1"> <text:s/>4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<text:s/>5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<text:s/>6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<text:s/>7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<text:s/>8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<text:s/>9 <text:s text:c="11"/>NA <text:s text:c="15"/>NA <text:s text:c="15"/>NA <text:s text:c="15"/>NA <text:s text:c="15"/>NA <text:s text:c="15"/>NA <text:s text:c="15"/>NA <text:s text:c="15"/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10 <text:s text:c="11"/>NA <text:s text:c="15"/>NA <text:s text:c="15"/>NA <text:s text:c="15"/>NA <text:s text:c="15"/>NA <text:s text:c="15"/>NA <text:s text:c="15"/>NA <text:s text:c="15"/></text:span></text:span><text:soft-page-break/><text:span text:style-name="Verbatim_20_Char"><text:span text:style-name="T1">NA <text:s text:c="15"/>NA <text:s text:c="14"/>NA <text:s text:c="14"/>NA <text:s text:c="14"/>NA <text:s text:c="14"/>NA <text:s text:c="14"/>NA <text:s text:c="14"/>NA <text:s text:c="14"/>NA <text:s text:c="14"/>NA <text:s text:c="3"/></text:span></text:span><text:span text:style-name="Default_20_Paragraph_20_Font"><text:span text:style-name="T1"><text:line-break/></text:span></text:span><text:span text:style-name="Verbatim_20_Char"><text:span text:style-name="T1"> # ... with 418 more rows, and 80 more variables: Est.Error.muSecondShift_Intercept &lt;dbl&gt;, Q2.5.muSecondShift_Intercept &lt;dbl&gt;, Q97.5.muSecondShift_Intercept &lt;dbl&gt;, Estimate.Intercept &lt;dbl&gt;, Est.Error.Intercept &lt;dbl&gt;, Q2.5.Intercept &lt;dbl&gt;, Q97.5.Intercept &lt;dbl&gt;, Estimate.muc32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.Error.muc32_Intercept &lt;dbl&gt;, Q2.5.muc32_Intercept &lt;dbl&gt;, Q97.5.muc32_Intercept &lt;dbl&gt;, Estimate.muUnpaidAndLeisure_Intercept &lt;dbl&gt;, Est.Error.muUnpaidAndLeisure_Intercept &lt;dbl&gt;, Q2.5.muUnpaidAndLeisure_Intercept &lt;dbl&gt;, Q97.5.muUnpaidAndLeisure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imate.muUnpaidWorkday_Intercept &lt;dbl&gt;, Est.Error.muUnpaidWorkday_Intercept &lt;dbl&gt;, Q2.5.muUnpaidWorkday_Intercept &lt;dbl&gt;, Q97.5.muUnpaidWorkday_Intercept &lt;dbl&gt;, Estimate.muLeisureAllDay_Intercept &lt;dbl&gt;, Est.Error.muLeisureAllDay_Intercept &lt;dbl&gt;, Q2.5.muLeisureAllDay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Q97.5.muLeisureAllDay_Intercept &lt;dbl&gt;, Estimate.muLeisureInterrupted_Intercept &lt;dbl&gt;, Est.Error.muLeisureInterrupted_Intercept &lt;dbl&gt;, Q2.5.muLeisureInterrupted_Intercept &lt;dbl&gt;, Q97.5.muLeisureInterrupted_Intercept &lt;dbl&gt;, Estimate.muLeisureSlightlyInterrupted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.Error.muLeisureSlightlyInterrupted_Intercept &lt;dbl&gt;, Q2.5.muLeisureSlightlyInterrupted_Intercept &lt;dbl&gt;, Q97.5.muLeisureSlightlyInterrupted_Intercept &lt;dbl&gt;, Estimate.mu19_Intercept &lt;dbl&gt;, Est.Error.mu19_Intercept &lt;dbl&gt;, Q2.5.mu19_Intercept &lt;dbl&gt;, Q97.5.mu19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imate.mu20_Intercept &lt;dbl&gt;, Est.Error.mu20_Intercept &lt;dbl&gt;, Q2.5.mu20_Intercept &lt;dbl&gt;, Q97.5.mu20_Intercept &lt;dbl&gt;, Estimate.mu26_Intercept &lt;dbl&gt;, Est.Error.mu26_Intercept &lt;dbl&gt;, Q2.5.mu26_Intercept &lt;dbl&gt;, Q97.5.mu26_Intercept &lt;dbl&gt;, Estimate.mu27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.Error.mu27_Intercept &lt;dbl&gt;, Q2.5.mu27_Intercept &lt;dbl&gt;, Q97.5.mu27_Intercept &lt;dbl&gt;, Estimate.mu34_Intercept &lt;dbl&gt;, Est.Error.mu34_Intercept &lt;dbl&gt;, Q2.5.mu34_Intercept &lt;dbl&gt;, Q97.5.mu34_Intercept &lt;dbl&gt;, Estimate.mu35_Intercept &lt;dbl&gt;, Est.Error.mu35_Intercept &lt;dbl&gt;, Q2.5.mu35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Q97.5.mu35_Intercept &lt;dbl&gt;, Estimate.mu37_Intercept &lt;dbl&gt;, Est.Error.mu37_Intercept &lt;dbl&gt;, Q2.5.mu37_Intercept &lt;dbl&gt;, Q97.5.mu37_Intercept &lt;dbl&gt;, Estimate.muc35and37_Intercept &lt;dbl&gt;, Est.Error.muc35and37_Intercept &lt;dbl&gt;, Q2.5.muc35and37_Intercept &lt;dbl&gt;, Q97.5.muc35and37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imate.muOtherDisrupted_Intercept &lt;dbl&gt;, Est.Error.muOtherDisrupted_Intercept &lt;dbl&gt;, Q2.5.muOtherDisrupted_Intercept &lt;dbl&gt;, Q97.5.muOtherDisrupted_Intercept &lt;dbl&gt;, Estimate.shape_Intercept &lt;dbl&gt;, Est.Error.shape_Intercept &lt;dbl&gt;, Q2.5.shape_Intercept &lt;dbl&gt;, Q97.5.shape_Intercept &lt;dbl&gt;,</text:span></text:span><text:span text:style-name="Default_20_Paragraph_20_Font"><text:span text:style-name="T1"><text:line-break/></text:span></text:span><text:span text:style-name="Verbatim_20_Char"><text:span text:style-name="T1"> # <text:s text:c="2"/>Estimate.zi_Intercept &lt;dbl&gt;, Est.Error.zi_Intercept &lt;dbl&gt;, Q2.5.zi_Intercept &lt;dbl&gt;, Q97.5.zi_Intercept &lt;dbl&gt;, effects &lt;chr&gt;, Estimate.sigma_Intercept &lt;dbl&gt;, Est.Error.sigma_Intercept &lt;dbl&gt;, Q2.5.sigma_Intercept &lt;dbl&gt;, Q97.5.sigma_Intercept &lt;dbl&gt;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a0" draw:style="linear" draw:start-color="#3f80cd" draw:end-color="#9bc1ff" draw:start-intensity="100%" draw:end-intensity="100%" draw:angle="0deg" draw:border="0%"/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style:font-name-asian="Cambr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" fo:font-size="12pt" fo:letter-spacing="normal" fo:language="en" fo:country="US" fo:font-style="normal" style:text-underline-style="none" fo:font-weight="normal" style:letter-kerning="false" fo:background-color="transparent" style:font-name-asian="Cambr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Body_20_Text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Heading_20_2" style:display-name="Heading 2" style:family="paragraph" style:parent-style-name="Normal" style:next-style-name="Body_20_Text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Heading_20_3" style:display-name="Heading 3" style:family="paragraph" style:parent-style-name="Normal" style:next-style-name="Body_20_Text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4" style:display-name="Heading 4" style:family="paragraph" style:parent-style-name="Normal" style:next-style-name="Body_20_Text" style:default-outline-level="4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5" style:display-name="Heading 5" style:family="paragraph" style:parent-style-name="Normal" style:next-style-name="Body_20_Text" style:default-outline-level="5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tyle-complex="italic" fo:hyphenate="false" loext:hyphenation-no-caps="false"/>
    </style:style>
    <style:style style:name="Heading_20_6" style:display-name="Heading 6" style:family="paragraph" style:parent-style-name="Normal" style:next-style-name="Body_20_Text" style:default-outline-level="6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7" style:display-name="Heading 7" style:family="paragraph" style:parent-style-name="Normal" style:next-style-name="Body_20_Text" style:default-outline-level="7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8" style:display-name="Heading 8" style:family="paragraph" style:parent-style-name="Normal" style:next-style-name="Body_20_Text" style:default-outline-level="8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9" style:display-name="Heading 9" style:family="paragraph" style:parent-style-name="Normal" style:next-style-name="Body_20_Text" style:default-outline-level="9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Body_20_Text" style:display-name="Body Text" style:family="paragraph" style:parent-style-name="Normal">
      <style:paragraph-properties fo:margin-top="0.318cm" fo:margin-bottom="0.318cm" style:contextual-spacing="false" fo:hyphenation-ladder-count="no-limit"/>
      <style:text-properties fo:hyphenate="false" loext:hyphenation-no-caps="false"/>
    </style:style>
    <style:style style:name="First_20_Paragraph" style:display-name="First Paragraph" style:family="paragraph" style:parent-style-name="Body_20_Text" style:next-style-name="Body_20_Text">
      <style:paragraph-properties fo:hyphenation-ladder-count="no-limit"/>
      <style:text-properties fo:hyphenate="false" loext:hyphenation-no-caps="false"/>
    </style:style>
    <style:style style:name="Compact" style:family="paragraph" style:parent-style-name="Body_20_Text">
      <style:paragraph-properties fo:margin-top="0.064cm" fo:margin-bottom="0.064cm" style:contextual-spacing="false" fo:hyphenation-ladder-count="no-limit"/>
      <style:text-properties fo:hyphenate="false" loext:hyphenation-no-caps="false"/>
    </style:style>
    <style:style style:name="Title" style:family="paragraph" style:parent-style-name="Normal" style:next-style-name="Body_20_Text" style:class="chapter">
      <style:paragraph-properties fo:margin-top="0.847cm" fo:margin-bottom="0.423cm" style:contextual-spacing="false" fo:text-align="center" style:justify-single-word="false" fo:keep-together="always" fo:hyphenation-ladder-count="no-limit" fo:keep-with-next="always"/>
      <style:text-properties fo:color="#345a8a" loext:opacity="100%" style:font-name="Calibri" fo:font-family="Calibri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Subtitle" style:family="paragraph" style:parent-style-name="Title" style:next-style-name="Body_20_Text" style:class="chapter">
      <style:paragraph-properties fo:margin-top="0.423cm" fo:margin-bottom="0.353cm" style:contextual-spacing="false" fo:hyphenation-ladder-count="no-limit"/>
      <style:text-properties fo:font-size="15pt" style:font-size-asian="15pt" style:font-size-complex="15pt" fo:hyphenate="false" loext:hyphenation-no-caps="false"/>
    </style:style>
    <style:style style:name="Author" style:family="paragraph" style:next-style-name="Body_20_Text">
      <style:paragraph-properties fo:text-align="center" style:justify-single-word="false" fo:keep-together="always" fo:hyphenation-ladder-count="no-limit" fo:keep-with-next="always"/>
      <style:text-properties fo:hyphenate="false" loext:hyphenation-no-caps="false"/>
    </style:style>
    <style:style style:name="Date" style:family="paragraph" style:next-style-name="Body_20_Text">
      <style:paragraph-properties fo:text-align="center" style:justify-single-word="false" fo:keep-together="always" fo:hyphenation-ladder-count="no-limit" fo:keep-with-next="always"/>
      <style:text-properties fo:hyphenate="false" loext:hyphenation-no-caps="false"/>
    </style:style>
    <style:style style:name="Abstract" style:family="paragraph" style:parent-style-name="Normal" style:next-style-name="Body_20_Text">
      <style:paragraph-properties fo:margin-top="0.529cm" fo:margin-bottom="0.529cm" style:contextual-spacing="false" fo:keep-together="always" fo:hyphenation-ladder-count="no-limit" fo:keep-with-next="always"/>
      <style:text-properties fo:font-size="10pt" style:font-size-asian="10pt" style:font-size-complex="10pt" fo:hyphenate="false" loext:hyphenation-no-caps="false"/>
    </style:style>
    <style:style style:name="Bibliography" style:family="paragraph" style:parent-style-name="Normal">
      <style:paragraph-properties fo:hyphenation-ladder-count="no-limit"/>
      <style:text-properties fo:hyphenate="false" loext:hyphenation-no-caps="false"/>
    </style:style>
    <style:style style:name="Block_20_Text" style:display-name="Block Text" style:family="paragraph" style:parent-style-name="Body_20_Text" style:next-style-name="Body_20_Text">
      <style:paragraph-properties fo:margin-left="0.847cm" fo:margin-right="0.847cm" fo:margin-top="0.176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otnote_20_Text" style:display-name="Footnote Text" style:family="paragraph" style:parent-style-name="Normal">
      <style:paragraph-properties fo:hyphenation-ladder-count="no-limit"/>
      <style:text-properties fo:hyphenate="false" loext:hyphenation-no-caps="false"/>
    </style:style>
    <style:style style:name="Definition_20_Term" style:display-name="Definition Term" style:family="paragraph" style:parent-style-name="Normal" style:next-style-name="Definition">
      <style:paragraph-properties fo:margin-top="0cm" fo:margin-bottom="0cm" style:contextual-spacing="false" fo:keep-together="always" fo:hyphenation-ladder-count="no-limit" fo:keep-with-next="always"/>
      <style:text-properties fo:font-weight="bold" style:font-weight-asian="bold" fo:hyphenate="false" loext:hyphenation-no-caps="false"/>
    </style:style>
    <style:style style:name="Definition" style:family="paragraph" style:parent-style-name="Normal">
      <style:paragraph-properties fo:hyphenation-ladder-count="no-limit"/>
      <style:text-properties fo:hyphenate="false" loext:hyphenation-no-caps="false"/>
    </style:style>
    <style:style style:name="Caption" style:family="paragraph" style:parent-style-name="Normal" style:class="extra">
      <style:paragraph-properties fo:margin-top="0cm" fo:margin-bottom="0.212cm" style:contextual-spacing="false" fo:hyphenation-ladder-count="no-limit"/>
      <style:text-properties fo:font-style="italic" style:font-style-asian="italic" fo:hyphenate="false" loext:hyphenation-no-caps="false"/>
    </style:style>
    <style:style style:name="Table_20_Caption" style:display-name="Table Caption" style:family="paragraph" style:parent-style-name="Caption">
      <style:paragraph-properties fo:hyphenation-ladder-count="no-limit" fo:keep-with-next="always"/>
      <style:text-properties fo:hyphenate="false" loext:hyphenation-no-caps="false"/>
    </style:style>
    <style:style style:name="Image_20_Caption" style:display-name="Image Caption" style:family="paragraph" style:parent-style-name="Caption">
      <style:paragraph-properties fo:hyphenation-ladder-count="no-limit"/>
      <style:text-properties fo:hyphenate="false" loext:hyphenation-no-caps="false"/>
    </style:style>
    <style:style style:name="Figure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Captioned_20_Figure" style:display-name="Captioned Figure" style:family="paragraph" style:parent-style-name="Figure">
      <style:paragraph-properties fo:hyphenation-ladder-count="no-limit" fo:keep-with-next="always"/>
      <style:text-properties fo:hyphenate="false" loext:hyphenation-no-caps="false"/>
    </style:style>
    <style:style style:name="TOC_20_Heading" style:display-name="TOC Heading" style:family="paragraph" style:parent-style-name="Heading_20_1" style:next-style-name="Body_20_Text" style:default-outline-level="" style:list-style-name="">
      <style:paragraph-properties fo:margin-top="0.423cm" fo:margin-bottom="0.353cm" style:contextual-spacing="false" fo:line-height="107%" fo:hyphenation-ladder-count="no-limit"/>
      <style:text-properties fo:color="#365f91" loext:opacity="100%" fo:font-weight="normal" style:font-weight-asian="normal" style:font-weight-complex="normal" fo:hyphenate="false" loext:hyphenation-no-caps="false"/>
    </style:style>
    <style:style style:name="Source_20_Code" style:display-name="Source Code" style:family="paragraph" style:parent-style-name="Normal">
      <loext:graphic-properties draw:fill="solid" draw:fill-color="#f8f8f8" draw:opacity="100%"/>
      <style:paragraph-properties fo:hyphenation-ladder-count="no-limit" fo:background-color="#f8f8f8" style:line-break="normal"/>
      <style:text-properties fo:hyphenate="false" loext:hyphenation-no-caps="false"/>
    </style:style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modern" style:font-pitch="fixed" fo:font-size="11pt" style:font-size-asian="11pt"/>
    </style:style>
    <style:style style:name="Section_20_Number" style:display-name="Section Number" style:family="text" style:parent-style-name="Caption_20_Char"/>
    <style:style style:name="Footnote_20_Reference" style:display-name="Footnote Reference" style:family="text" style:parent-style-name="Caption_20_Char">
      <style:text-properties style:text-position="super 67%"/>
    </style:style>
    <style:style style:name="Hyperlink" style:family="text" style:parent-style-name="Caption_20_Char">
      <style:text-properties fo:color="#4f81bd" loext:opacity="100%"/>
    </style:style>
    <style:style style:name="KeywordTok" style:family="text" style:parent-style-name="Verbatim_20_Char">
      <style:text-properties fo:color="#204a87" loext:opacity="100%" style:font-name="Consolas" fo:font-family="Consolas" style:font-family-generic="modern" style:font-pitch="fixed" fo:font-size="11pt" fo:font-weight="bold" fo:background-color="#f8f8f8" style:font-size-asian="11pt" style:font-weight-asian="bold"/>
    </style:style>
    <style:style style:name="DataTypeTok" style:family="text" style:parent-style-name="Verbatim_20_Char">
      <style:text-properties fo:color="#204a87" loext:opacity="100%" style:font-name="Consolas" fo:font-family="Consolas" style:font-family-generic="modern" style:font-pitch="fixed" fo:font-size="11pt" fo:background-color="#f8f8f8" style:font-size-asian="11pt"/>
    </style:style>
    <style:style style:name="DecValTok" style:family="text" style:parent-style-name="Verbatim_20_Char">
      <style:text-properties fo:color="#0000cf" loext:opacity="100%" style:font-name="Consolas" fo:font-family="Consolas" style:font-family-generic="modern" style:font-pitch="fixed" fo:font-size="11pt" fo:background-color="#f8f8f8" style:font-size-asian="11pt"/>
    </style:style>
    <style:style style:name="BaseNTok" style:family="text" style:parent-style-name="Verbatim_20_Char">
      <style:text-properties fo:color="#0000cf" loext:opacity="100%" style:font-name="Consolas" fo:font-family="Consolas" style:font-family-generic="modern" style:font-pitch="fixed" fo:font-size="11pt" fo:background-color="#f8f8f8" style:font-size-asian="11pt"/>
    </style:style>
    <style:style style:name="FloatTok" style:family="text" style:parent-style-name="Verbatim_20_Char">
      <style:text-properties fo:color="#0000cf" loext:opacity="100%" style:font-name="Consolas" fo:font-family="Consolas" style:font-family-generic="modern" style:font-pitch="fixed" fo:font-size="11pt" fo:background-color="#f8f8f8" style:font-size-asian="11pt"/>
    </style:style>
    <style:style style:name="ConstantTok" style:family="text" style:parent-style-name="Verbatim_20_Char">
      <style:text-properties fo:color="#000000" loext:opacity="100%" style:font-name="Consolas" fo:font-family="Consolas" style:font-family-generic="modern" style:font-pitch="fixed" fo:font-size="11pt" fo:background-color="#f8f8f8" style:font-size-asian="11pt"/>
    </style:style>
    <style:style style:name="CharTok" style:family="text" style:parent-style-name="Verbatim_20_Char">
      <style:text-properties fo:color="#4e9a06" loext:opacity="100%" style:font-name="Consolas" fo:font-family="Consolas" style:font-family-generic="modern" style:font-pitch="fixed" fo:font-size="11pt" fo:background-color="#f8f8f8" style:font-size-asian="11pt"/>
    </style:style>
    <style:style style:name="SpecialCharTok" style:family="text" style:parent-style-name="Verbatim_20_Char">
      <style:text-properties fo:color="#000000" loext:opacity="100%" style:font-name="Consolas" fo:font-family="Consolas" style:font-family-generic="modern" style:font-pitch="fixed" fo:font-size="11pt" fo:background-color="#f8f8f8" style:font-size-asian="11pt"/>
    </style:style>
    <style:style style:name="StringTok" style:family="text" style:parent-style-name="Verbatim_20_Char">
      <style:text-properties fo:color="#4e9a06" loext:opacity="100%" style:font-name="Consolas" fo:font-family="Consolas" style:font-family-generic="modern" style:font-pitch="fixed" fo:font-size="11pt" fo:background-color="#f8f8f8" style:font-size-asian="11pt"/>
    </style:style>
    <style:style style:name="VerbatimStringTok" style:family="text" style:parent-style-name="Verbatim_20_Char">
      <style:text-properties fo:color="#4e9a06" loext:opacity="100%" style:font-name="Consolas" fo:font-family="Consolas" style:font-family-generic="modern" style:font-pitch="fixed" fo:font-size="11pt" fo:background-color="#f8f8f8" style:font-size-asian="11pt"/>
    </style:style>
    <style:style style:name="SpecialStringTok" style:family="text" style:parent-style-name="Verbatim_20_Char">
      <style:text-properties fo:color="#4e9a06" loext:opacity="100%" style:font-name="Consolas" fo:font-family="Consolas" style:font-family-generic="modern" style:font-pitch="fixed" fo:font-size="11pt" fo:background-color="#f8f8f8" style:font-size-asian="11pt"/>
    </style:style>
    <style:style style:name="ImportTok" style:family="text" style:parent-style-name="Verbatim_20_Char">
      <style:text-properties style:font-name="Consolas" fo:font-family="Consolas" style:font-family-generic="modern" style:font-pitch="fixed" fo:font-size="11pt" fo:background-color="#f8f8f8" style:font-size-asian="11pt"/>
    </style:style>
    <style:style style:name="Comment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background-color="#f8f8f8" style:font-size-asian="11pt" style:font-style-asian="italic"/>
    </style:style>
    <style:style style:name="Documentation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font-weight="bold" fo:background-color="#f8f8f8" style:font-size-asian="11pt" style:font-style-asian="italic" style:font-weight-asian="bold"/>
    </style:style>
    <style:style style:name="Annotation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font-weight="bold" fo:background-color="#f8f8f8" style:font-size-asian="11pt" style:font-style-asian="italic" style:font-weight-asian="bold"/>
    </style:style>
    <style:style style:name="CommentVar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font-weight="bold" fo:background-color="#f8f8f8" style:font-size-asian="11pt" style:font-style-asian="italic" style:font-weight-asian="bold"/>
    </style:style>
    <style:style style:name="OtherTok" style:family="text" style:parent-style-name="Verbatim_20_Char">
      <style:text-properties fo:color="#8f5902" loext:opacity="100%" style:font-name="Consolas" fo:font-family="Consolas" style:font-family-generic="modern" style:font-pitch="fixed" fo:font-size="11pt" fo:background-color="#f8f8f8" style:font-size-asian="11pt"/>
    </style:style>
    <style:style style:name="FunctionTok" style:family="text" style:parent-style-name="Verbatim_20_Char">
      <style:text-properties fo:color="#000000" loext:opacity="100%" style:font-name="Consolas" fo:font-family="Consolas" style:font-family-generic="modern" style:font-pitch="fixed" fo:font-size="11pt" fo:background-color="#f8f8f8" style:font-size-asian="11pt"/>
    </style:style>
    <style:style style:name="VariableTok" style:family="text" style:parent-style-name="Verbatim_20_Char">
      <style:text-properties fo:color="#000000" loext:opacity="100%" style:font-name="Consolas" fo:font-family="Consolas" style:font-family-generic="modern" style:font-pitch="fixed" fo:font-size="11pt" fo:background-color="#f8f8f8" style:font-size-asian="11pt"/>
    </style:style>
    <style:style style:name="ControlFlowTok" style:family="text" style:parent-style-name="Verbatim_20_Char">
      <style:text-properties fo:color="#204a87" loext:opacity="100%" style:font-name="Consolas" fo:font-family="Consolas" style:font-family-generic="modern" style:font-pitch="fixed" fo:font-size="11pt" fo:font-weight="bold" fo:background-color="#f8f8f8" style:font-size-asian="11pt" style:font-weight-asian="bold"/>
    </style:style>
    <style:style style:name="OperatorTok" style:family="text" style:parent-style-name="Verbatim_20_Char">
      <style:text-properties fo:color="#ce5c00" loext:opacity="100%" style:font-name="Consolas" fo:font-family="Consolas" style:font-family-generic="modern" style:font-pitch="fixed" fo:font-size="11pt" fo:font-weight="bold" fo:background-color="#f8f8f8" style:font-size-asian="11pt" style:font-weight-asian="bold"/>
    </style:style>
    <style:style style:name="BuiltInTok" style:family="text" style:parent-style-name="Verbatim_20_Char">
      <style:text-properties style:font-name="Consolas" fo:font-family="Consolas" style:font-family-generic="modern" style:font-pitch="fixed" fo:font-size="11pt" fo:background-color="#f8f8f8" style:font-size-asian="11pt"/>
    </style:style>
    <style:style style:name="ExtensionTok" style:family="text" style:parent-style-name="Verbatim_20_Char">
      <style:text-properties style:font-name="Consolas" fo:font-family="Consolas" style:font-family-generic="modern" style:font-pitch="fixed" fo:font-size="11pt" fo:background-color="#f8f8f8" style:font-size-asian="11pt"/>
    </style:style>
    <style:style style:name="Preprocessor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background-color="#f8f8f8" style:font-size-asian="11pt" style:font-style-asian="italic"/>
    </style:style>
    <style:style style:name="AttributeTok" style:family="text" style:parent-style-name="Verbatim_20_Char">
      <style:text-properties fo:color="#c4a000" loext:opacity="100%" style:font-name="Consolas" fo:font-family="Consolas" style:font-family-generic="modern" style:font-pitch="fixed" fo:font-size="11pt" fo:background-color="#f8f8f8" style:font-size-asian="11pt"/>
    </style:style>
    <style:style style:name="RegionMarkerTok" style:family="text" style:parent-style-name="Verbatim_20_Char">
      <style:text-properties style:font-name="Consolas" fo:font-family="Consolas" style:font-family-generic="modern" style:font-pitch="fixed" fo:font-size="11pt" fo:background-color="#f8f8f8" style:font-size-asian="11pt"/>
    </style:style>
    <style:style style:name="Information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font-weight="bold" fo:background-color="#f8f8f8" style:font-size-asian="11pt" style:font-style-asian="italic" style:font-weight-asian="bold"/>
    </style:style>
    <style:style style:name="WarningTok" style:family="text" style:parent-style-name="Verbatim_20_Char">
      <style:text-properties fo:color="#8f5902" loext:opacity="100%" style:font-name="Consolas" fo:font-family="Consolas" style:font-family-generic="modern" style:font-pitch="fixed" fo:font-size="11pt" fo:font-style="italic" fo:font-weight="bold" fo:background-color="#f8f8f8" style:font-size-asian="11pt" style:font-style-asian="italic" style:font-weight-asian="bold"/>
    </style:style>
    <style:style style:name="AlertTok" style:family="text" style:parent-style-name="Verbatim_20_Char">
      <style:text-properties fo:color="#ef2929" loext:opacity="100%" style:font-name="Consolas" fo:font-family="Consolas" style:font-family-generic="modern" style:font-pitch="fixed" fo:font-size="11pt" fo:background-color="#f8f8f8" style:font-size-asian="11pt"/>
    </style:style>
    <style:style style:name="ErrorTok" style:family="text" style:parent-style-name="Verbatim_20_Char">
      <style:text-properties fo:color="#a40000" loext:opacity="100%" style:font-name="Consolas" fo:font-family="Consolas" style:font-family-generic="modern" style:font-pitch="fixed" fo:font-size="11pt" fo:font-weight="bold" fo:background-color="#f8f8f8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modern" style:font-pitch="fixed" fo:font-size="11pt" fo:background-color="#f8f8f8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title>Appendix_2</dc:title>
    <meta:initial-creator>James Alster</meta:initial-creator>
    <meta:creation-date>2021-08-05T17:54:00Z</meta:creation-date>
    <dc:date>2021-08-05T18:57:11.770000000</dc:date>
    <meta:editing-cycles>3</meta:editing-cycles>
    <meta:editing-duration>PT2M46S</meta:editing-duration>
    <meta:document-statistic meta:table-count="0" meta:image-count="0" meta:object-count="0" meta:page-count="28" meta:paragraph-count="2" meta:word-count="13954" meta:character-count="173458" meta:non-whitespace-character-count="89294"/>
    <meta:user-defined meta:name="date">05/07/2021</meta:user-defined>
    <meta:user-defined meta:name="output">word_document</meta:user-defined>
    <meta:template xlink:type="simple" xlink:actuate="onRequest" xlink:title="" xlink:href="Normal"/>
  </office:meta>
</office:document-meta>
</file>